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Neo3Symbol" svg:font-family="Neo3Symbol"/>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P3" style:family="paragraph" style:parent-style-name="Standard">
      <style:paragraph-properties fo:margin-bottom="0.1667in"/>
      <style:text-properties style:font-name="Songti TC" fo:font-size="12.0pt" fo:background-color="#e0e0e0"/>
    </style:style>
    <style:style style:name="P4" style:family="paragraph" style:parent-style-name="Standard">
      <style:text-properties style:font-name="LiHei Pro" fo:font-size="12.0pt"/>
    </style:style>
    <style:style style:name="P5" style:family="paragraph" style:parent-style-name="Standard">
      <style:paragraph-properties fo:margin-bottom="0.1667in"/>
      <style:text-properties style:font-name="Times" fo:font-size="12.0pt" fo:background-color="#ececec"/>
    </style:style>
    <style:style style:name="P6" style:family="paragraph" style:parent-style-name="Standard">
      <style:paragraph-properties fo:margin-bottom="0.1667in"/>
      <style:text-properties style:font-name="Times" fo:font-size="12.0pt" fo:background-color="#e0e0e0"/>
    </style:style>
    <style:style style:name="P7" style:family="paragraph" style:parent-style-name="Standard">
      <style:text-properties style:font-name="Times" fo:font-size="12.0pt"/>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4" style:family="text">
      <style:text-properties style:font-name="Neo3Symbol"/>
    </style:style>
    <style:style style:name="TableColumn1" style:family="table-column">
      <style:table-column-properties style:column-width="3.4625in" style:rel-column-width="32767*"/>
    </style:style>
  </office:automatic-styles>
  <office:body>
    <office:text>
      <text:p text:style-name="P1"><text:span text:style-name="T1">陳真</text:span><text:s/>  |  2017.06.30 12:29   |   <text:a xlink:type="simple" xlink:href="http://palinfo.habago.org/Entry?Command=Information_PrintForum&amp;iPage=151#FORUM35840"><text:span text:style-name="T2">#</text:span></text:a></text:p>
      <text:p text:style-name="P2">我記得，大腸花成員陳為廷被揭露多次性騷擾被逮記錄後，王丹以<text:span text:style-name="T3"><text:s/>"</text:span>好色是一種美德<text:span text:style-name="T3">"</text:span>、<text:span text:style-name="T3">"</text:span>不好色就不叫男人<text:span text:style-name="T3">" </text:span>等說詞為其開脫，居然透過修辭，一下子把一種公眾罪行給轉化成旁人不得插手過問的私德問題。可是，當人們為了某種政治目的或迎合民粹狂潮時，又往往會把某人的某種私人問題給無限擴大渲染成千古罪人似的。一會兒公，一會兒私，完全伸縮自如；一會兒法律，一會兒又變成道德問題，完全看外在政治需要而定。由此可見，這裏頭顯然有著一種刻意或無意造成的概念混淆。刻意為之者，藉此操弄是非，獲取個人利益。<text:span text:style-name="T3"> <text:line-break/><text:line-break/></text:span>這位陳為廷先生之犯行，雖屬公眾犯行，根本不是什麼不可置喙的私人問題。不過，我雖然很睹爛大腸花，但是除了法律、道德之外，還有個概念範疇叫做<text:span text:style-name="T3"><text:s/>"</text:span>疾病<text:span text:style-name="T3">"</text:span>，某些行為究竟是<text:span text:style-name="T3">bad or mad</text:span>往往是有很大爭議的，但卻經常被有意無意地混淆或濫用與誤用。<text:span text:style-name="T3"> <text:line-break/><text:line-break/></text:span>比方說，同性戀在過去是一種罪行，得坐牢，財產充公，後來又加入疾病概念，同時又成為一種病，需要治療。究竟是要懲罰還是要治療？如果是一種病，一個人生了病，既非其所願，為何需要因為罹患該疾病而遭受懲罰？我前天感冒發燒了，差點還傳染給跟診護士，我需不需要因此被繩之以法？<text:span text:style-name="T3"> <text:line-break/><text:line-break/></text:span>反過來說也一樣，所謂懲罰，乃是為了懲罰當事人的罪行，而非懲罰他的基因，懲罰他所根本無法控制的心態或性向。<text:span text:style-name="T3"> <text:line-break/><text:line-break/></text:span>精神病人在過去大約<text:span text:style-name="T3">15</text:span>世紀以來，長達好幾百年的時間飽受迫害，獵巫運動就是這麼來的，視之為邪靈附身，或甚至邪靈本尊，必須燒死，吊死，虐殺而死，幾萬人因此慘死。那時候，精神病並不是一種病，而是一種罪，一種敗德，甚至是一種宗教上的邪靈現象。<text:span text:style-name="T3"> <text:line-break/><text:line-break/></text:span>如此漫長的數百年光陰，好不容易透過一定的科學理性與概念澄清，人們方才把精神問題從<text:span text:style-name="T3"><text:s/>"</text:span>道德<text:span text:style-name="T3">"</text:span>、<text:span text:style-name="T3">"</text:span>法律<text:span text:style-name="T3">" </text:span>與<text:span text:style-name="T3"><text:s/>"</text:span>宗教<text:span text:style-name="T3">" </text:span>模式，調整為疾病模式，相信他們需要的是治療，而非懲罰。<text:span text:style-name="T3"> <text:line-break/><text:line-break/></text:span>從我<text:span text:style-name="T3">27</text:span>年前開始當醫生以來，特別是在我行醫的前幾年，也就是<text:span text:style-name="T3">1997</text:span>年出國留學之前，我經常主動寫信給法院或報社或連絡當事人或幫忙找律師等等等，經常為一些所謂<text:span text:style-name="T3"><text:s/>"</text:span>作奸犯科<text:span text:style-name="T3">" </text:span>的人出面，甚至還幾次擅闖法庭，當庭喊冤，主動要求法官聘請我當專業證人，當庭立誓，若有一絲偽證，願受法律制裁。<text:span text:style-name="T3"> <text:line-break/><text:line-break/></text:span>比方說，有一天，看到報上說，有一位嘴裏念念有詞念著咒語的怪人，到處破壞停放路邊的機車，甚至還引起火燒車。後來，嫌犯被逮，法官以製造公共危險甚至殺人未遂等等一堆罪名，判處重刑。但我比對各報報導內容後認為，此人很可能有重大精神問題，他很有可能根本不知道自己在幹什麼。所以我就介入這件事。<text:span text:style-name="T3"><text:line-break/><text:line-break/></text:span>還有比方說，我有個精神分裂症病人，貧民，母親守寡，母子兩人撿破爛維生。有一天，他因為幻聽與被害妄想發作，驚嚇不已，以為有什麼外星人要殺他，要抓他去做實驗，嚇得躲進一處農田<text:span text:style-name="T3">(</text:span>種西瓜<text:span text:style-name="T3">)</text:span>附近的排水溝，嚇得直發抖。剛好農田主人來了，以為是來偷西瓜的，於是就大聲喝斥，那個病人嚇得屁滾尿流撒腿就跑，躲進旁邊一間農舍，等於是自投羅網，於是挨了主人一頓痛揍，並移送法辦。<text:span text:style-name="T3"> <text:line-break/><text:line-break/></text:span>結果呢，你知道他被判了幾年嗎？以搶奪強盜農作物及侵入民宅，判處十年重刑。這不等於是要他和他媽媽的命嗎？我為這事前後費了很大力氣，後來乾脆趁著開庭，不顧一切闖入法庭喊冤。法官還算明理，後來改判一年。但我還是很不滿，因為他明明只是病情發作而無任何犯罪意圖與犯行，頂多是逃跑躲避外星人的追殺時，踩爛人家幾顆尚未成熟的小西瓜。<text:span text:style-name="T3"> <text:line-break/><text:line-break/></text:span>類似的例子根本說不完，要多少有多少。你覺得輕易把病人當犯人這樣對嗎？甚至因為病人往往心智功能很差，於是經常成為法院或檢警栽贓重判的肥羊，把那些沒破案的全要傻傻的病人們頂下來，或是輕案重判，擴大法條解釋，藉以做大自己的辦案績效。明明小案子，往往也能變成大案。<text:span text:style-name="T3"> <text:line-break/><text:line-break/></text:span>我對這些事始終感到很痛苦，但我<text:span text:style-name="T3">2007</text:span>年回國之後，發現台灣整個變了，暴民興盛，民粹橫行，出於一種懦弱與疲憊和無奈，我已經很少再為這類事情挺身而出，甚至連放個屁也不敢，因為正義凜然的暴民實在很恐怖，我不想再給自己和自己的家人以及工作單位招來各種痛苦的折騰。對於這個社會，我也差不多已經有一種放棄的感覺，就由它去惡搞吧。<text:span text:style-name="T3"> <text:line-break/><text:line-break/></text:span>我相信其他精神科醫師一定多多少少也知道真相，但他們同樣也是連一個屁也不敢放。比方說，當街把一個小女生<text:span text:style-name="T3">(</text:span>外號小燈泡<text:span text:style-name="T3">)</text:span>的頭顱給割下來的那個兇手，其實你不需要任何醫學知識也能馬上清楚看出這個人根本就是語無倫次，脫離現實，病得很嚴重。究竟在他犯案當下有多少行為能力，我無法憑空判斷，但是你不能否認他做這個砍頭行為的背後動機粹就是基於根本混亂得一塌糊塗的一團錯亂精神狀態。<text:span text:style-name="T3"> <text:line-break/><text:line-break/></text:span>不可思議的是，嗜血的台灣人卻全民激憤，容不得任何人為這個兇手說一句良心話。所謂義憤，理應是對於一種出於邪惡心思的行為的一種憤怒，但是，這樣一個連一句稍微有意義的話都講不好的精神錯亂兇手，他哪來邪惡心思？這就像一頭熊突然暴怒抓狂把人給吃了一樣，它是一種悲劇，但我們不會因此產生<text:span text:style-name="T3"><text:s/>"</text:span>義憤<text:span text:style-name="T3">"</text:span>，因為裏頭並無敗德成份，更不會根據這樣一種荒唐的<text:span text:style-name="T3"><text:s/>"</text:span>義憤<text:span text:style-name="T3">" </text:span>要求給予更大更殘忍的報復。<text:span text:style-name="T3"> <text:line-break/><text:line-break/></text:span>兩個月前，我針對那位自殺而死的女作家林奕含寫了一篇萬字長文，但我不敢貼出來，因為我的生活太忙太累，經不起更多風波與折磨。我之所以寫那篇文字是因為我看到她的一段訪談，老實說，我看了好幾遍，相當感動，我覺得我能理解她在講什麼，因為她的問題，極大程度上其實也是我的問題，差別只是在於我沒有文學能力，沒法像她那樣表達得那麼好。但我雖然不是一個好作者，卻是一個極其敏銳的好讀者，我能理解詩，同時我也能理解病，我看過數以萬計的病人，我知道什麼是重度憂鬱症或甚至更強烈的診斷病名對當事人心靈的可能影響。<text:span text:style-name="T3"> <text:line-break/><text:line-break/></text:span>我相信，市面上那些為她伸張所謂正義、甚至竟然把她詩一般的文學作品給矮化成<text:span text:style-name="T3"><text:s/>"</text:span>呈堂證供<text:span text:style-name="T3">" </text:span>的人們，完全完全就是在扭曲她、消費她，矮化她，踐而踏之，但卻又以聲援與關懷之名。我對這個社會的粗糙、粗暴、嗜血與瘋狂，實在感到很無奈。你根本不可能有一絲絲說出一點點良心話或異議的空間，否則馬上災難就會降臨到你自己身上。<text:span text:style-name="T3"> <text:line-break/><text:line-break/></text:span>任何問題，往往存在一種所謂<text:span text:style-name="T3"><text:s/>"</text:span>問題空間<text:span text:style-name="T3">"</text:span>，亦即它是一種圖像般的存在物，其內在性質如何，必有不同見解。但在台灣這樣一個缺乏閱讀能力與理解能力的社會，這樣的空間卻蕩然無存，別說一般人文與社會事項，就連科學理性程度那麼高的核電問題，竟連絲毫議論空間也不存在，誰膽敢有異議，誰就不是人，而是人品有缺陷的道德之賊，全民鳴鼓而攻之。<text:span text:style-name="T3"> <text:line-break/><text:line-break/></text:span>希望有人能看懂我在說什麼。文字表達有兩種，一種是林奕含式的，如詩一般，內涵深，貼近真實，意義無窮。另一種是陳真式的，分析哲學式的，使用國中生的簡單句，企圖儘可能避免誤解，不求深厚的意義傳揚，只求把那最粗淺的<text:span text:style-name="T3"><text:s/>"</text:span>第一課<text:span text:style-name="T3">" </text:span>課文給說明白。<text:span text:style-name="T3"> <text:line-break/><text:line-break/></text:span>古往今來許多文人或思想家，往往在其生前招來迫害或各種難言的誤解，那是因為他們太高估人們的理解力了；寫詩是行不通的，你只能寫小學生或國中生的句子；詩只能留在倉庫裏，留著自己看，也許說不定百年之後才能見天日。我常想，倘若比方說維根斯坦或齊克果或尼采或叔本華等等都還活著，而且活在這島上，他們恐怕會每天被暴民與低能媒體追著跑，老是押著出來鞠躬致歉。</text:p>
      <text:p text:style-name="P1">lbboy   |  2017.06.30 09:23   |   <text:a xlink:type="simple" xlink:href="http://palinfo.habago.org/Entry?Command=Information_PrintForum&amp;iPage=151#FORUM35839"><text:span text:style-name="T2">#</text:span></text:a></text:p>
      <text:p text:style-name="P3"><text:span text:style-name="T3">https://udn.com/news/story/6656/2555064 <text:line-break/></text:span>跟美國買武器，跟日本買輕軌，選舉綁樁腳，<text:span text:style-name="T3"><text:s/></text:span>用愛發電這些政策都要花錢，不砍軍公教的薪水真的會破產吧！<text:span text:style-name="T3"> <text:line-break/></text:span>追求獨立自主的人士，當美日的哈巴狗都不會覺得一點也不獨立自主嗎？！<text:span text:style-name="T3"> </text:span></text:p>
      <text:p text:style-name="P1"><text:span text:style-name="T1">楊宗和</text:span><text:s/>  |  2017.06.30 06:06   |   <text:a xlink:type="simple" xlink:href="http://palinfo.habago.org/Entry?Command=Information_PrintForum&amp;iPage=151#FORUM35838"><text:span text:style-name="T2">#</text:span></text:a></text:p>
      <text:p text:style-name="P2">陳真所舉的例子諸如頭髮顏色（基本上就是外觀）、收入、婚姻、交友等等，屬於「個人隱私」，與道德操守無涉。多數中國人確實視他人隱私於無物，這些或許起源於「濃濃的人情味」，但是過去幾十年的綜藝節目對於讓台灣人越來越把窺探他人隱私視為理所當然，而且窺探的事情越來越低俗有相當大的貢獻。<text:span text:style-name="T3"> <text:line-break/><text:line-break/></text:span>台灣一個大問題是欠缺高品質的大眾媒體；外國一樣有八卦低俗的節目，但是相對的他們至少有高品質的其他選擇。更重要的是一般人就算私底下也喜歡窺探公眾人物的八卦，至少在公共場合還能把持住尊重他人隱私的分寸，不要顯得自己不懂社交禮儀，沒有教養。可是當社會普遍不認為窺探他人隱私，或是以他人外貌、年齡開玩笑是無禮的行為，活在其中就很痛苦。<text:span text:style-name="T3"> <text:line-break/><text:line-break/></text:span>隱私與私德還是有差別的；以陳為廷當例子，如果他只是交往過很多女朋友，這是他的個人隱私，旁人無從置喙；但是他多次性騷擾女性，這是私德，絕對不是袒護他的那些人說的什麼「不好色就不是男人」、「年輕人不要讓他受傷太深」。從這個角度來看，我同意陳真說的「世俗道德之為物，難道不就是一種公眾概念？何來私德？根本不存在所謂私德。」<text:span text:style-name="T3"> <text:line-break/><text:line-break/></text:span>以最近比較紅那位梁先生來說，如果他上酒家都是自掏腰包，那是他的自由；但是現在問題在於上酒家這些錢是誰出的？他報公帳嗎？如果是，合乎規定嗎？如果是朋友出的，為什麼會如此頻繁的慷慨？在裡面談什麼？是否有賄賂的意圖（當然是；但是我還是得裝一下，用問句）？<text:span text:style-name="T3"> <text:line-break/><text:line-break/></text:span>我想，「公德、私德」很多時候確實很難分界，或許直接以「是否合法，是否合乎服務機關的規定」更為明確。換言之，譴責陳為廷過去那些行為之所以不是「公私不分」，因為性騷擾本來就是犯法的，不能以「私德不影響公德」開脫；而梁文傑的問題則是上酒家的金錢來源，以及是否涉及賄賂。<text:span text:style-name="T3"> </text:span></text:p>
      <text:p text:style-name="P1"><text:span text:style-name="T1">陳真</text:span><text:s/>  |  2017.06.30 02:14   |   <text:a xlink:type="simple" xlink:href="http://palinfo.habago.org/Entry?Command=Information_PrintForum&amp;iPage=151#FORUM35837"><text:span text:style-name="T2">#</text:span></text:a></text:p>
      <text:p text:style-name="P3">說來大家一定不會相信，我在英國十年，從無一個外國人問我為何是白頭髮？幾歲了？怎麼不去染黑等等這一系列問題。但在台灣，這樣一種詢問，估計一年大約一百次以上，甚至連在百貨公司或電影院一同搭電梯或用餐時完全不認識的路人，都曾經幾次轉頭問我：<text:span text:style-name="T3">"</text:span>先生，請問一下，你為什麼白頭髮？怎麼不考慮去染黑？請問你幾歲了？<text:span text:style-name="T3">" </text:span>等等等。那其實就等於問說<text:span text:style-name="T3"><text:s/>"</text:span>你怎麼不去縮奶或隆鳥或剃光頭？<text:span text:style-name="T3">"</text:span>一樣無聊且冒犯。西方人很顯然比較不會這樣低級，因為公私分明，對於私領域十分尊重，畢竟那是一個旁人根本無從置喙的領域，就如同某人的小鳥毛究竟應該是什麼顏色，干你屁事？<text:span text:style-name="T3"> <text:line-break/><text:line-break/></text:span>這兩天給一群學員上課，主持人劈頭第一句話竟然是跟全體學員說，<text:span text:style-name="T3">"</text:span>你別看他滿頭白髮哦，其實<text:span text:style-name="T3">...</text:span>他是留英的<text:span text:style-name="T3">"</text:span>，彷彿<text:span text:style-name="T3"><text:s/>"</text:span>滿頭白髮<text:span text:style-name="T3">"</text:span>是一種缺陷似的，因此需要先替我說上幾句辯護，證明我能力和年齡都還能勝任，大家要對我有信心。這其實還算溫和的，至於有些心智能力低下的就更不用說了，指指點點，<text:span text:style-name="T3">"</text:span>啊你是幾歲啦？怎麼會滿頭白髮？用腦過度是不是？啊你不是精神科的醫生，啊你自己也有壓力哦？啊你自己都顧不好，怎麼給人治病啊？<text:span text:style-name="T3">" </text:span>這一說，往往可以說上十幾二十分鐘。<text:span text:style-name="T3"> <text:line-break/><text:line-break/></text:span>許多時候，在日常生活中，哪怕也許我只是出去找個麵攤叫一碗麵吃，老闆娘還沒開口，就在她開口前的幾秒鐘，我就知道她要問些什麼了，肯定又是要盤問我這一系列問題。有幾次，我就直接幫對方先問了，<text:span text:style-name="T3">"</text:span>你是要問我為何白頭髮？幾歲了？怎麼不去染黑？<text:span text:style-name="T3">" </text:span>對不對。許多時候，我很想故意拿對方的各種身體特徵來反問，例如：<text:span text:style-name="T3">"</text:span>妳的胸部怎麼腫成這樣？請問妳是在當奶媽嗎？<text:span text:style-name="T3">"</text:span>有些時候，我甚至很想幫對方加碼詢問，比方說：<text:span text:style-name="T3">"</text:span>可是，倫家的小鳥毛是黑色的耶！不信嗎？有沒有興趣看看啊？<text:span text:style-name="T3">" <text:line-break/><text:line-break/></text:span>我當然不敢這麼做，畢竟我知道人們並無惡意。不過，雖無惡意，八卦卻是一種低能心靈與脆弱人格的特徵。在醫院裏，同事之間，八卦滿天飛，每天都有。我從不參與一句，並非我道德崇高，而是我沒有那樣一種窩囊心靈。我無絲毫興趣私下去議論別人的家務事，太低能了。不但低能，而且深具侵略性，彷彿人不是人，而只是一種八卦的總和。<text:span text:style-name="T3"> <text:line-break/><text:line-break/></text:span>大多時候，我知道人們從這樣一系列的髮色質問中能得到莫大的低級樂趣，於是我往往就乾脆自動犧牲小我，創造一些讓他們更開心的笑話，以娛大眾。比方說，曾經有病人誇我，<text:span text:style-name="T3">"</text:span>陳醫師好年輕啊，應該還沒七十歲吧？！<text:span text:style-name="T3">" </text:span>每次我說這類自我嘲諷的笑話給質問者聽，他們就更開心了。<text:span text:style-name="T3"> <text:line-break/><text:line-break/></text:span>除了白髮，職業也是一個主要發問系列。一旦台灣人知道你是醫生，接下來第一道問題肯定是問你<text:span text:style-name="T3"><text:s/>"</text:span>一個月賺多少錢？<text:span text:style-name="T3">" </text:span>然後對你充滿錢財這方面的偏見與認定，認定你一定很有錢。萬一他相信你沒什麼錢而且看你穿著十分破舊，他就會說人家誰誰誰哪個醫生一個月賺多少耶，意思是你肯定不是一個優秀有成就的醫生，然後就會對你逐漸有一種難以掩飾的戲謔與輕蔑。特別是當你在一些比較基層的地區性醫院工作時，甚至連員工同事也會看不起你，意思是說，他不會以一般台灣人對於醫生的那種仰慕佩服的眼光看待你，他覺得他是可以跟你平起平坐的，但他覺得自己就只能用遠距仰角的姿勢去瞻仰其他<text:span text:style-name="T3"><text:s/>"</text:span>名醫<text:span text:style-name="T3">"</text:span>，因為他認定，倘若你是個<text:span text:style-name="T3"><text:s/>"</text:span>成功<text:span text:style-name="T3">" </text:span>的<text:span text:style-name="T3"><text:s/>"</text:span>名醫<text:span text:style-name="T3">"</text:span>，怎麼可能會來<text:span text:style-name="T3"><text:s/>"</text:span>這種<text:span text:style-name="T3">" </text:span>醫院工作？所謂<text:span text:style-name="T3"><text:s/>"</text:span>這種<text:span text:style-name="T3">" </text:span>醫院，指的是它很基層，而不是<text:span text:style-name="T3">"</text:span>有名<text:span text:style-name="T3">"</text:span>的大醫院或醫學中心。<text:span text:style-name="T3"> <text:line-break/><text:line-break/></text:span>講這些是要給公、私問題鋪個路。也許探私窺密帶給許多人一種莫名的興奮快感，特別是當它是一種負面訊息時，也許感覺就更爽了，但這畢竟是一種低能猥瑣心靈的特徵與養份。台灣人的個性似乎就是如此，對於與大眾無關、並且根本無從理解與討論的私領域，非常非常非常非常有興趣，但是，對於公眾是非卻毫無興趣可言。美國就算殺死一億人，恐怕也比不上比方說某個爆奶正妹主播胸前的一粒青春痘更能引起他的興趣與熱情。<text:span text:style-name="T3"> <text:line-break/><text:line-break/></text:span>你看，每隔一小段時間，台灣社會就會出現某個什麼私人事件，然後媒體就會天天疲勞轟炸，全民參與討論，蠢血沸騰到爆，伸張所謂正義。美國就算侵略血洗一百個國家，也引不起這麼火熱狂暴的興趣與激情。而且，誰敢稍有意見不同，全民便霸凌抹黑之，真的是非常低能猥瑣的一個社會。<text:span text:style-name="T3"> <text:line-break/><text:line-break/></text:span>我從不去任何其它地方留言，因為我知道幾乎沒有一個地方會在乎公私分明以及私領域之神聖性的問題，簡單說就是，台灣人缺乏議論事情與想法的能力，但是對於製造或談論人身八卦卻十分激情與擅長，熱度破表。<text:span text:style-name="T3"> <text:line-break/><text:line-break/></text:span>當然，朋友之間要問什麼或談什麼統統都沒問題。上面的白髮例子指的純粹是路人或萍水相逢的陌生人，各自素昧平生，卻對別人的頭髮顏色如此感興趣，這已經不是少數人的問題，而是一種島上極其普遍的文化屬性與現象了；人們對於他人腦殼底下的東西或方寸之間絲毫不感興趣，但卻對於頭皮以上的頭髮顏色居然如此嚴重關切。此一現象之荒唐，就如同台灣人對於哪怕僅僅只是某個路人甲和路人乙之間發生了什麼外人不可能知道的私人糾紛如此熱烈關切，但是，對於事關眾人長久生死存亡的公眾事務，卻完完全全提不起一絲興趣，你很難說這是一種成熟社會或健康心靈的表現。<text:span text:style-name="T3"> <text:line-break/><text:line-break/></text:span>講這麼多，只是為了回到前一則留言。事實上，我並不認為公德私德是一個有效良好的分類。世俗道德之為物，難道不就是一種公眾概念？何來私德？根本不存在所謂私德。或者也可以這麼說：倘若道德是一種私密性的存在，如何可能對它做出評價？也就是說，就算有私德這回事，我們也根本無從評價。就算法律在私人事務之間做出裁判，也僅僅只是針對法律概念，而非道德裁判。法律混雜道德不但是落後的野蠻的，同時也是危險的，因為它越了界，居然對私密主觀之唯心世界做出概念上不可能成立的道德裁判。這樣一種對於私密世界的越界、侵略與冒犯，本身就是一種最大的敗德。<text:span text:style-name="T3"> <text:line-break/><text:line-break/></text:span>若由我來分類，我會說：所有道德都是公眾概念，沒有私德這東西；就如同所有語言都是公眾概念，絕對沒有一種語言是僅僅屬於某個人而不曾為其他人所知的。換個方式也可以這麼說，道德有兩種，一種可說可議可批判，另一種則不可說無法議論無從批判，套句維根斯坦的名言，<text:span text:style-name="T3">"</text:span>對於那些不可說的東西，我們只能保持沉默<text:span text:style-name="T3">"</text:span>。<text:span text:style-name="T3"> <text:line-break/><text:line-break/></text:span>相對於這樣一種態度，無非就是柏楊或胡適所經常批評的那樣一種公私不分，高舉所謂私德大旗，以私害公，甚至病態到這樣一種瘋狂地步：對於不可知不可說無法思議難以評價的私人事務，哇，<text:span text:style-name="T3">X</text:span>它媽的真是興奮熱烈到極點，眾人傾巢而出，爭相發言，每次簡直就是一場瘋狂的全民灑口水、敲鍵盤運動，大家愛怎麼說就能怎麼說，指指點點，口水多過茶，任意想像，信口開河，好像簡直就要爽死了似的，但卻又美其名為愛心或正義，其實不是，是嗜血。他並不是真的在乎什麼，他只是聞到血腥的味道，爭相舔舐，覺得很爽。一旦瘋狂八卦熱潮一過，就立即意興闌珊，彷彿根本沒這回事。<text:span text:style-name="T3"> <text:line-break/><text:line-break/></text:span>我想，我應該是台灣第一個公開批評<text:span text:style-name="T3"><text:s/>"</text:span>愛台灣<text:span text:style-name="T3">" </text:span>的人。這個口號在<text:span text:style-name="T3">20</text:span>年前剛出現時，人們根本不會把它看成一種邪惡之物。一開始，我寫信給人渣黨內一些昔日舊識大老們，表達我對他們提倡這種法西斯概念的強烈反感，因為非常卑鄙且有害。記得當時有個跟我很要好的老師，一位台大十分德高望重的教授，看到了這些信和文章，很納悶地寫信給我說他實在看不出來<text:span text:style-name="T3"><text:s/>"</text:span>愛台灣<text:span text:style-name="T3">" </text:span>有哪一點不對？<text:span text:style-name="T3"> <text:line-break/><text:line-break/></text:span>後來，<text:span text:style-name="T3">"</text:span>愛台灣<text:span text:style-name="T3">" </text:span>之聲更是甚囂塵上，我實在受不了，就發表了<text:span text:style-name="T3"><text:s/>"</text:span>給長老教會的一封公開信<text:span text:style-name="T3">"</text:span>，從此揭開我新一波的悲慘命運。這封信寫完之後，藏在倉庫裏藏了好幾個月後才發表，因為我實在不想公開用很嚴厲的話批評<text:span text:style-name="T3"><text:s/>"</text:span>同志<text:span text:style-name="T3">"</text:span>。所謂<text:span text:style-name="T3"><text:s/>"</text:span>愛台灣<text:span text:style-name="T3">"</text:span>，難道你看不出來它其實就是<text:span text:style-name="T3"><text:s/>"</text:span>愛台灣國<text:span text:style-name="T3">" </text:span>的簡稱？但我反對的不是愛哪一國，而是反對政治概念成為一種道德唯心私密概念<text:span text:style-name="T3"><text:s/>(</text:span>例如<text:span text:style-name="T3"><text:s/>"</text:span>愛<text:span text:style-name="T3">") </text:span>的判準，甚至是唯一判準，藉以檢驗個人內心，從而畫分敵我，妖魔化異己。政治居然囂張到檢驗起每個人的內心狀態來了，誰對台獨或台灣種種或人渣黨稍有批評，馬上就會被冠上一個<text:span text:style-name="T3"><text:s/>"</text:span>不愛台灣<text:span text:style-name="T3">" </text:span>的道德罪名，人人得而誅之。如果這不叫做法西斯，什麼是法西斯？<text:span text:style-name="T3"> <text:line-break/><text:line-break/></text:span>法律尚且不應該入侵私密唯心領域，做為獎懲判準，何況政治。其實早在這之前，差不多<text:span text:style-name="T3">1995-1996</text:span>年左右，腐敗貪婪行事齷齪邪惡的大漢奸李登輝，就曾推動過一個叫<text:span text:style-name="T3"><text:s/>"</text:span>心靈改造工程<text:span text:style-name="T3">" </text:span>運動，說要改造台灣人的內心，朝所謂<text:span text:style-name="T3"><text:s/>"</text:span>本土認同<text:span text:style-name="T3">" </text:span>來深化心靈<text:span text:style-name="T3"><text:s/></text:span>，簡單說就是為台獨進一步暖身。<text:span text:style-name="T3"> <text:line-break/><text:line-break/></text:span>這個<text:span text:style-name="T3"><text:s/>"</text:span>心靈改造工程<text:span text:style-name="T3">" </text:span>當然很成功，但它一開始是以一種比較隱約的方式進行洗腦工程，兩年後轉化成<text:span text:style-name="T3"><text:s/>"</text:span>愛台灣<text:span text:style-name="T3">" </text:span>之後，卻是以一種十分高調、大扣紅帽子的方式，肆無忌憚地進行政治獵巫，開始大舉醜化所謂的<text:span text:style-name="T3"><text:s/>"</text:span>他們中國人<text:span text:style-name="T3">"</text:span>，美化並神聖化<text:span text:style-name="T3"><text:s/>"</text:span>我們台灣人<text:span text:style-name="T3">"</text:span>。在邱義仁的策畫下，掀起一波以挑撥族群仇恨方式的政治鬥爭與洗腦。<text:span text:style-name="T3"> <text:line-break/><text:line-break/></text:span>一兩年後，阿扁當權，這波醜化<text:span text:style-name="T3"><text:s/>"</text:span>他們中國人<text:span text:style-name="T3">" </text:span>的獵巫行動與挑撥族群仇恨對立的<text:span text:style-name="T3"><text:s/>"</text:span>心靈改造工程<text:span text:style-name="T3">"</text:span>，自此如入無人之境，為所欲為，跡近瘋狂。<text:span text:style-name="T3">2008</text:span>年，馬英九以壓倒性票數當選總統，但他不但沒有撥亂反正，反而處處迎合，說要當一個什麼<text:span text:style-name="T3"><text:s/>"</text:span>全民<text:span text:style-name="T3">" </text:span>總統，不知道是真蠢還是故意裝糊塗。不過這不是我要說的。重點不是政治，而是政治居然凌駕了基本人性與道德，政治居然成為一種檢驗道德與心靈的鬥爭工具。<text:span text:style-name="T3"> <text:line-break/><text:line-break/></text:span>我當然不是說不能推展統或獨，而是說那樣一種愛台灣式的推展法，恰恰就是一種法西斯，政治顏色凌駕了心靈，凌駕了一切是非善惡，成為這島上唯一的健康心靈指標與道德判準，誰敢對於綠營思維或其人事物有所不敬，誰就會遭到綠色暴民們無所不用其極的群起瘋狂攻擊、騷擾與抹黑。<text:span text:style-name="T3"> <text:line-break/><text:line-break/></text:span>應該差不多是<text:span text:style-name="T3">2002</text:span>年的初秋吧，因為葉小慧的一篇文章，我覺得我的忍耐已經到了極限，就像戀人的心碎了似的，於是發表了<text:span text:style-name="T3"><text:s/>"</text:span>一封告別信<text:span text:style-name="T3">"</text:span>，決心跟過去的所謂同志們從此一刀兩斷。如果他們是那光，那我就是那黑暗，總之，光明黑暗兩者絕對湊不到一塊來。<text:span text:style-name="T3"> <text:line-break/><text:line-break/></text:span>大陸人自然無從體會島內過去<text:span text:style-name="T3">20</text:span>幾年來這段至今持續進行中的歷史，就算島內人士其實也不一定能清楚意識到這一切政治惡性操作。同樣的操作還有很多，例如為了鬥垮國民黨，甚至就連核電政策這樣一種高度專業的理性議題，居然也能炒作成道德獵巫運動與道德檢驗，例如倡導<text:span text:style-name="T3"><text:s/>"</text:span>我是人，我反核<text:span text:style-name="T3">"</text:span>，意味著誰敢不反核，那麼他的人格、人性與道德就是徹底敗壞，人人得而誅之。這個人渣黨之惡行程度，真是毫無底線，什麼事都幹得出來。<text:span text:style-name="T3"> <text:line-break/><text:line-break/></text:span>之所以講這些，仍然還是老話一句，我不是要談政治，而是要談公與私的分界，談道德本質之為物，談政治之敗壞人性與是非善惡，談政治之惡質與濫用。意識到這些也許是重要的，因為它或多或少可以讓我們在一片混亂與黑暗喧囂中，盡可能保有一點應有的人性和道德感及是非價值判斷。<text:span text:style-name="T3"> <text:line-break/><text:line-break/>(</text:span>待續<text:span text:style-name="T3">)</text:span></text:p>
      <text:p text:style-name="P1"><text:span text:style-name="T1">楊宗和</text:span><text:s/>  |  2017.06.29 09:12   |   <text:a xlink:type="simple" xlink:href="http://palinfo.habago.org/Entry?Command=Information_PrintForum&amp;iPage=151#FORUM35835"><text:span text:style-name="T2">#</text:span></text:a></text:p>
      <text:p text:style-name="P2">中國人把公私德綁在一起，或許是受到「修身、齊家、治國、平天下」的思想影響；而且又有許多要求為官為帝者要以身作則，以道德來感化教育民眾。身不修、家不齊，怎麼能信任此人管理百姓？我覺得這出發點並不能完全說錯，只是現代的社會已經高度分工，各方面的專業需求與複雜度遠勝過去；一個能源部長的感情生活與其科學和工程的專業能力相比根本毫無意義。<text:span text:style-name="T3"> <text:line-break/><text:line-break/></text:span>暫且不談他們言行不一的價值錯亂，有民調研究針對美國人願意選什麼樣的人當總統，結論是最最重要的是這人不可以是無神論。無神論的排名比同性戀還要低；這也就是為什麼每個總統都會滿口上帝。這也是一種公私不分；根本沒有任何證據顯示無神論者的道德比較低下，可是美國人卻直覺上認為如果一個人連神都不信，他一定「德不配位」。相似的例子是總統（或是候選人）都喜歡和嬰兒合照，或是表現出喜歡寵物的樣子；喜歡不喜歡小孩或小動物和是否能當個好總統有什麼關係？但是老百姓就吃這套。<text:span text:style-name="T3"> <text:line-break/><text:line-break/></text:span>大家都知道要「選賢與能」，麻煩在每個人對「賢」的定義不同。因為國民黨很可惡，所以任何反國民黨的都是好的，這也是當前不少人的價值判準吧。</text:p>
      <text:p text:style-name="P1"><text:span text:style-name="T1">陳真</text:span><text:s/>  |  2017.06.29 03:21   |   <text:a xlink:type="simple" xlink:href="http://palinfo.habago.org/Entry?Command=Information_PrintForum&amp;iPage=151#FORUM35834"><text:span text:style-name="T2">#</text:span></text:a></text:p>
      <text:p text:style-name="P3">胡適和吾友柏楊先生經常說，華人社會公私不分，往往無限擴張道德大旗，進而以私害公。他們說，當一個社會私德口號越是滿天飛時，不管公德私德將會反而越是一同敗壞。相反地，西方社會公私分明，我家的事就是我家的事，一個政治人物看是要離幾次婚，一般人並不在乎，畢竟這是他家的事，與公眾利益無關。但在公德方面，例如誠信，稍有差池，選民便難忍受，標準相當高。<text:span text:style-name="T3"> <text:line-break/><text:line-break/></text:span>因此，我並不是要鼓吹媒體去入侵公眾人物的私人領域。底下這位梁先生，好像也是新潮流系，跟段啥咪康是一夥的，都是所謂<text:span text:style-name="T3"><text:s/>"</text:span>最具有理想色彩<text:span text:style-name="T3">" </text:span>的<text:span text:style-name="T3"><text:s/>"</text:span>進步型<text:span text:style-name="T3">" </text:span>政客。至於梁先生有沒有泡妞或是夫妻感情如何等等，自然不干我們的事。問題是：一個政治人物如果不到兩星期內就被人看到六次上高檔酒店吃喝玩樂，那豈不是說平均兩天就去一趟酒店？在台灣，政治究竟是什麼樣的一種工作，為何如此輕鬆愜意，足以整天在酒池肉林裏流連忘返？<text:span text:style-name="T3"> <text:line-break/><text:line-break/></text:span>國家大事不是很龐大很複雜嗎？怎麼會這麼閒呢？我光是處理<text:span text:style-name="T3"><text:s/>"</text:span>戶長<text:span text:style-name="T3">" </text:span>的工作就覺得很累很艱難，家中大大小小的事，宛如大海裏頭的魚一樣多，根本忙不完。一下這東西壞了得修理，一下又那個東西故障須送修，一會兒冷氣壞，一會兒馬桶塞住，一會兒又得跑郵局跑銀行寄掛號、匯款、繳費，申辦這項業務，取消哪項自動轉帳等等等，一會兒又得處理哪個親友的各種事<text:span text:style-name="T3">...</text:span>太多了，更不用說柴米油鹽買菜洗碗洗衣燒飯整理家務等等等一大堆例行生活大小事了。而且平常還得上班，在台灣當醫生實在有夠累的，不光是看診，還有其它許多事，開會、教學、行政等等等，生活真是毫無一刻喘息。想看點書，想寫點筆記或寫點留言板，往往都得忙到三更半夜才能撥出一點時間。<text:span text:style-name="T3"> <text:line-break/><text:line-break/></text:span>我真想不通，台灣的政治人物為什麼那麼閒？這位梁先生說，因為朋友多，所以難免上酒店談事情。可是，什麼事情需要兩天就上一次酒店談？我過去仍是黨外人士時，朋友至少兩三千人，不管走到哪，常有人招呼、致意，為什麼從來沒有人找我上酒店喬事情？當時最常去的就是高醫後方校門口的麵攤，至於消費水平最豪華的就是高雄文化中心的<text:span text:style-name="T3"><text:s/>"</text:span>御書房<text:span text:style-name="T3">" </text:span>咖啡簡餐店，連<text:span text:style-name="T3">KTV</text:span>究竟長什麼樣我至今也不曾去過，更不用說酒店。<text:span text:style-name="T3"> <text:line-break/><text:line-break/></text:span>聽說一進去酒店消費，沒有花個幾萬元走不出大門。為什麼台灣的政治人物這麼有錢？我們一般人到外面吃飯，口渴想喝杯飲料，一看到價格<text:span text:style-name="T3">120</text:span>、<text:span text:style-name="T3">130</text:span>，往往就會開始猶豫該不該花這筆錢，為了省錢，經常都是兩人共飲一杯。為什麼台灣的政治人物上什麼高級酒店卻像進廚房那樣自然而且稀鬆平常？哪來的錢呢？<text:span text:style-name="T3"> <text:line-break/><text:line-break/></text:span>我要說的是，梁某人絕非特例。他究竟做了什麼我不知道。不過，吃喝玩樂泡妞賭博甚至開房間玩女人，其實就是藍綠有志一同的一種基本生活常態。酒店才是政治人物的真正主戰場，根據許多政治人物之陳述，在酒店裏，藍綠根本就是一家人，哥倆好，交情好得不得了。至於議場上的所謂衝突、對罵或打架，那是演舞台劇，你若當真，那你就真的對台灣政治太外行了，那只是因應劇情需要的一種演出，互相配合演戲。就如同<text:span text:style-name="T3">1989</text:span>年之後，由民進黨帶領的無數所謂抗爭，百分之九十九都是演戲，都是事先跟國民黨喬好整個劇情流程，各自演出，各取政治所需。<text:span text:style-name="T3"> <text:line-break/><text:line-break/></text:span>這位梁姓綠營明日之星，他要泡多少妞，那是他家的事，重點是：台灣人到底懂不懂政治人物？你真的知道這些藍綠政客的所作所為？你真的相信什麼戮力從公、勤政愛民？那你真的是見鬼了。他們每天忙的就是不斷喬事喬事喬事，喬的目的當然就是如何鞏固一己利益，如何賺取更多暴利，如何奪得更多權力地盤，如何壯大一己勢力。難道你以為他們心裏會有一絲絲公眾利益的考量？當然好人還是有，不過卻是鳳毛鱗角極為罕見。<text:span text:style-name="T3"> <text:line-break/><text:line-break/></text:span>我從什麼時候才知道民進黨這些政治人物或社運人士是這樣子過日子呢？大約是在<text:span text:style-name="T3">1987-1988</text:span>年左右。經驗中，往往是這樣：開完會之後，老是說要去續攤。什麼是<text:span text:style-name="T3"><text:s/>"</text:span>續攤<text:span text:style-name="T3">"</text:span>？續什麼攤？我從沒參加過不知道，不過慢慢就懂了，原來就是上酒店、開房間玩女人等等之類。<text:span text:style-name="T3"> <text:line-break/><text:line-break/></text:span>給我最大的一次衝擊是，有一回，我和三位號稱是形象牌的民進黨明日之星碰面，他們邀我來台北參加一個座談活動，我好像也是主講人之一。活動結束後，我就跟他們一起住在某個地方。夜裏大夥聊起天來，我就講起台灣的雛妓問題給他們聽。我說，數萬個台灣兒童，特別是原住民的小女生，國中甚至小學的年紀就被迫賣給黑道，推入火坑賣淫，飽受身心摧殘。<text:span text:style-name="T3"> <text:line-break/><text:line-break/></text:span>我說了一大串，像在發表演說那樣，眾人鴉雀無聲。稍後，那三位形象牌明日之星，其中一位居然開口說，<text:span text:style-name="T3">"</text:span>國民黨真可惡，聽得我歸卵泡火<text:span text:style-name="T3">(</text:span>整個生殖器氣得都冒火之意<text:span text:style-name="T3">)</text:span>，要不然，看要不要等一下一起去嫖妓好了，消消火。<text:span text:style-name="T3">" </text:span>他們還強調：<text:span text:style-name="T3">"</text:span>陳真你放心，我們不是嫖雛妓哦<text:span text:style-name="T3">"</text:span>。另一個還加碼說，<text:span text:style-name="T3">"</text:span>對對對！而且要嫖就要嫖外省的，我們不要欺負台灣女生！<text:span text:style-name="T3">" <text:line-break/><text:line-break/></text:span>我聽了當場變臉。後來，半夜，他們又出現了，把我從床上叫醒，另一位形象牌，藉著幾分酒意衝到我面前，說我看不起他們，說要跟我單挑，一決雌雄，旁邊的人把他架開。<text:span text:style-name="T3"> <text:line-break/><text:line-break/></text:span>經過這次事情後，我想離開這個圈子的決心就越來越強烈。至於這三位形象清新迷人而且滿口進步理想與台獨建國理念的明日之星，其中有兩位早在十多年前就當上了相當於部長職位的高官，掌管千百億的經費預算，至今吃香喝辣，至今形象清新，至今滿口捍衛台灣主權、捍衛弱勢者等等進步理想，但所作所為，全非如此。另一位同樣位高權重。<text:span text:style-name="T3"> <text:line-break/><text:line-break/></text:span>這件事我只告訴學姊，只有學姊知道我在講誰。我之所以不想公開點名，也不想私下點名是因為，一來念及舊交情。在我保守反動的傳統觀念裏，一日為友，終生為友。既然彼此道不同，那就不相為謀，但我並不想因此傷害昔日友人。二來是因為，他們不但根本不是特例，而且說不定還是政治圈子中相對而言比較清新乾淨的政治人物。<text:span text:style-name="T3"> <text:line-break/><text:line-break/></text:span>整個故事我只想說明一件事，不是要譴責任何人，而是希望人們應該切實去理解政治、政黨、政治人物以及周邊各行各界無數同路人或外圍尾巴團體等等等的真實面貌，不要被那些可笑幼稚到爆的什麼<text:span text:style-name="T3"><text:s/>"</text:span>偉大民主資產<text:span text:style-name="T3">" </text:span>之類的空洞話術所矇騙。你應該看清詐騙集團的真相。在吃喝嫖賭結黨營私官商勾結等等等這一些事情上，藍綠基本上是沒有差別的；甚至在基層上來說，藍之腐敗，恐怕更離譜。<text:span text:style-name="T3"> <text:line-break/><text:line-break/></text:span>在這島上，檯面上真正良善的政治人物或所謂社運人士或什麼知識份子，幾個巴掌就能數完。有志於政治或公眾事務的年輕一代，與其光是譴責前人，不如自救，不如自己站出來，讓相對而言比較好的政治力量，能夠逐漸取代或抗衡舊有的藍綠惡勢力，而不再為其所騙。<text:span text:style-name="T3"> <text:line-break/><text:line-break/></text:span>當前人凋零，後人終究還是得面對自己這一代人的將來。你不可能期望別人能永遠為你效勞，一代人自有一代人必須自己去面對的挑戰與結局。<text:span text:style-name="T3"> <text:line-break/><text:line-break/></text:span>陳真<text:span text:style-name="T3">2017. 06. 29. <text:line-break/><text:line-break/>===================== <text:line-break/></text:span>【壹週刊】半夜帶辣妹偷歡　形象牌議員沉迷酒店直擊<text:span text:style-name="T3"> <text:line-break/><text:line-break/><text:line-break/>2017</text:span>年<text:span text:style-name="T3">06</text:span>月<text:span text:style-name="T3">28</text:span>日<text:span text:style-name="T3"> <text:line-break/><text:line-break/></text:span>北市議員梁文傑因擁有英國倫敦政經學院博士班的高學歷和正派形象，曾被民進黨力捧為明日之星，但有讀者卻向本刊爆料，梁其實經常流連酒店、夜夜笙歌，和白天專業問政的形象截然不同。<text:span text:style-name="T3"> <text:line-break/><text:line-break/></text:span>為查證爆料內容的真實性，本刊連日進行跟監調查，直擊梁文傑在六月八日至六月二十一日兩週內就進出台北市的各大高檔酒店至少六次，甚至會半夜帶年輕辣妹到疑似女方住處偷歡，還當街上演曖昧指數破表的「攬腰尋寶」戲碼。去年底，梁也曾當街和另一名清純馬尾妹當眾貼耳私語，狀甚親暱地打情罵俏，之後還一起到龍亨酒店續攤享樂！<text:span text:style-name="T3"> <text:line-break/><text:line-break/></text:span>六月九日晚上九點多，本刊直擊，剛與朋友聚餐結束的梁文傑，一出餐廳就戴上棒球帽，獨自搭計程車直奔位於復興北路的「羞羞臉」鋼琴酒吧。下車時，梁還先將帽沿壓低掩住臉，才低頭快步走進位於地下一樓的酒吧。<text:span text:style-name="T3"> <text:line-break/><text:line-break/></text:span>梁文傑在酒吧內待到深夜十一點，離開時已帶著幾分酒意，而且身邊還伴隨了一位年約二十出頭，身材高挑曼妙，長髮及腰，穿著迷你短裙、高跟鞋的青春辣妹，二人一起搭上一輛計程車離開。<text:span text:style-name="T3"> <text:line-break/><text:line-break/></text:span>記者從後擋風玻璃可清楚看到，二人原本分坐在車子後座左右二側，但是上路後不久，梁文傑便將身體挪至中間位置，貼近坐在右側的辣妹，不時還將臉朝著辣妹頭部湊過去，辣妹起初還拉開距離稍微往右靠，梁文傑轉而採取更猛烈攻勢，霸氣伸手將辣妹一把攬向自己，二人數度頭影交疊。<text:span text:style-name="T3"> <text:line-break/><text:line-break/></text:span>二人在不停地搖晃拉扯中，計程車終於抵達汐止大同路一棟高級社區門口，二人下車後卻突然站在路邊上演男女攻防秀，梁文傑看似在找東西，手在自己的後背包中來回翻攪，一旁的辣妹也熱心幫忙，毫不避諱地直接就伸手摸上梁文傑臀部位置的口袋，二人邊找邊往門口走，忽然梁文傑像是耍脾氣似的，戲劇性地反手將辣妹推開，作勢離去。<text:span text:style-name="T3"> <text:line-break/><text:line-break/></text:span>辣妹見狀趕緊堆起笑臉追向梁文傑，熱情環住梁的手臂，使勁將他連哄帶拖地拉回門口，辣妹拿感應卡開門後，一手接過梁的後背包，一手勾著梁的手臂抓他進屋，二人看起來就像剛鬥完嘴的小情侶，至凌晨都未離開。<text:span text:style-name="T3"> <text:line-break/><text:line-break/></text:span>除了頻上酒店外，去年底本刊就曾直擊，梁文傑晚間與數名男女聚餐，結束後和其中一名女性友人當街狀甚親暱地打情罵俏，最後又一起去龍亨酒店續攤。<text:span text:style-name="T3"> <text:line-break/><text:line-break/></text:span>去年十二月二十九日晚上八點多，梁文傑與友人聚餐後，一起從建國北路的「川鍋魯旦火鍋店」離開，梁原淡定地在路邊抽菸滑手機，一名年約二十多歲，綁著馬尾、長相清純的同行女性友人，竟冷不防地從梁的後方勾住他的手臂，愉悅地將整個身體緊貼在梁的身上。<text:span text:style-name="T3"> <text:line-break/><text:line-break/></text:span>清純馬尾妹似乎是要跟梁文傑說悄悄話，梁也順勢低下頭把耳朵靠到女子嘴邊，二人狀似說話，但女子卻嘟起嘴，不知是在梁耳邊親吻還是吹氣，逗得梁害羞地笑了，女子見狀更是開懷大笑地拍了梁一下，氣氛曖昧，接著眾人就在說笑間搭乘友人的賓士車，前往南京東路三段的龍亨酒店。<text:span text:style-name="T3"> <text:line-break/><text:line-break/></text:span>本刊致電向梁文傑求證，對於經常上酒店一事，梁文傑態度淡定、語氣從容表示，由於朋友實在太多，有些朋友又喜歡約在酒店，「不得已只好去坐一坐」。<text:span text:style-name="T3"> <text:line-break/><text:line-break/>(</text:span>撰文：調查組<text:span text:style-name="T3">) <text:line-break/><text:line-break/>========================= <text:line-break/></text:span>藍綠民代都在玩　運彩分析賺很大<text:span text:style-name="T3"> <text:line-break/><text:line-break/></text:span>鏡週刊<text:span text:style-name="T3">2017</text:span>年<text:span text:style-name="T3">6</text:span>月<text:span text:style-name="T3">28</text:span>日<text:span text:style-name="T3"> <text:line-break/><text:line-break/></text:span>上午桃園市中壢區<text:span text:style-name="T3">22</text:span>日驚傳<text:span text:style-name="T3">3</text:span>死命案，凶手張峻豪則在犯案後畏罪自殺，<text:span text:style-name="T3">4</text:span>條平均年紀不到<text:span text:style-name="T3">24</text:span>歲的年輕生命就此消失。據了解，死者尹守騰和倖存者楊政倫共同經營運動簽賭公司，會員總計超過<text:span text:style-name="T3">3</text:span>萬人，當中不乏政商名流，連藍綠陣營的年輕民代都是客戶。會員名單中滿滿都是「富二代」的名字。<text:span text:style-name="T3"> <text:line-break/><text:line-break/></text:span>其中有兩位北部地區的民代特別有名，因為兩人都有曾任部長級及部長級以上官員的爸爸，是政黨中的明日之星，也因為有「名人」加持，該分析站的生意可說蒸蒸日上，每月收入高達<text:span text:style-name="T3">300</text:span>萬元。<text:span text:style-name="T3"> <text:line-break/><text:line-break/></text:span>一位知曉內情的刑警私下透露，以那兩位知名的民代會員為例，<text:span text:style-name="T3">3</text:span>年內因簽地下運彩積欠的賭債就高達<text:span text:style-name="T3">5,000</text:span>萬元，還險些賠上自己的政治生涯。</text:p>
      <text:p text:style-name="P1"><text:span text:style-name="T1">陳真</text:span><text:s/>  |  2017.06.28 19:47   |   <text:a xlink:type="simple" xlink:href="http://palinfo.habago.org/Entry?Command=Information_PrintForum&amp;iPage=151#FORUM35833"><text:span text:style-name="T2">#</text:span></text:a></text:p>
      <text:p text:style-name="P2">我也有幾顆震撼彈要宣布：<text:span text:style-name="T3"> <text:line-break/><text:line-break/></text:span>決定以後少看爛片。什麼神力女超人，媽的，騙小孩也不是這樣騙。還好那天蒙面進場，要不然散場燈一亮，臉要往哪擺？萬一遇到熟人，豈不是一世英明放水流？<text:span text:style-name="T3"> <text:line-break/><text:line-break/></text:span>不過，老實說，爛片往往帶給我許多啟發，就跟看病一樣，病人看多了就變專家。所謂智慧在那愚蠢之谷<text:span text:style-name="T3">(</text:span>維根斯坦語<text:span text:style-name="T3">)</text:span>，要是天天只看健康寶寶，如何知悉疾病之難測與滄桑？<text:span text:style-name="T3"> <text:line-break/><text:line-break/></text:span>第二顆震撼彈是：<text:span text:style-name="T3"> <text:line-break/><text:line-break/></text:span>決定以後不再接受臭豆腐的不良誘惑，並以此為基礎，進一步擴大應用範圍，任何有違善良風俗與健康身心之事，一概拒看拒聽拒從；見到不良畫面，將自動閉上眼睛不屑看，務必培養出凡人所不及之高超人格。<text:span text:style-name="T3"> <text:line-break/><text:line-break/></text:span>第三顆震撼彈是：<text:span text:style-name="T3"> <text:line-break/><text:line-break/></text:span>在此鄭重宣布不再屯積食物，又不是挪亞方舟，也不是開雜貨店，幹嘛屯積一屋子食物？食物夠吃就好，不夠也沒關係；寧可不足，勿過量勿浪費。舉凡芒果、西瓜、蘋果等等，吃完一顆再去買第二顆；當天飯菜當天畢，寧可不足勿剩餘。<text:span text:style-name="T3"> <text:line-break/><text:line-break/></text:span>第四個震撼彈已確實做到，歡迎大家效法，那就是：<text:span text:style-name="T3"> <text:line-break/><text:line-break/></text:span>盡量減少來自手機或電腦的外來信息，因為<text:span text:style-name="T3"><text:s/>99.9999% </text:span>的信息是無用無趣的，甚至有害無益。而且，除非坐到電腦前，不看手機，不回信，不看信；因為手機對視力的傷害似乎比電腦大。</text:p>
      <text:p text:style-name="P4"/>
      <text:p text:style-name="P1"><text:span text:style-name="T1">陳真</text:span><text:s/>  |  2017.06.28 17:59   |   <text:a xlink:type="simple" xlink:href="http://palinfo.habago.org/Entry?Command=Information_PrintForum&amp;iPage=152#FORUM35832"><text:span text:style-name="T2">#</text:span></text:a></text:p>
      <text:p text:style-name="P2">看到這個人的標題，我通常會立即迴避，因為其人其言，毫無意義，看了只是血壓高。<text:span text:style-name="T3"> <text:line-break/><text:line-break/></text:span>不過，看到底下這標題，害我雄雄高興了一下，趕緊點進去看，結果<text:span text:style-name="T3">...</text:span>媽的，我還以為是良心發現，宣佈準備自己掐<text:span text:style-name="T3"><text:s/>LP</text:span>自殺。不參選也算是震撼彈？這個段啥咪想參選我看也選不上了。至於其它公職，不出任也只是應該的，這也叫震撼彈？<text:span text:style-name="T3"> <text:line-break/><text:line-break/></text:span>況且，詐騙集團講的話，聽聽就好。新潮流系的創始人邱義仁，我手邊都還保留著一張剪報照片，應該大約是<text:span text:style-name="T3">2008</text:span>年吧，他涉嫌貪腐，在一張紙條上，用手寫，表示自慚清議，愧對人民，從此退出政壇，不再過問政治，結果呢？現在仍呼風喚雨，興風作浪，儼然保皇黨軍師。<text:span text:style-name="T3"> <text:line-break/><text:line-break/></text:span>大漢奸李登輝，幾十年前不是說不當總統之後要去偏遠山區傳教嗎？你信嗎？葉菊蘭二十多年前說不再參與政治，說要去當關懷雛妓的志工，結果呢，因其夫婿鄭南榕之餘蔭，官位越坐越大。<text:span text:style-name="T3"> <text:line-break/><text:line-break/></text:span>陳真<text:span text:style-name="T3">2017. 06. 28. <text:line-break/><text:line-break/>================ <text:line-break/></text:span>段宜康拋震撼彈<text:span text:style-name="T3"> <text:line-break/><text:line-break/></text:span>政治中心／綜合報導<text:span text:style-name="T3"> <text:line-break/></text:span>民報<text:span text:style-name="T3">2017</text:span>年<text:span text:style-name="T3">6</text:span>月<text:span text:style-name="T3">28</text:span>日<text:span text:style-name="T3"> <text:line-break/><text:line-break/></text:span>民進黨立院戰將級立委段宜康今日對外拋出震撼彈，下午在臉書貼文宣布，這個任期結束後，不再參選，也不出任政府或公營事業、法人與黨部職務。</text:p>
      <text:p text:style-name="P1"><text:span text:style-name="T1">陳真</text:span><text:s/>  |  2017.06.28 17:36   |   <text:a xlink:type="simple" xlink:href="http://palinfo.habago.org/Entry?Command=Information_PrintForum&amp;iPage=152#FORUM35831"><text:span text:style-name="T2">#</text:span></text:a></text:p>
      <text:p text:style-name="P3">不瞞各位<text:span text:style-name="T3">,</text:span>我最近一口氣就賺了至少七八千萬<text:span text:style-name="T3">,</text:span>光是前幾年還拋頭露面時<text:span text:style-name="T3">,</text:span>我就為台灣掙了至少幾十億<text:span text:style-name="T3">,</text:span>貢獻<text:span text:style-name="T3">GDP</text:span>好幾趴<text:span text:style-name="T3">,</text:span>預計往後還會創造更多收入<text:span text:style-name="T3">,</text:span>只是目前這些錢都還掛在帳上<text:span text:style-name="T3">,</text:span>還沒認列為所得稅<text:span text:style-name="T3">,</text:span>希望我的債權對象可以早日良心發現<text:span text:style-name="T3">,</text:span>趕快把錢交出來<text:span text:style-name="T3">. <text:line-break/><text:line-break/></text:span>跟巴菲特吃一頓飯<text:span text:style-name="T3">,</text:span>聽說要價三千萬台幣<text:span text:style-name="T3">,</text:span>考量到台灣經濟不好<text:span text:style-name="T3">,</text:span>我不好意思價碼訂這麼高<text:span text:style-name="T3">,</text:span>但是至少三百萬還是要的<text:span text:style-name="T3">,</text:span>而且得看對象看話題而定<text:span text:style-name="T3">,</text:span>話不投機的<text:span text:style-name="T3">,</text:span>或是我得穿戲服出場的<text:span text:style-name="T3">,</text:span>都得加錢<text:span text:style-name="T3">;</text:span>喜歡談藍綠政治的<text:span text:style-name="T3">,</text:span>收費頗高<text:span text:style-name="T3">,</text:span>最低消費一千萬<text:span text:style-name="T3">,</text:span>附庸風雅的<text:span text:style-name="T3">,</text:span>愛慕虛榮的<text:span text:style-name="T3">,</text:span>必須額外加錢<text:span text:style-name="T3">. </text:span>其中以學界人士收費最高<text:span text:style-name="T3">,</text:span>特別是要來跟我裝模作樣談知識談哲學的<text:span text:style-name="T3">,</text:span>少說也要五千萬起跳<text:span text:style-name="T3">. <text:line-break/><text:line-break/></text:span>以上是我的財務改革永續計畫<text:span text:style-name="T3">,</text:span>恩客眾多<text:span text:style-name="T3">,</text:span>但全是白嫖<text:span text:style-name="T3">,</text:span>至今還沒有一個人如實繳費<text:span text:style-name="T3">. </text:span>每次接完客回來<text:span text:style-name="T3">,</text:span>總有一種萬劍穿心遍體鱗傷的巨大苦楚<text:span text:style-name="T3">,</text:span>得躲回洞穴<text:span text:style-name="T3">,</text:span>療傷止痛<text:span text:style-name="T3">. </text:span>人生可悲<text:span text:style-name="T3">,</text:span>生前無言<text:span text:style-name="T3">,</text:span>死後無語<text:span text:style-name="T3">,</text:span>來去這一身<text:span text:style-name="T3">,</text:span>無非就等著那一日之解脫<text:span text:style-name="T3">. </text:span></text:p>
      <text:p text:style-name="P1"><text:span text:style-name="T1">陳真</text:span><text:s/>  |  2017.06.28 16:45   |   <text:a xlink:type="simple" xlink:href="http://palinfo.habago.org/Entry?Command=Information_PrintForum&amp;iPage=152#FORUM35830"><text:span text:style-name="T2">#</text:span></text:a></text:p>
      <text:p text:style-name="P2">你的新聞來源還算有點良心的<text:span text:style-name="T3">,</text:span>大部份媒體就故意把五十年省<text:span text:style-name="T3">7</text:span>千億<text:span text:style-name="T3">,</text:span>直接寫成<text:span text:style-name="T3"><text:s/>"</text:span>每年<text:span text:style-name="T3">" </text:span>省下七千億<text:span text:style-name="T3">. <text:line-break/><text:line-break/></text:span>不過<text:span text:style-name="T3">,</text:span>人渣黨幹嘛那麼客氣<text:span text:style-name="T3">,</text:span>何不說七十兆或七百兆<text:span text:style-name="T3">,</text:span>或是說在世界末日之前可以省下七兆兆兆兆兆<text:span text:style-name="T3">,</text:span>然後媒體再故意不小心寫成<text:span text:style-name="T3"><text:s/>"</text:span>每年<text:span text:style-name="T3">" </text:span>省下七兆兆兆兆兆<text:span text:style-name="T3">. <text:line-break/><text:line-break/></text:span>一年<text:span text:style-name="T3"><text:s/>"</text:span>省下<text:span text:style-name="T3">" 1</text:span>百多億<text:span text:style-name="T3">(</text:span>聽起來好像是一種不義之財的不當支出才叫做<text:span text:style-name="T3"><text:s/>"</text:span>省下<text:span text:style-name="T3">"),</text:span>如果只是這區區一百多億<text:span text:style-name="T3">,</text:span>砍立委議員及各部會首長及各國營機構的無數肥貓的薪水<text:span text:style-name="T3">,</text:span>絕對遠遠超過這個數字<text:span text:style-name="T3">. </text:span>如果砍繳納給美國的勒索費<text:span text:style-name="T3">,</text:span>那就更可觀了<text:span text:style-name="T3">,</text:span>光是軍購就動輒幾千億<text:span text:style-name="T3">,</text:span>其它還有各式各樣的<text:span text:style-name="T3"><text:s/>"</text:span>勒<text:span text:style-name="T3">" </text:span>捐<text:span text:style-name="T3">,</text:span>幫美國繳軍費<text:span text:style-name="T3">,</text:span>繳子彈費等等<text:span text:style-name="T3">. <text:line-break/><text:line-break/></text:span>說到軍購<text:span text:style-name="T3">,</text:span>你知道養一架什麼<text:span text:style-name="T3">F35</text:span>戰鬥機<text:span text:style-name="T3">,</text:span>連同造價與維護和維修<text:span text:style-name="T3">,</text:span>得花多少錢嗎<text:span text:style-name="T3">? 150</text:span>億<text:span text:style-name="T3">!!! </text:span>這類毫無意義而且傷害台灣甚巨的勒索<text:span text:style-name="T3">,</text:span>卻反而長年以來爭著繳納給美國人<text:span text:style-name="T3">,</text:span>算一算都不知道幾百兆了<text:span text:style-name="T3">. <text:line-break/><text:line-break/></text:span>重點是<text:span text:style-name="T3">,</text:span>不該砍年金就是不該砍<text:span text:style-name="T3">,</text:span>砍一毛錢也不應該<text:span text:style-name="T3">,</text:span>更不用說每年砍一百多億<text:span text:style-name="T3">,</text:span>砍越多應該是越可惡才對<text:span text:style-name="T3">,</text:span>怎麼反而變成什麼偉大政績<text:span text:style-name="T3">? </text:span>事先講好的契約<text:span text:style-name="T3">,</text:span>憑什麼說砍就砍<text:span text:style-name="T3">? </text:span>你平常繳保費<text:span text:style-name="T3">,</text:span>可以跟保險公司說我最近開銷大<text:span text:style-name="T3">,</text:span>所以決定砍掉八成的保費嗎<text:span text:style-name="T3">? </text:span>說我以後接下來三十年只願意繳兩成<text:span text:style-name="T3">,</text:span>以便達成我個人財務的永續經營<text:span text:style-name="T3">. </text:span>你想<text:span text:style-name="T3">,</text:span>保險公司聽了你的個人財務改革計畫<text:span text:style-name="T3">,</text:span>會同意嗎<text:span text:style-name="T3">? </text:span>別說砍八成保費<text:span text:style-name="T3">,</text:span>你就算只是少付一毛錢<text:span text:style-name="T3">,</text:span>保險公司都會來跟你討<text:span text:style-name="T3">,</text:span>討不到就視同你違約<text:span text:style-name="T3">. <text:line-break/><text:line-break/></text:span>有一回<text:span text:style-name="T3">,</text:span>有一家保險公司計算有誤<text:span text:style-name="T3">,</text:span>多收了我幾塊錢<text:span text:style-name="T3">. </text:span>我要求退費<text:span text:style-name="T3">,</text:span>對方居然說算了<text:span text:style-name="T3">,</text:span>說<text:span text:style-name="T3"><text:s/>"</text:span>才<text:span text:style-name="T3">" </text:span>幾塊錢<text:span text:style-name="T3">,</text:span>於是我就發飆了<text:span text:style-name="T3">,</text:span>限定他們在幾天內歸還不當所得<text:span text:style-name="T3">,</text:span>並且應出具書面道歉函<text:span text:style-name="T3">. </text:span>保險公司看我滿臉橫肉<text:span text:style-name="T3">,</text:span>自知理虧<text:span text:style-name="T3">,</text:span>只好照辦<text:span text:style-name="T3">. <text:line-break/><text:line-break/></text:span>這意思是說<text:span text:style-name="T3">,</text:span>即便私人約定或契約都無法片面毀約或侵權<text:span text:style-name="T3">,</text:span>哪怕只是一毛錢<text:span text:style-name="T3">,</text:span>怎麼官方的契約卻反而更不可靠<text:span text:style-name="T3">? </text:span>而且竟然還美其名為<text:span text:style-name="T3"><text:s/>"</text:span>改革<text:span text:style-name="T3">",</text:span>把反抗者打為貪婪之徒<text:span text:style-name="T3">,</text:span>天下沒有這種道理<text:span text:style-name="T3">.</text:span>而且<text:span text:style-name="T3">,</text:span>就算要省錢也絕不是省到既定的契約上來<text:span text:style-name="T3">,</text:span>豈有追溯之理<text:span text:style-name="T3">. <text:line-break/><text:line-break/></text:span>我本來都還有在幫家族長輩繳國民年金<text:span text:style-name="T3">,</text:span>現在我也不敢繳了<text:span text:style-name="T3">,</text:span>因為沒信心<text:span text:style-name="T3">,</text:span>缺乏基本信任了<text:span text:style-name="T3">,</text:span>萬一又遇到什麼<text:span text:style-name="T3"><text:s/>"</text:span>改革<text:span text:style-name="T3">" </text:span>就麻煩<text:span text:style-name="T3">, </text:span>不如把錢留在自己手邊更安全<text:span text:style-name="T3">. </text:span>所謂改革<text:span text:style-name="T3">,</text:span>永遠就是以最不具抵抗力的對象為優先犧牲品<text:span text:style-name="T3">,</text:span>卻從不會傷害權勢者無數不義之財的一根汗毛<text:span text:style-name="T3">.</text:span></text:p>
      <text:p text:style-name="P1">lbboy   |  2017.06.28 11:31   |   <text:a xlink:type="simple" xlink:href="http://palinfo.habago.org/Entry?Command=Information_PrintForum&amp;iPage=152#FORUM35829"><text:span text:style-name="T2">#</text:span></text:a></text:p>
      <text:p text:style-name="P3"><text:span text:style-name="T3">http://m.ltn.com.tw/news/focus/paper/1114308 <text:line-break/></text:span>新聞說年改後國庫減少損失七千億<text:span text:style-name="T3"> <text:line-break/><text:line-break/></text:span>我知道有許多人被這種簡單的宣傳，文字遊戲唬弄。<text:span text:style-name="T3"><text:s/></text:span>覺得這是幫稅人看緊了荷包。<text:span text:style-name="T3"><text:s/></text:span>他的邏輯是這樣的，減少支出，國庫財政收支就會改善，<text:span text:style-name="T3"><text:s/></text:span>所以支持改善方向的人就是好的，逆著改善方向的就是壞的。這種簡單的騙術就把台灣人虎的一愣一愣的。<text:span text:style-name="T3"> <text:line-break/><text:line-break/></text:span>簡少支出，財務存量必然就會增加，<text:span text:style-name="T3"><text:s/></text:span>這是個數學上的因果或相關性。這個必然性是事實。<text:span text:style-name="T3"> <text:line-break/></text:span>但拿這個短期局部效果的改善簡單就推論出這有正當性，<text:span text:style-name="T3"><text:s/></text:span>或是政府的為長期發展所提出的重大舉措，則是用來騙小孩的把戲。<text:span text:style-name="T3"> <text:line-break/><text:line-break/></text:span>新聞說年改後國庫減少損失七千億。<text:span text:style-name="T3"><text:s/></text:span>這樣有信眾支持叫好。<text:span text:style-name="T3"> <text:line-break/><text:line-break/></text:span>我說，如果我買東西都不用花錢，<text:span text:style-name="T3"><text:s/></text:span>我每年不知道能省多少錢，那有一天我會成為世界首富。<text:span text:style-name="T3"><text:s/></text:span>這樣推廣下去每個人距離康莊大道就不遠了。<text:span text:style-name="T3"><text:s/></text:span>不知道有多少人會相信。<text:span text:style-name="T3"> <text:line-break/><text:line-break/></text:span>如果按這些政治人物所說的，事情都這麽單純可行可以推廣到各行各業。<text:span text:style-name="T3"><text:s/></text:span>那我首先會去應徵壽險公司的<text:span text:style-name="T3">CEO</text:span>。<text:span text:style-name="T3"><text:s/></text:span>把保單到期還有享有保障的保戶的保障或利息支出通通停掉。<text:span text:style-name="T3"><text:s/></text:span>反正他們錢都已經繳完了。省掉的錢的<text:span text:style-name="T3">1%</text:span>就當我的績效獎金就好。<text:span text:style-name="T3"><text:s/></text:span>幫廣大的股東投資人賺錢，我也賺一筆，何樂而不為！。</text:p>
      <text:p text:style-name="P1"><text:span text:style-name="T1">陳真</text:span><text:s/>  |  2017.06.27 18:21   |   <text:a xlink:type="simple" xlink:href="http://palinfo.habago.org/Entry?Command=Information_PrintForum&amp;iPage=152#FORUM35828"><text:span text:style-name="T2">#</text:span></text:a></text:p>
      <text:p text:style-name="P2">寫得真好，就是這樣。<text:span text:style-name="T3"> <text:line-break/><text:line-break/></text:span>公司倘若有財務危機，要撙節當然也是有錢人或高位者先做表率，哪有柿子先挑軟的捏之理。不但捏之辱之，還說你喊痛就是貪婪反改革，進而挑撥舊人和新人之間的矛盾對立，坐收改革美名。<text:span text:style-name="T3"> <text:line-break/><text:line-break/></text:span>幹完了兆元錢瞻這一大票，各位等著看，一定還會有其它撈錢計劃，例如殲滅共匪於千里之外的愛台保台軍購計畫。台灣人脾氣修養真好，這樣都不會生氣。</text:p>
      <text:p text:style-name="P1">Lbboy   |  2017.06.27 17:53   |   <text:a xlink:type="simple" xlink:href="http://palinfo.habago.org/Entry?Command=Information_PrintForum&amp;iPage=152#FORUM35827"><text:span text:style-name="T2">#</text:span></text:a></text:p>
      <text:p text:style-name="P3">我每次聽到<text:span text:style-name="T3">"</text:span>改革<text:span text:style-name="T3">"</text:span>這個詞被用來講這個要改變的年金制度，我就覺得生氣。<text:span text:style-name="T3"> <text:line-break/></text:span>這基本上是資方要違約所做的改變，竟然把他用正面表述的方式稱作改革來羞辱原來的勞方。<text:span text:style-name="T3"><text:s/></text:span>是典型的得了便宜還賣乖。<text:span text:style-name="T3"><text:s/></text:span>顛倒是非的作法。<text:span text:style-name="T3"> <text:line-break/><text:line-break/></text:span>如果我老闆公司經營不善，要違約，不兌現原來的契約以減少開支。<text:span text:style-name="T3"><text:s/></text:span>然後反過頭來說因為要支出這些勞薪資才導致公司倒閉。<text:span text:style-name="T3"><text:s/></text:span>所以停止給付這些支出公司的財政收支就會改善，所以這就是改革。<text:span text:style-name="T3"><text:s/></text:span>如果一般人都能接受這種邏輯的話，那麼支持年金改變的方案我就沒話說。<text:span text:style-name="T3"><text:s/></text:span>至少邏輯是一致的。<text:span text:style-name="T3"> <text:line-break/><text:line-break/></text:span>但我是沒看過這種人，沒個人對於自身契約被單方面違約受損時都是不能接受的，更何況還要侮辱人呢？！<text:span text:style-name="T3"><text:line-break/><text:line-break/></text:span>但是我看過很多人拿著改革兩個字好像就以為佔上道德高地，而本質根本不是，卻完全不關心。<text:span text:style-name="T3"><text:s/></text:span>完全雙重標準也無所謂。<text:span text:style-name="T3"> <text:line-break/><text:line-break/></text:span>相對來說撙節方案會是一個比較中性的，符合事實的說法。<text:span text:style-name="T3"> <text:line-break/><text:line-break/></text:span>如果資方真的因為財務收支不平衡而必須改變契約，那也是針對接受新契約之後的新員工。<text:span text:style-name="T3"> <text:line-break/><text:line-break/></text:span>如果必違約而使勞工或原先已經完成簽約人的權益受損，必須有完善的說法與配套措施來解釋或彌補。<text:span text:style-name="T3"> <text:line-break/><text:line-break/></text:span>現在的這種作法完全是在政治鬥爭。<text:span text:style-name="T3"><text:s/></text:span>而許多台灣人聽到這被定義為是改革，就支持或贊成。真正走上街頭的只有那些當事者。<text:span text:style-name="T3"><text:s/></text:span>而那些常常自詡正義的公民團體。<text:span text:style-name="T3"><text:s/></text:span>當國民黨執政時什麼議題都要表達正義之聲的角色。這個時候卻沒有聲音，這種雙重標準就是台灣還要繼續沈淪的象徵。<text:span text:style-name="T3"> <text:line-break/><text:line-break/><text:line-break/><text:line-break/></text:span></text:p>
      <text:p text:style-name="P1"><text:span text:style-name="T1">陳真</text:span><text:s/>  |  2017.06.27 16:00   |   <text:a xlink:type="simple" xlink:href="http://palinfo.habago.org/Entry?Command=Information_PrintForum&amp;iPage=152#FORUM35826"><text:span text:style-name="T2">#</text:span></text:a></text:p>
      <text:p text:style-name="P2">台灣並不缺錢，而是政客喜歡亂花錢，為自己固樁，所謂政策性買票。簡言之，美其名為政策，其實不是為了大眾利益，而是為了圖利少數人或特定財團，藉以鞏固選票，擴大一己政治勢力。<text:span text:style-name="T3"> <text:line-break/><text:line-break/></text:span>就算假設真的缺錢，我是說假設，要撙節也絕不是撙節到軍工教勞等一般人藉以安身立命的既有退休俸來；要砍經費當然應該先砍部會首長及各級民代，這些人的年薪，再加上各種巧立名目<text:span text:style-name="T3">(</text:span>藉以避稅<text:span text:style-name="T3">)</text:span>的津貼補助等等等，個個千萬起跳。這樣合理嗎？這些人，大多數來講，整天除了吃喝嫖賭、玩女人開房間、官商勾結、寫臉書罵政敵、整天寫些沒頭沒腦的無聊酸文俏皮話等等等之外，請問有幾個人是真的在為公眾利益努力幹活的？少之又少。這樣一大堆米蟲，一年花我們納稅人一千多萬，合理嗎？人家習近平每天得處理國內外全世界多少事，一個月薪水也才人民幣一萬多，折合台幣五萬。台灣的總統薪水是習近平的至少八倍，這樣合理嗎？<text:span text:style-name="T3"> <text:line-break/><text:line-break/></text:span>在台灣，別說政府首長或民代，光是各種公家公司或銀行或各種巧立名目的什麼基金會的什麼董事、董事長及主委主任有的沒的，往往坐領乾薪，一年開個兩次會，千百萬元年薪落袋。這樣合理嗎？所謂行政院長林全，之前光是靠各種董事職位，一年就有好幾千萬的收入；電腦機殼也懂，半導體也懂，產物保險也懂，生化製藥也懂，連胰臟癌新藥研發也懂？同時這麼多職位是什麼情況？媽的，是天才兒童兼超人嗎？<text:span text:style-name="T3"> <text:line-break/><text:line-break/></text:span>倘若台灣真的那麼缺錢，要砍也應該先砍這些尸位素餐、家財萬貫的肥貓，怎麼是去傷害一般人僅存的一點生活依靠呢？那是怎樣？要逼他們去跳海還是上吊嗎？而且，這些肥滋滋的職位，能輪得到你嗎？就算你多有才華也別想，這些職位統統是用來酬庸自己人的。<text:span text:style-name="T3"> <text:line-break/><text:line-break/></text:span>就算假設真的國家缺錢，我是說假設，怎麼反而還像暴發戶一樣亂撒錢，拼命浪費，名為前瞻，實則沾錢的貪污與梆樁、圖利計劃，不但亂花錢要去做一些百害無一利的莫名其妙<text:span text:style-name="T3"><text:s/>"</text:span>建設<text:span text:style-name="T3">"</text:span>，甚至花光了國庫還不夠，還一舉要把債務借滿，這樣下一代的人是要吃什麼？錢花光，能舉債的額度也全部借滿，這樣是要下一代喝西北風或乾脆叫他們集體去跳海或出國當台勞嗎？<text:span text:style-name="T3"> <text:line-break/><text:line-break/></text:span>這樣一群詐騙人渣肆無忌憚地倒行逆施，難道你還真的看不出來？難道你還真的相信這是在做什麼<text:span text:style-name="T3"><text:s/>"</text:span>改革<text:span text:style-name="T3">"</text:span>？<text:span text:style-name="T3"> <text:line-break/><text:line-break/></text:span>我相信，時到如今，應該很多人都清醒了，看清這個人渣黨的掠奪與貪腐本質及美日走狗真相，但台灣社會卻拿人渣政客們一點辦法也沒有。為什麼？因為台灣長期以來缺乏社運。我是說真正的社運。表面上，台灣好像很熱鬧，一大堆所謂<text:span text:style-name="T3"><text:s/>"</text:span>社運<text:span text:style-name="T3">"</text:span>，其實全是人渣黨的外圍組織與尾巴團體，一大堆綠油油的人渣竟然全是社運人士、社運明星，我真不知道這些封號究竟從哪來？<text:span text:style-name="T3"> <text:line-break/><text:line-break/></text:span>在英國待了十年，我對英國社會的民間力量特別是勞工，真是由衷讚嘆佩服。相對於台灣之社運，好不容易從一片沙漠中建立起一點力量，竟然全數被人渣黨所收割收編，一概轉化為掛羊頭賣狗肉的政治鬥爭工具；這些狗肉社運團體其實只關心一件事，那就是如何反中以及如何捍衛綠色主子及自己的利益；甚囂塵上的所謂公民社會，無異就是綠油油社會的代名詞；社運只是奪權騙財的遮羞布。<text:span text:style-name="T3"> <text:line-break/><text:line-break/></text:span>建立信任很難，破壞信任卻很容易，一種社會力量好不容易在極度艱難中興起，卻迅速遭政治勢力侵蝕敗壞與佔領，想要重新再來十分困難，但是除此之外，還能有什麼更好的、對付不良政客的方法？</text:p>
      <text:p text:style-name="P1"><text:span text:style-name="T1">陳真</text:span><text:s/>  |  2017.06.27 10:58   |   <text:a xlink:type="simple" xlink:href="http://palinfo.habago.org/Entry?Command=Information_PrintForum&amp;iPage=152#FORUM35825"><text:span text:style-name="T2">#</text:span></text:a></text:p>
      <text:p text:style-name="P3">人渣黨上台才一年，就把台灣搞成這樣，而他們自己卻個個分官封爵，就地分贓，大吃特吃，炒地皮，自肥，貪污，官商勾結，無惡不作，而且如入無人之境，沒有人能拿他們怎麼樣，連法院都變成他家開的。<text:span text:style-name="T3"> <text:line-break/><text:line-break/></text:span>如果連這樣你都還看不出來這群人渣及其各路尾巴團體的無恥齷齪，那究竟是要把台灣搞成怎樣，然後你才會承認這是一群政治詐騙集團？難道你還真相信這群人渣真的反核？反財團？反官商勾結？反炒地皮？反空污？保護環境？保護食品安全？反核污染食物？反美牛美豬？在乎弱勢族群？在乎原住民？在乎什麼民主程序與透明？在乎司法獨立？在乎黨政軍應退出校園？在乎工農？在乎窮人？在乎人權？在乎什麼轉型正義？在乎什麼統獨或什麼台灣主權等等等？<text:span text:style-name="T3"> <text:line-break/><text:line-break/></text:span>這些人每天就是一直忙著吃，拼命撈，拼命卡位搶資源，先卡先贏。不但自己吃，而且背後還有兩個主人<text:span text:style-name="T3">--</text:span>美國和日本，才是台灣真正的吸血鬼與殖民者。<text:span text:style-name="T3"> <text:line-break/><text:line-break/></text:span>最近，洗腦用的教科書又要改了，很離譜，過去是把中國史當成外國史，現在居然連中國史也要取消，連中國二字也不見了，納入什麼東亞史。而且我敢保證，絕對會把中國人或華人描述成一種負面形象。再來呢？是不是要乾脆把台灣納入日本史的一部份？<text:span text:style-name="T3"> <text:line-break/><text:line-break/></text:span>另一方面，卻又開始更換詐騙口號，因為選舉又要到了，<text:span text:style-name="T3">"</text:span>親中<text:span text:style-name="T3">" </text:span>竟然瞬間變成人渣黨<text:span text:style-name="T3"><text:s/>"</text:span>長久以來的基本政策<text:span text:style-name="T3">"</text:span>。我真希望可以很快有一天可以看到這群無惡不作、無法無天的歹徒與漢奸被繩之以法。<text:span text:style-name="T3"> <text:line-break/><text:line-break/></text:span>至於藍營這邊，居然還在強調什麼<text:span text:style-name="T3"><text:s/>"</text:span>各自表述<text:span text:style-name="T3">"</text:span>，而且故意淡化前一句<text:span text:style-name="T3"><text:s/>"</text:span>一個中國<text:span text:style-name="T3">"</text:span>，甚至還反對什麼一國兩制。各自表個鳥述啦，一個中國就一個中國，還各自表什麼述？台灣連滾帶爬趕緊要求統一都來不及了，還在各自表什麼碗糕？台灣不趁現在還有點籌碼，趕緊統一，難道要等到兵臨城下被人押著走嗎？現在統一，台灣還可以在整個中國乃至全世界取得很大的發言權，敬酒不喝難道非喝罰酒不可？<text:span text:style-name="T3"> <text:line-break/><text:line-break/></text:span>我當然也反對一國兩制。幹嘛兩制？一國一制有什麼不好？台灣有什麼特別不得了的好制度是值得嘉許而應保留的？與其一國兩制成為香港第二，繼續讓美日在台灣興風作浪搞破壞，不如大大方方恢復成為中國的一省。<text:span text:style-name="T3"> <text:line-break/><text:line-break/></text:span>選舉也根本不需要，直接由中央派一個就好。做得好，自然就能長久，做不好，人們也會要他走，選舉絕不是什麼神聖寶貴的東西。如果選舉那麼神聖，為什麼不叫每個大學的校長都開放讓全體師生參選，我敢保證，一些擅於操弄與抹黑的人渣學生很可能會選上大學校長。<text:span text:style-name="T3"> <text:line-break/><text:line-break/></text:span>選舉如果這麼神聖，每一所大學或每一家公司為什麼不開放全體成員投票？比方說台積電，為什麼不實施所謂<text:span text:style-name="T3"><text:s/>"</text:span>民主<text:span text:style-name="T3">"</text:span>，開放全體股東自由參選董事長，我敢保證張忠謀絕對選不上，而且會被抹黑得臭不可聞。以台灣人的水平，當選台積電董事長的絕對會是一個人渣。小至一家公司或學校，尚且知道有些作法不一定適合，更不用說一個社會或國家。<text:span text:style-name="T3"> <text:line-break/><text:line-break/></text:span>台灣已經被李登輝以來的各路藍綠人渣政客們害慘<text:span text:style-name="T3">20</text:span>年，難道你以為還能再繼續這樣胡作非為個<text:span text:style-name="T3">20</text:span>年？台灣若是在<text:span text:style-name="T3">20</text:span>年前就<text:span text:style-name="T3"><text:s/>"</text:span>大膽西進<text:span text:style-name="T3">"</text:span>，與大陸努力發展關係，今天的台灣肯定富裕繁榮。你看，那麼大、那麼貧窮的大陸，都能從赤貧中迅速一躍而起，甚至帶領世界脫貧。台灣這麼小的一個小小島，要照顧好它，有什麼難？但我們卻被美日所控制的這一群人渣政客給搞得民不聊生。<text:span text:style-name="T3"> <text:line-break/><text:line-break/></text:span>三十年前，一般人月薪兩萬，大家聽了皺眉頭，覺得薪水太低，說出來都覺得不好意思。真沒想到，三十年後，人們的薪水依然如此，物價卻已經翻了好幾倍。這樣一種停滯，純是人禍，絕非偶然。<text:span text:style-name="T3"> <text:line-break/><text:line-break/></text:span>年輕一代也不要老是怪上一代，自己的將來得自己去爭取，如果你的智力始終遠在人渣政客之下而永遠被其操弄成為政治鬥爭工具，難道你自己都不用負點責任？人渣政客之所以能胡作非為，長年橫行無阻，難道不就是因為他們的主要信徒大多是年輕一代？<text:span text:style-name="T3"> <text:line-break/><text:line-break/></text:span>陳真<text:span text:style-name="T3">2017. 06. 27. <text:line-break/><text:line-break/>===================== <text:line-break/></text:span>核四<text:span text:style-name="T3">2838</text:span>億爛帳<text:span text:style-name="T3"><text:s/></text:span>全民埋單！工業戶分攤<text:span text:style-name="T3">758</text:span>萬<text:span text:style-name="T3"><text:s/></text:span>家庭戶<text:span text:style-name="T3">5600</text:span>元<text:span text:style-name="T3"> <text:line-break/><text:line-break/>2017</text:span>年<text:span text:style-name="T3">6</text:span>月<text:span text:style-name="T3">27</text:span>日<text:span text:style-name="T3"> <text:line-break/></text:span>中國時報【王玉樹╱台北報導】<text:span text:style-name="T3"> <text:line-break/><text:line-break/></text:span>核四爛帳全民埋單。核四停建後衍生的<text:span text:style-name="T3">2838</text:span>億元負債如何處理爭議許久，經濟部長李世光上月聽取台電「核四停建後財務分析」報告，會中裁示因政府已編列<text:span text:style-name="T3">8</text:span>年<text:span text:style-name="T3">8800</text:span>億元前瞻基礎建設預算，國庫無法再編列特別預算處理停建核四衍生的負債，因此初步同意以「電價分年回收」方案解決。根據台電估算，為處理<text:span text:style-name="T3">2838</text:span>億元負債，工業大戶每戶需因此多付<text:span text:style-name="T3">758</text:span>萬元、家庭用戶每戶多付<text:span text:style-name="T3">5600</text:span>元。<text:span text:style-name="T3"> <text:line-break/><text:line-break/></text:span>前瞻花光國庫預算<text:span text:style-name="T3"> <text:line-break/><text:line-break/></text:span>經濟部官員透露，為處理停建核四的資產損失，初步規畫將在新電價公式中設立一個「資產處理損失」成本項目，估計以<text:span text:style-name="T3">5</text:span>至<text:span text:style-name="T3">10</text:span>年時間，逐年在用戶電價中加入分攤金額，直到<text:span text:style-name="T3">2838</text:span>億元資產損失打消完畢。<text:span text:style-name="T3"> <text:line-break/><text:line-break/></text:span>核四封存三年，今年進入最後一年，明年可否續封仍在未定之天。而正式廢核四後，現行的核四資產將轉為負債，台電目前累積虧損已達<text:span text:style-name="T3">932</text:span>億元，一旦再多出核四的<text:span text:style-name="T3">2838</text:span>億元負債，將超過資本額<text:span text:style-name="T3">3300</text:span>億元，負債大於資產，形同破產。<text:span text:style-name="T3"> <text:line-break/><text:line-break/></text:span>加計核四台電破產<text:span text:style-name="T3"> <text:line-break/><text:line-break/></text:span>經濟部官員表示，李世光因衡酌未來<text:span text:style-name="T3">8</text:span>年要花<text:span text:style-name="T3">8800</text:span>億元執行前瞻基礎建設，國庫已無餘力編列特別預算，才同意全案可朝電價回收方式處理，由全民埋單。<text:span text:style-name="T3"> <text:line-break/><text:line-break/></text:span>經部認可全民埋單<text:span text:style-name="T3"> <text:line-break/><text:line-break/></text:span>根據台電評估，由於核四燃料棒與部分設備仍可出售，如原地改建火力電廠，部分硬體設備可保留利用，最終需處理的負債約<text:span text:style-name="T3">2600</text:span>億元。如攤提在電價中，每戶平均要為停建核四多付<text:span text:style-name="T3">1.8</text:span>萬元電費。<text:span text:style-name="T3"> <text:line-break/><text:line-break/></text:span>但如果以工業用戶與家庭戶細分，由於工業用電占比<text:span text:style-name="T3">7</text:span>成，以<text:span text:style-name="T3">2</text:span>萬<text:span text:style-name="T3">4000</text:span>戶工業大戶均攤，每戶將多付<text:span text:style-name="T3">758</text:span>萬元，<text:span text:style-name="T3">1390</text:span>萬戶家庭住戶則是每戶多付<text:span text:style-name="T3">5611</text:span>元。<text:span text:style-name="T3"> <text:line-break/><text:line-break/></text:span>台電發言人林德福則說，希望政府儘快決定處理方式，否則台電會倒閉。<text:span text:style-name="T3"> <text:line-break/><text:line-break/>====================== <text:line-break/></text:span>核四<text:span text:style-name="T3">2838</text:span>億爛帳<text:span text:style-name="T3"><text:s/></text:span>全民埋單<text:span text:style-name="T3"> <text:line-break/><text:line-break/>2017</text:span>年<text:span text:style-name="T3">6</text:span>月<text:span text:style-name="T3">27</text:span>日<text:span text:style-name="T3"> <text:line-break/></text:span>中國時報【王玉樹╱特稿】<text:span text:style-name="T3"> <text:line-break/><text:line-break/></text:span>在新政府「非核神主牌」下，核四這筆<text:span text:style-name="T3">2838</text:span>億的建廠費用，最終難免還是要走上了「全民承擔」共業。只是看著薪資長期未漲的小老百姓，卻要為政黨輪替核能政策反覆與非核目標掏錢擦屁股，著實令人感慨。<text:span text:style-name="T3"> <text:line-break/><text:line-break/></text:span>同樣弔詭的是，面臨今夏最挑戰的缺電危機，新政府前些日還是不得不讓燃料池滿的核二<text:span text:style-name="T3">1</text:span>號機重啟發電，漂亮的非核家園口號還是破功。更凸顯台灣已有蓋好新電廠不用，寧願繼續用舊核電廠續命的怪現象。<text:span text:style-name="T3"> <text:line-break/><text:line-break/></text:span>核四從提出規畫到<text:span text:style-name="T3">2014</text:span>年，折騰<text:span text:style-name="T3">24</text:span>年，即便當年已組成「核四安檢專家監督小組」大體檢核四<text:span text:style-name="T3">1</text:span>號機，中間舉行<text:span text:style-name="T3">19</text:span>次會議，<text:span text:style-name="T3">162</text:span>個系統再檢視都全數通過。但這份核四安檢報告仍是「信者恆信、不信者恆不信」，最終宣告不啟用。<text:span text:style-name="T3"> <text:line-break/><text:line-break/>311</text:span>日本福島核災固然是壓垮核四的最後一根稻草，但是在民進黨政府非核神主牌下，壓制著前朝政府連核四公投也不敢啟動。如果當時經過公投，是民眾多數願意停用核四，那今天這筆多出的電費，或許大家付的還心服口服。<text:span text:style-name="T3"> <text:line-break/><text:line-break/></text:span>核四兩部機組一年可發<text:span text:style-name="T3">200</text:span>億度電的電力，因為不能用，又得讓台電再花<text:span text:style-name="T3">60</text:span>幾億對外採購緊急燃氣發電機組，但也僅僅增加<text:span text:style-name="T3">1.6</text:span>個百分點的備轉容量率，其他仍得靠成本較貴的火力發電接應，加上每度<text:span text:style-name="T3">4</text:span>到<text:span text:style-name="T3">8</text:span>元的綠電躉購，這筆帳最後還是得回到老百姓身上。<text:span text:style-name="T3"> <text:line-break/><text:line-break/></text:span>核四負債、加上替代核四的較貴燃料發電成本、採購緊急機組，還有未來核四轉建火力電廠支出，小英政府喊出的「電價不漲」政策，要說不破功，也大概沒人相信了。</text:p>
      <text:p text:style-name="P1"><text:span text:style-name="T1">陳真</text:span><text:s/>  |  2017.06.27 00:53   |   <text:a xlink:type="simple" xlink:href="http://palinfo.habago.org/Entry?Command=Information_PrintForum&amp;iPage=152#FORUM35824"><text:span text:style-name="T2">#</text:span></text:a></text:p>
      <text:p text:style-name="P2">提到<text:span text:style-name="T3">Alan Turing</text:span>，難免就會提到同性戀遭受迫害的一些歷史，但這並不表示我贊成或反對同性婚姻。個人一己之見是贊成的，但在台灣，不管正反兩邊的各種所謂<text:span text:style-name="T3"><text:s/>"</text:span>社運<text:span text:style-name="T3">"</text:span>，我通常都不支持，因為台灣的<text:span text:style-name="T3"><text:s/>"</text:span>社運<text:span text:style-name="T3">" </text:span>往往帶有很強的欺瞞性或虛榮，為達目的，不擇手段，造謠，說瞎話，信口開河，要不就是搞得很<text:span text:style-name="T3"><text:s/>"</text:span>進步<text:span text:style-name="T3">"</text:span>，很虛榮，好像不趕緊跟上進步流行的思想腳步，就是道德有所缺陷似的。<text:span text:style-name="T3"> <text:line-break/><text:line-break/></text:span>你看，連服貿這樣一個利遠遠大於弊的事情，居然也能搞成<text:span text:style-name="T3"><text:s/>"</text:span>誰敢支持，誰就是敵人誰就是台奸<text:span text:style-name="T3">" </text:span>的普世道德問題與忠誠問題。就連反核也一樣，或是即便反核之後的施行步驟應當如何等等，全都能鬼扯瞎掰一通，空頭支票滿天飛，完全就是昧著良心，反正能先打倒敵人、騙到選票最重要，不惜傷害整個社會大眾的重大利益。而且，核能這樣一種純粹的專業理性問題，竟然也能搞成信仰問題與道德問題，誰敢不馬上反核、誰敢說不應該馬上廢核，誰就<text:span text:style-name="T3"><text:s/>"</text:span>不是人<text:span text:style-name="T3">"</text:span>，眾人皆可誅之。<text:span text:style-name="T3"> <text:line-break/><text:line-break/></text:span>我不是說同性戀的正反兩邊也有這類問題，也許有，但比較不嚴重，因為兩邊勢均力敵，很難輕易妖魔化另一方。<text:span text:style-name="T3"> <text:line-break/><text:line-break/></text:span>不過，有個運動我倒是很支持，也就是罷免一個尾巴黨的黨主席<text:span text:style-name="T3"><text:s/>(</text:span>？<text:span text:style-name="T3">)</text:span>的活動，順便幫忙廣告一下。凡是戶籍設在新北市第<text:span text:style-name="T3">12</text:span>選區的人，歡迎踴躍連署罷免這樣一個純粹就是依靠挑撥族群仇恨與反中、藉以謀取政治利益的無恥投機政客叫黃什麼昌的。這個小爛黨，也就是當時在投票的前一刻，透過周子瑜的<text:span text:style-name="T3"><text:s/>"</text:span>假打壓真騙票<text:span text:style-name="T3">" </text:span>之假事件大幅發酵反中情緒，因此騙得大量選票。<text:span text:style-name="T3"> <text:line-break/><text:line-break/></text:span>這樣一個政客，這樣一個爛黨，對台灣傷害甚大。當然，我能想像，這個小爛黨，以及另一個比它還更爛更齷齪更厲害更會操弄但前年卻沒有選上的尾巴黨叫什麼社民黨的<text:span text:style-name="T3"><text:s/>(</text:span>不是朱高正那一個已經不存在的黨哦<text:span text:style-name="T3">)</text:span>，在可預見的將來<text:span text:style-name="T3"><text:s/>(</text:span>如果屆時還沒有兩岸統一的話<text:span text:style-name="T3">)</text:span>，將會是台灣除了人渣黨之外，最主要的兩股黑暗勢力。<text:span text:style-name="T3"> <text:line-break/><text:line-break/></text:span>我知道我講這話在這島上沒幾個人會認同，特別是年輕一代，這兩個尾巴黨可是他們的理想主義與進步主義的明星偶像呢。但是，不管人們信不信，時間會證明一切。想想自己，三十多年前我也一樣傻到爆，差點還答應加入<text:span text:style-name="T3"><text:s/>"</text:span>編聯會<text:span text:style-name="T3">" (</text:span>黨外編輯作家聯誼會<text:span text:style-name="T3">)</text:span>，也就是新潮流系的前身，那時我的確笨到真的相信邱義仁，以為他真的在乎什麼非暴力與反帝反美反戰反種族隔離與歧視以及反貪污反濫權反買票反炒地皮反官商勾結等等等。這一騙，足足騙了至少<text:span text:style-name="T3">10</text:span>年，方才覺醒，方才知道彼此不但不是同志，甚且恰恰就站在是非善惡的對立面。政治如果曾經教會了我什麼，那就是教會了我如何看人。<text:span text:style-name="T3"> <text:line-break/><text:line-break/></text:span>是孔子說的嗎？<text:span text:style-name="T3">"</text:span>聽其言，觀其行<text:span text:style-name="T3">"</text:span>。聽他怎麼講還不夠，你還得看他怎麼做。這是孔子的看法。我的看法是，光聽他怎麼講或看他怎麼做統統都還不夠；哪個人渣不做了許多進步的好事呢？重點不是講，也不是做，而是<text:span text:style-name="T3"><text:s/>"</text:span>是<text:span text:style-name="T3">"</text:span>，亦即某個人事物究竟<text:span text:style-name="T3"><text:s/>"</text:span>是<text:span text:style-name="T3">" </text:span>什麼樣的一種屬性，這才是重點。<text:span text:style-name="T3"> <text:line-break/><text:line-break/></text:span>我非常仰慕的一位劍橋好友，我看他好像從沒做過什麼進步的好事，感覺思想蠻落後的，但他卻毫無疑問是個好人。<text:span text:style-name="T3"> <text:line-break/><text:line-break/></text:span>政治當然不是在選好人好事代表，也不是在選聖人，但是，做為一個選民，理當把一些人品、操守、見識與思想水平等等等各方面都非常難以恭維的極不適任者，盡量排除在公眾事務之外。<text:span text:style-name="T3"> <text:line-break/><text:line-break/></text:span>底下是罷免的方法。倘若罷免成功，也許有個好處就是可以產生一種警惕作用，要不然，政客往往會以為他們可以無法無天地任意作為，而不惜為一己或一黨私利犧牲整個社會。<text:span text:style-name="T3"> <text:line-break/><text:line-break/></text:span>陳真<text:span text:style-name="T3">2017. 06. 27 <text:line-break/><text:line-break/>================================= <text:line-break/><text:line-break/></text:span>步驟<text:span text:style-name="T3">1</text:span>：確認戶籍所在地<text:span text:style-name="T3"> <text:line-break/><text:line-break/></text:span>確認你的戶籍地址設於新北市第<text:span text:style-name="T3">12</text:span>選區（汐止區、瑞芳區、金山區、萬里區、貢寮區、平溪區、雙溪區）！<text:span text:style-name="T3"> <text:line-break/><text:line-break/></text:span>步驟<text:span text:style-name="T3">2</text:span>：下載列印連署書<text:span text:style-name="T3"> <text:line-break/><text:line-break/></text:span>上網下載連署書，網址<text:span text:style-name="T3"><text:s/>https://goo.gl/T1KFYh</text:span>。列印後，在第二頁正楷填寫身份證號、真實姓名、性別、出生年月日、戶籍地址、簽名或蓋章，再翻到第一頁簽名並留下電話。</text:p>
      <text:p text:style-name="P1"><text:span text:style-name="T1">陳真</text:span><text:s/>  |  2017.06.26 01:22   |   <text:a xlink:type="simple" xlink:href="http://palinfo.habago.org/Entry?Command=Information_PrintForum&amp;iPage=152#FORUM35823"><text:span text:style-name="T2">#</text:span></text:a></text:p>
      <text:p text:style-name="P3"><text:span text:style-name="T3">(</text:span>續<text:span text:style-name="T3">) <text:line-break/><text:line-break/></text:span>這些年，透過主流政治勢力的大力宣傳與教材洗腦，島上甚囂塵上<text:span text:style-name="T3"><text:s/>(</text:span>特別是在校園裏或年輕一代<text:span text:style-name="T3">)</text:span>的一個普遍說法是：<text:span text:style-name="T3">"</text:span>我們<text:span text:style-name="T3">(</text:span>台灣人<text:span text:style-name="T3">)</text:span>好幸福好自由哦，我們真高貴，因為我們有<text:span text:style-name="T3"><text:s/>'</text:span>民主自由<text:span text:style-name="T3">' </text:span>的這項寶貴資產<text:span text:style-name="T3">"</text:span>，至於<text:span text:style-name="T3"><text:s/>"</text:span>他們<text:span text:style-name="T3">"(</text:span>大陸人<text:span text:style-name="T3">)</text:span>呢，真是很可憐，生活沒有自由，連臉書也不能上，連投票權也沒有，水準真是很低<text:span text:style-name="T3">"</text:span>，然後就會開始說什麼：你看！大陸上有誰誰誰因為怎樣而被約談啦，被抓啦，或是不斷講起好像永遠講不膩的六四事件。<text:span text:style-name="T3"> <text:line-break/><text:line-break/></text:span>在這樣一種自得意滿毫無病識感的講述中，你看到沒有？裏頭隱含著一種民進黨式的族群論述，一種藉以切割<text:span text:style-name="T3"><text:s/>"</text:span>他們<text:span text:style-name="T3"><text:s/>vs.</text:span>我們<text:span text:style-name="T3">"</text:span>的血統論<text:span text:style-name="T3"><text:s/>(</text:span>或者說本質論<text:span text:style-name="T3">)</text:span>，意即我們台灣人的血液本質上是高貴的，而大陸人連民主自由也沒有，因此他們先天就是低下的，劣等的。換句話說，我們台灣人絕不是中國人，因為我們跟他們的血統在本質上貴賤有別，因此不可能統一，不可能生活在一起；我們太高貴了，我們有民主自由與人權。<text:span text:style-name="T3"> <text:line-break/><text:line-break/></text:span>事實上當然不是這樣。台灣目前的這種畸形、病態、自欺欺人的所謂民主自由與人權狀態，其實也只不過是這二十幾年來的事。以前舊國民黨時代，蔣家統治的時代，其血腥暴力與獨裁程度，即便跟緬甸、朝鮮相比，恐怕都不會太遜色。南韓其實也一樣，發展跟台灣很類似，一路走來，血淚斑斑。唯一不同的是，台灣的這些奮鬥與反抗過程，竟然被一群貪婪無恥人渣給剽竊，藉以掠奪私利。不過這不是我現在要說的。<text:span text:style-name="T3"> <text:line-break/><text:line-break/></text:span>我要說的是：每個社會必然會有不同的發展階段與發展形式，把什麼民主自由等等這些東西講成一種族群的本質論或血統論是很荒唐的，難道現在的台灣人跟二、三十年前的台灣人是不同物種？一種血液很髒很賤，另一種很高貴？<text:span text:style-name="T3"> <text:line-break/><text:line-break/></text:span>而且，事實上，當台灣人處於過去那樣一種偶語棄市、文字成獄的恐怖年代時<text:span text:style-name="T3"><text:s/>(</text:span>比方說吾友柏楊先生是因為什麼罪名一度以死刑論罪，在綠島坐了九年又二十六天的黑牢？不清楚的人不妨自行去孤狗一下<text:span text:style-name="T3">)</text:span>，雖然政治上非常蠻橫恐怖，甚至血腥殘忍，但是，當時的台灣人卻是甘之如貽的，依然普遍感覺自己很幸福。<text:span text:style-name="T3"> <text:line-break/><text:line-break/></text:span>這意思是說，在一個社會發展的過程中，並不存在底下這樣一種對比圖像：<text:span text:style-name="T3">"</text:span>過去的台灣人很悲慘很痛苦<text:span text:style-name="T3"><text:s/>vs. </text:span>現在的台灣人很幸福很自由<text:span text:style-name="T3">"</text:span>。這樣一種對比，純粹只是自欺欺人。<text:span text:style-name="T3"> <text:line-break/><text:line-break/></text:span>這就好比說，人渣黨當道，壞事做絕，不擇手段，無所不用其極，貪婪無恥到極點。但是，時下大多數台灣人其實還是很支持這樣一個糟蹋台灣、吃喝台灣到極點的人渣黨。也許若干年後，當人渣黨的卑劣作為被人們看清楚，從而丟進垃圾桶時，人們再回頭看這段歷史時會很驚訝，說不定會以為人渣黨統治下的台灣人個個活得好痛苦，一片水深火熱，但事實卻非如此。<text:span text:style-name="T3"> <text:line-break/><text:line-break/></text:span>回到前言，每個社會必然會有不同的發展階段與發展形式，把什麼民主自由等等這些東西講成一種族群的本質論或血統論是很荒唐的。這還意味著什麼呢？意味著：是否透過全民投票選出什麼民代、議員或領導人，不但根本不是重點，而且更不一定是一件值得追求的好事。這就好像你留學海外，申請學校時，你是注重學校或科系的校風內涵與水平呢？還是在乎它的教授與校長是否經由全體學生所投票選出？應該不會有人那麼蠢吧？但是，為什麼當我們評價國家或社會時，卻莫名其妙高舉什麼<text:span text:style-name="T3"><text:s/>"</text:span>是否全民投票<text:span text:style-name="T3">" </text:span>的民主神聖大旗，用以檢驗一切，這不是蠢到爆，什麼是蠢到爆？<text:span text:style-name="T3"> <text:line-break/><text:line-break/></text:span>整體而言，大家不妨憑心而論，究竟是過去的蔣家統治或舊國民黨時代的生活比較好？還是現在比較好？我猜，或依我接觸人群的經驗，七、八成的中老年人應該會投給過去。這當然不是說過去那個威權年代比較好，而只意味著生活好壞這樣一種實質的感受，並非建立在什麼有沒有全民投票或能不能罵總統或用鞋子丟總統等等這樣一些所謂<text:span text:style-name="T3"><text:s/>"</text:span>民主<text:span text:style-name="T3">" </text:span>的事情上。菲律賓及印度不也都是所謂民主大國，但他們的國家與社會發展卻不一定會因此帶來更好的結果。這當然不是說蔣家的恐怖統治好棒！希望半票讀者別讓我老是得做出這類低能的聲明。<text:span text:style-name="T3"> <text:line-break/><text:line-break/></text:span>重點是，在西方帝國侵略的既定宣傳下，所謂民主體制不但被虛構塑造成一種普世價值，而且這套所謂神聖不可質疑的民主體制只能具有唯一一種方式，絕不能有中國式民主、希臘式民主、古巴式民主等等，只允許一套美式民主，其它政治形式則一概被妖魔化。<text:span text:style-name="T3"> <text:line-break/><text:line-break/></text:span>我相信，有一天，倘若這個留言板還在，當人們看到這些不斷覆述的話語時，一定會很納悶：他講的這些，不就是一些廢話嗎？幹嘛需要去說它呢？<text:span text:style-name="T3"> <text:line-break/><text:line-break/></text:span>這意味著什麼呢？意味著：後世的人將習慣於屬於他們的新世界，當他們看到前人竟然為了一些廢話一般的道理而飽受痛苦時，肯定會覺得很納悶，也許心裏會想：<text:span text:style-name="T3">"</text:span>這難道不是一些理所當然的想法嗎？有那麼嚴重嗎？<text:span text:style-name="T3">" </text:span>這就好像我們現在說地球不但會動、而且還繞著太陽旋轉時，覺得如此理所當然稀鬆平常，根本不用擔心會因此被教會約談，抓去刑求或活活燒死。<text:span text:style-name="T3"> <text:line-break/><text:line-break/></text:span>同理，當我們現在關心空氣污染危害健康、關心大量河川重金屬污染時，大家會誇你好有社會意識哦，真是一個覺醒的好公民。你根本不用擔心會有一群荷槍實彈的警察衝進你家搜查，你也不用擔心你的同學們會想找流氓來對你動粗，為國除害。<text:span text:style-name="T3"> <text:line-break/><text:line-break/></text:span>同理，你現在喜歡寫西元就寫西元，喜歡寫民國就寫民國，不用擔心情治單位會因此來把你抓去刑求，說你對黨國不忠。<text:span text:style-name="T3"> <text:line-break/><text:line-break/></text:span>同理，你現在說醫生不該收紅包收回扣，說病患不應該被毆打被羞辱被性侵被亂打針亂電療時，應該比較不會再受到醫界的集體制裁與人格糟蹋，至少表面上不會有人敢再公開反駁你說<text:span text:style-name="T3"><text:s/>"</text:span>醫生拿紅包還不是照樣好好看病，有啥關係<text:span text:style-name="T3">"</text:span>？<text:span text:style-name="T3"> <text:line-break/><text:line-break/></text:span>同理，你現在倘若關心兒童福利，大家會說你<text:span text:style-name="T3"><text:s/>"</text:span>好棒好好哦，好有愛心哦<text:span text:style-name="T3">"</text:span>，應該不會因此搞得走投無路家破人亡。<text:span text:style-name="T3"> <text:line-break/><text:line-break/></text:span>這一切又意味著什麼呢？意味著當我們處於歷史之中，其實我們往往是看不見真實的，我們僅僅會習慣於眼前當下的一切，視之為理所當然，從而對那些不幸看得太遠、走得太快的人，嗤之以鼻或視為怪物，進而百般糟蹋之。這份糟蹋的力量，如果僅僅只是來自於國家或政治勢力，那倒沒什麼，不過頂多就是黑牢或斷頭台罷了。但是，真正痛苦的根源卻不是來自於國家或政黨，而是來自於一個視你為邪惡或病態、對你極不友善的社會及其普遍成員。<text:span text:style-name="T3"> <text:line-break/><text:line-break/></text:span>做這樣一些陳述的意義就在於：也許當一個社會的普遍成員能夠改變他們不經大腦的慣性思維，擺脫無所不在的媒體與政治洗腦，從而經由深刻理性與人性，對人事物做出獨立判斷時，也許綿延不絕、不斷輪迴上演的歷史悲劇，才有可能減少。<text:span text:style-name="T3"> <text:line-break/><text:line-break/></text:span>當然，對此我是悲觀的，這就如同希望人們都能看清楚當下人事物的永恆意義一般。別說看待一個社會，就算看待自身也一樣，猶如齊克果所說：<text:span text:style-name="T3">"</text:span>生命往前走，可它的意義卻只能往後看才看得出來。<text:span text:style-name="T3">" </text:span>也許，我們註定只能不斷從過往歷史中去尋找維根斯坦所說的<text:span text:style-name="T3"><text:s/>"</text:span>那無盡的悲劇素材<text:span text:style-name="T3">"</text:span>，從而悲從中來。</text:p>
      <text:p text:style-name="P1">Hsu Chien   |  2017.06.25 18:44   |   <text:a xlink:type="simple" xlink:href="http://palinfo.habago.org/Entry?Command=Information_PrintForum&amp;iPage=152#FORUM35822"><text:span text:style-name="T2">#</text:span></text:a></text:p>
      <text:p text:style-name="P5"><text:span text:style-name="T1">敬啟者</text:span> <text:line-break/><text:span text:style-name="T1">好書推薦</text:span> <text:line-break/>State of Terror: How Terrorism Created Modern Israel <text:line-break/><text:span text:style-name="T1">作者</text:span>: Thomas Suarez</text:p>
      <text:p text:style-name="P4"/>
      <text:p text:style-name="P1"><text:span text:style-name="T1">陳真</text:span><text:s/>  |  2017.06.25 16:23   |   <text:a xlink:type="simple" xlink:href="http://palinfo.habago.org/Entry?Command=Information_PrintForum&amp;iPage=153#FORUM35821"><text:span text:style-name="T2">#</text:span></text:a></text:p>
      <text:p text:style-name="P2">人很健忘<text:span text:style-name="T3"><text:s/>(</text:span>特別是這島上的人<text:span text:style-name="T3">)</text:span>，天大的事，一會兒就忘了，以為理所當然，以為當下處境便是常態，其實非也，當下你所以為稀鬆平常理所當然之事，就在不久之前卻很可能是一種禁忌異端，違者將招來橫禍，痛苦不堪。這類事情，大的小的，島內的島外的，例子要多少我就能講多少，講一輩子也講不完。<text:span text:style-name="T3"> <text:line-break/><text:line-break/></text:span>你看我寫文章總是以西元紀年，比方說今天是<text:span text:style-name="T3">2017</text:span>年<text:span text:style-name="T3">6</text:span>月<text:span text:style-name="T3">25</text:span>號。這有啥希奇呢？那可希奇了，<text:span text:style-name="T3">30</text:span>多年前，我多次被調查局與警備總部約談，關切重點之一就是為什麼我不寫民國幾年？問我是不是敵視中華民國？有一位特務還出示一份我的犯罪證據，是一張高醫的期中考考卷影本，考卷上必須填入作答日期是民國幾年，我把考卷上的<text:span text:style-name="T3"><text:s/>"</text:span>民國<text:span text:style-name="T3">" </text:span>二字畫掉，改成西元。<text:span text:style-name="T3"> <text:line-break/><text:line-break/></text:span>搭火車來過高雄的人應該都知道，你不用怕睡過頭，因為當火車接近楠梓站時，你就會被難以忍受的極端惡臭給燻醒。在參與創立台灣環境保護聯盟之前，我幾次自己一個人或是和戴振耀拿著紙筆和相機，在高雄縣各地拍攝河川，居然沒有一條河流是乾淨的，全部被工廠非法排放的有毒化學物質給污染成五顏六色，非常可怕。<text:span text:style-name="T3"> <text:line-break/><text:line-break/></text:span>關心空氣和河川污染不是很平常嗎？不是好事嗎？齊柏林不是大家爭相表揚嗎？關心環境有何不對？當然不對。三十多年前，你光是幾個人聚集在自己家裏討論周遭的環境問題，居然都能在自家桌子底下找到情治單位不知何時潛入安裝的竊聽器，而且，甚至曾經有一群荷槍實彈的警察就像搶匪一樣，光天化日下闖入搜查，搜查你的叛國證據。<text:span text:style-name="T3"> <text:line-break/><text:line-break/></text:span>至今依然極端呼應主流政治勢力的大學校園就更不用說了。當時高醫有個<text:span text:style-name="T3"><text:s/>"</text:span>賞鳥社<text:span text:style-name="T3">"</text:span>，我這個從不加入社團的人有一天故意跑去加入，利用社團開會時，發言表達高雄境內各地河川與空氣的極端污染狀況。結果呢？當然引起群情激憤，大家要求把我逐出社團，說我<text:span text:style-name="T3"><text:s/>"</text:span>用政治污染了乾淨的校園<text:span text:style-name="T3">"</text:span>，後來甚至有同學揪眾圍堵，企圖對我動粗，要我閉嘴，否則就要讓我死得很難看。<text:span text:style-name="T3"> <text:line-break/><text:line-break/></text:span>那麼，兒童呢？關心台灣每年五千名因為經濟因素而放棄醫療的重症兒童，這樣不好嗎？當然不好。後果是會家破人亡的。這難道只是特定政治勢力的惡行？當然不是，這都是當年大多數民眾的共識或共謀與共犯，人們就是認為你關心兒童就是不對，共匪大敵當前，你這樣只是在<text:span text:style-name="T3"><text:s/>"</text:span>打擊政府威信<text:span text:style-name="T3">"</text:span>。請問在當年有多少人不是這樣想的？少之又少。<text:span text:style-name="T3"> <text:line-break/><text:line-break/></text:span>我那時為了寫<text:span text:style-name="T3"><text:s/>"</text:span>台灣兒童人權報告<text:span text:style-name="T3">"</text:span>，曾經跟一位高醫老師借他的借書證，去圖書館借了許多兒童福利的書。老師知道後，連夜把我找來，討回借書證，責怪一番，說我研究什麼兒童福利會害死他，並要求我絕對不可對外洩露他曾借他的借書證給我。<text:span text:style-name="T3"> <text:line-break/><text:line-break/></text:span>好吧，那麼，關心病人是否受到虐待毆打或性侵、關心醫生是否普遍收取藥廠回扣與賄賂而濫開藥物，應該算合情合理了吧？當然不是。後果會如何？我就更不想多說了。<text:span text:style-name="T3"> <text:line-break/><text:line-break/></text:span>隨便信手拈來我都能說上三天三夜，而這些都還只是一些理應毫無爭議的事情，尚且如此艱難發聲，飽受痛苦，更不用說那些原本就處於少數或極少數的所謂異端邪說了。同性戀即是一例。不管是在英國或美國，同性戀曾經就像什麼瘟疫或女巫或巫師一樣，官方偵騎四出搜捕。教會更是這方面的主要推手。<text:span text:style-name="T3"> <text:line-break/><text:line-break/></text:span>比方說，恰恰就在<text:span text:style-name="T3">Alan Turing</text:span>被捕的那一年<text:span text:style-name="T3">(1952</text:span>年<text:span text:style-name="T3">)</text:span>，英國勢力龐大的教會還幫英國政府擬了一項法案，加重同性戀刑責，例如同性肛交屬實者，因其極端邪行，應判以無期徒刑，與社會永久隔離。還好<text:span text:style-name="T3">Turing</text:span>只是被認定<text:span text:style-name="T3"><text:s/>"</text:span>猥褻<text:span text:style-name="T3">" </text:span>而已，刑責兩年。<text:span text:style-name="T3"> <text:line-break/><text:line-break/></text:span>王爾德也因為同性戀，就這樣坐了兩年牢，沒收所有財產。<text:span text:style-name="T3">Turing</text:span>因為不想放棄研究，選擇了<text:span text:style-name="T3"><text:s/>"</text:span>荷爾蒙治療<text:span text:style-name="T3">" </text:span>來取代兩年徒刑，注射一整年的針劑，使之陽萎，連乳房都長出來。<text:span text:style-name="T3"> <text:line-break/><text:line-break/>Turing</text:span>是個奧運等級的長跑選手，曾經在一次比賽中，跑贏當年英國的奧運銀牌長跑選手。這樣一個熱愛運動、甚至經常一口氣跑十六公里、從家裏跑去上班的男人，突然長了兩個巨乳，再加上當年的反同社會氛圍，以及被剝奪種種工作機會及既有成就，我看就算原本個性再怎麼幽默開朗的人都難免憂鬱。<text:span text:style-name="T3"> <text:line-break/><text:line-break/></text:span>這幾年，西方有一些人懷疑<text:span text:style-name="T3">Turing</text:span>不是自殺，而是單純意外，原因是說，許多友人、同事與鄰居都說<text:span text:style-name="T3">Turing</text:span>很幽默啊，雖然有口吃毛病，但常開玩笑，甚至對自己接受荷爾蒙治療包括長出巨乳一事都能拿來自我解嘲，沒有理由自殺啊。我倒是覺得這種說法不太可信，一個憂鬱的人有些時候反而特別幽默，要不然生命實在很難熬，若不自殺，就也只能盡量笑聲以對不是嗎？<text:span text:style-name="T3"> <text:line-break/><text:line-break/></text:span>也有人說，自殺原因可能和<text:span text:style-name="T3">Turing</text:span>從此被禁止出國有關，因為在美、英兩國過去至少一百多年來有一種普遍心態，認為同性戀者連這麼<text:span text:style-name="T3"><text:s/>"</text:span>噁心骯髒<text:span text:style-name="T3">" </text:span>的事都幹得出來，還有什麼事幹不出來？人格是完全不可信任的。因此，在官方的長久認知裏，同性戀不僅僅是一種病，一種罪，更是一種重大的國家安全威脅，認為這些不可信任的邪魔妖道人士是一種潛在的國家安全漏洞與精神污染。<text:span text:style-name="T3"> <text:line-break/><text:line-break/></text:span>你看，在六、七零年代，在英國媒體上都還能看到大量相關報導或文章，而且像在抓匪諜那樣，教大家如何注意身邊可疑的同性戀人士，列舉各種可疑的行為特徵，歡迎舉報。你知道嗎？特徵之一就是<text:span text:style-name="T3"><text:s/>"</text:span>特別需要母愛<text:span text:style-name="T3">" </text:span>或<text:span text:style-name="T3"><text:s/>"</text:span>對母親的愛極其強烈<text:span text:style-name="T3">"</text:span>。<text:span text:style-name="T3">Turing</text:span>就符合了這項特徵。老實說我也符合。我媽<text:span text:style-name="T3">1991</text:span>年突然過世後，其實在某個根本意義上來說，我的人生已經在<text:span text:style-name="T3">1991</text:span>年的<text:span text:style-name="T3">7</text:span>月<text:span text:style-name="T3">19</text:span>號那一刻，畫上句號，她帶走了我的所有明天。<text:span text:style-name="T3"> <text:line-break/><text:line-break/></text:span>即使多年之後，當法律都已經讓同性戀除罪化，精神醫學也不再視之為病，但是整個西方社會和政府，至少在上個世紀末或這個世紀初，依然敵視、歧視同性戀者，比方說排除參與各種重要工作職位的機會，例如軍方工作或情治單位等公職工作，基本上仍把同性戀者視為人格不可信任者。<text:span text:style-name="T3"> <text:line-break/><text:line-break/></text:span>比方說，<text:span text:style-name="T3">1993</text:span>年，美國聯邦法院還頒布了一項法令，亦即所謂<text:span text:style-name="T3"><text:s/>"</text:span>不許問，不許說<text:span text:style-name="T3">"</text:span>（<text:span text:style-name="T3">Don't Ask, Don't Tell</text:span>），要求不得在軍中表明或談論同性戀一事，必須保持沉默，方能獲得<text:span text:style-name="T3"><text:s/>"</text:span>寬容<text:span text:style-name="T3">"</text:span>，否則開除。<text:span text:style-name="T3"> <text:line-break/><text:line-break/>1632</text:span>年，伽利略因為沒有把地球看成宇宙的中心，而且還膽敢說地球會動，違反教義，遭受教會傳喚受審，飽受迫害。<text:span text:style-name="T3">360</text:span>年後的<text:span text:style-name="T3">1992</text:span>年，梵蒂崗教宗方才為其<text:span text:style-name="T3"><text:s/>"</text:span>平反<text:span text:style-name="T3">"</text:span>，承認教會的錯誤。<text:span text:style-name="T3"> <text:line-break/><text:line-break/>1952</text:span>年，<text:span text:style-name="T3">Turing</text:span>被捕，<text:span text:style-name="T3">61</text:span>年後的<text:span text:style-name="T3">2013</text:span>年，英國女皇<text:span text:style-name="T3"><text:s/>"</text:span>赦免<text:span text:style-name="T3">" </text:span>了<text:span text:style-name="T3">Turing</text:span>，恢復其名譽。<text:span text:style-name="T3"> <text:line-break/><text:line-break/></text:span>維根斯坦的一位美國留學生<text:span text:style-name="T3">Charles Leslie Stevenson</text:span>，學成之後返回美國，任教於耶魯大學。<text:span text:style-name="T3">1946</text:span>年，提出一項帶有相當維根斯坦色彩的倫理學說法叫<text:span text:style-name="T3"><text:s/>"</text:span>情緒主義<text:span text:style-name="T3">"(emotivism)</text:span>，旋即遭到耶魯大學解聘，美國教會勢力更是傾巢而出，把他打成腐化人心的萬惡罪人。<text:span text:style-name="T3"> <text:line-break/><text:line-break/></text:span>什麼是情緒主義？亦即主張道德內涵不是一種可以認知的東西，而是一種非關認知的情緒表達。例如<text:span text:style-name="T3"><text:s/>"</text:span>不可殺人<text:span text:style-name="T3">"</text:span>，表達的僅僅是說話者對於殺人一事的<text:span text:style-name="T3"><text:s/>"</text:span>反感<text:span text:style-name="T3">"</text:span>，而非表達出一種足以透過理性認知的命題對象。<text:span text:style-name="T3"> <text:line-break/><text:line-break/></text:span>這樣一種說法有啥希奇呢？我過去在許多地方就經常在闡揚這個倫理主張。但是，在它當年提出的當下，卻宛如洪水猛獸。耶魯大學要求<text:span text:style-name="T3">Stevenson</text:span>在這項妖言惑眾與教職之間二選一，<text:span text:style-name="T3">Stevenson</text:span>選擇了自己的信念。<text:span text:style-name="T3"> <text:line-break/><text:line-break/></text:span>人類的社會與歷史，不斷重覆一模一樣的主題與情節，信手寫來就是一堆，那些走得太快，想得太遠，或是處於少數一方的人，通常都得倒大霉。如果我們不在根本上改變看待人事物的眼光，悲劇恐怕只會不斷重演，我們永遠只能一方面不斷造孽，一方面卻又不斷<text:span text:style-name="T3">(</text:span>空洞地<text:span text:style-name="T3">)</text:span>緬懷前人的滄桑。<text:span text:style-name="T3"> <text:line-break/><text:line-break/></text:span>我常想，<text:span text:style-name="T3">Turing</text:span>要是地下幽魂有知，知道身後的這一切，知道電腦早已遍布於世，知道人工智能時代的到來，知道人們對他無謂而空洞的吹捧，不知道向來很少哭的他，會不會因此灑下熱淚？</text:p>
      <text:p text:style-name="P1"><text:span text:style-name="T1">陳真</text:span><text:s/>  |  2017.06.25 02:40   |   <text:a xlink:type="simple" xlink:href="http://palinfo.habago.org/Entry?Command=Information_PrintForum&amp;iPage=153#FORUM35820"><text:span text:style-name="T2">#</text:span></text:a></text:p>
      <text:p text:style-name="P3">今晚看了電影<text:span text:style-name="T3"><text:s/>"The Imitation Game"(</text:span>免費的<text:span text:style-name="T3">)</text:span>，也就是有關<text:span text:style-name="T3"><text:s/>Alan Turing </text:span>的所謂<text:span text:style-name="T3"><text:s/>"</text:span>傳記<text:span text:style-name="T3">" </text:span>電影，真是看得我歸卵泡火，真想不通為什麼好萊塢電影永遠就是這麼肉麻噁心庸俗到爆！！<text:span text:style-name="T3">Alan Turing</text:span>怎麼會是那樣的人呢？簡直就是人格謀殺！！實在太離譜！！<text:span text:style-name="T3">Alan Turing</text:span>要是看到這電影，恐怕非得再自殺一次不可，實在有夠低級。<text:span text:style-name="T3"> <text:line-break/><text:line-break/></text:span>我常想，究竟是好萊塢型塑了人類的品味和審美眼光？還是人類普遍之庸俗噁爛本性造就了好萊塢市場之大行其道？總之，你就是很難遇到一個品味與此不同的人。真想不通，為什麼人們總是像在套用一個肉麻噁爛公式那樣的眼光來理解人事物？好像不誇張化、庸俗化就無法理解世界似的？好像非得瞎掰什麼不平凡的言行才能理解非凡的人事物似的，真是肉麻當有趣，噁心當深邃。再怎麼所謂的不平凡人生，其平常生活難道不也就跟你我一樣平凡無奇？平凡無奇到就算擺在你眼前，你也懶得多看他一眼，除非他已經變成了什麼名人，然後大家才又趨之若騖。<text:span text:style-name="T3"> <text:line-break/><text:line-break/>Turing</text:span>也許有點憂愁，但他幽默指數相當高，為人謙和友善，與世無爭，並不是一個性格如此張揚跋扈的什麼碗糕天才。依我看，只有得志的蠢才才會有那樣的一種囂張自滿吧<text:span text:style-name="T3">(</text:span>台灣菁英界多得是這種自以為很厲害的北七嘴臉<text:span text:style-name="T3">)</text:span>。<text:span text:style-name="T3"> <text:line-break/><text:line-break/></text:span>結論是：好萊塢電影真的大多不能看，有害身心靈。看多了，很可能就會變成跟它一樣，缺乏理解人事物的能力。<text:span text:style-name="T3"> <text:line-break/><text:line-break/></text:span>沈從文的墓碑石上刻著他的一段話：<text:span text:style-name="T3">"</text:span>照我思索，能理解我，照我思索，可認識人。<text:span text:style-name="T3">" </text:span>這話倒過來說也一樣，倘若你照著主流品味的方式去思索，大概什麼也理解不了、認識不了，只會仰慕人渣而已，甚至視之為偶像，進而變得跟人渣一樣的德性。然而，你若照著沈從文的眼光去思索，你能認識人，能看出人事物的普遍意義與深刻價值，從而看到一個截然不同的世界。<text:span text:style-name="T3"> <text:line-break/><text:line-break/></text:span>詩倘若可以救世界，那是因為它帶來一種眼光；當你看待世界的方式不一樣，世界也就會變得不一樣。反之，你能想像，一個會把醜的惡的看成美的善的的社會，一個會把就在你眼前的混蛋人渣當成神當成偶像的社會，將會造就出一個什麼樣的世界來。</text:p>
      <text:p text:style-name="P1"><text:span text:style-name="T1">陳真</text:span><text:s/>  |  2017.06.24 01:01   |   <text:a xlink:type="simple" xlink:href="http://palinfo.habago.org/Entry?Command=Information_PrintForum&amp;iPage=153#FORUM35819"><text:span text:style-name="T2">#</text:span></text:a></text:p>
      <text:p text:style-name="P2">今天<text:span text:style-name="T3">(6/23)</text:span>是<text:span text:style-name="T3"><text:s/>Turing </text:span>的生日。<text:span text:style-name="T3"> <text:line-break/><text:line-break/></text:span>我在劍橋<text:span text:style-name="T3"><text:s/>"</text:span>認識<text:span text:style-name="T3">" </text:span>了三個人：維根斯坦、羅素和<text:span text:style-name="T3">Alan Turing</text:span>。這三個怪人，竟然因緣際會湊在一塊。其中，羅素是維根斯坦的老師，維根斯坦則勉強算是<text:span text:style-name="T3">Turing</text:span>的老師，因為<text:span text:style-name="T3">Turing </text:span>剛從美國返回英國時，有一段時間只做研究不教學，跑去當維根斯坦的學生，上他的一門課叫做<text:span text:style-name="T3"><text:s/>"</text:span>數學的基礎<text:span text:style-name="T3">"</text:span>，兩人對於數學的本質之看法大相逕庭，為此多次公開在課堂上爭辯。維根斯坦主張數學的某種建構性，認為數學乃是<text:span text:style-name="T3"><text:s/>"</text:span>發明<text:span text:style-name="T3">" </text:span>了真理，而非<text:span text:style-name="T3"><text:s/>"</text:span>發現<text:span text:style-name="T3">" </text:span>了真理。<text:span text:style-name="T3">Turing</text:span>和羅素當然不會認同。那麼，究竟誰講得對呢？依我看是維根斯坦對，不過，這些東西恐怕沒法三言兩語說清楚。<text:span text:style-name="T3"> <text:line-break/><text:line-break/></text:span>維根斯坦生前寫了一千多萬字筆記，包含各種主題，但是，如果硬要給維根斯坦的思想說出一個最主要的主題，如他自己所說，那就是數學哲學。他曾經一連花了將近<text:span text:style-name="T3">20</text:span>年的時間一直在寫這部份的想法，所佔份量極重。但是，距離當年一直到現在，也有半個多世紀了，雖然維根斯坦的哲學早已成為當代西方哲學界最熱門最多人討論的對象，但依我看，他的想法實際上依然被嚴重低估與誤解、誤讀。<text:span text:style-name="T3"> <text:line-break/><text:line-break/></text:span>比方說，近十幾年來，以所謂神學、美學或倫理學的角度去解讀維根坦的人越來越多，蔚為風潮，但他們卻總是聚焦在那千萬字筆記中僅僅三言兩語的相關倫理與宗教字眼。如果是這樣，維根斯坦究竟又憑什麼能一再宣稱自己的一切哲學著作純粹是一種個人的痛苦日記，一種詩，一種竊竊私語？寫家書或寫情書或寫日記才會竊竊私語、才會是一種詩不是嗎？維根斯坦甚至還說，唯有那些跟他有著同樣痛苦的人，才有可能理解他在寫些什麼，因此斥責羅素對他寫的東西<text:span text:style-name="T3"><text:s/>"</text:span>一個字也不懂<text:span text:style-name="T3">"</text:span>。<text:span text:style-name="T3"> <text:line-break/><text:line-break/></text:span>至於那些專注於維根斯坦之邏輯與數學層面的人，當他們談起這部份的想法時，卻又完全把維根斯坦對於自己一切著作所宣稱的這樣一種詩與倫理乃至於存在主義的本質完全不當一回事。兩派人馬各自堅持。<text:span text:style-name="T3"> <text:line-break/><text:line-break/></text:span>好不容易後來又出現了第三派，你可以說它是一種後現代閱讀。後現代這一派，多多少少整合、彌補了舊有兩派的優缺點，但我至今沒有被說服。我可以說出這一派閱讀方式幾乎上百個難以自圓其說的問題與漏洞，但我自己卻也提不出一個更好的說法；心裏明明知道維根斯坦的<text:span text:style-name="T3"><text:s/>"</text:span>痛苦日記<text:span text:style-name="T3">" </text:span>究竟是什麼，卻又難以言喻。<text:span text:style-name="T3"> <text:line-break/><text:line-break/></text:span>詩似乎是這樣一種東西，當你不企圖去解析它時，你對之心領神會，心知肚明，一切如此昭然若揭，可當你一旦企圖去拆解它、還原其原意時，一切又似乎立刻走了樣。題外話。<text:span text:style-name="T3"> <text:line-break/><text:line-break/></text:span>底下是史丹佛哲學百科對於維根斯坦的數學哲學的一個簡單介紹，有興趣的人不妨自己看，看你能不能解開詩的密碼，讀出<text:span text:style-name="T3"><text:s/>"</text:span>竊竊私語的個人痛苦日記<text:span text:style-name="T3">" </text:span>乃至渴慕上帝的味道來。<text:span text:style-name="T3"> <text:line-break/><text:line-break/>https://plato.stanford.edu/entries/wittgenstein-mathematics/ <text:line-break/><text:line-break/></text:span>言歸正傳。後來，<text:span text:style-name="T3">Turing </text:span>獲得了劍橋教職，於是就也自己開起一門課和維根斯坦打擂台，課程名稱同樣叫做<text:span text:style-name="T3"><text:s/>"</text:span>數學的基礎<text:span text:style-name="T3">"</text:span>。不過，來聽課的學生僅有小貓兩三隻，後來甚至一個也不剩，全跑光了，於是課也開不成了。<text:span text:style-name="T3">Turing</text:span>似乎是個心靈很容易受傷的人，為此寫信跟他媽媽訴苦，說人家維根斯坦的課好多學生，而我的課卻一個人也沒有。<text:span text:style-name="T3"> <text:line-break/><text:line-break/></text:span>他媽媽很疼他，給他許多安慰，叫他別在乎這些事，始終把他當小孩看，比較在乎他的生活層面，經常叮嚀他要注意穿著，要常常洗澡，衣服不要老是皺皺的，教授就要有教授的樣子，不要邋里邋遢，而且要對同事有禮貌，要跟大家好好相處等等等。但<text:span text:style-name="T3">Turing</text:span>似乎統統都做不到，在一封家書中，他告訴他媽媽說自己長年過著<text:span text:style-name="T3"><text:s/>"</text:span>孤獨隱士般的<text:span text:style-name="T3">" </text:span>生活。<text:span text:style-name="T3"> <text:line-break/><text:line-break/>20</text:span>年前，當我讀到這些信時，不知道為什麼，心裏特別感動。那時候，周遭根本沒幾個人知道誰是<text:span text:style-name="T3">Alan Turing</text:span>，更不用說一般社會大眾了。<text:span text:style-name="T3">20</text:span>年前，你跟人講<text:span text:style-name="T3">Alan Turing</text:span>，沒有幾個人知道他是誰，彷彿你只是在講一個可有可無的路人甲。如今，來到大數據與人工智慧的發燒年代，<text:span text:style-name="T3">Turing</text:span>卻一夕翻盤，幾乎已經快要被人們講成<text:span text:style-name="T3"><text:s/>"</text:span>神<text:span text:style-name="T3">" </text:span>了，據說好萊塢還為他拍了一部電影，英國則四處為他立銅像。<text:span text:style-name="T3"> <text:line-break/><text:line-break/></text:span>我對這三個怪人的思想與生平，知之甚詳。在我的理解中，<text:span text:style-name="T3">Turing</text:span>是一個十足的<text:span text:style-name="T3"><text:s/>"</text:span>人<text:span text:style-name="T3">" </text:span>的形象，套用維根斯坦對於他人的最高評價慣有的說法：<text:span text:style-name="T3">"</text:span>像個人<text:span text:style-name="T3">"</text:span>；也正因為<text:span text:style-name="T3">Turing</text:span>如此<text:span text:style-name="T3"><text:s/>"</text:span>像個人<text:span text:style-name="T3">"</text:span>，如此的柔弱與剛強，也許，理解了他，事實上也彷彿理解了眾人，理解了情感，理解了生命種種。這些特質，很可能永遠都不會是人工智慧所能擁有的，但在這樣一個主張拋開形而上議論、拋開心靈與思考等等曖昧用詞而僅僅專注於<text:span text:style-name="T3"><text:s/>"</text:span>可運算性<text:span text:style-name="T3">"(Computability)</text:span>的<text:span text:style-name="T3"><text:s/>"</text:span>人工智慧之父<text:span text:style-name="T3">" </text:span>的身上，因其悲劇性的一生，卻彷彿低語深藏了這樣一把通往生命與心靈、情感與智慧的鑰匙。<text:span text:style-name="T3"> <text:line-break/><text:line-break/></text:span>底下是<text:span text:style-name="T3">18</text:span>年前寫的一篇文字。<text:span text:style-name="T3"> <text:line-break/><text:line-break/></text:span>陳真<text:span text:style-name="T3">2017.06.23 <text:line-break/><text:line-break/>=============== <text:line-break/></text:span>危險的實驗<text:span text:style-name="T3">—Alan Turing </text:span>的故事<text:span text:style-name="T3"> <text:line-break/><text:line-break/></text:span>陳真<text:span text:style-name="T3"><text:s/>1999. 11. 25. <text:line-break/><text:line-break/><text:line-break/></text:span>「毒液浸透蘋果，讓沉睡般的死亡也隨之穿透。」（<text:span text:style-name="T3">Dip the apple in the brew. Let the sleeping death seep through.</text:span>）<text:span text:style-name="T3"> <text:line-break/><text:line-break/></text:span>這是「白雪公主和七個小矮人」中巫婆吟唱的歌；<text:span text:style-name="T3">1939</text:span>年，<text:span text:style-name="T3">Alan Turing </text:span>結束他在普林斯敦沒有完成的博士論文回到劍橋，急切地趕到地方電影院看這齣戲。據說他對這首「巫婆之歌」印象深刻，經常學唱。傳記作者以其信函遺物等，指出他早藏死志。不管是否如此，<text:span text:style-name="T3">15</text:span>年後，<text:span text:style-name="T3">Turing </text:span>總算自己演了這一幕<text:span text:style-name="T3">—</text:span>在他每天睡前習慣要吃的蘋果上沾了氰化物，結束短暫的一生（<text:span text:style-name="T3">1912-1954</text:span>）。<text:span text:style-name="T3"> <text:line-break/><text:line-break/></text:span>這只不過是發生在四十多年前的往事，書上各種景物描繪，對照我所隸屬的眼前這個劍橋國王學院（<text:span text:style-name="T3">King's College</text:span>），可說毫無兩樣。往事歷歷，栩栩如生，聽起來卻像個童話故事；不需動用任何形容詞，都能感受此事哀傷。<text:span text:style-name="T3"> <text:line-break/><text:line-break/>Turing </text:span>是數理邏輯學者，後人尊稱他是「電腦之父」。但我相信，以其個性，大概不會喜歡這樣一個稱號。他同時也是最早提出「人工智慧」（<text:span text:style-name="T3">Artificial Intelligence</text:span>）概念的人。在他極其短暫、但卻和英國社會格格不入的一生中，最風光的一件事，大概就是他系統性地解開希特勒陣營所發出的一連串關鍵密碼；許多人把盟軍打勝仗的功勞，歸給他神乎其技的解碼功力。<text:span text:style-name="T3"> <text:line-break/><text:line-break/></text:span>正確來說，<text:span text:style-name="T3">Turing </text:span>並不是死於「毒蘋果」，而是死於「巫婆的詛咒」。<text:span text:style-name="T3">1952 </text:span>年，他工作完回家，發現家裏失竊，於是報警處理。這樣一個簡單的動作，不料卻投下死亡陰影。精明的警方趕至現場，立刻察覺他和另一位男士同住一房。於是，小偷沒抓到，他卻被警方逮捕了，罪名是「下流猥褻」（<text:span text:style-name="T3">gross indecency</text:span>）。<text:span text:style-name="T3"><text:line-break/><text:line-break/></text:span>許多人相信，以他解開希特勒密碼的種種戰時功勳及劍橋教授身份，要擺脫這樣一個羞辱，其實輕而易舉，可是他卻不是那種會玩這類手腕的人。經過一番司法折磨與羞辱，他被判了刑；更令他難堪的是，他被強制移送精神科接受荷爾蒙「治療」，以「調整」他對同性不該有的愛。<text:span text:style-name="T3"> <text:line-break/><text:line-break/>Turing </text:span>自小個性「古怪」，不修邊幅，從小就是班上最容易弄髒身體的人，全身上下經常到處沾滿墨汁；加上口吃，以及過度偏重興趣的不平衡學業表現，使他一直無法在強調「優雅」以及「均衡出色」的私立學校中，和那些往往是權貴子弟的同學們發展出良好的人際關係。更糟的是，他似乎也不打算改變自己來適應團體。<text:span text:style-name="T3"> <text:line-break/><text:line-break/>Turing </text:span>的母親一貫視他如小孩，彷彿永遠長不大，經常勸他要顧「形象」，叫他每天要整理頭髮、修指甲、刮鬍子，要有個學者的樣子。他的同事和朋友形容他「難以理解」、「不和體制妥協」，形容他深陷知識的探索卻似乎無一事當真，是個「謎」一樣的人物。劍橋國王學院「當局」也盡量「容忍」他在學院內種種不顧教授體面的「幼稚」行徑。<text:span text:style-name="T3"> <text:line-break/><text:line-break/></text:span>傳記作者說，在世人普遍誤解他的當時，或許還有那麼一把能藉以理解他的「鑰匙」存在，但是，作者感嘆，往事已矣，經過了這麼多年，這把能理解他的「鑰匙」如今似乎已不可尋。<text:span text:style-name="T3"> <text:line-break/><text:line-break/>Turing </text:span>雖「怪」，據說有憂鬱傾向，言談之間經常談到有關死亡的議題，但他平時其實相當開朗，同性戀官司的恥辱，卻給了他重重一擊。長期的賀爾蒙藥物強制「治療」，更使他長跑健將的體格出現許多異樣，比如他形容自己「竟然長出了乳房」。<text:span text:style-name="T3"> <text:line-break/><text:line-break/></text:span>種種身心打擊，使他比往日更加埋首研究，彷彿要以工作來埋葬自己，每天花十幾個小時在研究工作上。可是，研究工作並不怎麼順利，學術上並沒有做出什麼成績，周圍一些同事，形容他是「一團黑色笑話」。<text:span text:style-name="T3"> <text:line-break/><text:line-break/>1954 </text:span>年<text:span text:style-name="T3"><text:s/>6 </text:span>月<text:span text:style-name="T3"><text:s/>7</text:span>號，他和往常一樣，睡前吃了一顆蘋果，自此長眠。此一自殺事件，查無他殺嫌疑，於是很快就結了案。<text:span text:style-name="T3">Turing </text:span>有關於「心靈」的思想，被他的老師羅素推崇為「具有深沉的哲學意涵」，卻在他自殺死後二、三十年才逐漸為學術界所重視。在當時，他的死，雖然在熟人間引起一陣八卦議論，但很快就被遺忘，世人也不再對這一團「黑色笑話」感興趣。<text:span text:style-name="T3"> <text:line-break/><text:line-break/></text:span>只是，讓朋友和家人納悶的是，他為什麼要在「這個時候」自殺呢？災難已逐漸遠離，令人難堪的「心理治療」和「賀爾蒙治療」也早已結束一年，為何此時才自殺？而且，他面對災難挫折時所表現出來的氣度和勇氣，顯然不像是個會自殺的人。<text:span text:style-name="T3"> <text:line-break/><text:line-break/></text:span>沒有任何徵兆，沒有任何遺言，<text:span text:style-name="T3">Turing </text:span>就這樣走了。他固執的媽媽於是舉了許多例子，說他從小喜歡做各種「危險的實驗」，經常釀禍，堅信這不是自殺，堅信這只是一場「實驗意外」。不過，很顯然<text:span text:style-name="T3">Turing </text:span>是故意讓這個「意外」發生。就像睡覺一樣，<text:span text:style-name="T3">Turing</text:span>躺在床上，沒有留下片語隻字，安靜地離開了這個世界。<text:span text:style-name="T3"> <text:line-break/><text:line-break/></text:span>遺體迅速火化，只有母親、兄弟和一兩位朋友到場送別，沒有任何紀念儀式。世人對他的記憶，就和骨灰一樣，迅速隨風而散。一直到最近幾年，英國社會似乎才突然「良心發現」曾經虧待了這樣一個真誠木訥的老實人。或者，更正確地說，英國社會似乎突然發現原來<text:span text:style-name="T3"><text:s/>Turing </text:span>的學術成就還真的蠻重要的，所以開始「紀念」起他來了。<text:span text:style-name="T3"> <text:line-break/><text:line-break/></text:span>我知道英國民間有一群人正打算向社會大眾募款，擇地建造銅像；國王學院也一直到去年（<text:span text:style-name="T3">1998</text:span>），才突然「心血來潮」，在以他命名的電腦室（<text:span text:style-name="T3">Turing Room</text:span>）樓梯口，掛上了他的肖像。<text:span text:style-name="T3"> <text:line-break/><text:line-break/></text:span>不管遲來的正義是不是正義，歷史似乎總是演著同樣的戲碼；人們總是無心或無能理解那些和絕大多數人不一樣的「少數心靈」或「弱勢者」，更不用說去善待他們了。唯有等到人去樓空，經過一段漫長歲月後，似乎才又在歷史灰燼裏頭尋找死者生前孤獨的身影。<text:span text:style-name="T3"> <text:line-break/><text:line-break/>Turing </text:span>是個自我道德感很強的人，真誠不做作，面對真實天性。即使社會道德不容，法律制裁當前，他依然不諱言自己是個同性戀者。唯一的例外是他不願對母親明講。年事已高的母親，也許終究無法明白究竟發生了什麼事。在她眼裏，<text:span text:style-name="T3">Turing</text:span>只不過是個「無藥可救、整天空思夢想的小孩子」（<text:span text:style-name="T3">a hopelessly head-in-the-clouds child</text:span>）。她一直認為，這小孩一定又是在玩什麼「危險的實驗」，因此才釀成意外。<text:span text:style-name="T3"> <text:line-break/><text:line-break/>Turing </text:span>經常寫信給母親，抱怨生活或工作上的各種挫折，比如抱怨他在劍橋所開的第一堂課，名稱與維根斯坦開的課一樣，都叫做「數學的基礎」；學期一開始沒多久，學生竟然全部退選，無一人感興趣。他與母親無話不談，包括談他最喜歡的玩偶泰迪熊。在一封家書中，他透露自己長期過著「孤獨隱士」般的生活。<text:span text:style-name="T3"> <text:line-break/><text:line-break/></text:span>我努力想拋開所謂「天才」的「故事感」，想把它還原成每個人生命深處或多或少都會有的那一份難以言喻的美麗與哀愁。我一直相信，唯有這樣的看待方式，才是<text:span text:style-name="T3">Turing </text:span>所渴望的；或許也唯有如此，才能尋回傳記作者所說的那一把能藉以通向他心靈世界的「失落的鑰匙」。<text:span text:style-name="T3"> <text:line-break/><text:line-break/></text:span>羅曼羅蘭有句話這麼說：「只要有一雙真誠的眼睛陪我們哭泣，我們就沒有白白為生命受苦。」<text:span text:style-name="T3">Turing </text:span>幽魂有知，我希望他不要再感孤單，因為我們彷彿已能理解他的真情，不只是他的，還有眾人的。</text:p>
      <text:p text:style-name="P1"><text:span text:style-name="T1">陳真</text:span><text:s/>  |  2017.06.23 00:25   |   <text:a xlink:type="simple" xlink:href="http://palinfo.habago.org/Entry?Command=Information_PrintForum&amp;iPage=153#FORUM35818"><text:span text:style-name="T2">#</text:span></text:a></text:p>
      <text:p text:style-name="P3"><text:span text:style-name="T3">[</text:span>董事長報告<text:span text:style-name="T3">] <text:line-break/><text:line-break/></text:span>據會計室表示，目前需要的費用已經募足，甚且超過，請大家別再捐款，謝謝各位。所有捐款，良哲會陸續公告在首頁。<text:span text:style-name="T3"> <text:line-break/><text:line-break/></text:span>講到錢的事真的很尷尬。如果巴勒網曾經做了些什麼值得矚目的事，也許這尷尬的感覺就不會那麼強烈。<text:span text:style-name="T3"> <text:line-break/><text:line-break/></text:span>希望各位同志未來能振作些，比方說多翻譯點文章<text:span text:style-name="T3">(</text:span>最近有幾篇新貼上的，耗費大家不少精神，請見首頁<text:span text:style-name="T3">)</text:span>，比方說踴躍參加站樁或幫忙來現場發傳單招呼路人等等<text:span text:style-name="T3">(</text:span>沒法站兩小時的人當然可以自由來去，不一定要從頭站到尾<text:span text:style-name="T3">)</text:span>。<text:span text:style-name="T3"> <text:line-break/><text:line-break/></text:span>另外還有比方說，有些牌子內容可能有點不太適用，早該更換，例如<text:span text:style-name="T3">"</text:span>通緝歐巴馬<text:span text:style-name="T3">"</text:span>。通緝當然還是應該要通緝，但是往來路人會以為我們搞不清楚美國總統已經換人。還有就是<text:span text:style-name="T3"><text:s/>"</text:span>若雪書信<text:span text:style-name="T3">" </text:span>會再加印，至於我寫的那本<text:span text:style-name="T3"><text:s/>"</text:span>伊拉克淪陷記實<text:span text:style-name="T3">"</text:span>，不打算再版，因為內容已成陳年歷史，如今血腥更甚以往，而且更為陰暗複雜，但我沒法在原有內容上更新。<text:span text:style-name="T3"> <text:line-break/><text:line-break/></text:span>還有，有人提議說，除了例行站樁，何不多辦些演講或座談之類，例如有一回請慧如演講，感覺就挺好的。對於此一提議，我十分贊成<text:span text:style-name="T3">(</text:span>只要別要我說話就好<text:span text:style-name="T3">)</text:span>。其它還有很多事，等做到再說。</text:p>
      <text:p text:style-name="P1"><text:span text:style-name="T1">陳真</text:span><text:s/>  |  2017.06.22 01:58   |   <text:a xlink:type="simple" xlink:href="http://palinfo.habago.org/Entry?Command=Information_PrintForum&amp;iPage=153#FORUM35817"><text:span text:style-name="T2">#</text:span></text:a></text:p>
      <text:p text:style-name="P2"><text:span text:style-name="T3">(</text:span>續<text:span text:style-name="T3">) <text:line-break/><text:line-break/></text:span>前一篇留言底下那兩篇投書，作者是誰不知道，但<text:span text:style-name="T3"><text:s/>"</text:span>作者介紹<text:span text:style-name="T3">" </text:span>寫著<text:span text:style-name="T3">25</text:span>歲，一個則是大學生，想必也已成年。<text:span text:style-name="T3"> <text:line-break/><text:line-break/></text:span>常有些半票讀者會私下對我說，<text:span text:style-name="T3">"</text:span>不需要去批評誰誰誰，他又不是名人，不值得<text:span text:style-name="T3">"</text:span>，或是<text:span text:style-name="T3"><text:s/>"</text:span>不需要去批評某某事，那是小事，不值得<text:span text:style-name="T3">"</text:span>，對於這類半票讀者我常感無奈，為之語塞，啞巴吃黃蓮。這就好像你在教小朋友算數，一斤芒果多少錢，一斤橘子多少錢，各買幾斤一共多少？這時候卻有人跟你說，<text:span text:style-name="T3">"</text:span>芒果不好吃啦，橘子也還沒到季節，不需要談這些<text:span text:style-name="T3">"</text:span>，或是<text:span text:style-name="T3"><text:s/>"</text:span>今年芒果盛產，有這麼貴嗎？<text:span text:style-name="T3">" </text:span>你聽了，一定感到很無奈，他到底知不知道什麼是<text:span text:style-name="T3"><text:s/>"</text:span>舉例<text:span text:style-name="T3">"</text:span>？<text:span text:style-name="T3"> <text:line-break/><text:line-break/></text:span>同理，我當然不知道這兩篇投書作者是誰，就當做路人甲路人乙，總之，我不是在批評<text:span text:style-name="T3"><text:s/>"</text:span>他們<text:span text:style-name="T3">"</text:span>，而只是以之文字為例，說明一些想法。每次被迫得做這類聲明總覺得很無奈。<text:span text:style-name="T3"> <text:line-break/><text:line-break/></text:span>言歸正傳。續前言：沒有某種<text:span text:style-name="T3"><text:s/>"</text:span>眼光<text:span text:style-name="T3">"</text:span>，沒有某種<text:span text:style-name="T3"><text:s/>"</text:span>見識<text:span text:style-name="T3">" </text:span>與<text:span text:style-name="T3"><text:s/>"</text:span>經驗<text:span text:style-name="T3">"</text:span>，你往往沒法理解某種人事物。這時候，我們需要一種想像或比對，超越時空，想像一下某種情境，做個對比。比方說，想像一下，有人拿把利刃，把你的媽媽及幾個小孩全抓來，盡量用最殘忍的方式，往她們身上亂砍亂刺十幾刀，你覺得那會是什麼感覺？同樣地，想像一下，有人把你也抓來，用盡所有你能想像以及無法想像的殘酷手段，天天對你刑求，你覺得那會是什麼感覺？馬英九很幽默對不對，天天臉上掛著親切的笑容，但是，如果我把他抓來，把他全家老小也統統抓來，任我處置，你想，我有沒有可能讓馬英九從此失去笑容？<text:span text:style-name="T3"> <text:line-break/><text:line-break/></text:span>如同閱讀一本文集詩集一般，<text:span text:style-name="T3">"</text:span>想像<text:span text:style-name="T3">"</text:span>，是我們認識世界的一個重要管道，畢竟我們不可能身為萬物，我們有的就只是一己經驗，唯有通過豐富且真實的想像，我們才有可能認識萬物。<text:span text:style-name="T3"> <text:line-break/><text:line-break/></text:span>今晚上班時，夜診沒什麼病人，護士讓我看一則新聞：<text:span text:style-name="T3"> <text:line-break/><text:line-break/>https://goo.gl/9hrjQA <text:line-break/><text:line-break/></text:span>新聞中有張照片，是一隻小黃狗。你看了，不知道有沒有什麼感覺？弱者似乎永遠都會被輕忽對待。人如此，動物就更處劣勢了。但是，你的感覺就只是這樣嗎？當然不是，只是我們往往說不上來，只能淚眼以對。<text:span text:style-name="T3"> <text:line-break/><text:line-break/>"</text:span>想像<text:span text:style-name="T3">"</text:span>，當然並非萬能。許多時候，除了想像，我們還需要血肉經驗。你能理解比方說，眾叛親離、家破人亡的感覺嗎？我想你也許可以理解，但你一定無法感受。你能理解比方說，當你即將出門的前幾天，你卻必須寫下遺書決心一去不返的悲傷嗎？我想你也許可以理解，但你一定無法感受，除非你曾親身經歷。於是乎，我們的所謂理解，事實上距離真實依然十分遙遠。你永遠搆不著一顆孤獨的心，除非你也曾經孤獨。<text:span text:style-name="T3"> <text:line-break/><text:line-break/></text:span>當然，許多經驗是可以獲得的，但它往往來得太遲。當它來到時，人事已非。<text:span text:style-name="T3"> <text:line-break/><text:line-break/></text:span>你看，我到現在都幾歲了，每天腦子裏想的，十之八九依然是<text:span text:style-name="T3"><text:s/>"</text:span>希望能有更多的時間睡覺<text:span text:style-name="T3">" </text:span>之類，以及各種吃喝玩樂，比方說老想著有機會可以再去吃帕莎蒂娜的鮮蝦洋芋三明治，除此之外，很少想著什麼正經事。比方說，今天上一整天的班，看病人時心裏就一直惦記著昨晚深夜特地跑出門花<text:span text:style-name="T3"><text:s/>69</text:span>元買的一盒情人果冰棒，打算今晚十點看完門診回家第一件事就是先吃一根。<text:span text:style-name="T3"> <text:line-break/><text:line-break/></text:span>當我審視了自己腦海裏的真實經驗，我似乎才彷彿體會到已過世父母的一些心思。難怪我媽在我小時候老是問我要不要跟她一起去買菜，或是突然好像很<text:span text:style-name="T3"><text:s/>"</text:span>好心<text:span text:style-name="T3">" </text:span>地問我想不想去吃冰？或是在我念國中時，經常問我想不想去這裏或那裏玩。原來<text:span text:style-name="T3"><text:s/>"</text:span>父母<text:span text:style-name="T3">" </text:span>只是一個頭銜，人的某個部份始終還是個<text:span text:style-name="T3"><text:s/>"</text:span>孩子<text:span text:style-name="T3">"</text:span>。我過去還以為他們很喜歡工作，甚至因此經常忙到深夜；我還以為他們對於美食特別是零食根本不屑一顧；我還以為他們對於動物園或遊樂園絲毫不感興趣，只是看我可憐所以才<text:span text:style-name="T3"><text:s/>"</text:span>勉強<text:span text:style-name="T3">" </text:span>帶我去，事實上，原來他們自己說不定更喜歡去，而且覺得跟自己的小孩去玩很幸福。<text:span text:style-name="T3"> <text:line-break/><text:line-break/></text:span>這一切，都是當我活到他們當年的歲數時，我才體會到的，原來他們是這樣的一些心思，可是當我年少時，我根本連想都不會去想到。我以為大人的腦子裏想的就是很正經正當很勤奮賣力的一些事，我從未想到原來他們一樣會垂涎哪怕只是一根兩塊錢的冰棒。<text:span text:style-name="T3"> <text:line-break/><text:line-break/></text:span>因為我的關係，我媽驟然病逝。依照民俗，一些衣物必須燒掉。入殮期間，我趁著眾人不注意，從火堆裏搶救出她生前每天攜帶的一個爛爛的背包，裏頭放著一些便條紙跟一枝筆以及一本通訊錄和一副老花眼鏡及一些零錢。我沒想到裏頭竟然有一條紅色、心形的塑膠項鍊，那是我小學一年級第一次參加遠足，在台南鯤鯓海邊一個風景區花十塊錢買來送給我媽的。<text:span text:style-name="T3"> <text:line-break/><text:line-break/></text:span>那東西其實哪叫<text:span text:style-name="T3"><text:s/>"</text:span>禮物<text:span text:style-name="T3">"</text:span>，那只是三歲小孩的玩具，路邊攤跟一個阿婆買的。我之所以買它，是因為那顆心稍微透明，當我把它拿起來透過它迎著陽光看向海面時，彷彿整片大海都籠罩在一顆閃閃發出紅色光芒的心底下，於是決定買下送給我媽，我還告訴她應該怎麼玩這東西。<text:span text:style-name="T3"> <text:line-break/><text:line-break/></text:span>小學一年級，那已經不知道是多遙遠的過去了，要不是發現這條心形塑膠項鍊，我幾乎都忘了這件陳年往事。我完全沒想到的是，一個大人，一個如此忙碌於工作的大人，怎麼會把小孩幾十年前送的這樣一個小孩玩具竟然就一輩子帶在身邊。原來，原來很多事我以為我懂，其實我根本一無所知。當我慢慢懂了的時候，人事已非，陰陽兩隔。<text:span text:style-name="T3"> <text:line-break/><text:line-break/></text:span>惆悵事不說也罷，講點正面宣傳的發現。你看，上一篇留言底下那兩篇投書，你看，作者都幾歲了，<text:span text:style-name="T3">25</text:span>歲了耶，如果遮掉<text:span text:style-name="T3"><text:s/>"</text:span>作者介紹<text:span text:style-name="T3">"</text:span>，你肯定會以為這是小學生寫的阿西式作文，頭腦真是硬如花崗岩，其介如石。<text:span text:style-name="T3">25</text:span>歲的頭腦就能硬成這樣，真不簡單。每次看到市面上無數類似像這樣的<text:span text:style-name="T3"><text:s/>"</text:span>年輕人<text:span text:style-name="T3">"</text:span>，我常常會覺得很震撼，想不到原來我這麼傑出！！<text:span text:style-name="T3">25</text:span>歲，我都已經是個隨時朝不保夕的叛亂犯了，而現代這些其實一點也不年輕的所謂<text:span text:style-name="T3"><text:s/>"</text:span>年輕人<text:span text:style-name="T3">" </text:span>卻還<text:span text:style-name="T3"><text:s/>"</text:span>娘<text:span text:style-name="T3">" </text:span>成這副德性，像個什麼脆弱、撒嬌的小寶貝似的，但是卻又以為自己很敢很行很聰明，真是很不可思議。是塑化劑喝太多嗎？要不然怎麼會這麼晚熟？還是我太早熟了？<text:span text:style-name="T3"> <text:line-break/><text:line-break/>"</text:span>氣味<text:span text:style-name="T3">" </text:span>這東西很重要，但它卻說不上來。<text:span text:style-name="T3">"</text:span>聞出氣味<text:span text:style-name="T3">" </text:span>也許是一種天賦，但它也許或多或少還是可以學習。你看這兩篇投書，行文內容與語氣態度是不是很<text:span text:style-name="T3"><text:s/>"</text:span>鼻<text:span text:style-name="T3">" </text:span>熟？是不是有一種很熟悉的味道？那當然。這時代，島內市面上的所謂年輕人，幾乎都是這股味道。什麼味道？大腸花的味道。我不知道你聞不聞得出來？由此你能想像，一個時代或政治無孔不入的型塑力量，人居然可以被型塑到普遍散發出同一種味道來，彷彿是同一家工廠出品的肥皂，所有<text:span text:style-name="T3"><text:s/>"</text:span>年輕人<text:span text:style-name="T3">" </text:span>幾乎是一模一樣的氣味。</text:p>
      <text:p text:style-name="P1"><text:span text:style-name="T1">天峰</text:span><text:s/>  |  2017.06.22 00:26   |   <text:a xlink:type="simple" xlink:href="http://palinfo.habago.org/Entry?Command=Information_PrintForum&amp;iPage=153#FORUM35815"><text:span text:style-name="T2">#</text:span></text:a></text:p>
      <text:p text:style-name="P3">最近兩個中國人在巴基斯坦被<text:span text:style-name="T3">is</text:span>綁架並殺害，引起中國網友的憤慨。但聲討的對象，不是<text:span text:style-name="T3">is</text:span>，而是受害人的僱主，一名韓國人和他的家人。<text:span text:style-name="T3"> <text:line-break/><text:line-break/></text:span>不知讀者看了我這樣的描述，第一反應是什麼？<text:span text:style-name="T3"> <text:line-break/><text:line-break/></text:span>韓國媒體就是這樣描述的。韓國網友的第一反應就是開罵，罵中國人。怎麼不指責恐怖分子，反倒指責韓國人？中國人真可惡！果然是低等民族！<text:span text:style-name="T3"> <text:line-break/><text:line-break/></text:span>但事實是怎樣呢？事實是，這個描述，每一句話都是真實的，但卻不是事實的全部。大致接近的事實，也就是中國網友做出這種反應的事實依據，大致包括下面幾點：<text:span text:style-name="T3"> <text:line-break/><text:line-break/>1</text:span>、這名韓國人和他的家人在巴基斯坦南部城市，成立一家公司和一間語言學校，並以此為幌子，開展被當地禁止的基督教傳教工作。<text:span text:style-name="T3"> <text:line-break/>2</text:span>、由於六七十年代的二次印巴戰爭中，中國政府的無私援助，巴基斯坦免於亡國，加之兩國友誼幾十年來的持續發展，中國人在巴基斯坦擁有其他外國人不具備的禮遇。<text:span text:style-name="T3"> <text:line-break/>3</text:span>、出於第二點所說的原因，這個韓國家庭僱傭了十三名中國人，進行培訓，幫助其在當地傳教。<text:span text:style-name="T3"> <text:line-break/>4</text:span>、這種被當地穆斯林認為宗教侵略的行為，惹怒了當地的極端宗教組織，最終釀成悲劇。<text:span text:style-name="T3"> <text:line-break/>5</text:span>、近十年來，屢屢傳出韓國傳教士在穆斯林地區的不理智行為，甚至因此被極端分子綁架和殺害。其中最著名的事件包括，<text:span text:style-name="T3">2006</text:span>年<text:span text:style-name="T3">1500</text:span>名韓國基督教信眾聚集在阿富汗准備大規模宗教宣傳活動，被阿富汗政府制止，並且讓韓國政府配合遣返回國。<text:span text:style-name="T3">2007</text:span>年韓國傳教組織共<text:span text:style-name="T3">23</text:span>人在阿富汗被塔利班綁架，並且一名韓國人遭殺害，最終韓國政府答應交付巨額贖金以及撤出配合美軍駐守的韓國士兵。<text:span text:style-name="T3"> <text:line-break/>6</text:span>、韓國教會公司化，大小宗教數不勝數，並且多年來滲透到中國各地，形成龐大地下教會網絡，除了基督教外，不乏各種騙財騙色的邪教，已經引起中國網友的厭惡。<text:span text:style-name="T3"> <text:line-break/><text:line-break/></text:span>假如以上事實，韓國人都在看報道的當下同時獲知，是否除了謾罵中國人外，也能有更多的思考？<text:span text:style-name="T3"> <text:line-break/><text:line-break/></text:span>陳真醫師轉貼的那兩篇文字，我不知新聞源是怎樣，不知新聞報道中，李家同是否透露他生氣的真正原因？僅僅是認為學生不懂禮貌嗎？我不認為是。中國人常說怒其不爭，所謂愛之深是也。我不擅寫作，面對殘缺的事實，僅僅能通過常識去接近真相，絕不會長篇大論表露自己的無知，更不會出於什麼陰暗的目的借刀殺人以圖私利。<text:span text:style-name="T3"> <text:line-break/><text:line-break/></text:span>我們對事物的認知對世界的認知，取決於對事實的掌握程度，畢竟，這個世界是由事實構成的，而不是由我們猜想出來的。這一點，新聞媒體當然知道。我記得二十多年前還在念大學，有一段時間家父擔任過一個報社的總編，我曾問他，到報社工作有什麼要求？他隻說了三個字：真善美。當時我還笑他，你們共產黨那一套太老土了，難怪沒人看。今天想來，假如每一個媒體都能求真盡善，這個世界起碼會比現在更美一些吧。<text:span text:style-name="T3"><text:line-break/></text:span></text:p>
      <text:p text:style-name="P1"><text:span text:style-name="T1">陳真</text:span><text:s/>  |  2017.06.21 20:52   |   <text:a xlink:type="simple" xlink:href="http://palinfo.habago.org/Entry?Command=Information_PrintForum&amp;iPage=153#FORUM35814"><text:span text:style-name="T2">#</text:span></text:a></text:p>
      <text:p text:style-name="P2">人工腦和電腦有一點可能不太一樣，人工腦也許可以獨立<text:span text:style-name="T3"><text:s/>"</text:span>理解<text:span text:style-name="T3">" </text:span>一個個資訊<text:span text:style-name="T3"><text:s/>(</text:span>如果這也算是一種理解的話<text:span text:style-name="T3">)</text:span>，但人腦卻需要一種概念上及經驗上的<text:span text:style-name="T3"><text:s/>"</text:span>參考架構<text:span text:style-name="T3">"</text:span>，就像透過一種座標，你才有辦法定位一樣；也許是知識，也許是經驗，也許是一些思索，乃至是直覺與情感，正是這樣一個參考架構讓我們足以理解世界。<text:span text:style-name="T3"> <text:line-break/><text:line-break/></text:span>簡單說，我之所以知道<text:span text:style-name="T3">A</text:span>，理解<text:span text:style-name="T3">A</text:span>，是因為我知道<text:span text:style-name="T3">B</text:span>，理解<text:span text:style-name="T3">B</text:span>。同理，我之所以知道<text:span text:style-name="T3">B</text:span>，理解<text:span text:style-name="T3">B</text:span>，是因為我知道<text:span text:style-name="T3">C</text:span>，理解<text:span text:style-name="T3">C</text:span>。換句話說，我之所以有可能知道<text:span text:style-name="T3">A</text:span>，理解<text:span text:style-name="T3">A</text:span>，是因為我知道並理解了<text:span text:style-name="T3"><text:s/>B</text:span>、<text:span text:style-name="T3">C</text:span>、<text:span text:style-name="T3">D</text:span>、<text:span text:style-name="T3">E</text:span>、<text:span text:style-name="T3">F</text:span>、<text:span text:style-name="T3">G.....</text:span>，這一切，構成了一個概念與經驗網，就像在捕捉昆虫那樣，藉以捕捉瀰漫於無邊無際的時空中各種與該網相對應的資訊，使之產生<text:span text:style-name="T3"><text:s/>"</text:span>意義<text:span text:style-name="T3">"</text:span>。這樣一個參考架構的內涵，於是在根本上決定了你如何理解人事物。<text:span text:style-name="T3"> <text:line-break/><text:line-break/></text:span>許多時候，我對溝通感到悲觀。有些人聽了這話會很不爽，因為他以為這樣的一個陳述是一種傲慢，一種挑釁，但它其實只是訴說了一個可悲的事實。<text:span text:style-name="T3"> <text:line-break/><text:line-break/></text:span>溝通之所以悲觀，乃至許多時候近乎絕望是因為，你看得見他，他卻看不到你。他不知道、甚至也不可能知道這個事實，除非他不再是他，除非他更換或充實了原有的參考架構，進而對人事物有可能產生新的理解。<text:span text:style-name="T3"><text:line-break/><text:line-break/></text:span>我經常反覆數算一些事，比方說我幾歲了，而他們幾歲？數算之後，往往感受到一種衝擊，一種悲愴，一種恍然大悟。原來，當我還整天躺在劍橋的草地上想些有的沒的哲學時，林義雄在我當時那個年紀，卻慘遭滅門之痛，而且飽受酷刑，身心俱殘。原來，當我如何如何碎了我父母的心時，我父母原來還如此青春；原來，當我父母在我現在這個年紀時，正為了生活與健康焦頭爛額飽受折磨之際，我卻離家出走，正在和國民黨拼命，風波不斷，災厄連連；連黑道也敢惹，黑夜挨了黑槍，走過一趟鬼門關<text:span text:style-name="T3">... <text:line-break/><text:line-break/></text:span>經過這麼多年，這麼多折騰，我這才似乎終於看見、聽見那些我過去看不著也聽不見的東西。一個淺薄者無法了解一己之淺薄，除非有一天，他潛到水底，有了一種新眼光，彷彿才能看見。這事恐怕誰也不能例外，差別只是在於態度，在於病識感；一樣都看不見，有些人卻以為自己看見了，甚至憑著不知哪來的信心，顧盼自雄，得意非凡。但事實上卻是做一湯匙，講一畚箕，一粒田螺煮了九碗公湯；吃三把青菜就以為成佛了，給他一點顏色就開起染坊；讀了兩篇文章，就以為自己是個思想大師了。<text:span text:style-name="T3"> <text:line-break/><text:line-break/></text:span>維根斯坦說得對，他說：你不要輕易去反駁那些說話當真的人，因為你很可能根本不知道自己在反駁什麼。<text:span text:style-name="T3"><text:line-break/><text:line-break/></text:span>許多時候真是很難想像，天啊！怎麼有人會笨到這種程度？笨倒是沒關係，可他怎麼會以為自己很聰明呢？人家走過的橋恐怕都比你走過的路還多，人家經歷過的世界，打過的仗，讀過的書，比你大上一萬倍，你怎麼會以為你可以跟人大小聲呢？你事實上連別人在講什麼都聽不懂，卻照樣很敢說，很敢嗆聲，得意非凡。我認識不少這種自以為是領袖、菁英的學生或學者，我常想，要是他能真正意識到自己的可笑與低能，恐怕會痛苦得非跳樓不可吧。<text:span text:style-name="T3"> <text:line-break/><text:line-break/></text:span>底下兩篇文字，就給我這樣的感覺。要寫出這麼傻逼又得意的文字，這等境界倒還真的很不簡單，不知道平常是吃什麼牌子的飼料？這就如同我要是自哼自唱自己作曲兩句，頓然以為自己就是莫札特再世，很得意，差不多是這樣一種<text:span text:style-name="T3"><text:s/>"</text:span>境界<text:span text:style-name="T3">" </text:span>吧。<text:span text:style-name="T3"> <text:line-break/><text:line-break/></text:span>陳真<text:span text:style-name="T3">2017. 06. 21. <text:line-break/><text:line-break/>====================== <text:line-break/></text:span>觀點投書：乖乖就好？談李家同們的傲慢與偏見<text:span text:style-name="T3"> <text:line-break/><text:line-break/></text:span>潘寬<text:span text:style-name="T3"> <text:line-break/><text:line-break/>2017</text:span>年<text:span text:style-name="T3">06</text:span>月<text:span text:style-name="T3">20</text:span>日<text:span text:style-name="T3"> <text:line-break/><text:line-break/></text:span>風傳媒<text:span text:style-name="T3"> <text:line-break/><text:line-break/></text:span>最近有則新聞，李家同在金門大學畢業典禮致詞時，因為畢業生進進出出，沒有全程坐著聽講而生氣，表示不被尊重，甚至還說「竟然敢站起來走掉」、「像個大學生」等。<text:span text:style-name="T3"> <text:line-break/><text:line-break/></text:span>結果新聞一出，下面立刻有金大的同學留言表示，當天禮堂內溫度相當高，學生們穿著學士服，許多人都汗流浹背，只好去外面透透氣。很明顯這是場地的問題而非學生的問題，作為一個講者，他不僅沒能去瞭解眾人離席的原因，反而完全沒有同理心地大加撻伐，將他高高在上的傲慢與偏見展露無遺。<text:span text:style-name="T3"> <text:line-break/><text:line-break/></text:span>身為他的著作「讓高牆倒下吧」的讀者，除了感到遺憾，也不禁要質疑，他所強調這種「一味服從」的態度究竟對不對？尊重，能無限上綱到不講理嗎？延伸來看，這跟我們面臨的世代正義問題其實有著高度關聯性。<text:span text:style-name="T3"> <text:line-break/><text:line-break/></text:span>傳統儒家思維強調服從，大人總認為「乖小孩」才好。然而事實卻讓我們知道，盲目地服從根本就是一種災難：當人們誤信獨裁政權或極端宗教而在不知不覺中造成各種迫害、員工因盲目服從上司而換來血汗超時的工作處境、當南韓世越號船難發生時，唯有不服從「待在房間內」的指令，跑上去甲板的「不乖」學生，才有較高獲救的可能。從這些歷史可以得知可以一味服從是不正確的，隨時保持理性思辨能力、臨機應變才是上策。試問，李家同難道認為學生應該冒著中暑的風險聽他講完嗎？<text:span text:style-name="T3"> <text:line-break/><text:line-break/></text:span>李家同嚴詞批評不尊重時，卻忽略台下正處於炎熱的糟糕環境中；這不就跟許多老人愛罵年輕人草莓，卻又無視種種低薪高物價血汗工作等等惡劣的環境，有異曲同工的感覺嗎？<text:span text:style-name="T3">(</text:span>當然李家同當時可能不知空調的問題<text:span text:style-name="T3">) <text:line-break/><text:line-break/></text:span>當全聯總裁等等高談年輕人「要忍耐不計較低薪」，「領<text:span text:style-name="T3">22k</text:span>做<text:span text:style-name="T3">50k</text:span>的事情，老闆會看重你」等，卻忽視種種低薪高房價被壓榨的窘境，且忽略時代早已不同的事實而顯得充滿偏見。這些「李家同們」缺少同理心，漠視別人的水深火熱，然後站在制高點說風涼話，這樣是值得「被尊重」的樣子嗎？<text:span text:style-name="T3"> <text:line-break/><text:line-break/></text:span>台灣的民主自由啟蒙相對較晚，許多世代正義問題都仍懸而未決。長輩一味要求服從，卻忽略了合理的重要性，且尊重應該是雙向的。當年輕世代一出生就身處這個由上一代造就的、低薪高物價不宜人居、且自然資源遭過度開發的狀況<text:span text:style-name="T3">(</text:span>見齊柏林導演的「看見台灣」<text:span text:style-name="T3">)</text:span>之中，怎能再以三四十年前的標準要求現在的年輕人？<text:span text:style-name="T3"> <text:line-break/><text:line-break/></text:span>在此，除了呼籲雙方能放下成見進行溝通，共同解決這些薪資、勞權、居住正義和其他問題。也希望將來我們面對下一代時，能思考「我們要創造什麼樣的環境給他們」，以及謹記這個事件，己所不欲勿施於人，多溝通少指責才是好的相處模式。<text:span text:style-name="T3"> <text:line-break/><text:line-break/></text:span>功利主義社會中，人與人之間已築起太多牆，有權勢的牆、有財富的牆，也有世代之間的高牆。多一點體恤溝通，多一點同理心，鼓勵思考而非服從，拿掉不必要的架子；其實少一些隔閡，多一些溫柔，社會可以更永續、更健康。<text:span text:style-name="T3"> <text:line-break/><text:line-break/>*</text:span>作者為台北醫學大學學生<text:span text:style-name="T3"> <text:line-break/><text:line-break/>==================== <text:line-break/></text:span>一名七年級生給李家同的信：身為演講者卻在台上開罵，你怎麼給年輕人做榜樣？<text:span text:style-name="T3"> <text:line-break/><text:line-break/></text:span>露榭<text:span text:style-name="T3"> <text:line-break/><text:line-break/>2017</text:span>年<text:span text:style-name="T3">06</text:span>月<text:span text:style-name="T3">12</text:span>日<text:span text:style-name="T3"> <text:line-break/><text:line-break/></text:span>風傳媒<text:span text:style-name="T3"> <text:line-break/><text:line-break/><text:line-break/></text:span>為何李家同又生氣了？他真的好愛生氣！這是前天看到金門大學畢業典禮新聞後，我第一時間的感嘆。<text:span text:style-name="T3"> <text:line-break/><text:line-break/></text:span>今日台灣的年輕人們、七年級的一代，大概都是讀著李家同《讓高牆倒下吧》長大的，當年我也讀得很感動，只是長大後早忘了那本書到底在寫什麼，對李家同的印象，似乎只剩下「很愛生氣」。<text:span text:style-name="T3"> <text:line-break/><text:line-break/>6</text:span>月<text:span text:style-name="T3">10</text:span>日，李家同赴金門大學擔任畢業典禮嘉賓並上台致詞，見場內學生來來去去、走了大半，便震怒開砲，希望金大學生要有「大學生的樣子」，並說：「如果在台積電工作，張忠謀講話時也這樣，（那個員工）可能留在台積電嗎？」<text:span text:style-name="T3"> <text:line-break/><text:line-break/></text:span>眼見七年級生們年少時代的偶像，如今成了一個愛面子的權威學者、易怒的老人家、一堵必須被推倒的高牆，心裡難免感傷，為避免下回李大教授又「抓狂」，在這裡有<text:span text:style-name="T3">10</text:span>個事實想提醒李家同先生，畢竟作為台灣學術權威，成天為了小事震怒失態，實在有失榜樣。<text:span text:style-name="T3"> <text:line-break/><text:line-break/>1.</text:span>　請先尊重，那些尊重你、留下來聽你演講的同學<text:span text:style-name="T3"> <text:line-break/><text:line-break/></text:span>願意留下來聽你演講的同學，沒有義務承受你的責罵。無論是基於禮儀或仰慕，他們願意忍受悶熱坐在禮堂裡聽你說話，就是對你的尊重，而你對待他們的方式竟是破口大罵，罵那群早已離開禮堂的同學，實在有失長者風範。好好一場畢業典禮被搞成這樣，我深深為了金門大學那群留下來的同學感到不值。<text:span text:style-name="T3"> <text:line-break/><text:line-break/>2.</text:span>　用幽默感化解危機，別像巨嬰一樣在講台上哭鬧<text:span text:style-name="T3"> <text:line-break/><text:line-break/></text:span>講到一半人都跑光光，只要是人都會不爽，但一不爽就在講台上像巨嬰般哭鬧，實在不是一個成熟大人該有的行為。李家同先生作為台灣年輕人的榜樣，或許該學著用幽默化解危機，例如許常德先生就建議了一個不錯的解法：<text:span text:style-name="T3"> <text:line-break/><text:line-break/></text:span>「今天很熱，但畢業典禮就該很熱啊，所以，我盡量簡短地恭喜你們畢業了，畢業後，你們就要自己做自己的主人了，你們要開始全面為自己的人生負責了，歡迎加入我們社會人的行列，不能再耍孩子氣了，遇到任何狀況，就像今天我遇到這麽熱這麽坐不住的學生時，我就是要調整和反省，如何讓你們更喜歡我！」<text:span text:style-name="T3"> <text:line-break/><text:line-break/>3.</text:span>　拿台積電類比，只會被年輕人嘲笑「邏輯很差」<text:span text:style-name="T3"> <text:line-break/><text:line-break/></text:span>如果台積電員工聽張忠謀演講紛紛中途離席，那當然是拿自己飯碗開玩笑，但今天金大同學不是你的員工，你根本不會記得他們、不聽你演講根本不會影響到他們的前途。拿台積電類比，年輕人聽了只會紛紛感嘆：李家同的邏輯去哪了？閣下安心吧！今天如果台上的人是年輕人的老闆，即便他們不想忍，也是會乖乖吞下去的啊！<text:span text:style-name="T3"> <text:line-break/><text:line-break/>4.</text:span>　見笑轉生氣，只會給人看笑話、笑你玻璃心<text:span text:style-name="T3"> <text:line-break/><text:line-break/></text:span>說真的，你在台上抓狂，討厭你的人看了只會冷笑，喜歡你的人則會覺得失望。成熟大人應該隨時以優雅態度面對各種挑戰，別讓怒氣毀了你的形象。<text:span text:style-name="T3"> <text:line-break/><text:line-break/>5.</text:span>　不要只看到「人都跑光光」的表象，請去思考「為什麼」<text:span text:style-name="T3"> <text:line-break/><text:line-break/></text:span>當你生氣的時候，可曾想過學生們為什麼離席？是因為天氣熱、身體不舒服、還是因為去接待自己爸媽呢？時時刻刻去思考「為什麼」、體諒他人的不得已，才是成熟大人該有的態度吧。<text:span text:style-name="T3"> <text:line-break/><text:line-break/>6.</text:span>　學生不想聽演講，或許是因為你講話太無聊<text:span text:style-name="T3"> <text:line-break/><text:line-break/></text:span>我必須說金門大學那個「場地太熱」的理由很爛，年輕人只要對你有愛，就算泡在<text:span text:style-name="T3">8</text:span>月正午的露天溫泉池裡聽你演講都願意。<text:span text:style-name="T3"> <text:line-break/><text:line-break/></text:span>他們不是熱得沒辦法聽演講，而是沒辦法聽你演講，當有一半人都不想聽的時候，或許你該先檢討自己講話是否太無聊，或是自己是否早已過氣了、現在已經沒幾個人認識李家同？<text:span text:style-name="T3"> <text:line-break/><text:line-break/>7.</text:span>　活到老學到老，思考年輕人喜歡什麼，他們才會喜歡你<text:span text:style-name="T3"> <text:line-break/><text:line-break/></text:span>身為一名權威學者，若十幾年來給人的印象永遠只有《讓高牆倒下吧》，其實是很悲哀的。如果李家同先生期望得到年輕人喜愛，或許該思考怎樣讓人喜歡你，而不是怪人家為何不喜歡你、怪年輕人只愛用<text:span text:style-name="T3">PTT</text:span>、臉書，在此推薦社會民主黨苗博雅的演說，向來都讓人情緒飽滿，且論理清晰。<text:span text:style-name="T3"> <text:line-break/><text:line-break/>8.</text:span>　不要只看見討厭你的人，而是珍惜那些喜歡你的人<text:span text:style-name="T3"> <text:line-break/><text:line-break/></text:span>身為一個公眾人物，期望每個人都喜歡你、給你滿滿掌聲，那是不可能的，你的知名度越高、討厭你的人就越多。比起浪費力氣在那些不在乎你的路人身上，還是好好經營喜歡你的人吧，現場不是很多人給你掌聲了嗎？至於不在乎的人，你罵再多，他們都聽不見。<text:span text:style-name="T3"> <text:line-break/><text:line-break/>9.</text:span>　珍惜眼前擁有的一切，別看你失去的<text:span text:style-name="T3"> <text:line-break/><text:line-break/></text:span>從小老師都教我們「不要只看見空掉的半杯水，而是珍惜剩下的半杯水」、「人要知足，不要貪求」，這些簡單的道理，為何李大教授您都忘了？在場的學生還有一半，還有一半人願意聽你說話，別生氣了吧。<text:span text:style-name="T3"> <text:line-break/><text:line-break/>10.</text:span>　哪怕台下只有<text:span text:style-name="T3">6</text:span>個人，好好做完演說，就是表演者的責任<text:span text:style-name="T3"> <text:line-break/><text:line-break/></text:span>從小師長都教我們要懂得為自己負責任、做好本份，或許你也曾對年輕人說過這些話，而一名演講者的責任，就是好好把話講完，為何今天身為演講者的你，盡不了自己的責任呢？這樣的你，該如何給年輕人做榜樣？<text:span text:style-name="T3"> <text:line-break/><text:line-break/></text:span>期望李家同先生能好好思考這些事，畢竟長江後浪推前浪，別讓自己失去競爭力、輸給青年意見領袖們啊。<text:span text:style-name="T3"><text:line-break/><text:line-break/>*</text:span>作者簡介：文字工作者，<text:span text:style-name="T3">25</text:span>歲的魯蛇。</text:p>
      <text:p text:style-name="P1"><text:span text:style-name="T1">陳真</text:span><text:s/>  |  2017.06.20 10:52   |   <text:a xlink:type="simple" xlink:href="http://palinfo.habago.org/Entry?Command=Information_PrintForum&amp;iPage=153#FORUM35813"><text:span text:style-name="T2">#</text:span></text:a></text:p>
      <text:p text:style-name="P3">聯合／<text:span text:style-name="T3">1020</text:span>號囚犯的奇蹟<text:span text:style-name="T3"> <text:line-break/><text:line-break/>2017-06-19 <text:line-break/><text:line-break/></text:span>聯合報黑白集<text:span text:style-name="T3"> <text:line-break/><text:line-break/><text:line-break/></text:span>前總統陳水扁手寫信，抗議凡離住居所必須申請和增加其他醫療中心診斷。圖／高市議員陳政聞提供<text:span text:style-name="T3"> <text:line-break/><text:line-break/>https://udn.com/news/story/7338/2532519 <text:line-break/><text:line-break/></text:span>一年半前，眾扁友們力拚讓陳水扁保外就醫，其中發聲最力的，就是所謂「醫界的專業判斷」，當時醫療小組的成員說，阿扁的腦病變引發口吃、手抖、漏尿、失智等症狀，「藥石罔效」。醫師們說，沒人敢打包票病情能改善，「除非奇蹟出現！」<text:span text:style-name="T3"> <text:line-break/><text:line-break/></text:span>但奇蹟還是出現了。一年半後，陳水扁因趴趴走遭中監「示警」，他洋洋灑灑寫了滿紙憤慨指控蔡政府「違法違憲、無法無天」，寫到激動處，連「逼我走向死諫」的狠話都撂出。這紙帶有扁強烈個人傾斜風格的親筆信，筆力遒勁，力透紙背，不輸他青壯時。<text:span text:style-name="T3"> <text:line-break/><text:line-break/></text:span>更讓人欽佩的，是扁的選擇性記憶。他謹而慎之地避談因貪汙入獄服刑的起因，以及目前仍是中監編號一○二○受刑人的身分。扁醫和綠委也亦步亦趨配合，說他形同遭到「軟禁」，渾然忘了他就是一個犯人。<text:span text:style-name="T3"> <text:line-break/><text:line-break/></text:span>猶有甚者，扁指馬政府同意他保外醫治，蔡政府卻把他廿四小時監禁在家。這等大內高手級的「拉馬打蔡」鬥爭手法，不要說腦病變患者，試問正常人又有幾人能夠？<text:span text:style-name="T3"> <text:line-break/><text:line-break/></text:span>猶記陳水扁保外就醫後首度到高雄長庚看診，院方表示扁因腦病變才會手指抖動，「每秒可抖六至八次，非一般人力所能為」。此刻，我們想就教全國腦神經醫師：被宣告藥石罔效、手指失控發抖的腦病變患者，短短一年，能寫出此等老辣工整的書信嗎？<text:span text:style-name="T3"> <text:line-break/><text:line-break/></text:span>除了說編號一○二○囚犯身上已出現了醫學奇蹟，只怕找不出更好的解釋了。</text:p>
      <text:p text:style-name="P1"><text:span text:style-name="T1">陳真</text:span><text:s/>  |  2017.06.20 03:04   |   <text:a xlink:type="simple" xlink:href="http://palinfo.habago.org/Entry?Command=Information_PrintForum&amp;iPage=153#FORUM35812"><text:span text:style-name="T2">#</text:span></text:a></text:p>
      <text:p text:style-name="P2">前天看到底下這篇文字，很挫折，很厭惡。這像一個黨嗎？即便是一個<text:span text:style-name="T3"><text:s/>"</text:span>人<text:span text:style-name="T3">" </text:span>寫這樣一個東西都很猥瑣，何況一個黨。難道你見過世界上會有哪個政黨像台灣藍綠這樣猥瑣沒出息？整天耍嘴皮，寫酸文，彷彿政治就只是一種修辭，一種作文比賽，彷彿只要在字句上運用修辭筆法把某種人事物說爛或說成神，便是完成了政治大業。這混蛋竟然還是什麼碗糕文化傳播委員會的中央黨官。<text:span text:style-name="T3"> <text:line-break/><text:line-break/></text:span>台灣政治裏頭有一種東西，在過去三十年來徹底消失了，那就是嚴肅性。何以致之？我不知道，也許是因為網路與科技帶來的一種徹底庸俗化與低能化。<text:span text:style-name="T3"> <text:line-break/><text:line-break/></text:span>比方說，哪天你有空，看到某個事情好像抗議得很熱門很正義，眾人趨之若騖，頗有好評哦，套句台灣人最愛的一個字：很<text:span text:style-name="T3"><text:s/>"</text:span>夯<text:span text:style-name="T3">"</text:span>！於是你就趕緊跑去參加。參加就參加唄，喊一喊，爽一爽，好棒！通體舒暢，就像參加<text:span text:style-name="T3"><text:s/>party </text:span>那樣，見到一夥同志，拍拍照，喊喊口號，大不了佔領一下，熱血沸騰一番。很稀鬆平常對不對。但你能不能想像那樣一種時代？當你決定寫下某些文字，說出某些平常話語，或是決定舉個抗議牌子站到街頭上時，卻必須先下定決心，寫下遺書，做好身後事的各種安排，決心獻上一條命，決心付出往後青春與前途做為代價。<text:span text:style-name="T3">1986</text:span>年<text:span text:style-name="T3">5</text:span>月<text:span text:style-name="T3">19</text:span>號的凌晨，出發之前，我就寫下這樣一封遺書，打定主意，以命相許；但願我還能返回，要是一去不回，我也認了；親友恩怨，來世再報。<text:span text:style-name="T3"> <text:line-break/><text:line-break/></text:span>類似的狀況根本說不完。那種時代，說有多痛苦就有多痛苦。可是，現在這個時代難道就不痛苦？當然還是很痛苦，但是兩種不同類型的社會及其因之而來的痛苦，性質卻大不同，有一種東西完全不見了，那就是<text:span text:style-name="T3"><text:s/>"</text:span>嚴肅性<text:span text:style-name="T3">"</text:span>，一切變得輕薄短小，宛如兒戲；不會死人，沒有恐怖刑求，亦無赤裸裸、暗無天日的黑牢，只剩人格毀滅與前途封殺。而且，只要鍵盤在手，人人得而誅之，就像在電玩遊戲中打壞人打妖怪那樣輕薄那樣愉悅。政治變成一種口舌，一種遊戲，無血也無淚；隨便打死一個你看不順眼的<text:span text:style-name="T3"><text:s/>"</text:span>壞人<text:span text:style-name="T3">"</text:span>，彷彿就像打完一場電玩遊戲那樣輕鬆寫意無負擔。<text:span text:style-name="T3"> <text:line-break/><text:line-break/></text:span>當然不是說威權時代或白色恐怖的年代很好，而是說，即便是在那樣荒謬的一種政治中，依然保有著深刻的嚴肅性。然而這年代，在這島上，荒謬依舊，基本嚴肅性卻徹底蕩然無存，於是人渣繁衍，騙徒當道，大家就光憑著一張嘴；政治變成一種空洞猥瑣的口水戰與騙術及酸文比賽。<text:span text:style-name="T3"> <text:line-break/><text:line-break/></text:span>學姊前天跟我說她最近看到好像什麼文章或報導的底下，有一大堆留言，竟然每一則留言都短短的，而且每一個看起來都好像北七那樣，低能到極點的感覺。我說我看過這類文字，我能理解。她不信，我就學著講幾句時下很<text:span text:style-name="T3"><text:s/>"</text:span>夯<text:span text:style-name="T3">" </text:span>的各種留言造句給她聽。她聽了，覺得我火候太差，說我永遠不可能學得像，她說時下的酸言之低能與簡短，根本無法想像。於是我又自己瞎掰了幾句給她聽，她還是說差太遠了，說我連學低能人渣講話都好像英國紳士那樣斯文。<text:span text:style-name="T3"> <text:line-break/><text:line-break/></text:span>其實，我完全能想像時下這樣一種普遍低能猥瑣的現象。你看，連一個什麼百年大黨的什麼文化傳播委員會的黨官，寫東西竟然是這種水平。一個人理當做什麼就該像什麼，一個中央黨官寫東西，居然可以被黨允許寫成這樣？由此你就能知道時下這個國民爛黨是什麼樣的一種水平。並不是說林義雄不能批評，<text:span text:style-name="T3">2000</text:span>年民進黨當權以來，全台灣最早公開批評林義雄而且批評得最多的人肯定就是我。但是，你做為一個黨的檯面人物，一種黨的喉舌，你要批評一個人，居然行文造句如此空洞而猥瑣。<text:span text:style-name="T3"> <text:line-break/><text:line-break/></text:span>形式上猥瑣低能，至於內容上更是令人厭惡透頂，真是有夠無恥的。林義雄一家人不就是你國民黨殺害的嗎？把人家的年邁母親砍了十四刀，亂刀活活砍死，而且連才剛念幼兒園的一對雙胞胎女兒也這樣在光天化日下被人以利刃屠殺。至於大女兒則身中六刀，刀刀見骨，傷及肺臟，僥倖存活，身上留下長長的刀疤。滅門大屠殺之前竟然還裝神弄鬼，昭告天下說<text:span text:style-name="T3">228</text:span>的中午要大幹一票！殺完林宅全家之後，竟然還持續多年不斷透過主流媒體散播謠言，嫁禍抹黑林義雄，說是苦肉計，說是黨外與台獨份子聯合對岸共匪所殺，企圖藉以嫁禍偉大的國民黨政府，要大家別上當。它媽的實在是喪心病狂。要不是如此喪盡天良，我這輩子根本不可能會想涉入政治，成為一個反對者。<text:span text:style-name="T3"> <text:line-break/><text:line-break/></text:span>這樁毫無人性的滅門慘案，當然和國民黨的警備總部百分之一億脫離不了關係<text:span text:style-name="T3"><text:s/>(</text:span>那時候的頭叫汪敬煦<text:span text:style-name="T3">)</text:span>，疑問僅僅是：究竟是不是蔣經國下的屠殺令？<text:span text:style-name="T3"> <text:line-break/><text:line-break/></text:span>殺完還不夠，竟然還要長年抹黑說是黨外和共匪及台獨幹的，而且<text:span text:style-name="T3">x </text:span>它媽的國民黨當年是怎麼刑求林義雄，國民黨自己會不知道嗎？我相信一些黨外人士應該也知道部份細節，但是大家都避而不提，甚至輕描淡寫，為什麼？因為太殘忍！連說出口都覺得心痛！我敢說，一萬個人之中，會有一萬個人都受不了那樣的刑求，天底下找不到幾個像林義雄這樣的好漢。<text:span text:style-name="T3"> <text:line-break/><text:line-break/></text:span>無數的血腥與暴力，一家人的性命，慈祥老母及一對可愛雙胞胎幼女的慘死亂刀之下，如果是你，你能忍嗎？要不是林義雄的寬恕，國民黨很多人恐怕很難善終。但是，如今這個黨卻居然由它的中央黨官寫這種低能猥瑣沒人性的文章嘲笑林義雄，我真不敢相信我的眼睛。<text:span text:style-name="T3"> <text:line-break/><text:line-break/></text:span>我沒認識半個國民黨人，倘若這個爛黨裏頭還有一些有點人性與良知的人，應當回去跟你的黨反映一下，反省一下，像樣一點。至於這種低能猥瑣的黨官，應該開除黨籍才對，最好是切腹自殺算了。至於林義雄一家的血案，國民黨一定有一些人知道真相，如果還有點人性，就應揭露真相，交出相關凶手，而不是打算就讓過去一大堆毫無人性的事就此一筆勾銷。<text:span text:style-name="T3"> <text:line-break/><text:line-break/></text:span>陳真<text:span text:style-name="T3">2017. 06. 20. <text:line-break/><text:line-break/>==================================== <text:line-break/></text:span>今日論壇／「人」格者林義雄丐中之霸還是乞丐<text:span text:style-name="T3"> <text:line-break/><text:line-break/></text:span>文／胡文琦<text:span text:style-name="T3"><text:s/>(</text:span>中國國民黨文化傳播委員會副主委<text:span text:style-name="T3">) <text:line-break/><text:line-break/></text:span>今日新聞<text:span text:style-name="T3"><text:s/>NOWnews <text:line-break/><text:line-break/>2017</text:span>年<text:span text:style-name="T3">6</text:span>月<text:span text:style-name="T3">17</text:span>日<text:span text:style-name="T3"> <text:line-break/><text:line-break/></text:span>我們錯怪前民進黨主席林義雄先生了，他真的就只是「『人』格者」，而不是「神」。近日，面對蔡英文政府準備重啟相關核電廠發電設施，「人格者」林義雄突然間從台灣社會「消失了」，通通不見「人影」了。甚且，就連一向是民進黨傳統的另一神主牌「台獨公投」，林義雄先生最終也僅僅是到民進黨中央黨部前的小公園，「接力禁食一天」就草草交代「了事」了，坦白說，除非是筆者的「中文造詣」有問題，否則，怎麼一位人格者會這樣的雙重標準與龜縮窩囊？<text:span text:style-name="T3"> <text:line-break/><text:line-break/></text:span>「人格者」的最基本定義，難道不該是那種「富貴不能淫、威武不能屈、貧賤不能移」的基本堅持嗎？又難道不該是擁有「雖千萬人我往矣」的大勇氣與道德勇氣嗎？怎麼這種最基本的檢驗標準，我們都不能從林義雄的身上看到呢？<text:span text:style-name="T3"> <text:line-break/><text:line-break/></text:span>原來，不知是我們一般人太過「一廂情願」或是太過「自我感覺良好」，其實，所謂「『人』格者」的真正意義就是，「他還是人」。突然間，筆者又想到港星周星馳電影裡的經典對話台詞，「我看你骨骼精奇，一看就是練武奇才，將來一定會是『丐中之霸』<text:span text:style-name="T3">…</text:span>」，周星馳所飾演的蘇乞兒反問一句，「那是什麼」？令人莞爾一笑的回答是，「還是『乞丐』」。現在回過頭檢視林義雄在兩大神主牌的「言行『不合一』」表現，難道他還好意思繼續在那說三道四的下「指導棋」嗎？<text:span text:style-name="T3"> <text:line-break/><text:line-break/></text:span>準此，請容許筆者善意提醒一下「就只是人」的林義雄先生，真的不要再重出江湖的「法相莊嚴」了，因為，您的表現真的是離『人格者』越來越遠了，早已不是台灣民眾所認識的那位，號稱是絕無僅有且高道德標準的「神級人物」了。</text:p>
      <text:p text:style-name="P1"><text:span text:style-name="T1">陳真</text:span><text:s/>  |  2017.06.20 01:27   |   <text:a xlink:type="simple" xlink:href="http://palinfo.habago.org/Entry?Command=Information_PrintForum&amp;iPage=153#FORUM35811"><text:span text:style-name="T2">#</text:span></text:a></text:p>
      <text:p text:style-name="P3">底下是公元兩千年的最後一天所寫的一封<text:span text:style-name="T3"><text:s/>"</text:span>信<text:span text:style-name="T3">"</text:span>，收件人不詳。<text:span text:style-name="T3"> <text:line-break/><text:line-break/></text:span>我平常不喜歡寫社交信，事實上也回不了數以千計的信，於是經常已讀不回或不讀不回。倘若有回，往往一人回千百人，以文代信，借花獻佛。<text:span text:style-name="T3">"</text:span>三隱士<text:span text:style-name="T3">" </text:span>這文章，就是借來的花，獻給那些跟我有著同樣苦惱的人。我特別常想起故事末尾主教那段話：<text:span text:style-name="T3"> <text:line-break/><text:line-break/></text:span>「用你們自己的方式禱告吧！它會傳達到主那裏。不是我該教你們；神的子民啊！請為我們這些罪人禱告。」<text:span text:style-name="T3"> <text:line-break/><text:line-break/></text:span>每每想起這段話，我的心就像大海上的風暴那般激動起來，非常感動。世俗瑣碎的事情上，例如知識、思想以及各種才華，才智或有高低。但在那個不可說、無法說、難以言喻、無從思索的世界裏，誰主聖潔？不言可喻。<text:span text:style-name="T3"> <text:line-break/><text:line-break/></text:span>真希望我以後能有塊墓碑，上頭就刻著這篇小小說，請為我們這些罪人禱告。<text:span text:style-name="T3"> <text:line-break/><text:line-break/></text:span>陳真<text:span text:style-name="T3">2017.06.20. <text:line-break/><text:line-break/>====================== <text:line-break/></text:span>三隱士<text:span text:style-name="T3"> <text:line-break/><text:line-break/></text:span>陳真<text:span text:style-name="T3">1999. 12. 31. <text:line-break/><text:line-break/></text:span>嗨！回憶一段托爾斯泰的短篇故事，充作千年大禮，希望你也會喜歡。維根斯坦畢生推崇它，說這故事碰觸哲學深沉之處。不管是否如此，在千年交會這一刻，心裡想著這故事，也許文末的夢，總有一天會實現也說不定。這短短篇，不知為何，總是給我極大安慰。希望有一天，我粗鄙憂傷的靈魂，也能飄到那純淨彼岸。<text:span text:style-name="T3"><text:line-break/><text:line-break/>--------- <text:line-break/></text:span>主教有一天出海訪視，船上漁民指著一處議論紛紛，主教好奇問那地方是什麼，漁民答，是個荒島，住著三個奇怪隱士。主教希望去看一下。<text:span text:style-name="T3"> <text:line-break/><text:line-break/></text:span>島上出來高矮不一三個人，穿著簡單破爛，最矮一個臉上有抹不去的微笑，中等身材的，友善而親切，最高一個表情嚴肅。奇怪的是，三人一直手牽手。<text:span text:style-name="T3"> <text:line-break/><text:line-break/></text:span>主教問：「你們處荒島，如何服侍上帝？」最矮一個答：「我們不知如何服侍上帝。」另一個接著說：「我們只是互相扶持。」最高的也說了：「我們只知道一段禱告詞，『你們三個，我們三個，憐憫我們。』」<text:span text:style-name="T3"> <text:line-break/><text:line-break/></text:span>主教取消其它行程，花了當天所有時間，辛苦地教他們祈禱文「我的天父」，之後坐船離去。<text:span text:style-name="T3"> <text:line-break/><text:line-break/></text:span>天色昏暗，船急速回航，美麗星星一顆顆亮起。突然，海面上出現一絲奇異光芒，逐漸靠近。主教喊，那是什麼？當亮光更接近時，就停止了前進。原來是三隱士手牽手在海面上滑行。<text:span text:style-name="T3"> <text:line-break/><text:line-break/></text:span>主教問：「你們來做什麼？」三隱士異口同聲說：「你教的禱告詞，我們說時記得，一下不說，就一個字不見，慢慢全部都忘。再教一遍。」<text:span text:style-name="T3"> <text:line-break/><text:line-break/></text:span>主教在胸前劃了十字，傾身向前說：「用你們自己的方式禱告吧！它會傳達到主那裏。不是我該教你們；神的子民啊！請為我們這些罪人禱告。」</text:p>
      <text:p text:style-name="P1"><text:span text:style-name="T1">陳真</text:span><text:s/>  |  2017.06.19 16:26   |   <text:a xlink:type="simple" xlink:href="http://palinfo.habago.org/Entry?Command=Information_PrintForum&amp;iPage=153#FORUM35810"><text:span text:style-name="T2">#</text:span></text:a></text:p>
      <text:p text:style-name="P2">天峰<text:span text:style-name="T3">,</text:span>你講的想法我很能認同<text:span text:style-name="T3">,very much wittgensteinian(</text:span>非常維根斯坦<text:span text:style-name="T3">). <text:line-break/><text:line-break/></text:span>之前說過<text:span text:style-name="T3">,</text:span>平常很少稱讚讀書人的維根斯坦卻幾度表達<text:span text:style-name="T3"><text:s/>Oswald Spengler </text:span>的<text:span text:style-name="T3"><text:s/>"</text:span>西方的沒落<text:span text:style-name="T3">" </text:span>一書對他晚期思想的重要影響<text:span text:style-name="T3">. </text:span>影響之一<text:span text:style-name="T3">,</text:span>依我看就是類似你說的那樣<text:span text:style-name="T3">,</text:span>每一種東西<text:span text:style-name="T3">(</text:span>所謂<text:span text:style-name="T3">language game)</text:span>自有它的玩法<text:span text:style-name="T3">,</text:span>自有它的內在文法與成長環境<text:span text:style-name="T3">,</text:span>沒法直接橫向移植<text:span text:style-name="T3">,</text:span>就如西瓜有西瓜的種法與土質<text:span text:style-name="T3">,</text:span>梨子有梨子的生長氣候條件<text:span text:style-name="T3">,</text:span>硬要套用之<text:span text:style-name="T3">,</text:span>往往只會帶來災難<text:span text:style-name="T3">. <text:line-break/><text:line-break/></text:span>倘若以為某個作法<text:span text:style-name="T3"><text:s/>"</text:span>必然<text:span text:style-name="T3">" </text:span>而且<text:span text:style-name="T3"><text:s/>"</text:span>先驗<text:span text:style-name="T3">" (</text:span>亦即先於經驗<text:span text:style-name="T3">)</text:span>地優於其它所有一切作法<text:span text:style-name="T3">,</text:span>那恐怕只是一種妄想<text:span text:style-name="T3">. </text:span>也因此<text:span text:style-name="T3">,</text:span>一種<text:span text:style-name="T3"><text:s/>"</text:span>遊戲<text:span text:style-name="T3">" </text:span>或作法<text:span text:style-name="T3">,</text:span>究竟玩不玩得起來或好不好玩<text:span text:style-name="T3">,</text:span>得玩了才知道<text:span text:style-name="T3">,</text:span>而不是先知道一切理論之後再來玩<text:span text:style-name="T3">,</text:span>經驗才是基礎<text:span text:style-name="T3">,</text:span>而非理論<text:span text:style-name="T3">;</text:span>經驗先於理論<text:span text:style-name="T3">,</text:span>而非某個理論指導世上一切經驗<text:span text:style-name="T3">. </text:span>西方社會卻藉著船堅炮利與俊男美女<text:span text:style-name="T3">,</text:span>硬是要向全世界強迫推銷某一套產品<text:span text:style-name="T3">,</text:span>不惜殺人無數<text:span text:style-name="T3">,</text:span>血流成河<text:span text:style-name="T3">,</text:span>無知者更是膜拜之<text:span text:style-name="T3">,</text:span>視為神明<text:span text:style-name="T3">. <text:line-break/><text:line-break/></text:span>念小學時常得做一些所謂<text:span text:style-name="T3"><text:s/>"</text:span>家庭的自我評量<text:span text:style-name="T3">",</text:span>評完之後<text:span text:style-name="T3">,</text:span>常會被老師叫去問話<text:span text:style-name="T3">,</text:span>以為俺家出了啥問題<text:span text:style-name="T3">,</text:span>父母生日既不慶祝<text:span text:style-name="T3">,</text:span>也不切蛋糕<text:span text:style-name="T3">,</text:span>更不唱生日快樂歌<text:span text:style-name="T3">; </text:span>每天起床也不會跟爸媽喊<text:span text:style-name="T3"><text:s/>"</text:span>早上好<text:span text:style-name="T3">",</text:span>出門趕公車<text:span text:style-name="T3">,</text:span>鐵門一開就走了<text:span text:style-name="T3">,</text:span>也不會跟爸媽說<text:span text:style-name="T3"><text:s/>"</text:span>爸爸媽媽再見<text:span text:style-name="T3">,</text:span>我要去上學做個乖孩子了<text:span text:style-name="T3">"...</text:span>簡直一大堆缺點<text:span text:style-name="T3">,</text:span>距離中產階級式的幸福美滿家庭的定義與理論標準相當遙遠<text:span text:style-name="T3">. <text:line-break/><text:line-break/></text:span>老師曾經問我<text:span text:style-name="T3">,</text:span>早上出門怎麼不跟爹娘說再見呢<text:span text:style-name="T3">? (</text:span>難道還要學西方人吻別然後說<text:span text:style-name="T3">I love you</text:span>嗎<text:span text:style-name="T3">?)</text:span>我回答說<text:span text:style-name="T3">,</text:span>我爸媽早上七點都還在睡覺<text:span text:style-name="T3">(</text:span>他們往往工作到深夜<text:span text:style-name="T3">),</text:span>我應該把他們挖起床只為了說一句<text:span text:style-name="T3"><text:s/>"</text:span>爸爸媽媽再見<text:span text:style-name="T3">,</text:span>我要去上學做個乖孩子了<text:span text:style-name="T3">"</text:span>嗎<text:span text:style-name="T3">? <text:line-break/><text:line-break/></text:span>在那一類中產品味的人的眼裏<text:span text:style-name="T3">,</text:span>我們家顯然不合幸福美滿溫馨家庭的理論標準<text:span text:style-name="T3">,</text:span>但我跟你說<text:span text:style-name="T3">,</text:span>就算一億個核子彈爆炸<text:span text:style-name="T3">,</text:span>也撼動不了我和父母感情的一分一毫<text:span text:style-name="T3">. <text:line-break/><text:line-break/></text:span>在台灣<text:span text:style-name="T3">,</text:span>你常可聽到無數綠油油的北七<text:span text:style-name="T3">,</text:span>很喜歡針對大陸水深火熱的<text:span text:style-name="T3"><text:s/>"</text:span>支那賤畜<text:span text:style-name="T3">" </text:span>說<text:span text:style-name="T3">,"</text:span>我們台灣人有選舉耶<text:span text:style-name="T3">,</text:span>你們有嗎<text:span text:style-name="T3">?" </text:span>其北七程度之深<text:span text:style-name="T3">,</text:span>應該不需要我多做描述了<text:span text:style-name="T3">. <text:line-break/><text:line-break/></text:span>越了解維根斯坦的思想<text:span text:style-name="T3">,</text:span>就越覺得平凡無奇<text:span text:style-name="T3">.</text:span>有時候<text:span text:style-name="T3">,</text:span>我都不禁懷疑自己花了<text:span text:style-name="T3">20</text:span>年青春歲月<text:span text:style-name="T3">,</text:span>日月晨昏<text:span text:style-name="T3">,</text:span>皓首窮經<text:span text:style-name="T3">,</text:span>研究這麼簡單的一些東西<text:span text:style-name="T3">,</text:span>究竟值不值得<text:span text:style-name="T3">? </text:span>但是<text:span text:style-name="T3">,</text:span>倒過來說卻又是另一種感覺<text:span text:style-name="T3">,</text:span>原來所謂人類最偉大的哲學天才<text:span text:style-name="T3">,</text:span>他的思想其實也只不過是一些極其平凡的東西<text:span text:style-name="T3">. </text:span>這樣的發現<text:span text:style-name="T3">,</text:span>或多或少帶來一種釋懷<text:span text:style-name="T3">,</text:span>一種解放或解脫<text:span text:style-name="T3">,</text:span>原來天邊並沒有什麼遙不可及的彩虹<text:span text:style-name="T3">,</text:span>大海的那一頭也沒有妙不可言的香格里拉<text:span text:style-name="T3">,</text:span>一切幸福與智慧始終就在當下與眼前<text:span text:style-name="T3">,</text:span>就在你我血肉之間<text:span text:style-name="T3">,</text:span>就在那粗糙的地面上<text:span text:style-name="T3">.</text:span></text:p>
      <text:p text:style-name="P4"/>
      <text:p text:style-name="P1"><text:span text:style-name="T1">天峰</text:span><text:s/>  |  2017.06.19 11:56   |   <text:a xlink:type="simple" xlink:href="http://palinfo.habago.org/Entry?Command=Information_PrintForum&amp;iPage=154#FORUM35809"><text:span text:style-name="T2">#</text:span></text:a></text:p>
      <text:p text:style-name="P2"><text:span text:style-name="T3">“</text:span>將實踐建立在堅實的理論基礎上<text:span text:style-name="T3">”</text:span>這句話也對也不對。在中國，實踐是檢驗真理的唯一標準，也就是說，理論指引實踐，但實踐才是坚实基础。<text:span text:style-name="T3"> <text:line-break/><text:line-break/></text:span>絕大部分西方學者，不管是左派右派自由派保守派等等派，都搞不清中國，是因為他們活在自己的學說理論中，用自己的理論來審視中國，而不是從中國的歷史發展從中國的歷史實踐來認識中國。當然更有趣的是，很多台灣學者是通過西方學者甚至西方媒體來認識中國。<text:span text:style-name="T3"> <text:line-break/><text:line-break/></text:span>說到中國，自然要提中共。中國共產黨面對的問題，往小了說，是升斗市民的一日三餐，往大了說，是國家民族的兴衰成败。所以每走一步，都要留有調整餘地，每走一步，都要預計發展空間。在實踐面前，沒有什麼理論是不可挑戰的。而從理論方向探討到小範圍實踐，到大範圍實踐，再到形成完整理論，往往需要十年以上的時間。期間會經歷很多微調甚至重大調整。這就要求中共不能拘泥于某種學說，黨內黨外國內國外都可為我所用，但實踐才是檢驗的唯一標準。否則就變成意識形態治國了。<text:span text:style-name="T3"> <text:line-break/><text:line-break/></text:span>正因為實踐的重要，我們可以看到中共的官員選拔特別注重實踐。要晉升到總書記這個位置，逐漸形成的不成文<text:span text:style-name="T3"><text:s/></text:span>規定是，他必須在邊疆地區、沿海地區、核心地區都有長期主政經驗，這樣他才能比別人更瞭解各地的發展差異和社會需求。<text:span text:style-name="T3"> <text:line-break/><text:line-break/></text:span>中國模式還需要大量實踐，還需要更多改善和提升，要走的路還很長。但是西方模式呢？選票民主帶來的社會分裂，我看不到任何解決方法，因為那意味著挑戰許許多多的<text:span text:style-name="T3">“</text:span>普世價值<text:span text:style-name="T3">”</text:span>。甚至歐洲大陸少子化和伊斯蘭化，未來可能造成的社會動盪，才是歐洲人面臨的真正危機。<text:span text:style-name="T3"> </text:span></text:p>
      <text:p text:style-name="P1"><text:span text:style-name="T1">陳真</text:span><text:s/>  |  2017.06.19 11:00   |   <text:a xlink:type="simple" xlink:href="http://palinfo.habago.org/Entry?Command=Information_PrintForum&amp;iPage=154#FORUM35808"><text:span text:style-name="T2">#</text:span></text:a></text:p>
      <text:p text:style-name="P3">連<text:span text:style-name="T3"><text:s/>"</text:span>音樂治療<text:span text:style-name="T3">" </text:span>都出來了。<text:span text:style-name="T3"> <text:line-break/><text:line-break/>https://goo.gl/HgZZWk <text:line-break/><text:line-break/></text:span>高醫在我念書時，非常忠黨愛國！現在還是一樣非常忠黨愛國，只是換了旗子，一切內涵不變。<text:span text:style-name="T3"> <text:line-break/><text:line-break/></text:span>我有句名言：<text:span text:style-name="T3">"</text:span>高醫七年，噩夢一場<text:span text:style-name="T3">"</text:span>。<text:span text:style-name="T3"> </text:span></text:p>
      <text:p text:style-name="P1"><text:span text:style-name="T1">陳真</text:span><text:s/>  |  2017.06.19 10:47   |   <text:a xlink:type="simple" xlink:href="http://palinfo.habago.org/Entry?Command=Information_PrintForum&amp;iPage=154#FORUM35807"><text:span text:style-name="T2">#</text:span></text:a></text:p>
      <text:p text:style-name="P2">寫得不錯，很有膽識。這年頭敢批綠是需要一點點點點勇氣的。<text:span text:style-name="T3"> <text:line-break/><text:line-break/></text:span>陳真<text:span text:style-name="T3"> <text:line-break/><text:line-break/>================== <text:line-break/></text:span>你敢給這些醫生看病嗎？<text:span text:style-name="T3"> <text:line-break/><text:line-break/>BY YESMEDIATW POSTED ON 2017-06-01 <text:line-break/><text:line-break/></text:span>文／李祖舜<text:span text:style-name="T3"> <text:line-break/><text:line-break/></text:span>我真的很好奇，在陳水扁的民間醫療小組成員心中，所謂的「醫學倫理」，到底是個什麼東西？<text:span text:style-name="T3"> <text:line-break/><text:line-break/></text:span>做為一個醫生，「醫學倫理」無疑是他（她）至高無上的執業圭臬，但是，最近這些所謂望重杏林的醫師，卻是拿著「醫學倫理」當幌子，把個人的政治傾向赤裸裸地凌駕於醫學專業之上，還大言不慚地狡辯自己的劣行才是符合「醫學倫理」。<text:span text:style-name="T3"> <text:line-break/><text:line-break/></text:span>為了前總統陳水扁在保外就醫期間公開出席凱校募款餐會，還在現場播放事先準備好談話錄影的違規事件，阿扁的民間醫療小組槓上了法務部，指責法務部要求陳水扁增加到其他醫療中心看診的作法，是不符醫學倫理與病人自主權的作法。<text:span text:style-name="T3"> <text:line-break/><text:line-break/></text:span>阿扁醫療小組的說法，其實只說對了一半，基於病人自主權的考量，陳水扁的確有權利選擇他所信任的醫師為其治療。但是，別忘了陳水扁的身份並非普通病人，而是一個暫停執行刑期、保外就醫的病人。<text:span text:style-name="T3"> <text:line-break/><text:line-break/></text:span>而負責為這樣一個病人進行醫療照護的醫療團隊，唯一該善盡的職責，就是努力儘快地恢復病人的健康，然後讓他重新回到監所，服完自己應該承擔贖罪的刑期，這就是這群醫界大老所該貫徹奉行的「醫學倫理」。<text:span text:style-name="T3"><text:line-break/><text:line-break/></text:span>可是，阿扁醫療團隊展現在全民面前的「醫學倫理」，卻是一次又一次地發動提升挑戰保外就醫法令尺度的行動，縱容陳水扁以接受支持者前呼後擁，以英雄式進場方式、出席具有政治目的的餐會活動，還美其名為「社區職能治療」。<text:span text:style-name="T3"> <text:line-break/><text:line-break/></text:span>陳水扁<text:span text:style-name="T3"> <text:line-break/><text:line-break/></text:span>法務部要求另找醫學中心為扁診治，作為是否續讓其保外就醫的參考依據。<text:span text:style-name="T3"> <text:line-break/><text:line-break/></text:span>阿扁醫療團隊說，陳水扁因為創傷後壓力病與重度憂鬱症，所以輕生的風險很高，但看在全民眼裡的，卻是個可以面對鏡頭神色自若、侃侃而談、還不時重砲批判現任總統的卸任國家元首。無怪乎，法務部會質疑這群阿扁所欽點前御醫所做出的診斷，而要求另找醫學中心為扁診治，做為評斷應否繼續讓扁保外就醫的專業參考依據。<text:span text:style-name="T3"> <text:line-break/><text:line-break/></text:span>面對法務部對阿扁醫療小組不合常情表現的懷疑，這群醫師的反應是斥責法務部撈過界，插手干預屬於衛福部的權責，嚴重破壞「醫學倫理」。但接下來，他們所展現的「醫學倫理」，竟然是希望醫療小組召集人柯文哲能儘快呼籲蔡英文總統特赦陳水扁，藉著醫療之名，把黑手伸進司法之門，這種公然干預司法的「醫學倫理」，真是讓人歎為觀止。<text:span text:style-name="T3"> <text:line-break/><text:line-break/></text:span>還記得二年多前，發生在高雄監獄的劫持人質自裁事件嗎？六位逃獄囚犯在舉槍自盡前發表聲明的第一點，就是質疑「陳水扁假病可以保外就醫，為何監所比他嚴重的卻不能保外？」<text:span text:style-name="T3"> <text:line-break/><text:line-break/></text:span>高雄劫獄事件<text:span text:style-name="T3"> <text:line-break/><text:line-break/>2015</text:span>年高雄監獄發生<text:span text:style-name="T3">6</text:span>名囚犯劫獄事件<text:span text:style-name="T3"> <text:line-break/><text:line-break/></text:span>或許，這些囚犯是因為對阿扁的病情有所誤解因而產生這樣的怨念，但身為阿扁醫療團隊的成員，更應該善意提醒自己所用心醫治的這位特殊病人，對於得之不易的保外就醫待遇的尊重與珍惜。而不是想方設法地為保外就醫的受刑人，營造滿足個人政治虛榮感的錯誤氛圍，進而扭曲「醫學倫理」的真諦。<text:span text:style-name="T3"> <text:line-break/><text:line-break/></text:span>看到這群醫術高超的阿扁醫療團隊專家，不禁讓我想到大陸一位知名婦產科醫師郎景和的名言─「專家是令人尊敬的，他們對一般醫生所不知道的事情，知道的越來越多；但專家有時也是令人惋惜的，他們對一般醫生所知道的事情，卻知道的越來越少。」<text:span text:style-name="T3"> <text:line-break/><text:line-break/></text:span>請做令人尊敬的專家，別做令人惋惜的專家。<text:span text:style-name="T3"> <text:line-break/><text:line-break/></text:span>＊本文作者為媒體工作者</text:p>
      <text:p text:style-name="P1"><text:span text:style-name="T1">王修亮</text:span><text:s/>  |  2017.06.19 00:33   |   <text:a xlink:type="simple" xlink:href="http://palinfo.habago.org/Entry?Command=Information_PrintForum&amp;iPage=154#FORUM35806"><text:span text:style-name="T2">#</text:span></text:a></text:p>
      <text:p text:style-name="P3">這篇文章有許多我不熟悉的學術名詞，對我來說確實不容易看懂，不過轉個角度從教育來看，大致了解資本主義之對於經濟，猶之於惡質的菁英主義<text:span text:style-name="T3">(</text:span>菁英主義原來是非常優質的一種教育方式，只是在現代被扭曲了<text:span text:style-name="T3">)</text:span>之對於教育平等。<text:span text:style-name="T3"> <text:line-break/></text:span>看完文章，有幾句話使我很感慨：<text:span text:style-name="T3"> <text:line-break/><text:line-break/></text:span>「我們就應該將實踐建立在堅實的理論基礎上，這樣才能應對攻擊我們的人。」<text:span text:style-name="T3"> <text:line-break/></text:span>教育者，尤其是體制外的教育者，常常是飽受攻擊的，即使默默，但仍然要面對家長們因無知與惶恐產生的攻擊式詢問。<text:span text:style-name="T3"> <text:line-break/></text:span>如果不能先建立完善堅實的一系列理論和實務基礎，做得再好都無法得到真正的信任與支持，所以難以延續累積的經驗與收穫，因為教育的效果往往在多年後才顯現，因而容易使人誤以為是其他事物的成效。<text:span text:style-name="T3"> <text:line-break/></text:span>被人誤解也就算了，但教師若是都無法說服家長放心把孩子的未來交給教師，那教育就不可能有成效，家長與教師之間，會因為各種誤會開始一步步走向互不信任、互相指責、成為寇讎。<text:span text:style-name="T3"> <text:line-break/></text:span>一個教師把家長當成無知的教育干擾者，家長把教師當成盜賊掠奪者的社會，還能有甚麼教育效果？<text:span text:style-name="T3"> <text:line-break/></text:span>從教育的角度來說，建立一套堅實理論與實務基礎，來應對攻擊者的目的，並非為了自保，而是取得自信與互信的教育環境，沒有這樣的環境，教育就是空談。<text:span text:style-name="T3"> <text:line-break/><text:line-break/></text:span>「當我說虛擬資本，我用的例子是銀行，銀行借錢給客戶蓋房子，也藉錢給另一些人買這些房子」<text:span text:style-name="T3"> <text:line-break/></text:span>國家用人民的稅金教育孩子，給的教育內容，卻不是針對孩子本身成長的「全人格教育」，而是利於政客取得無腦選民、資本家取得廉價勞工的學習內容，所謂的教育平等，完全是一種假象，一個平等而庸俗物化的普及教育，是國家需要的？還是人民需要的？<text:span text:style-name="T3"> <text:line-break/></text:span>而體制外的教育，真的逃離了為資本家所用的牢籠嗎？還是只為了獲得資本家牢籠中更上層的位置而已？<text:span text:style-name="T3"> <text:line-break/><text:line-break/></text:span>「一個街區居住狀況的改善導致不遠處貧民窟的形成。」<text:span text:style-name="T3"> <text:line-break/></text:span>隔絕式的體制外教學，其實往往使自學生改善了自己的人生，卻使遺留的在校生淪落於更惡劣的教育環境，因為更有理念、更有行動力的家長都退出了校園，留在制式校園的孩子們只能自生自滅，不再具有改善環境的知能與動能。<text:span text:style-name="T3"> <text:line-break/></text:span>這樣兩極化的結果，使未來的社會產生什麼樣的變化？中產階級消失，貧窮者被監禁在工作環境與家庭鍊接的無止盡循環牢籠之中，而富有者呢？藉著保全、警衛、甚或刀片拒馬享受榮華富貴，不也是另一種形式的監禁嗎？<text:span text:style-name="T3"> <text:line-break/></text:span>人到底想藉由教育達成甚麼目的？教育還擁有本質單純的目的嗎？<text:span text:style-name="T3"> <text:line-break/><text:line-break/></text:span>這是我一直隱隱在心的憂慮，我不知道怎樣能使所有的孩子都受到更好的教育。教育和貧富差距有絕對關係，但是教育問題和貧富差距文題的解決方式並不相同，不應該「讓一部分的人先富起來（先受好教育）」，一個人沒受到好教育，一代人絕大多數沒受到好教育，教育就是失落了，下一代只會更糟更困乏，不可能富有。<text:span text:style-name="T3"> <text:line-break/></text:span>我不清楚其他國家的教育現況，但現在的台灣，自學者暴增，遺留在制式小學者更形無力更受壓迫。<text:span text:style-name="T3"> <text:line-break/></text:span>這其實才是教育的整體觀問題。<text:span text:style-name="T3"> <text:line-break/><text:line-break/></text:span>這也只能放在心中隱隱不安，如同本文資本主義的勝出與淪落，我有如蚍蜉撼樹，不知道能如何出手挽瀾。<text:span text:style-name="T3"><text:line-break/><text:line-break/>https://groundbreaking.tw/wordpress/archives/2025</text:span></text:p>
      <text:p text:style-name="P1"><text:span text:style-name="T1">陳真</text:span><text:s/>  |  2017.06.18 23:32   |   <text:a xlink:type="simple" xlink:href="http://palinfo.habago.org/Entry?Command=Information_PrintForum&amp;iPage=154#FORUM35805"><text:span text:style-name="T2">#</text:span></text:a></text:p>
      <text:p text:style-name="P2">給阿扁的醫生們上一堂醫學倫理課<text:span text:style-name="T3"> <text:line-break/><text:line-break/></text:span>陳真<text:span text:style-name="T3">2017. 06. 18. <text:line-break/><text:line-break/><text:line-break/></text:span>台中監獄近日去函阿扁，指出外界對其醫療成員公正性有所質疑，要求阿扁下回申請保外就醫時應增加第二所醫學中心之診斷證明，以昭公信。為此，吳樹民（醫界聯盟基金會董事長）、陳永興（前羅東聖母醫院院長）、賴其萬（和信醫院副院長）及阿扁醫療小組副召集人陳順勝（高雄長庚醫院榮譽副院長）等四位醫界大老，聯合召開記者會，痛批中監侵犯醫療人權，踐踏醫學專業尊嚴，傷害病患自主權，侵害受刑人人權，破壞醫學倫理等等，驚人罪名一大串，要求典獄長撤職查辦、法務部長下台及蔡英文公開道歉；其間更有十數名民進黨立委與民代大陣仗一字排開，聯手痛批。但我看不出中監此一要求有何不當，反倒看出許多基本的醫學倫理問題。<text:span text:style-name="T3"> <text:line-break/><text:line-break/></text:span>一，忠誠的分裂<text:span text:style-name="T3"> <text:line-break/><text:line-break/></text:span>我過去長年擔任「指定專科醫師」，負責司法精神鑑定，包括家暴、性侵、殺人、搶奪、詐欺、傷害乃至一般禁治產宣告等等。前來接受鑑定的當事人，統統不是我的病人，而且也不是他們找上我，而是官方指定。更重要的是，我只負責鑑定其生理與心智認知功能，卻非其治療者，因為這兩項專業行為具有相當的內在衝突性，難以併存，套句術語，這叫做醫病關係之「忠誠的分裂」（<text:span text:style-name="T3">The Split of Loyalty</text:span>）。簡言之，鑑定者以找出所謂「專業真相」為目的，即便此一病情真相不利於當事人之法律後果，仍然必須做出專業誠實陳述，效忠的對象是法律與社會公眾利益。治療者卻不然，只應以被治療者的健康為唯一考量及目的。<text:span text:style-name="T3"> <text:line-break/><text:line-break/></text:span>當然，事有大小，權責有輕重，得看其影響所及而定。比方說，如果你只是要跟學校或工作單位請個假，無關乎公眾利益，便無「效忠對象」的衝突問題。<text:span text:style-name="T3"> <text:line-break/><text:line-break/></text:span>二，查明病情無關病患自主權<text:span text:style-name="T3"> <text:line-break/><text:line-break/></text:span>任何一個司法當事人，一定會希望找一個與自己關係友好的醫生來為自己進行專業鑑定。因此，任何人往往只能接受官方指派鑑定醫師，而不能自己挑對己有利者，這跟侵犯病患自主權扯不上任何關係。保外就醫亦然，你要找誰看病當然是你的自由，中監亦從無要求阿扁更換主治醫師，至於由誰來鑑定你的病情真相，卻非當事人片面權利。若對原有的專家證詞之公正性有所疑慮，司法或執法機關當然有權要求第二份不同來源之專業意見，以供比對。此舉稀鬆平常，本應如此，畢竟治療是一回事，病情真相及其法律意義之查明與確立，卻又是另一回事。<text:span text:style-name="T3"> <text:line-break/><text:line-break/></text:span>況且，中監也僅僅只是要求第二份醫學中心專業意見，並無指定人選，阿扁大可自行再找一位醫生看診，取得證明，何難之有？何來侵犯人權之說？所謂踐踏醫療專業、傷害病人自主權云云，更是無端指控。當然，當事人若覺此一要求不合理，大可申訴，但若要據此指控上述幾大罪狀，未免言過其實，亂扣罪名。<text:span text:style-name="T3"> <text:line-break/><text:line-break/></text:span>三，醫療中立<text:span text:style-name="T3"> <text:line-break/><text:line-break/></text:span>上述四位醫師，長年以來，政治立場極其顯著，甚且政治活躍。這是個人自由，無可厚非，但其相關發言卻往往一方面既是醫療專業，一方面卻又充滿政治評價。比方說，陳順勝醫師說，阿扁的治療「超越醫學，涵蓋身心靈的治療，甚至包括口述歷史」，「阿扁被關六年，在監所內被洗腦說他貪汙貪腐、被台灣人民背棄，直到出獄後才發現不是這樣」。陳永興醫師則鼓勵蔡英文「心中要有是非及道德勇氣」，「做一個總統，妳不懂什麼是正確的事嗎？大多數人民認同支持的事還是要做，明知陳水扁的司法審判有問題，就應該執行人民授權總統特赦的權力」。<text:span text:style-name="T3"> <text:line-break/><text:line-break/></text:span>當一個治療者同時又是鑑定者時，醫病關係已有內在矛盾，倘若他又對於病患表現出如此強烈的政治評價與政治認同時，其專業證詞有可能不受到外界質疑嗎？破壞這項專業中立性的人不是中監或法務部，而是醫療團隊之自我角色混淆。一個人下了班，當然可以有各種活動與立場，但在他的專業角色上，卻只應陳述專業語言，而非一下是醫療者，一下又是政治同志，一下談醫療，一下又扯到政治迫害，這其實只是在傷害自己專業證詞的中立性與可信度。<text:span text:style-name="T3"> <text:line-break/><text:line-break/></text:span>美國打從九零年代開始，在對外各場侵略戰爭中，提出一項軍事運作模式，美其名為「軍事人道主義」（<text:span text:style-name="T3">Military Humanitarianism</text:span>），作法之一是，要求人道救援團體或醫療團體等非政府組織須隨軍隊進出，接受美軍統一指揮調度，甚至接受美軍財物資助。此一作法產生極大後遺症，自此之後，原本受到雙方尊重的民間救援人員或醫護人員，開始受到對方攻擊，因為，一旦失去中立性，同時也就失去了人們的基本信任。<text:span text:style-name="T3"> <text:line-break/><text:line-break/></text:span>總部設於法國、曾獲得諾貝爾和平獎的「無國界醫生組織」（簡稱<text:span text:style-name="T3">MSF</text:span>），之所以受到世人敬重，主要原因不光在於其不畏炮火，深入戰場第一線在槍林彈雨中搶救傷患，而且向來拒絕「軍事人道主義」的政治收編與掛勾，還給醫療與人道救援一個清純乾淨的原始面貌。並非說<text:span text:style-name="T3">MSF</text:span>不具政治傾向，而是說它不會把政治和醫療救援兩種角色混為一談，更不會根據政治立場設定為救援與否之前提要件。但也因為這樣，<text:span text:style-name="T3">MSF</text:span>的救援醫療工作站乃至各地附設醫院，多次遭到美軍鎖定轟炸，因其照樣救治敵方人員。<text:span text:style-name="T3"> <text:line-break/><text:line-break/></text:span>從「軍事人道主義」之無數偏頗人道團體，到專業獨立的<text:span text:style-name="T3">MSF</text:span>，在在顯示：任何一項專業之所以受人敬重與信任，乃是因為它必須獨立於所有非專業考量的因素之外。<text:span text:style-name="T3"> <text:line-break/><text:line-break/></text:span>賴其萬醫師說他不太管政治，但中監這件事卻讓他「很憤慨」，所以一定要來召開記者會。因為，他說，「醫學倫理與醫生的社會責任在台灣是必須要推動的<text:span text:style-name="T3"><text:s/></text:span>」。讓我更為訝異的是，賴醫師並表達「台灣醫界對陳水扁的尊敬與關心」，甚至哽咽表示他曾看到阿扁「如何在牢房中寫字，倍受凌辱的過程，讓他很難過」。賴醫師當然可以表達其個人對阿扁的景仰，但卻沒有理由把整個「台灣醫界」拖下水。我不知道醫界有多少人景仰阿扁，我只知道我自己在一片綠油油的台灣社會中，確實對之不敢不敬。<text:span text:style-name="T3"> <text:line-break/><text:line-break/></text:span>當年，林義雄選上省議員，會議召開前夕，省主席林洋港前來省議會拜會。隔天，報上寫了一句「全體省議員均表歡迎」。這樣一句平淡八股陳述，卻讓林義雄很生氣，他說，省議員是要監督省主席的，怎麼可以表示「歡迎」，甚至還「全體」省議員均表歡迎。林義雄為此要求報紙更正，表示我林義雄絕不能讓選民以為我選上省議員之後嘴臉就變了樣。這事在當年引起很大的風波，林義雄在主流媒體的抹黑下，被描述成吹毛求疵只會做秀的跳樑小丑。<text:span text:style-name="T3"> <text:line-break/><text:line-break/></text:span>我說這件往事的意思是說：類似像這樣的事，乍看瑣碎，其實意義重大。或許在這個一片綠油油的島上，許多醫界人士更是綠到發黑。但我相信，並不是每個醫界人士都如此不明是非，至少我就一點也不會景仰阿扁。曾經景仰，不過那已是三十多年前的前塵往事。更重要的是，景不景仰事涉政治與道德評價，這類話語，理應在醫療專業的執行中出局，因為它有害其應有的中立性。<text:span text:style-name="T3"> <text:line-break/><text:line-break/></text:span>另外，阿扁的醫療小組成員陳喬琪醫師（前台灣精神醫學會理事長）說，「阿扁現在的心靈非常脆弱」，因此他呼籲，「蔡總統雖然有很多事要處理，但陳水扁的事更重要，解放阿扁的心靈比其他事情還重要」。阿扁醫療小組發言人陳昭姿藥師則指出，中監的公文「已讓扁的情緒大受影響」，過去的復健療效因此「付之一炬」，他們要求回歸醫療專業，不要讓醫療政治化。但事實上，恰恰是這些綠油油的醫護人員把醫療給政治化。<text:span text:style-name="T3"> <text:line-break/><text:line-break/></text:span>四，勿濫用專業<text:span text:style-name="T3"> <text:line-break/><text:line-break/></text:span>依規定，阿扁能否從事哪些活動，我沒意見，大部份人應該也都不會有意見。但若硬要說阿扁連參加政治餐會致詞，或是接受上千名群眾歡呼，也都統統是什麼「社區職能治療」，絕不得侵犯，否則就是踐踏醫療專業云云，這樣會不會扯太遠了？依此邏輯，我看不出有哪一樣活動不能被冠上「社區職能治療」的名義？<text:span text:style-name="T3"> <text:line-break/><text:line-break/></text:span>阿扁參加綠營凱達格蘭基金會餐會，中監不准其致詞。陳順勝氣憤地說，「不讓他致詞，這樣就看不出病情是否改善」，因此痛批中監讓「治療情境破壞殆盡」，並揚言「要思考看有什麼方法可以突破」。扁出席某音樂會，面對外界批評，其兒子陳致中竟然也說，「這些都是屬於醫療的一環」，不得干涉。依此邏輯，意味著所有的活動都可以冠以「醫療」之名。請問這樣的一種專業說詞合理嗎？既是醫療，就應謹守醫療的專業分寸，而非自詡提供了阿扁「超越醫療」的服務，超越醫療，那究竟又是一種什麼樣的專業？<text:span text:style-name="T3"> <text:line-break/><text:line-break/></text:span>五，醫療專業的可公評性<text:span text:style-name="T3"> <text:line-break/><text:line-break/></text:span>醫療雖是一種專業，但它既然是一種實證性的自然科學，意味著它是一種所謂「軟科學」（<text:span text:style-name="T3">soft science</text:span>），而非數學邏輯與物理等等「硬科學」（<text:span text:style-name="T3">hard science</text:span>）。今天如果有人提出一個物理定律，挑戰過去的學理，我想一般人是根本無法置喙的，但是，臨床醫學卻不是這樣一種硬科學，也因此具有一種「可公評性」。所謂專業，絕不是什麼不可質疑的銅牆鐵壁。<text:span text:style-name="T3"> <text:line-break/><text:line-break/></text:span>簡單說，任何醫界圈外人，包括所有販夫走卒，依然還是可以憑著一定的常識與生活經驗及周邊相關知識來判斷某一項醫療宣稱或醫療處置是否具有基本的合理性。你不能動不動就搬出醫師的所謂專業身份，企圖堵住天下悠悠之口。你更不應該老是亮出一堆顯赫的權勢地位身份，企圖壟斷相關知識與專業作為上的一切正當性及其外在社會與法律意義，拒斥、敵視任何質疑。<text:span text:style-name="T3"> <text:line-break/><text:line-break/></text:span>如果阿扁的醫療團隊這麼有專業自信，那麼，自己去找個第二家醫學中心的醫師，請他開立一張診斷證明，有什麼難？有什麼好生氣的？我們一般人不都是這樣嗎？為什麼這就是「侮辱專業」、「侵犯醫療專業與人權」？為什麼這就是「傷害受刑人醫療人權」、「破壞醫病關係」？甚至因此要把相關官員撤職查辦並要求部長下台。這樣一種反應，並非應有的專業態度，而是政治表態，政治恐嚇。<text:span text:style-name="T3"> <text:line-break/><text:line-break/></text:span>陳永興醫師憤怒地說：「醫療專業不是台中監獄可以說三道四、胡說八道的！」「中監典獄長懂醫學嗎？你是什麼專業啊？憑什麼質疑？」可是，難道人民或官員若非具有醫師身份，就不能對阿扁的處置提出任何質疑？否則就應嚴懲或下台謝罪？難道以後各地的典獄長或法務部長必須具有醫師資格才能擔任？我們現在究竟是在談論醫學，還是在談政治？這其實恰恰就是一種中世紀宗教裁判所的心態，亦即「我是大老，我說了算」，誰敢質疑，誰就犯忌。陳永興醫師說，中監的不合理要求是「天大的笑話」，但依我看，這樣一些天馬行空、荒腔走板、毫無基本理性的辱罵與攻擊才是笑話。<text:span text:style-name="T3"> <text:line-break/><text:line-break/></text:span>六，專業內在的歧見<text:span text:style-name="T3"> <text:line-break/><text:line-break/></text:span>即便是物理或數學等等這樣的硬科學，都還是會有知識內在的不同見解，更不用說臨床醫學了。同一個病患，不同的醫師，往往就會有不同的看法或治療方式。特別是涉及外在行為與內在心靈的精神科，更是如此。陳順勝醫師說，阿扁罹患兩種病，一種叫「心因性憂鬱症」，也就是因為某種外在事件所導致的情緒問題，另一個病叫「創傷後症候群」，也就是經歷某個巨大的災難性事件後所產生的身心問題。其實，後者診斷若能成立，前者便顯得多餘。<text:span text:style-name="T3"> <text:line-break/><text:line-break/></text:span>阿扁究竟得了什麼病，我無法憑空判斷。但毫無疑問的一點是：臨床醫學這樣一種所謂軟科學，內在必然存在著各種專業歧見。既然如此容易產生歧見，既然不同的醫生往往會有不同的專業見解，那麼，中監要求第二家醫學中心的診斷證明，以便做為一種比對與參考，有何傷害人權之處？這不是醫學專業之常態嗎？這就跟病人往往會多看幾位醫師一樣，據此來判斷不同醫師之間的專業說法，然後再來決定自己應接受何種醫療處置。難道一個醫生會因為病人也跑去看了其他的醫生就應該大發雷霆？進而罵他「侮辱專業」、「破壞醫病關係」？<text:span text:style-name="T3"> <text:line-break/><text:line-break/></text:span>七，道德與法律上的內在一致性<text:span text:style-name="T3"> <text:line-break/><text:line-break/></text:span>阿扁保外就醫應當擁有什麼樣的權利與自由，我沒意見。我有意見的是，不管何種標準或規定，理當具有充份的一致性。但事實上卻根本不是這樣。阿扁所擁有的明明就是一種極其優惠與寬鬆的特殊待遇，絕非其他受刑人所能享有。如果要比照辦理，依我看，監獄裏至少有百分之八十的受刑人都應該立即保外就醫並應擁有各項自由權利才對。阿扁的醫生們為何獨厚阿扁？<text:span text:style-name="T3"> <text:line-break/><text:line-break/></text:span>我一點都不反對針對受刑人採取更寬鬆的人道措施，但我在意的是：若要寬鬆，便應一體適用，而非因人而異，法律畢竟不是權貴養的狗。但事實上，一般人就算病得奄奄一息，也絕對得不到像阿扁這樣的寬容待遇。在長年行醫的經歷中，我甚至發現：越是弱勢者，越是貧病孤苦無依者，越難保障其所剩無幾的基本人權。高官、民代或有錢人，和其他一般人相比，坐牢或保外就醫之機會與待遇，根本天壤之別。當一個司法或執法體系總是被權貴者操弄於股掌之上，豈有可能期盼法律會為人所尊重。<text:span text:style-name="T3"> <text:line-break/><text:line-break/></text:span>八，人權本身即是目的<text:span text:style-name="T3"> <text:line-break/><text:line-break/></text:span>人權本身即是目的，而非藉以遂行其它目的的手段或工具。但在現實上，特別是政治上，滿口人權，卻往往只是一種任意濫用的鬥爭藉口。當一個概念不斷糟蹋其應有的基本內涵，它也將失去人們的尊重。一如所謂醫學倫理，我從沒看過世界上有哪個國家比台灣更喜歡講所謂的醫學倫理，但卻只是一種嘴巴運動，而無深厚的概念內涵，更無現實意義，講一套做一套；醫院裏，課堂上，生活中，醫學倫理真是滿天飛，但往往有口無心，任意信口開河，彷彿它只是一種無甚意義的陳腔濫調，拿來當裝飾用，或是充當鬥爭工具。<text:span text:style-name="T3"> <text:line-break/><text:line-break/></text:span>九，醫療專業勿成政治犧牲品<text:span text:style-name="T3"> <text:line-break/><text:line-break/></text:span>大約七、八年前，扁嫂吳淑珍以身體衰弱甚至隨時有生命危險為由，無數次拒絕出庭應訊。當時我任職台大雲林分院，在報上寫了篇文章，指出台灣司法以及醫療待遇的極度不平等。對待一般人很嚴格，律法森嚴，不容挑戰。對待弱勢者，更是異常嚴苛，甚至視人命如草芥。醫療也一樣，對待權貴，百般呵護，至於一般人，卻往往很難確保那一丁點最基本的醫療人權。<text:span text:style-name="T3"> <text:line-break/><text:line-break/></text:span>陳順勝醫師近日主張阿扁的身體狀況不適合出庭應訊。我要說的是，阿扁或扁嫂出不出庭應訊，我沒意見。我有意見的是：如果這樣的專業標準成立，那麼，所有涉案人或受刑人都應一體適用才對，而非獨厚少數人。<text:span text:style-name="T3"> <text:line-break/><text:line-break/></text:span>我更要說的是：不應動輒以醫療做為一種遂行其政治目的或規避法律規範的手段。比方說，硬是要把一種幾乎趨近於零的風險給無限擴大；明明沒有立即性的生命危險，卻硬要說成風中殘燭，命在旦夕。<text:span text:style-name="T3"> <text:line-break/><text:line-break/></text:span>特赦阿扁與否，無關醫療。倘若有人認為阿扁應該特赦，那就應該另外尋求特赦的可能性，而非一再犧牲醫療之專業與中立性，做為其權宜措施的犧牲品。<text:span text:style-name="T3"> <text:line-break/><text:line-break/></text:span>十，納粹醫師的本質<text:span text:style-name="T3"> <text:line-break/><text:line-break/></text:span>在四位醫界大老的記者會中，陳順勝醫師最後唸出一段反納粹宣言，他做出結論說：「我不會配合（中監）他們以醫療的理由軟禁陳前總統，政治不是我的考慮因素。我會以過去的納粹醫師引以為鑑，絕不屈服於威權者的威脅！」陳醫師這番正義告白，或許出自真心，但這並不意味著其行為一如其心。<text:span text:style-name="T3"> <text:line-break/><text:line-break/></text:span>事實上，納粹醫師並沒有遭遇什麼政治威權壓迫，而且恰恰相反，那時候能夠成為納粹一員是一種政治正確，一種榮耀，一種眾人肯定的政治掛帥；在某種意識形態、族群意識或黨國思維底下，一切專業都將臣服，為其所用。人們對於這樣一種臣服、利用與操弄，普遍視為理所當然，甚且歡欣鼓舞。總之，所謂納粹醫師，絕非壞人或膽小屈從之徒，他們積極認同某種望風披靡的政治思維，貢獻其醫學專業，為政治服務，絲毫不覺得這樣一種專業錯置與濫用或操弄有什麼問題。這才是納粹醫師的基本心態與真實樣貌。<text:span text:style-name="T3"> <text:line-break/><text:line-break/></text:span>十一，結論<text:span text:style-name="T3"> <text:line-break/><text:line-break/></text:span>最後，說說無關主題的一己之見。老實說，我個人並不反對阿扁獲得比一般人更好的司法待遇。我反對的是睜眼說瞎話，我反對的是濫用人權概念，我反對的是以醫療專業包裝政治動機，我反對的是對於專業本質之各種胡扯瞎掰。我贊成的是：接受這樣一種不平等，大方承認阿扁就是應當獲得更好的對待。<text:span text:style-name="T3"> <text:line-break/><text:line-break/></text:span>我甚至強烈希望阿扁能獲得特赦，赦免其一切罪行。畢竟他曾經是總統，畢竟他身上曾經承載著無數人對於將來美好生活的美夢。這個夢雖然破滅了，但是對於一個破碎的美夢，一個良善的社會理當對它有著一種較為委婉溫柔的對待，因為在那個夢裏頭曾經有著許多人的美好記憶。不管苦的甘的，悲的喜的，善待記憶終究是一件美好的事。<text:span text:style-name="T3"> <text:line-break/><text:line-break/>1985-1986</text:span>年，國民黨製造蓬萊島誹謗案，阿扁被打入黑牢。那時我念大三。有一天夜裏，突然想到阿扁，想到不久前車禍重殘的扁嫂，於是就寫了一封信到監獄，並且還附上自己的身份證影本，藉以表明心跡。我在信裏頭說，我是高醫學生某某某，我願意為阿扁坐這黑牢。然後，我還寫了一篇文章登在黨外雜誌上，我在文章裏頭引用孫觀漢先生當年在海內外四處營救柏楊先生時所寫的一句話：「我真真願意替你坐牢」。<text:span text:style-name="T3"> <text:line-break/><text:line-break/></text:span>如今三十多年過去了，很多事變了樣，走了味，很多人也變了，甚至變得判若兩人，但我依然還是相信世上有些東西無可改變，生死不渝，例如是非良善，例如憐憫與真情。<text:span text:style-name="T3"> <text:line-break/><text:line-break/></text:span>當年我給監獄和阿扁寫的那封信及文章，影本都還留著，雖已發黃，字字清晰，一如我心；究竟它已成為一種自我諷刺或笑柄？抑或依然是個美麗的記憶？三十多年後的今天，同樣的深夜裏，我卻寫著這樣一篇文章，回應這幾位長年善待我的醫界前輩與高醫師長們，用詞激烈，無意冒犯，惆悵難免，百感交集。</text:p>
      <text:p text:style-name="P1"><text:span text:style-name="T1">隆誌</text:span><text:s/>  |  2017.06.18 20:30   |   <text:a xlink:type="simple" xlink:href="http://palinfo.habago.org/Entry?Command=Information_PrintForum&amp;iPage=154#FORUM35804"><text:span text:style-name="T2">#</text:span></text:a></text:p>
      <text:p text:style-name="P3">最近身邊一些人天天喊著愛台灣的朋友，卻跑到美國生小孩拿美國護照。<text:span text:style-name="T3"> <text:line-break/></text:span>終日告訴我要根留台灣，要拒絕和中國大陸合作之類，。<text:span text:style-name="T3"> <text:line-break/></text:span>聽了之後，總有一種想吐的感覺。</text:p>
      <text:p text:style-name="P1"><text:span text:style-name="T1">陳真</text:span><text:s/>  |  2017.06.17 10:26   |   <text:a xlink:type="simple" xlink:href="http://palinfo.habago.org/Entry?Command=Information_PrintForum&amp;iPage=154#FORUM35803"><text:span text:style-name="T2">#</text:span></text:a></text:p>
      <text:p text:style-name="P2">台灣人舉世罕見的一窩蜂性格。<text:span text:style-name="T3"> <text:line-break/><text:line-break/></text:span>包括<text:span text:style-name="T3"><text:s/>"</text:span>救國救民<text:span text:style-name="T3">" </text:span>的<text:span text:style-name="T3"><text:s/>"</text:span>學運<text:span text:style-name="T3">" </text:span>或<text:span text:style-name="T3"><text:s/>"</text:span>社運<text:span text:style-name="T3">"</text:span>，長年以來也都是一窩蜂。當然，必須是主流媒體及主流政治勢力所肯定所讚賞的<text:span text:style-name="T3"><text:s/>"</text:span>運動<text:span text:style-name="T3">"</text:span>才會一窩蜂，要不然就會像巴勒網這樣，站樁都站了快十年了，依然小貓兩三隻。<text:span text:style-name="T3"> <text:line-break/><text:line-break/></text:span>人們這種驚人的一窩蜂<text:span text:style-name="T3"><text:s/>"</text:span>熱情<text:span text:style-name="T3">"</text:span>，要是能放在見義勇為的事情上，世上早已沒有戰爭，沒有侵略，沒有政治詐騙集團，甚至連人渣都得洗心革命重新做人了。<text:span text:style-name="T3"> <text:line-break/><text:line-break/></text:span>這裏有圖：<text:span text:style-name="T3"> <text:line-break/><text:line-break/>https://goo.gl/E95Spq <text:line-break/><text:line-break/></text:span>我很納悶，這些排隊者不會感到一種蠢到爆、窩囊到爆、以致於難以見人的尷尬與羞恥嗎？我要是饑渴成這樣，非吃不可，若真要去排隊，我會蒙面。<text:span text:style-name="T3"> <text:line-break/><text:line-break/></text:span>台灣人的一窩蜂，往往爭先恐後努力發高燒，力道驚人。可當五分鐘熱潮一過，馬上就又突然無人聞問，彷彿根本沒這回事。比方說你還記得人渣黨動員的那場所謂反服貿<text:span text:style-name="T3"><text:s/>"</text:span>學運<text:span text:style-name="T3">" </text:span>嗎？熱潮時，周圍一堆人連護士每天都會急著要跟你討論服貿，甚至擔心自己比別人晚了一步理解這麼火熱時髦的東西，可是，現在還有人感興趣嗎？恐怕連一個也找不到了。這些完全沒有半點獨立心靈的人卻整天說要追求台灣獨立，豈不可笑。你應該先讓自己腦子獨立、心靈獨立於政治洗腦與媒體動員之外，再來講台灣獨立也不遲。<text:span text:style-name="T3"> <text:line-break/><text:line-break/></text:span>台灣人的性格有著一種極其異常的脆弱性，面目模糊，缺乏個性，缺乏真實熱情與喜好，缺乏信仰，很容易被媒體、被宣傳、被名醫名牌名校名人名嘴以及各種明星偶像、被廣告、被眾人之吹捧、被各種酷炫虛榮所打動；時髦風往哪吹，他就往哪追逐。一旦風向轉變，馬上也會立即跟著轉向。<text:span text:style-name="T3"> <text:line-break/><text:line-break/></text:span>但是，你看西方社會，比方說英國，主流媒體或政客想洗腦、動員學生，指揮他們搞運動鬥爭異己，有可能嗎？不如早點睡吧，那是完全不可能的事。在台灣卻剛好相反，不受洗腦與動員的學生，卻像鳳毛麟角那樣罕見，更不用說敢於對抗主流惡勢力了。一樣是人，怎麼會差這麼多？實難想像。一個社會與世代的成熟性，恐怕是千百年的事，非朝夕可成。<text:span text:style-name="T3"> <text:line-break/><text:line-break/></text:span>陳真<text:span text:style-name="T3">2017.06.17. <text:line-break/><text:line-break/>========================== <text:line-break/></text:span>深夜直擊一蘭拉麵排隊潮<text:span text:style-name="T3"><text:s/></text:span>網友全驚呆<text:span text:style-name="T3"> <text:line-break/><text:line-break/></text:span>三立新聞網<text:span text:style-name="T3"><text:s/>setn.com•2017</text:span>年<text:span text:style-name="T3">6</text:span>月<text:span text:style-name="T3">16</text:span>日<text:span text:style-name="T3"> <text:line-break/><text:line-break/></text:span>生活中心／綜合報導<text:span text:style-name="T3"> <text:line-break/><text:line-break/></text:span>以往都要去日本才可以吃到一蘭拉麵，近日終於強勢登台，不過，還沒正式開幕卻因「優先入席制」引起許多爭議，但仍不減粉絲對它的喜愛。一名網友在臉書爆廢公社表示，她凌晨兩點半騎車路過一蘭拉麵門口，看到相當驚人的一幕，店門口排滿長長的人龍，只見照片中，現場民眾無畏風雨，苦苦排隊只為了吃上一碗拉麵。</text:p>
      <text:p text:style-name="P1"><text:span text:style-name="T1">陳真</text:span><text:s/>  |  2017.06.17 03:09   |   <text:a xlink:type="simple" xlink:href="http://palinfo.habago.org/Entry?Command=Information_PrintForum&amp;iPage=154#FORUM35801"><text:span text:style-name="T2">#</text:span></text:a></text:p>
      <text:p text:style-name="P3">剛剛查氣象，據說雨大成災，參加者請先顧好自己，再顧文宣與牌子。</text:p>
      <text:p text:style-name="P1"><text:span text:style-name="T1">鑑慧</text:span>/<text:span text:style-name="T1">學姊</text:span><text:s/>  |  2017.06.16 23:21   |   <text:a xlink:type="simple" xlink:href="http://palinfo.habago.org/Entry?Command=Information_PrintForum&amp;iPage=154#FORUM35800"><text:span text:style-name="T2">#</text:span></text:a></text:p>
      <text:p text:style-name="P2">經討論結果，明日站樁照常舉行，請同志備妥雨具，踴躍參加。</text:p>
      <text:p text:style-name="P1"><text:span text:style-name="T1">陳真</text:span><text:s/>  |  2017.06.16 02:29   |   <text:a xlink:type="simple" xlink:href="http://palinfo.habago.org/Entry?Command=Information_PrintForum&amp;iPage=154#FORUM35799"><text:span text:style-name="T2">#</text:span></text:a></text:p>
      <text:p text:style-name="P3">黨外時期，憑著口才，經常像個<text:span text:style-name="T3"><text:s/>"</text:span>說客<text:span text:style-name="T3">" </text:span>一樣，到處說服無數忠黨愛國的學生改邪歸正。你也許很難想像，甚至到了八零年代末期，仍然有許多學生竟然還相信當年國民黨的鬼話，相信我們終將反攻大陸，解救苦難同胞，統一中國；因此，在神聖統一大業完成之前，為了避免共匪的滲透，我們不應該有報紙，不應該開放髮禁，不應該有反對黨，當然也不應該批評政府以免影響民心士氣等等等。<text:span text:style-name="T3"> <text:line-break/><text:line-break/></text:span>同樣地，再過幾年，當你回過頭來看現在，應該也會感到很難想像，在<text:span text:style-name="T3">21</text:span>世紀的第十幾個年頭，居然還有人會相信人渣黨真的打算台獨。其中一個騙術花招就是所謂<text:span text:style-name="T3"><text:s/>"</text:span>重返聯合國<text:span text:style-name="T3">"</text:span>。你連最基本的邦交能力都沒有，還重返個屁？難道我身為永康共和國的領導人，我說我正研擬加入聯合國，而且準備申請成為安理會成員國之一，你信嗎？道理是一樣的。這不是鬼話什麼是鬼話？一個人如果連拿球拍的基本能力都不會，卻揚言說不惜直接打入奧運，你信嗎？<text:span text:style-name="T3"> <text:line-break/><text:line-break/></text:span>我跟你說，沒有一個人渣黨的檯面人物私下會笨到相信這種什麼<text:span text:style-name="T3"><text:s/>"</text:span>重返聯合國<text:span text:style-name="T3">" </text:span>的鬼話，但他們卻公開說個不停，為的就是騙選票。我知道有點大腦的人應該都不會相信，但事實上，台灣的年輕一代卻相當奇葩，半個多世紀來，主流政治勢力不管講什麼鬼話他都信。<text:span text:style-name="T3"> <text:line-break/><text:line-break/></text:span>人渣黨的尾巴黨，所謂什麼力量黨的，又進一步加碼，說要以台灣共和國的名義加入聯合國。騙小孩也不該這樣騙。你要加入很好啊，但你得先改國號並宣布獨立，這才是第一步不是嗎？要做就趕快做，還在等什麼呢？<text:span text:style-name="T3"> <text:line-break/><text:line-break/></text:span>況且人渣們現在大權在握，誰能攔得了他們？八千九百億的貪污掏空計畫，事關自己的財路，倒是積極得很，發狠話說不管多少人反對都得加開臨時會以便迅速通過這項荒腔走板的龐大污錢計畫。至於根本沒有任何人膽敢攔阻的獨立建國大業，怎麼不也趕緊去做呢？一秒鐘就能做到不是嗎？究竟還要裝神弄鬼騙到幾時，方才放台灣一條生路？<text:span text:style-name="T3"> <text:line-break/><text:line-break/></text:span>陳真<text:span text:style-name="T3">2017.06.16. <text:line-break/><text:line-break/>=================== <text:line-break/>9</text:span>月聯合國大會擬提「入聯」<text:span text:style-name="T3">? </text:span>黃重諺：無可奉告<text:span text:style-name="T3"> <text:line-break/><text:line-break/></text:span>上報<text:span text:style-name="T3">2017</text:span>年<text:span text:style-name="T3">6</text:span>月<text:span text:style-name="T3">15</text:span>日<text:span text:style-name="T3"> <text:line-break/><text:line-break/></text:span>據媒體報導，台巴斷交後「兩岸下個外交戰場在<text:span text:style-name="T3">9</text:span>月召開的聯合國大會」，政府相關部門近日已密集開會、嚴陣以待，更指出蔡英文總統希望台灣能加入聯合國，但是否今年提案參與「是一個討論的方向」；對此，總統府發言人黃重諺<text:span text:style-name="T3">15</text:span>日「不願證實」，強調「有關我國在國際組織上的參與，正由國安團隊依照既有規劃辦理，沒有進一步訊息可以透露。」<text:span text:style-name="T3"> <text:line-break/><text:line-break/></text:span>針對台灣提案入聯消息，台灣聯合國協進會理事長蔡明憲指出，巴勒斯坦<text:span text:style-name="T3">5</text:span>年前已成為聯合國「非會員觀察國」，蔡強調：「台灣入聯不是不可能」。<text:span text:style-name="T3"> <text:line-break/><text:line-break/></text:span>蔡明憲也向蔡總統呼籲，希望今年認清中國真面目後，可站在總統的高度「勇敢地」推動入聯，甚至寫信給聯合國秘書長，表達台灣參與意願。<text:span text:style-name="T3"> <text:line-break/><text:line-break/></text:span>時代力量黨團總召徐永明表示，希望能更堅定以台灣的名義，重返聯合國，這也是時代力量的主張。（李先泰／綜合報導）</text:p>
      <text:p text:style-name="P1"><text:span text:style-name="T1">陳真</text:span><text:s/>  |  2017.06.16 01:36   |   <text:a xlink:type="simple" xlink:href="http://palinfo.habago.org/Entry?Command=Information_PrintForum&amp;iPage=154#FORUM35798"><text:span text:style-name="T2">#</text:span></text:a></text:p>
      <text:p text:style-name="P2">謝謝提醒。後台正在研究後天<text:span text:style-name="T3">(</text:span>周六<text:span text:style-name="T3">)</text:span>的站樁如何因應。</text:p>
      <text:p text:style-name="P4"/>
      <text:p text:style-name="P1">JEAN   |  2017.06.15 20:09   |   <text:a xlink:type="simple" xlink:href="http://palinfo.habago.org/Entry?Command=Information_PrintForum&amp;iPage=155#FORUM35797"><text:span text:style-name="T2">#</text:span></text:a></text:p>
      <text:p text:style-name="P2">近日<text:span text:style-name="T3">,</text:span>豪大雨連連<text:span text:style-name="T3">,</text:span>有時還閃電霹靂<text:span text:style-name="T3">.......,</text:span>站樁行動有文宣品<text:span text:style-name="T3">,</text:span>肯定泡湯<text:span text:style-name="T3">. <text:line-break/>_________________________________ <text:line-break/></text:span>中央氣象局氣象報告<text:span text:style-name="T3"> <text:line-break/></text:span>１０６年６月１５日１７時０分發布<text:span text:style-name="T3"> <text:line-break/></text:span>６月１５日１４時天氣概況：<text:span text:style-name="T3"> <text:line-break/><text:line-break/></text:span>　　一、天氣特報：<text:span text:style-name="T3"> <text:line-break/></text:span>　　請參照本局發布之最新豪<text:span text:style-name="T3">(</text:span>大<text:span text:style-name="T3">)</text:span>雨特報。<text:span text:style-name="T3"> <text:line-break/><text:line-break/></text:span>　　二、滯留鋒起自日本南方海面（北緯２８度，東經１４０<text:span text:style-name="T3"> <text:line-break/></text:span>度），向西延伸，經臺灣南部（北緯２８度，東經１４０度）<text:span text:style-name="T3"> <text:line-break/></text:span>至雲南（北緯２５度，東經１０４度）。<text:span text:style-name="T3"> <text:line-break/><text:line-break/></text:span>　　三、明（１６）日滯留鋒面及西南氣流影響，臺灣各地及<text:span text:style-name="T3"> <text:line-break/></text:span>澎湖、金門、馬祖有陣雨或雷雨，並易有大雨或豪雨發生，尤<text:span text:style-name="T3"> <text:line-break/></text:span>其西半部地區有豪雨或大豪雨等級以上降雨發生的機率；各地<text:span text:style-name="T3"> <text:line-break/></text:span>早晚天氣稍涼。臺灣各沿海空曠地區（含蘭嶼、綠島）與澎湖<text:span text:style-name="T3"> <text:line-break/></text:span>、金門、馬祖及其鄰近海域易有８到９級強陣風，沿海地區風<text:span text:style-name="T3"> <text:line-break/></text:span>浪亦較大，請注意。<text:span text:style-name="T3"> <text:line-break/><text:line-break/></text:span>　　四、海上強風特報：<text:span text:style-name="T3"> <text:line-break/></text:span>１、西南氣流影響，臺灣東南部海面平均風力６至７級，雷雨<text:span text:style-name="T3"> <text:line-break/></text:span>區最大陣風１０級；臺灣北部海面、臺灣東北部海面及臺灣海<text:span text:style-name="T3"> <text:line-break/></text:span>峽北部平均風力可達６級，雷雨區最大陣風９級，船隻請特別<text:span text:style-name="T3"> <text:line-break/></text:span>注意。明（１６日）下午起臺灣北部海面平均風力將增強至６<text:span text:style-name="T3"> <text:line-break/></text:span>到７級，雷雨區最大陣風１０級；臺灣海峽南部平均風力將增<text:span text:style-name="T3"> <text:line-break/></text:span>強至６級，雷雨區最大陣風９級，船隻請特別注意。明（１６<text:span text:style-name="T3"> <text:line-break/></text:span>）日臺灣東北部海面平均風力將稍減弱。<text:span text:style-name="T3"> <text:line-break/></text:span>２、西南氣流影響，巴士海峽平均風力６至７級，雷雨區最大<text:span text:style-name="T3"> <text:line-break/></text:span>陣風１０級，船隻請特別注意。明（１６日）晨起至晚間廣東<text:span text:style-name="T3"> <text:line-break/></text:span>海面、中西沙島海面及南沙島海面平均風力將增強至６級，雷<text:span text:style-name="T3"> <text:line-break/></text:span>雨區最大陣風９級，船隻請注意。明（１６）日巴士海峽平均<text:span text:style-name="T3"> <text:line-break/></text:span>風力將稍減弱。<text:span text:style-name="T3"> <text:line-break/></text:span>３、明（１６日）上午起東海南部平均風力將增強至６到７級<text:span text:style-name="T3"> <text:line-break/></text:span>，雷雨區最大陣風１０級；浙江海面平均風力將增強至６級，<text:span text:style-name="T3"> <text:line-break/></text:span>雷雨區最大陣風９級，船隻請特別注意。</text:p>
      <text:p text:style-name="P1"><text:span text:style-name="T1">陳真</text:span><text:s/>  |  2017.06.15 10:04   |   <text:a xlink:type="simple" xlink:href="http://palinfo.habago.org/Entry?Command=Information_PrintForum&amp;iPage=155#FORUM35796"><text:span text:style-name="T2">#</text:span></text:a></text:p>
      <text:p text:style-name="P3">亞洲週刊：李敖死前要去北京<text:span text:style-name="T3"><text:s/></text:span>把自藏文物「送回祖國」<text:span text:style-name="T3"> <text:line-break/><text:line-break/>2017-04-12 <text:line-break/><text:line-break/></text:span>聯合報<text:span text:style-name="T3"><text:s/></text:span>記者林庭瑤╱即時報導<text:span text:style-name="T3"> <text:line-break/><text:line-break/></text:span>據香港《亞洲週刊》<text:span text:style-name="T3">4</text:span>月<text:span text:style-name="T3">16</text:span>日封面報導，<text:span text:style-name="T3">82</text:span>歲的李敖自曝罹患延腦惡性腫瘤，聲稱自己最多只能活三年。他說死前要在北京辦一個「李敖收藏流（亡）台（灣）文物回歸祖國展」，提供<text:span text:style-name="T3">100</text:span>件的藏品。其中，一半展品會捐掉，比如錢穆、胡適寫的信，捐給圖書館或者其他機構。李敖表示，「此次展覽辦起來會有象徵意義，就是李敖回不去了，可是他把這些文物送回去回歸祖國。」<text:span text:style-name="T3"> <text:line-break/><text:line-break/></text:span>據大陸「觀察者網」引述《亞洲週刊》報導，李敖指出，他在<text:span text:style-name="T3">60</text:span>歲那年出版了共<text:span text:style-name="T3">40</text:span>集的《李敖大全集》。接下來，他要在三年內完成<text:span text:style-name="T3">85</text:span>集。他自稱是快樂的人，假如死的話，絕對會很快樂地死掉。</text:p>
      <text:p text:style-name="P1"><text:span text:style-name="T1">陳真</text:span><text:s/>  |  2017.06.15 09:55   |   <text:a xlink:type="simple" xlink:href="http://palinfo.habago.org/Entry?Command=Information_PrintForum&amp;iPage=155#FORUM35795"><text:span text:style-name="T2">#</text:span></text:a></text:p>
      <text:p text:style-name="P2">致我的家人、友人、仇人：<text:span text:style-name="T3"> <text:line-break/><text:line-break/></text:span>你們好，我是李敖，今年<text:span text:style-name="T3">83</text:span>歲。年初，我被查出來罹患腦瘤，現在剛做完放射性治療。現在每天要吃六粒類固醇，所以身體裡面變得像一個戰場，最近又感染二次急性肺炎住院，我很痛苦，好像地獄離我並不遠了。我這一生當中，罵過很多人，傷過很多人；仇敵無數，朋友不多。醫生告訴我：你最多還能活三年，有什麼想做、想幹的，抓緊！<text:span text:style-name="T3"> <text:line-break/><text:line-break/></text:span>我就想，在這最後的時間裡，除了把《李敖大全集》加編<text:span text:style-name="T3">41-85</text:span>本的目標之外，就想和我的家人，友人，仇人再見一面做個告別，你們可以理解成這是我們人生中最後一次會面，「再見李敖」及此之後，再無相見。因為是最後一面，所以我希望這次會面是真誠，坦白的。不僅有我們如何相識，如何相知，更要有我們如何相愛又相殺。<text:span text:style-name="T3"> <text:line-break/><text:line-break/></text:span>對於來賓，我會對你說實話；我也想你能對我講真話，言者無罪，聞者足戒。<text:span text:style-name="T3"><text:s/></text:span>或許我們之前有很多殘酷的鬥爭，但或許我們之前也有很多美好的回憶；我希望通過這次會面，能讓我們都不留遺憾。不留遺憾，這是我對你的承諾，也是我對你的期盼。<text:span text:style-name="T3"> <text:line-break/><text:line-break/></text:span>對於來賓，不管你們身在哪裡，我都會給你們手寫一封邀請信。邀請你來台北，來我書房，我們可以一起吃一頓飯，合一張影，我會帶你去看可愛的貓，我會全程記錄我們最後一面的相會，一方面是留作你我紀念，另一方面也滿足我的一點私心：告別大陸媒體近<text:span text:style-name="T3">10</text:span>年了，我想通過這些影片，讓大家再一次見到我，再一次認識不一樣的我，見證我人生的謝幕。<text:span text:style-name="T3"><text:s/></text:span>謝謝各位。<text:span text:style-name="T3"> <text:line-break/><text:line-break/></text:span>李敖</text:p>
      <text:p text:style-name="P1"><text:span text:style-name="T1">陳真</text:span><text:s/>  |  2017.06.15 04:33   |   <text:a xlink:type="simple" xlink:href="http://palinfo.habago.org/Entry?Command=Information_PrintForum&amp;iPage=155#FORUM35794"><text:span text:style-name="T2">#</text:span></text:a></text:p>
      <text:p text:style-name="P3">從蔣家的<text:span text:style-name="T3"><text:s/>"</text:span>反攻大陸解救同胞<text:span text:style-name="T3">" </text:span>到李登輝的<text:span text:style-name="T3"><text:s/>"</text:span>國家統一綱領<text:span text:style-name="T3">" </text:span>及<text:span text:style-name="T3"><text:s/>"</text:span>三民主義統一中國<text:span text:style-name="T3">"</text:span>，前後歷經大約<text:span text:style-name="T3">40</text:span>年。這番神聖不可質疑的口號，在這<text:span text:style-name="T3">40</text:span>年之間，誰敢質疑誰倒楣。反攻明明無望，卻硬是被炒作成主流之聲、全民願望，誰敢質疑，誰就是漢奸，誰就是<text:span text:style-name="T3"><text:s/>"</text:span>中共的同路人<text:span text:style-name="T3">"</text:span>，人人得而誅之。<text:span text:style-name="T3"> <text:line-break/><text:line-break/></text:span>沒想到，緊接著還是同樣的男主角<text:span text:style-name="T3">--</text:span>李登輝，大力引進本土黑道與金權勢力<text:span text:style-name="T3"><text:s/>(</text:span>所謂黑金<text:span text:style-name="T3">) </text:span>進入政治，貪污與分贓政治從此大張旗鼓，藉以收編各方勢力，並透過大小媒體的一手掌控與發動所謂<text:span text:style-name="T3"><text:s/>"</text:span>學運<text:span text:style-name="T3">"</text:span>，迅速鬥垮所謂<text:span text:style-name="T3"><text:s/>"</text:span>非主流派<text:span text:style-name="T3">"</text:span>，也就是統派及一大票所謂代表大陸法統的<text:span text:style-name="T3"><text:s/>"</text:span>老賊<text:span text:style-name="T3">"</text:span>。從此，<text:span text:style-name="T3"><text:s/>"</text:span>外省人<text:span text:style-name="T3">" </text:span>就被污名化了，反中反華的台獨勢力正式登場並越發熾烈猖狂，誰敢質疑，誰就是台奸，誰就是<text:span text:style-name="T3"><text:s/>"</text:span>中共的同路人<text:span text:style-name="T3">"</text:span>，人人得而誅之。<text:span text:style-name="T3"> <text:line-break/><text:line-break/></text:span>美國當然才是這場所謂<text:span text:style-name="T3"><text:s/>"</text:span>寧靜革命<text:span text:style-name="T3">" </text:span>的無聲政變之操盤手，君不見，美國主流媒體及<text:span text:style-name="T3"><text:s/>"</text:span>時代雜誌<text:span text:style-name="T3">" </text:span>當年隨即策封、吹捧李登輝這個貪婪無度的漢奸老賊兼黑金教父為<text:span text:style-name="T3"><text:s/>"</text:span>民主先生<text:span text:style-name="T3">"</text:span>，大肆歌頌之，藉以鞏固其在台地位，就如同過去那<text:span text:style-name="T3">40</text:span>年之間歌頌蔣介石是<text:span text:style-name="T3"><text:s/>"</text:span>世界民主的燈塔<text:span text:style-name="T3">" </text:span>一般。算起來，這段反中反華的台獨歷程至今也差不多快<text:span text:style-name="T3">30</text:span>年了。<text:span text:style-name="T3"> <text:line-break/><text:line-break/></text:span>不知道為什麼，這些年，我常想起一本過去我對之不太有感覺的書，也就是<text:span text:style-name="T3"><text:s/>Oswald Spengler </text:span>寫的<text:span text:style-name="T3"><text:s/>"The Decline of the West"(</text:span>台譯<text:span text:style-name="T3"><text:s/>"</text:span>西方的沒落<text:span text:style-name="T3">")</text:span>。我能理解為什麼維根斯坦會宣稱這本書對於他晚期的哲學思想影響重大，但就該書而言，我倒是沒什麼感覺，直到這些年似乎才慢慢察覺在那樣一個年代中，該書作者看待事物的眼光之不凡。<text:span text:style-name="T3"> <text:line-break/><text:line-break/></text:span>當我們生活在歷史中，我們看不見歷史，我們只能看到昨天或前天或上星期、上個月的一些紛紛擾擾，然後預期後天或下個月的某種可能狀況，彷彿生活或歷史不過就是當下這麼一回事。可是，套句維根斯坦一生思想中的一種看待事物或世界的重要眼光<text:span text:style-name="T3">--</text:span>亦即<text:span text:style-name="T3"><text:s/>"</text:span>跑到它的外面來看<text:span text:style-name="T3">"</text:span>，世界就變得不一樣了，原本彷彿無邊無際的時間與生活，瞬間成為一種有限之物。<text:span text:style-name="T3"> <text:line-break/><text:line-break/></text:span>早期維根斯坦那本生前唯一的出版品<text:span text:style-name="T3"><text:s/>"Tractatus Logico-Philosophicus" </text:span>中，有一句據說深奧難解的話語，但在我看來卻一點也不難理解。維根斯坦如此寫道：<text:span text:style-name="T3">"To view the world sub specie aeterni is to view it as a whole - a limited whole. Feeling the world as a limited whole - it is this that is mystical." (</text:span>以一種永恆的眼光看世界，便是把它看成一個整體<text:span text:style-name="T3">--</text:span>一個有限的整體。察覺到這個世界是一個有限的整體，正是那神祕。<text:span text:style-name="T3">) </text:span>用我的話來說，這樣一種眼光所察覺者，正是那<text:span text:style-name="T3"><text:s/>"</text:span>大寫的神祕<text:span text:style-name="T3">"</text:span>；不是枝枝節節瑣瑣碎碎的小神祕，而是那唯一不可理解的神祕：<text:span text:style-name="T3">"</text:span>存在<text:span text:style-name="T3">"</text:span>。<text:span text:style-name="T3"> <text:line-break/><text:line-break/></text:span>我無意在留言板談哲學，因為根本說不清。在此我僅僅是要說，在時間之中，我們看不見時間，可當我們跑到時間的<text:span text:style-name="T3"><text:s/>"</text:span>外面<text:span text:style-name="T3">" </text:span>來時，我們其實就彷彿看到了永恆。就如維根斯坦所說，永恆並不是無限長的時間，永恆是根本沒有時間可言，它跳脫在時間之外。歷史也一樣，文化也一樣，一整個時代的氛圍也一樣，當你來到它們的<text:span text:style-name="T3"><text:s/>"</text:span>外面<text:span text:style-name="T3">" </text:span>時，它們就成為有限之物。恰恰是這樣一種<text:span text:style-name="T3"><text:s/>"</text:span>永恆<text:span text:style-name="T3">" </text:span>的眼光，讓我們看清了事物，看見了世界。這一切彷彿無邊無際的東西，包括時間與空間，原來它就像一個生命體那樣，既然會誕生，就會經歷成長，終而死去。<text:span text:style-name="T3"> <text:line-break/><text:line-break/></text:span>維根斯坦受<text:span text:style-name="T3">Spengler</text:span>的影響當然不僅僅是這樣一種極其粗淺的皮毛，而是因之發展出一些諸如<text:span text:style-name="T3"><text:s/>language game (</text:span>語言遊戲<text:span text:style-name="T3">)</text:span>、生命形式<text:span text:style-name="T3"><text:s/>(form of life)</text:span>或是家族相似性<text:span text:style-name="T3">(family resemblance) </text:span>等等語言哲學的抽象概念。但是這些東西很難三言兩語說清楚。<text:span text:style-name="T3"> <text:line-break/><text:line-break/></text:span>回到原先所說，這幾年經常想起<text:span text:style-name="T3"><text:s/>Spengler </text:span>的<text:span text:style-name="T3"><text:s/>"The Decline of the West"</text:span>，也許我也活得夠久了，在當下什麼也看不見，可當你一回頭，望向過去，卻彷彿真能看見一個個乍看無極、實則有限的東西之生生滅滅起起落落。<text:span text:style-name="T3"> <text:line-break/><text:line-break/></text:span>以上這麼一大段哲學囈語全可跳過，並非重點。回到文章最前頭：反攻大陸的戲碼也好，騙局也罷，演了<text:span text:style-name="T3">40</text:span>年也算夠久了。那麼，接下來騙更大騙更猛的<text:span text:style-name="T3"><text:s/>"</text:span>騙局<text:span text:style-name="T3">2"--</text:span>所謂台獨建國呢？一齣爛戲演了<text:span text:style-name="T3">30</text:span>年夠不夠？應該夠了吧！能撈的都撈飽了，能搶的也全搶光了，眾人的財富早已重新分配、聚集在少數政治玩家手裏，難道還有可能再演個<text:span text:style-name="T3">10</text:span>年<text:span text:style-name="T3">8</text:span>年？屆時台灣豈不是被政治蝗蟲們啃蝕得只剩一灘血水，化為一堆白骨？<text:span text:style-name="T3"> <text:line-break/><text:line-break/></text:span>我想鄭重說的是：該是攤牌的時候了！所謂台獨建國，說是詐騙也好，說是神聖理想也罷，該付諸實行了，建國之路就在眼前，還等什麼呢？騙子當然是能騙多久就騙多久，但是，你以為世界會等你嗎？在我看來是不可能。裝神弄鬼了<text:span text:style-name="T3">30</text:span>年，所有一切全騙到手、吃到飽了，該是見證奇蹟、掀底牌的時候了。<text:span text:style-name="T3"> <text:line-break/><text:line-break/></text:span>至於底牌該怎麼掀呢？我有妙法。台灣人不是熱愛民主、超愛投票的嗎？在這島上，公投不是被宣傳成民主神器嗎？吹捧了<text:span text:style-name="T3">30</text:span>年的神器，何不拿出來用一用呢？根本不用接力禁食去爭取，只要人渣黨願意，隨時都能使用這項民主神器。題目很簡單，二選一：<text:span text:style-name="T3">1. </text:span>兩岸統一。<text:span text:style-name="T3">2. </text:span>獨立建國。透過民主神器，結束這場<text:span text:style-name="T3">30</text:span>年的風雨，開啟另一個時代。<text:span text:style-name="T3"> <text:line-break/><text:line-break/></text:span>但是大家別緊張，我這項<text:span text:style-name="T3"><text:s/>"</text:span>統獨公投救台方案<text:span text:style-name="T3">" </text:span>還有個<text:span text:style-name="T3"><text:s/>"</text:span>附加但書<text:span text:style-name="T3">"</text:span>：待公投結果出爐後，給台灣人兩年時間，依據個人自由意志，各奔前程；想回歸祖國的，祖國就請挪出名額來；想成為台灣國子民的，就麻煩留在原地進行建國大業；至於想淪為境外難民的，就只能各自想辦法，看是要偷渡第三國或國外依親，或是懇請美、日主子收留。待所有人各就各位後，看是要戰還是要和，要射飛彈還是要擺個哈巴狗盃統獨擂台、各派代表一決雌雄，我都沒意見，就由兩岸自行解決，徹底分出個勝負來。<text:span text:style-name="T3"> <text:line-break/><text:line-break/></text:span>這樣的安排既是公平的，也是正當的，因為民主雖是多數決，但有關多數決的處理事項從來都不包括基本人權在內，更不用說生命的存亡。不願獨者，你沒有理由強迫他為荒唐卑鄙敗德的台獨而犧生命於戰火之中。不願統者，願意犧牲生命的就請留下，為神聖理想打拼；不願犧牲者，看這地球上你還有哪可去就儘管去。<text:span text:style-name="T3"><text:line-break/><text:line-break/></text:span>我這<text:span text:style-name="T3"><text:s/>"</text:span>統獨公投救台方案<text:span text:style-name="T3">" </text:span>完全不是搞笑，而是絕對認真。我想不出來比這更好、更公平、更能迎合各方立場與需求的救台對策，當你不可能求取各方意見之一致時，終究還是得攤牌，進而各尋出路，畢竟世界不可能永無止境地等你玩個千秋萬世。在攤牌過程中，痛苦與傷害應該盡一切力量減到最小，然後跨出那前所未有的第一步，在另一個新時代中展開新生命與新生活。<text:span text:style-name="T3"> <text:line-break/><text:line-break/></text:span>我這靈感其實其來有自。當年<text:span text:style-name="T3">1895</text:span>年清廷戰敗，割讓台灣給日本鬼子，馬關條約中規定，每個台灣居民有兩年的過渡期，也就是在<text:span text:style-name="T3">1897</text:span>年好像是五月忘了是幾號之前，可自由選擇國籍；若在兩年內仍未離開台灣者，則視為願意自動取得日本籍。一百多年前的一場戰役，尚且訂有如此自由的人道條款，當今之世，更無理由要求異議者為另一方之政治立場而一同陪葬。<text:span text:style-name="T3"> <text:line-break/><text:line-break/></text:span>我看這個綠油油的詐騙集團事到如今還在騙，實在很厭煩，亦覺可悲。因為，不管你願不願意，這場騙局終究得結束；與其被迫終結，落個措手不及與人仰馬翻，不如眾人採取主動，來個不欺不瞞的真正公投，為這段<text:span text:style-name="T3">30</text:span>年的紛擾歲月做個了結，並且讓各方的傷害降到最低，讓眾人各擇所愛，各尋其路，讓各方無辜者仍有人生應有的一個出路，而不是永遠困在一個彷彿被詛咒、被政治歹徒與騙子綁架的困境中，絲毫看不到希望。<text:span text:style-name="T3"> <text:line-break/><text:line-break/></text:span>陳真<text:span text:style-name="T3">2017. 06. 15. <text:line-break/><text:line-break/>================== <text:line-break/></text:span>陸委會：警告中共要為破壞台海和平負全責<text:span text:style-name="T3"> <text:line-break/><text:line-break/></text:span>上報<text:span text:style-name="T3"><text:s/>2017/06/13 <text:line-break/><text:line-break/></text:span>針對巴拿馬與中國建交，我國<text:span text:style-name="T3">13</text:span>日宣布與巴拿馬斷交。陸委會副主委兼發言人邱垂正表示，堅決捍衛國家主權，中共要為破壞兩岸和平負全責，並表示「不排除檢討兩岸政策」。<text:span text:style-name="T3"> <text:line-break/><text:line-break/></text:span>邱垂正表示，中國在國際間持續擴大操作「一個中國」原則，誘迫巴拿馬與台灣斷交的作法，中華民國政府對於此予以嚴厲譴責。北京一意孤行，採取錯誤的做法，一再傷害台灣人民感情、挑起兩岸對立衝突。他強調，絕不接受，同時「警告中共方面必須為破壞台海和平穩定現狀負完全的責任。」<text:span text:style-name="T3"> <text:line-break/><text:line-break/></text:span>他說，「在這裡要警告中國大陸不要步步進逼，將兩岸關係推向危險邊緣，造成不可回復的後果。」<text:span text:style-name="T3"> <text:line-break/><text:line-break/></text:span>邱垂正進一步表示，在不影響區域和平局勢下，政府不排除檢討兩岸相關政策：「我們也不排除檢討相關政策，採取必要的因應措施，不排除任何可能性。我們要檢討的相關政策，當然是包括兩岸政策。」<text:span text:style-name="T3"> <text:line-break/><text:line-break/></text:span>至於具體的政策檢討時程，邱垂正表示，不排除任何時程的可能性，只要經過審視，認為需對外說明，會適時向社會報告。</text:p>
      <text:p text:style-name="P1"><text:span text:style-name="T1">陳真</text:span><text:s/>  |  2017.06.14 03:28   |   <text:a xlink:type="simple" xlink:href="http://palinfo.habago.org/Entry?Command=Information_PrintForum&amp;iPage=155#FORUM35793"><text:span text:style-name="T2">#</text:span></text:a></text:p>
      <text:p text:style-name="P2">西方有句諺語說，<text:span text:style-name="T3">"</text:span>知其友，知其人<text:span text:style-name="T3">"</text:span>。你看一個人有著什麼樣的朋友，就能知道他大概是一個什麼樣的人。諺語當然不是一成不變的鐵律，而僅僅是一種啟發與洞見，但某個意義上還是成立的。所謂物以類聚，何種氣味往往就能吸引何種人，雖不一定是同類，但心嚮往矣。我即便不是令狐沖，不是楊過，但我既仰慕之，意味著我同他們一樣渴望著某種空氣。<text:span text:style-name="T3"> <text:line-break/><text:line-break/></text:span>人如此，黨也一樣。你看一個黨普遍是一些什麼樣的支持者，大概就能知道這是一個什麼樣的政黨；更大範圍來看，你甚至能從中看出這是一個什麼樣的時代氛圍，因為囂張跋扈者始終是任何一種時代的最主流。<text:span text:style-name="T3"> <text:line-break/><text:line-break/></text:span>倒過來說也一樣，囂張跋扈者之所以敢於囂張跋扈，是因為他自信有著一種時代的正確性當靠山，再怎麼樣荒腔走板，都不用擔心會因此招來無法承受的代價。這兩年，我有時候看到對岸一些武統論者，主張武統之餘，竟囂張跋扈，毫無悲憫之情，甚且興奮莫名，缺乏正常人性，完全不把島上人命當人命看。這樣一種囂張跋扈的展現，意味著什麼呢？意味著他背後有著某一種時代的正確性當靠山。重點並不在於任何一種主張或見解本身的對或錯，而是在於一種超乎常理的態度之肆無忌憚；彷彿只要佔了數量上的優勢，成為多數一方，便可為所欲為。任何一種社會，這終究是一種有害的病態，因為它或多或少縱容甚至鼓勵了某種顏色掛帥，只要顏色正確，便不管任何言行其內在應有的基本良善與是非，怎麼幹怎麼說都行了。<text:span text:style-name="T3"> <text:line-break/><text:line-break/></text:span>底下這位忠黨愛國<text:span text:style-name="T3">(</text:span>民進黨<text:span text:style-name="T3">and</text:span>台灣國<text:span text:style-name="T3">)</text:span>的張教授這回算是踢到鐵板，因為他所抹黑的對象基本上難以抹黑，特別是當他是一個死者時，死者為大。這點溫情，這社會還是有的。但這不是我要說的重點，我要說的重點是，這樣一種極其不可思議、極其忠黨愛國的道德評價方式，依然盛行於這個島上；只要顏色不對，大帽子馬上就來了，彷彿一個人非得每一句話、每一個動作都必須時時刻刻宣揚黨國真理似的<text:span text:style-name="T3"><text:s/>(</text:span>許多時候，連保持沉默都不允許<text:span text:style-name="T3">)</text:span>，究竟是什麼樣的一種文化，使得這個島嶼半個多世紀來始終籠罩著這樣一種法西斯的陰影；驅使從眾，逼人噤聲。<text:span text:style-name="T3"> <text:line-break/><text:line-break/></text:span>偶語棄市、文字成獄的年代雖已遠颺，法西斯的精神依舊瀰漫。特別是學界、醫界與文化界，更是如此，過去藍通通，當今綠油油；結黨營私，排除異己，憑顏色論是非。原本應該最具有獨立性格的文人或知識人，事實上卻反倒是長年以來始終最為乖巧順從、最懂得見風轉舵的一群人。這大概也是台灣一個很根本性的問題，文人或知識人普遍缺乏獨立性，總是向任何一種主流靠攏，私利何在，我便往哪走，時代流行哪面旗，我就高舉哪面旗。<text:span text:style-name="T3"> <text:line-break/><text:line-break/></text:span>我認識無數個在一、二十年前尚且都還十分忠黨愛國<text:span text:style-name="T3"><text:s/>(</text:span>國民黨<text:span text:style-name="T3"><text:s/>and </text:span>大中國<text:span text:style-name="T3">) </text:span>的知識人包括醫生，如今卻幾乎全數由藍翻綠；沒有最綠，只有更綠，比誰綠得深，綠得發黑，爭相表態表忠貞，一個個把自己妝扮得彷彿他自古以來就是反國民黨反蔣家的勇敢志士似的，其實全是謊言。那個年頭，有幾個學者或醫生敢對國民黨或蔣家皺個眉頭？鳳毛麟角，少之又少。<text:span text:style-name="T3"> <text:line-break/><text:line-break/></text:span>我向來很厭惡所謂知識份子或什麼公共知識份子這樣一種稱謂，覺得挺噁心。因此，我並不是要鼓吹或抬舉所謂知識份子的角色，我對那種動不動就來個什麼學者專家的聯署簽名或發表什麼聯合聲明之類的行徑，感到極度厭惡。總之，我並不是說知識人或文化人很特別很重要或者應當擁有什麼使命感，我絕無此意。我只是想說，任何一個人，當他理當有能力或有機會接觸更多資訊或知識與經驗時，他不該如此輕易背叛那些知識、文字與話語，因為那些東西的背後，有著古往今來無數人的血淚。<text:span text:style-name="T3"> <text:line-break/><text:line-break/></text:span>當然不是每個人都可以成為比方說<text:span text:style-name="T3"><text:s/>Noam Chomsky</text:span>或<text:span text:style-name="T3"><text:s/>John Pilger </text:span>或羅素或沙特，這裏頭除了品性，當然還有能力問題。能力好壞無法強求，但基本品性卻是每個人理應都做得到的。不一定要視死如歸，但是，憑著一點點基本良知，說上一點點哪怕微不足道的良心話卻不難。<text:span text:style-name="T3"> <text:line-break/><text:line-break/></text:span>或許不該要求大家都得思義忘利、不顧安危與前途，但是，不要囂張跋扈為虎作倀，不要昧著良心積極為惡，理當不會太困難才對。但事實上台灣卻長年以來連這樣一種社會發展的基本局面與議論空間都無法產生，誰落單誰倒楣，攀附權勢迎合主流追逐私利不惜顛倒是非黑白的現象卻越來越嚴重；顏色不但壓倒了是非，甚且壓倒人性，寧不可悲？<text:span text:style-name="T3"> <text:line-break/><text:line-break/></text:span>殷海光在<text:span text:style-name="T3">1958</text:span>年出刊的<text:span text:style-name="T3"><text:s/>"</text:span>自由中國<text:span text:style-name="T3">" </text:span>社論裏曾經感嘆：當今台灣之大學教授的<text:span text:style-name="T3"><text:s/>"</text:span>獨立精神與風骨<text:span text:style-name="T3">"</text:span>，難以和當年北大、清華相比。殷說：<text:span text:style-name="T3"> <text:line-break/><text:line-break/>"</text:span>有的甚至以勾結權要、走官家門路、迎合現實政治路線、拿政治口號寫教材為得計，為人師表者竟甘心走下坡路，寧不可悲？<text:span text:style-name="T3">" <text:line-break/><text:line-break/></text:span>二、三十年後的八零年代，讀到這些平淡話語，年少胸懷竟難掩惆悵。如今轉眼間又一個<text:span text:style-name="T3"><text:s/>"</text:span>三十年<text:span text:style-name="T3">" </text:span>過去了，悲懷依舊；就像個壞掉的時鐘，彷彿這三十多年光陰只是一場激昂燦爛的夢，一朝醒來，轉眼成空。<text:span text:style-name="T3"> <text:line-break/><text:line-break/></text:span>陳真<text:span text:style-name="T3"><text:s/>2017. 06. 14. <text:line-break/><text:line-break/>================== <text:line-break/></text:span>副教授盼齊柏林「靈魂反省」惹議<text:span text:style-name="T3"> <text:line-break/><text:line-break/>Yahoo</text:span>奇摩<text:span text:style-name="T3"><text:s/>2017</text:span>年<text:span text:style-name="T3">6</text:span>月<text:span text:style-name="T3">13</text:span>日<text:span text:style-name="T3"> <text:line-break/><text:line-break/></text:span>導演齊柏林日前墜機身亡，中興副教授張明強在臉書發文，願齊柏林靈魂得到反省，引發許多網友不滿。<text:span text:style-name="T3"> <text:line-break/><text:line-break/></text:span>中興大學副教授張明強日前在臉書發文表示，齊柏林的過世，令人哀傷。但絕不是為了失去一位所謂為台灣環境保護紀錄片導演哀悼。他的<text:span text:style-name="T3"><text:s/>"</text:span>看見台灣<text:span text:style-name="T3">"</text:span>，完全忽略中國國民黨黨國結構對台灣造成的傷害，自己又常和黨國人士交往，和奇美小護士<text:span text:style-name="T3"><text:s/>(</text:span>陳真按：指陳文茜<text:span text:style-name="T3">) </text:span>是好朋友，這樣的紀錄片，只有搶發言權，而真正傷害到台灣。願他安息，且靈魂得到反省。<text:span text:style-name="T3"> <text:line-break/><text:line-break/></text:span>貼文引發不少網友不滿撻伐。中興大學今天下午發表聲明指出，齊柏林導演的專業，熱忱與投入，以及對台灣這塊土地與家園的關愛，有目共睹。他的驟然離世，是社會良知的損失。</text:p>
      <text:p text:style-name="P1"><text:span text:style-name="T1">陳真</text:span><text:s/>  |  2017.06.13 17:38   |   <text:a xlink:type="simple" xlink:href="http://palinfo.habago.org/Entry?Command=Information_PrintForum&amp;iPage=155#FORUM35792"><text:span text:style-name="T2">#</text:span></text:a></text:p>
      <text:p text:style-name="P3">剛才去超商買杯咖啡，離去時瞄到報紙架上今天的中國時報頭版有一張照片，感覺很厭惡，是所謂<text:span text:style-name="T3"><text:s/>"</text:span>總統<text:span text:style-name="T3">" </text:span>蔡啥咪兩年前參加反核抗爭時所拍，戴著核四公投促進會的斗笠，穿著核四公投促進會的白色制服，裝模作樣的一副所謂人民做主、反核神聖無比的嘴臉；誰敢不反核、誰敢說不應馬上廢掉所有核電廠，誰就是人渣似的。當年執政的國民黨也因此被打得落花流水。市面上，一些特別噁心八拉搞進步、搞文青的咖啡廳或商店，往往就會在店裏頭掛上一幅反核布條，寫著一些噁心口號，什麼愛護咱的子子孫孫、別再有下一次的悲劇之類，甚至還有什麼<text:span text:style-name="T3"><text:s/>"</text:span>我是人，我反核<text:span text:style-name="T3">"</text:span>。<text:span text:style-name="T3"> <text:line-break/><text:line-break/></text:span>我有一大堆核四公投促進會的制服，年代久遠，二十多年了，其中有兩、三件穿得破損不堪，原本打算留做紀念珍藏，後來決定全數丟垃圾桶，因為看了就噁心。過去我還敢把它當<text:span text:style-name="T3">T-shirt </text:span>穿出門，這十多年來就不敢了，沒臉去穿它了，因為反核已經變成一種純粹的政治鬥爭工具，變成一種低能到爆的流行事物與眾人爭相表態親綠的政治正確象徵，毫無基本正當性與內在理性可言。<text:span text:style-name="T3"> <text:line-break/><text:line-break/></text:span>直到目前為止，台灣基本上是一個沒有社運的社會，除了類似像<text:span text:style-name="T3">"</text:span>動物社會研究會<text:span text:style-name="T3">" </text:span>這樣的動保團體仍然還保有社運的基本性質之外，其它幾乎所有社運全數綠化，變成人渣黨的一種附屬外圍組織，充當政治打手，特別是所謂人權團體或是任何打著所謂<text:span text:style-name="T3"><text:s/>"</text:span>改革<text:span text:style-name="T3">" </text:span>旗號的團體，更是特別齷齪到化膿流汁。我從沒想到，就連對於核電這樣一種專業性很高的政策性思考，居然也能被人渣黨給成功轉化成為一種無腦無恥的政治鬥爭與奪權工具。<text:span text:style-name="T3"> <text:line-break/><text:line-break/></text:span>我第一次察覺到這樣一種政治操弄是大約在西元兩千年，當時阿扁已經奪得政權，但人渣黨卻居然發起反核遊行，我當時寫了一些文章，表達我的錯愕，我寫說：<text:span text:style-name="T3">"</text:span>我是不是在做夢？<text:span text:style-name="T3">" </text:span>你都已經是執政者了，你卻發起反核示威抗爭是在抗爭誰呢？自己抗爭自己嗎？左手向右手示威？<text:span text:style-name="T3"> <text:line-break/><text:line-break/></text:span>後來，人渣黨把核四停了，因此浪費數百億公帑，但是不久之後又恢復動工。不但恢復，當時擔任所謂行政院長的蘇貞昌以及副院長蔡啥咪，還強烈要求核四必須如期完工；不但催促加緊趕工，而且還拼命增加預算。所謂反核，二十多年來就這樣一下反，一下不反，然後又一下強烈支持，一下又說絕不可行，遺害萬年，然後又改口說非反對到底不可，一下又說蓋完就好，不必運轉，然後又說不行不行絕對不行，必須馬上在此時此刻立即停工封存，否則就死給你看，人民將起來革命，遍地烽火，看是你死還是我活。我是個正常人，我要是把這些政治人渣的話當真，我真是會精神錯亂。<text:span text:style-name="T3"> <text:line-break/><text:line-break/></text:span>不過，基本上我還是一點都不會懷疑林義雄的真心。雖不懷疑其心，但這並不意味著其行為之公正。我不相信他有意袒護綠營，但所做所為卻依然敵我分明，寬以待己，嚴以待敵，<text:span text:style-name="T3">"</text:span>己<text:span text:style-name="T3">" </text:span>指的是綠營，所謂的台灣人，<text:span text:style-name="T3">"</text:span>敵<text:span text:style-name="T3">" </text:span>指的是藍營，所謂的外來政權。<text:span text:style-name="T3">"</text:span>自己人<text:span text:style-name="T3">" </text:span>當家時，一切都好說，大家高興就好，可是當敵人當家時，就非拼個你死我活不可。<text:span text:style-name="T3"> <text:line-break/><text:line-break/></text:span>林先生是個正直的好人。問題是，好人並不保證一定會做出好事。不過，我想他有一天還是有可能意識到自己的偏頗與不足，但這也許需要一種提醒。他應該不太使用<text:span text:style-name="T3">email</text:span>，但我知道他住哪，地址是台北市安和路二段<text:span text:style-name="T3">181</text:span>巷<text:span text:style-name="T3">4 </text:span>號<text:span text:style-name="T3">15</text:span>樓之<text:span text:style-name="T3">1</text:span>，假若有很多人寫信給他，說不定他真的會再出來發起反核抗爭。當然，我是絕不希望他絕食的。林先生是個善良正直的好人，倘若我這條命可以換他一條命，我願為君而死，絕不吝惜一己性命。<text:span text:style-name="T3"> <text:line-break/><text:line-break/></text:span>最近人渣黨居然重啟舊有的核電機組，而且沒經過立法院同意，說啟用就啟用。就連這樣一種徹底轉彎與黑箱作業，居然也能又說成是<text:span text:style-name="T3">"</text:span>本黨一貫的主張<text:span text:style-name="T3">"</text:span>，還說什麼<text:span text:style-name="T3"><text:s/>"</text:span>穩健推動非核家園，不可冒進<text:span text:style-name="T3">"</text:span>。好的、新的核四廠不用，寧可浪費幾千億，為了搞臭國民黨，說停用就停用，現在卻搬出倉庫裏待修的陳年舊機組，說這是穩健推行非核家園。這個黨真是什麼鬼話鳥話謊言全都敢任意隨時說得出口。<text:span text:style-name="T3"> <text:line-break/><text:line-break/></text:span>林義雄常說誠信立國，他認為一個社會就如同一個人，無信不立。對此，基本上我是認同的。但是，人渣黨這樣一種一天之內可以轉彎個好幾次、毫無誠信可言的政治詐騙集團與賣台撈錢集團，卻似乎從來不曾引起林義雄的強烈攻擊。反倒是相對而言比較不擅言語、比較言行一致、一以貫之的國民黨，卻總是成為被抹黑被無理攻擊的犧牲品。<text:span text:style-name="T3"> <text:line-break/><text:line-break/></text:span>如果今天是國民黨執政，重啟核電舊機組，我敢保證，現在肯定又一大堆忠黨愛國的學生在人渣報的鼓吹下及人渣黨的帶領下，到處在救國救民、鬼叫呼號救台灣了。<text:span text:style-name="T3"> <text:line-break/><text:line-break/></text:span>陳真<text:span text:style-name="T3"><text:s/>2017. 06. 13. <text:line-break/><text:line-break/>p.s.: </text:span>以下可以略而不看，只是說點或許無甚意義的八卦。<text:span text:style-name="T3"> <text:line-break/><text:line-break/></text:span>記憶中，核四公投促進會大約成立於<text:span text:style-name="T3">1994</text:span>年的初夏。那時我已經在沙鹿童綜合醫院當一人主任，創立該院精神科。有一天，接到吳乃德教授的夫人電話，說林義雄要發起一個苦行，問我能不能在醫療方面提供一些協助。我一聽到苦行，以為是甘地製鹽長征那種苦行，餐風露宿，睡在街頭、農田，一路節衣縮食，連澡都不洗，就跟苦行僧沒兩樣。我當時想到的苦行是這樣一種體力和健康的大考驗，當下心裏很感動，於是就一口答應。<text:span text:style-name="T3"> <text:line-break/><text:line-break/>1994</text:span>年，我原本已經盡全力想脫離島內名不符實的各種所謂<text:span text:style-name="T3"><text:s/>"</text:span>社運<text:span text:style-name="T3">"</text:span>，就因為林義雄這樣一個環島一圈的反核千里苦行計畫而再度下海。我一一跟同事說明講解這個<text:span text:style-name="T3"><text:s/>"</text:span>苦行<text:span text:style-name="T3">" </text:span>活動，順利在台灣各地找來一群護士參加，一路提供各種隨隊醫療照護。<text:span text:style-name="T3"> <text:line-break/><text:line-break/></text:span>我沒想到的是，這哪是什麼苦行？這根本就是有錢人的環島賞景健行活動嘛。幾次在內部開會時我都提出來檢討，我甚至還因此寫了一些文章給大家看。我甚至還寫說，這個所謂苦行，如果是一種職業，天底下若有這麼爽的工作，既有好東西吃，一路又有豪華大飯店住，我看，來應徵者恐怕會從台北車站一路排隊排到淡水河。<text:span text:style-name="T3"> <text:line-break/><text:line-break/></text:span>但是，我的意見就像空氣一樣，絲毫引不起促進會內部任何有意義的回應。林義雄的貼身小祕書陳<text:span text:style-name="T3">xx</text:span>，倒是曾經有一次回應我，讓我印象很深刻，我和學姐彷彿在那一瞬間恍然大悟原來人們對於貧富的物質概念落差如此之大！記得有一天，<text:span text:style-name="T3">"</text:span>苦行<text:span text:style-name="T3">" </text:span>來到某個縣市，依例住進一家豪華大飯店，裏頭還有游泳池和健身房，至少也有四星級吧我想。我覺得很荒唐，於是就打聽這飯店住一晚要多少錢？答案是三、四千元。<text:span text:style-name="T3"> <text:line-break/><text:line-break/></text:span>我聽了，真是差點沒嚇死。三、四千元我可以住旅館住上至少一星期。我因為工作關係經常得外宿，當我一個人外出投宿時，絕不會住超過一千元的旅館。最常住的一間旅館就在台北火車站附近，一晚六百，算是依我的預算來說最<text:span text:style-name="T3"><text:s/>"</text:span>豪華<text:span text:style-name="T3">" </text:span>的等級了。但它實在很髒，所以我每次入住投宿那旅館時通常都不敢睡床，而寧可坐在椅子上睡，掙扎著睡到天亮。<text:span text:style-name="T3"> <text:line-break/><text:line-break/></text:span>後來覺得一晚六百還是很貴，於是就改為投宿各地的<text:span text:style-name="T3"><text:s/>K</text:span>書中心，一晚可以進一步省下好幾百元，但必須坐著趴在桌上睡，學姊也都只好跟著我受苦。<text:span text:style-name="T3"> <text:line-break/><text:line-break/></text:span>這也是為什麼當我見識到所謂<text:span text:style-name="T3"><text:s/>"</text:span>千里苦行<text:span text:style-name="T3">" </text:span>經常吃好睡好、住豪華大飯店時，心裏實在很不是滋味。有一天，我就再度提起這事，沒想到小祕書陳<text:span text:style-name="T3">xx(</text:span>現在是人渣黨的某個尾巴黨的召集人或發言人之類<text:span text:style-name="T3">)</text:span>，竟然有點不屑地回答說：<text:span text:style-name="T3">"</text:span>這種<text:span text:style-name="T3">" </text:span>飯店還好吧！<text:span text:style-name="T3">"</text:span>三千多元還好吧，不會貴啊！<text:span text:style-name="T3">" <text:line-break/><text:line-break/></text:span>我後來慢慢發現，原來所謂<text:span text:style-name="T3"><text:s/>"</text:span>千里苦行<text:span text:style-name="T3">"</text:span>，本來就只是一種形容詞，一開始就絲毫沒有打算吃苦。<text:span text:style-name="T3"> <text:line-break/><text:line-break/></text:span>反核千里苦行即將完成繞台灣一圈的前夕，林義雄說他隔天要發表談話，要我寫點東西給他看，給他一點靈感，於是我就隨手寫了一些話，標題寫著<text:span text:style-name="T3"><text:s/>"</text:span>苦行不苦<text:span text:style-name="T3">"</text:span>。我寫說，這樣一路走來，一路上常有民眾嘲笑我們吃飽太閒，太閒是沒有啦，但是若要說苦，倒也並非實情。我還寫說，一般人的生活那才真的苦，比方說一個辛苦工作的上班族，一個工人、農夫，乃至一個家庭主婦，為了維持一份工作，為了撐起一個家庭，得吃多少苦？而且根本無處可訴，哪像我們每天都還可以在報紙上寫所謂<text:span text:style-name="T3"><text:s/>"</text:span>苦行日誌<text:span text:style-name="T3">" </text:span>專欄，訴苦說我們今天腿兒好酸耶，長了幾粒水泡耶等等。我們這樣一種<text:span text:style-name="T3"><text:s/>"</text:span>苦行<text:span text:style-name="T3">" </text:span>根本一點也不苦，所以別把自己的這麼一點根本微不足道的所謂付出，講得多麼辛苦。林義雄看了我寫的東西之後，似乎很滿意，嘴裏說著：<text:span text:style-name="T3">"good idea!"</text:span>、<text:span text:style-name="T3">"good idea!"</text:span>。<text:span text:style-name="T3"> <text:line-break/><text:line-break/>23</text:span>年過去了，島嶼依舊如斯。一點輕渺八卦，竟無端沉重。</text:p>
      <text:p text:style-name="P1"><text:span text:style-name="T1">陳真</text:span><text:s/>  |  2017.06.12 23:50   |   <text:a xlink:type="simple" xlink:href="http://palinfo.habago.org/Entry?Command=Information_PrintForum&amp;iPage=155#FORUM35791"><text:span text:style-name="T2">#</text:span></text:a></text:p>
      <text:p text:style-name="P2">對，是同一篇，但兩個網址我都打得開，不過據說有人打不開，所以我就把它換上阿遠這個。</text:p>
      <text:p text:style-name="P1"><text:span text:style-name="T1">鄭豐遠</text:span><text:s/>  |  2017.06.12 20:33   |   <text:a xlink:type="simple" xlink:href="http://palinfo.habago.org/Entry?Command=Information_PrintForum&amp;iPage=155#FORUM35790"><text:span text:style-name="T2">#</text:span></text:a></text:p>
      <text:p text:style-name="P6"><text:span text:style-name="T1">上一篇陳真留言的</text:span><text:s/>pdf <text:span text:style-name="T1">連結可能有誤，應該是這個才對</text:span>: <text:line-break/>http://researchbriefings.files.parliament.uk/documents/SN05125/SN05125.pdf </text:p>
      <text:p text:style-name="P1"><text:span text:style-name="T1">陳真</text:span><text:s/>  |  2017.06.11 13:03   |   <text:a xlink:type="simple" xlink:href="http://palinfo.habago.org/Entry?Command=Information_PrintForum&amp;iPage=155#FORUM35789"><text:span text:style-name="T2">#</text:span></text:a></text:p>
      <text:p text:style-name="P2">上述留言中英國保守黨我不小心寫成美國共和黨，已更正。若有轉載者務必更正。</text:p>
      <text:p text:style-name="P1"><text:span text:style-name="T1">陳真</text:span><text:s/>  |  2017.06.11 02:53   |   <text:a xlink:type="simple" xlink:href="http://palinfo.habago.org/Entry?Command=Information_PrintForum&amp;iPage=155#FORUM35788"><text:span text:style-name="T2">#</text:span></text:a></text:p>
      <text:p text:style-name="P3"><text:span text:style-name="T3">Google</text:span>有一種<text:span text:style-name="T3"><text:s/>"</text:span>快訊<text:span text:style-name="T3">" </text:span>功能，透過關鍵字的設定，隨時就能收到有關該關鍵字的相關訊息。全世界的政治或社運人物方面，這些年我只訂了一個關鍵字叫<text:span text:style-name="T3"><text:s/>Jeremy Corbyn</text:span>。如果川普是上帝派來毀滅美國的使者，那麼，<text:span text:style-name="T3">Corbyn </text:span>或許就是拯救英國的一個<text:span text:style-name="T3"><text:s/>"</text:span>聖徒<text:span text:style-name="T3">"</text:span>。<text:span text:style-name="T3"> <text:line-break/><text:line-break/></text:span>所謂毀滅美國，指的是削弱美國在經濟上與軍事上<text:span text:style-name="T3"><text:s/>"</text:span>全球性的<text:span text:style-name="T3">" </text:span>為惡能力，使之正常化，這對全人類而言自然是一項天大的福音，也因此，我常擔心川普似乎撐不了多久，美國的所謂<text:span text:style-name="T3"><text:s/>"</text:span>建制派<text:span text:style-name="T3">" </text:span>顯然處心積慮想幹掉他，若非要他的一條老命，就是非得把他趕下台不可。我看不出川普有多少奧援足以抵擋這樣一種<text:span text:style-name="T3"><text:s/>"</text:span>欲加之罪何患無辭<text:span text:style-name="T3">" </text:span>的<text:span text:style-name="T3"><text:s/>"</text:span>政變<text:span text:style-name="T3">"</text:span>。<text:span text:style-name="T3"> <text:line-break/><text:line-break/></text:span>至於<text:span text:style-name="T3"><text:s/>Corbyn (</text:span>台譯柯賓<text:span text:style-name="T3">)</text:span>，我大約從<text:span text:style-name="T3">2003</text:span>年美國入侵伊拉克開始注意到他，他是英國最大的反戰組織<text:span text:style-name="T3"><text:s/>"Stop the War Coalition" (</text:span>反戰聯盟<text:span text:style-name="T3">) </text:span>創立者之一，許多<text:span text:style-name="T3"><text:s/>"</text:span>非主流<text:span text:style-name="T3">" </text:span>言論經常讓我感到很意外，於我心有戚戚焉，例如同情哈瑪斯，聲援巴勒斯坦人，並在<text:span text:style-name="T3">911</text:span>發生後，旋即成立<text:span text:style-name="T3"><text:s/>"Stop the War Coalition"</text:span>，在當時舉世一片妖魔化賓拉登的瘋狂浪潮中，他以英國國會議員身份公開指責美國藉機操弄輿論，企圖進一步發動侵略戰爭。<text:span text:style-name="T3"> <text:line-break/><text:line-break/></text:span>英國反戰聯盟還有一位元老叫<text:span text:style-name="T3"><text:s/>Harold Pinter</text:span>，我曾有過幾篇文字提到他，是個作家、詩人，後來<text:span text:style-name="T3"><text:s/>(2005</text:span>年<text:span text:style-name="T3">) </text:span>獲得諾貝爾文學獎。許多人說他是蕭伯納之後英國最偉大的劇作家，但他在獲獎後卻宣佈從此不再創作，打算用他的餘生繼續從事反戰活動，特別投入反美與反伊拉克戰爭運動。他在獲獎演說中，公開呼籲國際戰犯法庭<text:span text:style-name="T3"><text:s/>(ICC) </text:span>應立即逮捕布希及當時的英國首相布萊爾，並且還提到說布希很狡猾，拒絕簽署認可<text:span text:style-name="T3">ICC</text:span>的成立，但他說英國可是有簽署的，所以<text:span text:style-name="T3">ICC</text:span>應立即逮捕這名戰爭罪犯。<text:span text:style-name="T3">Pinter</text:span>說，這名罪犯的住址就在倫敦市唐寧街十號<text:span text:style-name="T3"><text:s/>(</text:span>亦即英國首相官邸<text:span text:style-name="T3">)</text:span>。<text:span text:style-name="T3"> <text:line-break/><text:line-break/>Pinter </text:span>曾因反戰、拒絕服兵役而兩次入獄，一生致力於反美。他形容美國是一頭<text:span text:style-name="T3"><text:s/>"</text:span>嗜血的瘋狂野獸，炸彈是牠的唯一語言<text:span text:style-name="T3">"</text:span>。他說，美國長年以來正是由<text:span text:style-name="T3"><text:s/>"</text:span>一群瘋狂罪犯<text:span text:style-name="T3">" </text:span>所統治，是<text:span text:style-name="T3"><text:s/>"</text:span>一頭失去控制的怪物，除非我們以無比堅定的決心對抗美國恐怖主義，否則全世界將被其毀滅<text:span text:style-name="T3">"</text:span>。<text:span text:style-name="T3"> <text:line-break/><text:line-break/></text:span>早在美國入侵伊拉克之前，<text:span text:style-name="T3">Pinter</text:span>更公開指控美國是當代納粹的翻版。他說，美國之所以入侵伊拉克，絕非僅僅只是為了圖謀伊拉克的石油，更是企圖以武力控制全世界，不惜屠殺無數人命。他說，入侵伊拉克就是一樁<text:span text:style-name="T3"><text:s/>"</text:span>純屬預謀的血腥大屠殺，而英國首相布萊爾則為其幫凶<text:span text:style-name="T3">"</text:span>，應立即繩之以法。<text:span text:style-name="T3"> <text:line-break/><text:line-break/>2005</text:span>年，<text:span text:style-name="T3">Pinter </text:span>已七十多歲，罹患食道癌，聲音沙啞，行動不便。那時我還在英國，在電視上看到他發表諾貝爾文學獎獲獎演說，提到侵略伊拉克戰爭，提到美國<text:span text:style-name="T3"><text:s/>"</text:span>以集束彈、貧鈾彈以及各種恐怖刑求和肆無忌憚針對平民的大屠殺<text:span text:style-name="T3">"</text:span>，他問道：<text:span text:style-name="T3"><text:s/>"</text:span>到底得殺死多少人，才能被定罪為屠夫與戰犯？十萬條人命夠不夠？<text:span text:style-name="T3">" <text:line-break/><text:line-break/></text:span>不知道為什麼，當我聽到這段話，心裏突然有一種很深的感動。我也許會找時間把他的一些演說給翻譯成中文。<text:span text:style-name="T3"> <text:line-break/><text:line-break/></text:span>那些年，我也參與了一些活動，包括反貧鈾彈以及我所謂的<text:span text:style-name="T3"><text:s/>"</text:span>拖美軍上法庭<text:span text:style-name="T3">" (</text:span>過去曾寫過一系列相關文字記錄<text:span text:style-name="T3">)</text:span>，包括參與一些抗爭等等。沒想到，一轉眼之間，幾乎都快<text:span text:style-name="T3">20</text:span>年過去了，以美國為首的一幫奉行<text:span text:style-name="T3"><text:s/>"</text:span>國家恐怖主義<text:span text:style-name="T3">" </text:span>的西方聯盟，依舊屠戮生靈，殘害整個世界。<text:span text:style-name="T3"> <text:line-break/><text:line-break/></text:span>我本來是要講柯賓的，卻講到平特<text:span text:style-name="T3"><text:s/>(Pinter) </text:span>來。我很期待有一天柯賓能當上英國首相。但我知道，許多人當他獲得巨大權力後，往往會露出真實本性中的各種弱點與貪婪<text:span text:style-name="T3"><text:s/>(</text:span>例如已腐敗到無恥可怕的翁山蘇姬<text:span text:style-name="T3">)</text:span>，或是礙於現實壓力，被迫妥協，因此我倒也不敢對柯賓掛出絕對百分百的保證。我只能說，從他過去幾十年的表現來看，我相信其人品之正直無私，相信他對於其所謂理想乃是出於真心，並且戮力實踐之，四十年如一日。<text:span text:style-name="T3"><text:line-break/><text:line-break/></text:span>當代仍然在世的政治人物中，我最仰慕的當然就是習近平，除此之外，我還佩服烏拉圭前總統<text:span text:style-name="T3">Jose Mujica</text:span>。柯賓自然也是世上極少數良善政治人物之一，他從很年輕就開始參與各種社運與反戰運動，濟弱扶傾，對弱者與受壓迫者深具同情；出道年紀跟我差不多，<text:span text:style-name="T3">18</text:span>歲就已經是反核武組織<text:span text:style-name="T3"><text:s/>CND (The Campaign for Nuclear Disarmament) </text:span>的成員。<text:span text:style-name="T3">CND</text:span>是羅素所參與創立並擔任領導人，創立於上個世紀五零年代末期，至今依然活躍。我們目前所熟知的和平標幟，便是羅素當年請人設計的<text:span text:style-name="T3">CND </text:span>徽章。<text:span text:style-name="T3"> <text:line-break/><text:line-break/></text:span>八零年代，柯賓因為反對南非種族隔離政策，聲援當時人在獄中的恐怖份子曼德拉，在南非駐英大使館前發起群眾抗爭，因而被捕。柯賓的父母亦不遑多讓。他父母是在當年西班牙內戰時參與和平運動所認識，也是反戰反帝人士。<text:span text:style-name="T3"> <text:line-break/><text:line-break/></text:span>在台灣，所謂<text:span text:style-name="T3"><text:s/>"</text:span>社運<text:span text:style-name="T3">" </text:span>已經變成各路人渣的權力晉身階與裝飾品及政治鬥爭工具，變成一種什麼都不用做，連流幾滴汗也不用，只需迎合主流政治勢力，耍耍嘴皮，透過主流媒體炒作吹捧便能戴上<text:span text:style-name="T3"><text:s/>"</text:span>社運<text:span text:style-name="T3">" </text:span>人士或<text:span text:style-name="T3"><text:s/>"</text:span>社運<text:span text:style-name="T3">" </text:span>明星的光環，然後一路扶搖直上，吃香喝辣。但在英國絕非如此，從事社運者，往往真的以之為人生目標，而非以之為斂財奪權爭名奪利的工具。<text:span text:style-name="T3"> <text:line-break/><text:line-break/></text:span>而且，西方社運人士不管做了多少事，往往平平淡淡，不為人所知，毫無虛榮可言。這在台灣是幾乎難以想像的。台灣人只要稍微參與了一點點根本微不足道的活動，幾乎個個滿身惡臭虛榮，驕傲自滿，甚至囂張跋扈，<text:span text:style-name="T3">"</text:span>社運<text:span text:style-name="T3">" </text:span>一詞，就好像什麼偉大裝飾品似的。這跟西方社運人士之平淡平實與真實的強烈熱情，完全無法相提並論，完全不一樣的兩種生物；他們即便因此從政，也絕非像台灣這樣一些純粹耍嘴皮、把社運當搖錢樹、當成權力晉身階、藉以吃喝拐騙、為特定政治勢力服務<text:span text:style-name="T3"><text:s/>(</text:span>亦即反中反華<text:span text:style-name="T3">) </text:span>的無恥貪婪之徒。<text:span text:style-name="T3"> <text:line-break/><text:line-break/></text:span>除了反戰聯盟，柯賓也是<text:span text:style-name="T3">ISM (International Solidarity Movement) </text:span>的成員，反以色列，支持巴勒斯坦，反種族歧視，推動反核武，參與各項人權運動，支持動物權，強調<text:span text:style-name="T3"><text:s/>"</text:span>窮人優先<text:span text:style-name="T3">" </text:span>等等等。他自述其從政核心理念就是反戰反核武反侵略，並且希望窮人的基本權益能夠成為政治上的優先要務。許多工黨人士或工黨支持者說他太過於左派，太過於理想化，說他若掌權，將使得工黨在政治權力上更進一步萎縮。前首相布萊爾更宣稱柯賓若掌權，工黨將崩潰瓦解，永遠別想執政。<text:span text:style-name="T3"> <text:line-break/><text:line-break/></text:span>對此我很不解，難道是要像布萊爾那樣一種與美國沆瀣一氣、跟保守黨根本沒兩樣、甚至敵視工會與工人的所謂<text:span text:style-name="T3"><text:s/>"</text:span>新工黨<text:span text:style-name="T3">" (New Labour) </text:span>才叫做<text:span text:style-name="T3"><text:s/>"</text:span>不會太理想化<text:span text:style-name="T3">"</text:span>？我倒是認為，一個黨，寧可因為堅持理想而萎縮，也千萬不要藉著背棄理想而壯大。你看他媽的像民進黨那樣，藉著為非作歹與貪贓枉法，壯大成為一個龐大的人渣黨，對人民有任何意義嗎？<text:span text:style-name="T3"> <text:line-break/><text:line-break/></text:span>事實上，柯賓不但沒有使工黨萎縮，反而在英國的年輕一代與大學生乃至中學生中捲起一股風潮，氣勢驚人，前所未見。<text:span text:style-name="T3">2015</text:span>年，以六成的空前壓倒性得票率，當選為工黨主席，包括英國導演肯洛區以及美國導演奧立佛史東等人也都公開表態支持，甚至肯洛區還義務幫他拍攝影片，為其平反或澄清各項抹黑與指控。<text:span text:style-name="T3"><text:line-break/><text:line-break/></text:span>在他當選黨魁之前，國際政壇上乃至英國內部，恐怕沒有多少人聽過這號人物。工黨同志亦然，根本不當他一回事，認為他只是來玩的，來亂的，選舉賭盤賠率甚至高達兩百倍。年輕人與學生的熱烈支持，卻使其聲勢大漲。於是，一時之間，包括工黨內部右翼勢力以及英國大小媒體等等等，一致對他大舉圍剿，像瘋了似的。<text:span text:style-name="T3"> <text:line-break/><text:line-break/></text:span>柯賓的崛起，相當戲劇化。依英國工黨的規定，參選黨主席者需獲得<text:span text:style-name="T3">15%</text:span>的工黨議員的連署，亦即至少需要<text:span text:style-name="T3">35</text:span>名議員的提名。柯賓在截止報名的兩天前才僅獲得<text:span text:style-name="T3">17 </text:span>個簽名。後來，工黨右翼勢力認為這人只是來亂的，根本不可能當選，但是為了製造工黨具有左、右各方勢力共同角逐的民主假像，一些右翼議員便抱著一種看笑話的心理，<text:span text:style-name="T3">"</text:span>熱情<text:span text:style-name="T3">" </text:span>地跑來幫柯賓提名，希望讓他登記參選，同時也可以藉其慘敗來證明左翼思想根本行不通。於是，就在截止登記參選前的最後一刻，柯賓終於拿到<text:span text:style-name="T3">36</text:span>個簽名，成功取得參選黨主席資格。<text:span text:style-name="T3"> <text:line-break/><text:line-break/></text:span>就在黨內外紛紛等著看笑話之際，讓人沒想到的是，柯賓透過上百場的各地演講，誠懇樸實的演說內容及真實熱情，竟感動了許多學生和年輕人。柯賓的當選，在我看來，意義非凡。不但對英國之政治走向影響重大且深遠，而且影響整個國際局勢。如果你了解這個人，聽過他的演說，看過他的應對進退，你會發現，他個人本身或許沒有什麼政治煽動力，甚至有點平淡呆板，但他長期執著投入的理念與行動，卻捲起一股震撼人心的風潮。遠在台灣，透過極其有限的文字、聲音和影像，我彷彿都能感受到那樣一種熱情。我虔誠地希望他，切莫背棄世人期望。<text:span text:style-name="T3"> <text:line-break/><text:line-break/></text:span>柯賓兩度當選為工黨黨魁，一年半之間，黨員人數從<text:span text:style-name="T3">20</text:span>萬迅速增加到最高<text:span text:style-name="T3">55</text:span>萬人，足足翻了兩、三倍，成為歐洲最大的左派政黨。新黨員之中，大多數是年輕人，其中更包括數以萬計的學生因為柯賓而加入工黨，其熱烈場面類似台灣的<text:span text:style-name="T3"><text:s/>"</text:span>太陽花<text:span text:style-name="T3">"</text:span>，甚至有過之無不及。不過，一樣是沸騰，一善一惡，一個是真心熱血，一個卻是無腦蠢血，兩者之內涵與本質剛好南轅北轍；一個是透過島內主流政治勢力的煽動、洗腦與動員，為其黑暗墮落勢力之奪權搖旗吶喊，一個卻是自發性的對於普世價值的強烈認同，引領著英國社會的前進與改造。<text:span text:style-name="T3"> <text:line-break/><text:line-break/></text:span>柯賓競選黨魁時，提出許多非主流政見，包括裁廢英國核武設施，退出北約，反對軍事反恐與侵略政策，主張和平對話，大幅刪減國防預算，贊成愛爾蘭統一，要求將當前由英國統治的北愛爾蘭地區交還給愛爾蘭，另外還包括高等教育完全免費，每年大幅增加上百億的兒童健康醫療與福利預算，鐵公路運輸及能源設施收歸國有，積極回應氣候暖化問題，大量興建低價公共住宅，維護外來移民與少數民族的各項平等權利，善待並接待更多難民<text:span text:style-name="T3"><text:s/>(</text:span>特別是更需要接受幫助的敘利亞難民<text:span text:style-name="T3">)</text:span>，賦予工會更大的法定權力，針對富人及大企業加稅，大幅提高社福支出等等等。許多黨內同志聞之跳腳，說這是工黨的<text:span text:style-name="T3"><text:s/>"</text:span>自殺宣言<text:span text:style-name="T3">"</text:span>，預言工黨將進一步萎縮，乃至一敗塗地永不超生云云。但事實上，工黨不但沒有萎縮，反而激起年輕學子的熱情，掀起一股驚人的入黨潮，甚至在短短兩星期內有幾萬人申請入黨。<text:span text:style-name="T3"> <text:line-break/><text:line-break/></text:span>說到萎縮，英國下議院有一篇官方報告：<text:span text:style-name="T3"> <text:line-break/><text:line-break/>http://researchbriefings.files.parliament.uk/documents/SN05125/SN05125.pdf <text:line-break/><text:line-break/></text:span>請看第七頁有個圖，清楚顯示保守黨在這半個多世紀來，從<text:span text:style-name="T3">280</text:span>萬黨員的歷史高峰，如何一路萎縮至今日的<text:span text:style-name="T3">15</text:span>萬黨員。我並非說黨員人數很重要，更不是說我們應該老掛念著所謂壯大。事實上，從一個長期眼光來看，一個社會的成員之普遍素質的良莠，似乎或多或少決定了一種政黨屬性與政策作風的發展。所謂優秀的人民素質，似乎比較有可能對政治與政黨產生正面淘汰的作用。<text:span text:style-name="T3"> <text:line-break/><text:line-break/></text:span>政治人物或政黨或社運團體所應該做的，絕不是一味透過討好、欺騙等手段來迎合所謂大多數人，而是應該各自把理念說清楚，並且言行一致，一以貫之，否則只是製造惡性循環，產生一種反淘汰現象，一如台灣的所謂民主發展之畸形與病態：越是努力扯爛污，越是整天搞分贓玩權謀，越是滿口謊言造謠抹黑，越是亂開空頭支票，越是前言不罩後語，胡扯瞎掰，越是品性不端擅於造勢做秀上下其手，卻反倒越容易壯大，因為人民喜歡這一套。<text:span text:style-name="T3"> <text:line-break/><text:line-break/></text:span>所謂民主，畢竟不是不證自明的真理，更不是沒有前提要件的一場遊戲，人民的素質基本上還是主導了任何一種政治型態的成敗，包括所謂民主制度在內。難道你能想像諸如人渣黨這樣一種爛到爆、無恥下流到極點的低能敗德政黨，有可能在比方說英國存活甚至大放異彩？英國人會那麼蠢、那麼容易受欺瞞嗎？<text:span text:style-name="T3"> <text:line-break/><text:line-break/></text:span>但在台灣，人渣黨卻勢如破竹，威不可擋，只是我依然不相信這會是一種長久現象。我相信，長期而言，人心依然還是會朝著基本良善與理性的方向發展。甘地有句話是對的：<text:span text:style-name="T3">"</text:span>只要你走在正確的道路上，遲早會到達目的地<text:span text:style-name="T3">"</text:span>。維根斯坦談到哲學方法時，有個隱喻亦與此類似，他說：<text:span text:style-name="T3">"</text:span>只要你告訴我你用的是何種方法，我就能告訴你將會得到什麼樣的結果。<text:span text:style-name="T3">" <text:line-break/><text:line-break/></text:span>柯賓的兩度勝出，不但激起年輕一代的熱情，也在英國傳統社會中帶來巨大的恐慌，不但保守黨大肆攻擊，媒體更是傾巢而出一致打壓，把柯賓的崛起，提升到所謂<text:span text:style-name="T3"><text:s/>"</text:span>國家安全、經濟安全以及屬於所有人的這個大家庭的安全威脅<text:span text:style-name="T3">"</text:span>。軍方高層甚至有人匿名揚言，如果柯賓在將來的大選中獲勝，成為英國首相，若他膽敢裁廢核武及大幅削減軍備與國防支出，軍方將不惜採取<text:span text:style-name="T3"><text:s/>"</text:span>直接行動<text:span text:style-name="T3">"</text:span>，亦即軍事政變。相關發言，十分荒唐。<text:span text:style-name="T3"> <text:line-break/><text:line-break/></text:span>就連有些金融相關機構及媒體都紛紛發出警告，指控柯賓和恐怖份子眉來眼去，指控柯賓代表一股惡勢力，警告大家說英國往後將陷入全國大罷工的國家混亂之中云云。英格蘭銀行<text:span text:style-name="T3"><text:s/>(</text:span>意即英國的中央銀行<text:span text:style-name="T3">)</text:span>，更是相當失態地公開表明反對柯賓之主張低利貸款給經濟弱勢平民購置社會住宅，說他之該項主張，侵害了銀行的什麼<text:span text:style-name="T3"><text:s/>"</text:span>獨立性<text:span text:style-name="T3">"</text:span>。此外，更有一百多名大企業家聯名反對工黨上台。<text:span text:style-name="T3"> <text:line-break/><text:line-break/></text:span>柯賓過去擔任領導人的<text:span text:style-name="T3"><text:s/>"Stop the War Coalition" (</text:span>反戰聯盟<text:span text:style-name="T3">)</text:span>，這兩年更是成為眾矢之的，被主流媒體妖魔化得非常厲害。我在英國住了十年，對其主流媒體向來之言論性質及其表達方式知之甚詳。一般而言，除了一些腥羶色小報之外，媒體基本上仍然會有著一種所謂英國紳士風度，含蓄，委婉，喜好論理，措詞不會太激烈。但是，這兩年看一些英國主流媒體對於柯賓及其反戰聯盟的攻擊，卻讓我感到很意外，我還以為看到什麼假新聞，真不敢相信自己的眼睛。<text:span text:style-name="T3"> <text:line-break/><text:line-break/></text:span>舉個例，比方說，<text:span text:style-name="T3">2016</text:span>年<text:span text:style-name="T3">12</text:span>月<text:span text:style-name="T3">10</text:span>日所謂中間派的<text:span text:style-name="T3"><text:s/>"The Independent" (</text:span>獨立報<text:span text:style-name="T3">)</text:span>，大標題寫著：<text:span text:style-name="T3">"</text:span>反戰聯盟只對於和西方世界對抗感興趣而不顧敘利亞人死活<text:span text:style-name="T3">"</text:span>，文中譴責柯賓及其反戰聯盟竟反對英國出兵轟炸敘利亞，一心與西方為敵，<text:span text:style-name="T3">"</text:span>道德崩盤<text:span text:style-name="T3">" (moral meltdown)</text:span>，袒護恐怖份子，<text:span text:style-name="T3">"</text:span>支持戰爭罪犯阿塞德及俄國總統普丁<text:span text:style-name="T3">"</text:span>，<text:span text:style-name="T3">"</text:span>背叛追求民主的敘利亞人民<text:span text:style-name="T3">" </text:span>等等。<text:span text:style-name="T3"> <text:line-break/><text:line-break/></text:span>號稱開明自由派的<text:span text:style-name="T3"><text:s/>"New Statesman" </text:span>就他媽的更直接了，<text:span text:style-name="T3">2016</text:span>年<text:span text:style-name="T3">12</text:span>月出刊的雜誌標題寫著：<text:span text:style-name="T3">"</text:span>如果反戰聯盟想要追求和平，為何沉迷於俄國的戰爭？<text:span text:style-name="T3">" </text:span>指控它與俄國狼狽為奸，並細數柯賓之罪狀，指出其為惡非始自今日。例如，指控柯賓在<text:span text:style-name="T3">2011</text:span>年仍然擔任反戰聯盟的領導人時，面對追求民主的<text:span text:style-name="T3"><text:s/>"</text:span>阿拉伯之春<text:span text:style-name="T3">"</text:span>，<text:span text:style-name="T3">"</text:span>竟然鼓勵其支持者應該多看<text:span text:style-name="T3">RT (</text:span>今日俄羅斯<text:span text:style-name="T3">)</text:span>，並且還宣稱說<text:span text:style-name="T3">RT</text:span>在報導利比亞的問題上比大多數媒體都更為客觀可信。<text:span text:style-name="T3">" <text:line-break/><text:line-break/></text:span>立場偏保守的<text:span text:style-name="T3"><text:s/>The Telegraph (</text:span>每日電訊報<text:span text:style-name="T3">) </text:span>當然就更不客氣了，直接扣上通敵賣國的大帽子。<text:span text:style-name="T3">2016</text:span>年<text:span text:style-name="T3">10</text:span>月<text:span text:style-name="T3">13</text:span>日的報導，標題寫著：<text:span text:style-name="T3">"</text:span>反戰聯盟為英國的敵人而戰<text:span text:style-name="T3">"</text:span>，文中點名柯賓，說這位工黨黨主席，<text:span text:style-name="T3">"</text:span>竟然拒絕譴責俄國，其立場恰恰與反戰聯盟沆瀣一氣，而且還鼓勵其支持者反對西方，甚至還嘲弄人們至俄國大使館外抗議的作法<text:span text:style-name="T3">"</text:span>。<text:span text:style-name="T3"> <text:line-break/><text:line-break/></text:span>就連工黨內部都內亂，比方說前影子內閣教育部長<text:span text:style-name="T3">Tristram Hunt</text:span>，一位歷史學教授，同時也曾是英國<text:span text:style-name="T3"><text:s/>"</text:span>衛報<text:span text:style-name="T3">" </text:span>的專欄作家，公開要求柯賓徹底脫離反戰聯盟，因為這是一個<text:span text:style-name="T3"><text:s/>"</text:span>惡名昭彰的組織<text:span text:style-name="T3">"</text:span>。柯賓亦公開反駁說，反戰聯盟十多年反對入侵伊拉克、阿富汗及利比亞和敘利亞的立場並沒有錯。<text:span text:style-name="T3"> <text:line-break/><text:line-break/></text:span>英國主流媒體更對柯賓之公開讚賞馬克思是<text:span text:style-name="T3"><text:s/>"</text:span>偉大的經濟思想家<text:span text:style-name="T3">" </text:span>十分感冒，說他將來若當上首相，共產主義將帶來什麼血流成河云云。<text:span text:style-name="T3"> <text:line-break/><text:line-break/></text:span>保守黨當然也沒閒著，指控柯賓在數不清的罪行之中，有三大罪狀，分別是：<text:span text:style-name="T3"> <text:line-break/><text:line-break/></text:span>第一，<text:span text:style-name="T3">"</text:span>宣稱賓拉登之死是一樁悲劇。<text:span text:style-name="T3">" <text:line-break/><text:line-break/></text:span>第二，<text:span text:style-name="T3">"</text:span>稱呼<text:span text:style-name="T3">(</text:span>與以色列對抗的<text:span text:style-name="T3">)</text:span>真主黨及哈瑪斯等<text:span text:style-name="T3"><text:s/>(</text:span>恐怖主義團體<text:span text:style-name="T3">) </text:span>是朋友。<text:span text:style-name="T3">" <text:line-break/><text:line-break/></text:span>第三，<text:span text:style-name="T3">"</text:span>反對英國擁有核武器。<text:span text:style-name="T3">" <text:line-break/><text:line-break/></text:span>這裏有張海報：<text:span text:style-name="T3">https://goo.gl/u85CCb <text:line-break/><text:line-break/></text:span>柯賓肯定是全英國政治人物之中生活最節儉的一個人，據說物質要求非常低，數十年來如一日。至少在這一點上，任何反對他或抹黑他的人卻也不得不承認其樸素。不過，事實上他出身富裕，但因為年少便信仰社會主義及共產思想，儘管家境富裕，卻始終過著節儉生活。<text:span text:style-name="T3"> <text:line-break/><text:line-break/></text:span>不管柯賓將來從政之路如何發展，他的崛起，與其說是因為他帶動了理想主義的風潮，倒不如說是因為英國這個社會的人民素質還不錯。長遠來說，似乎也唯有良善優秀的人民，才比較有可能確保社會往一種好的方向發展。人民素質若不佳，則是反淘汰，開倒車，一如台灣之政治，往往劣幣逐良幣，人渣當道，純粹靠一個騙字。<text:span text:style-name="T3"> <text:line-break/><text:line-break/></text:span>陳真<text:span text:style-name="T3">2017. 06. 10. <text:line-break/><text:line-break/>P.S: </text:span>因其左派理念，有些人喜歡拿柯賓來和美國前民主黨總統參選人桑德斯（<text:span text:style-name="T3">Bernie Sanders</text:span>）相提並論，我想這真的是鬼扯蛋，差太遠了，差不多相差十億八千萬光年。<text:span text:style-name="T3"> <text:line-break/><text:line-break/></text:span>剛剛看了幾分鐘的台灣新聞，一個叫<text:span text:style-name="T3"><text:s/>"</text:span>放眼看天下<text:span text:style-name="T3">" </text:span>的節目，在中視頻道播出。我之所以有時會隨手看看島內這些所謂學者專家的座談性節目，當然不是為了增進知識，而只是有時想看看市面上這些鬼扯蛋專家又在胡扯些什麼了。我看到一位某大學國關中心的教授，講起卡達被集體斷交的事，講一堆全是空洞可笑言論，什麼卡達被懷疑資助恐怖份子，以致於阿拉伯世界許多國家忍無可忍，於是決定一同與卡達斷交。<text:span text:style-name="T3"> <text:line-break/><text:line-break/></text:span>這位教授還<text:span text:style-name="T3"><text:s/>"</text:span>分析<text:span text:style-name="T3">" </text:span>說，期待美國的介入調和，反恐大業短期內也許會受斷交事件影響，但長期還要再繼續觀察云云。我很納悶，這位教授到底知不知道自己在說什麼？他難道不知道，這幾個跟人家斷交的國家，各自都跟各路恐怖份子關係好得很，甚至還是<text:span text:style-name="T3">IS</text:span>的大金主呢。國際關係怎麼會被他理解得那麼幼稚可笑呢？又不是卡通片或八點檔連續劇。<text:span text:style-name="T3"> <text:line-break/><text:line-break/></text:span>主持人另外還問這幾位教授說：<text:span text:style-name="T3"> <text:line-break/><text:line-break/>"</text:span>川普捲起的民粹風潮，一路從美國吹向法國，現在又吹向英國，請問各位學者專家們怎麼看這事情？特別是英國國會選舉，執政黨席次大幅減少，這是為什麼呢？<text:span text:style-name="T3">" <text:line-break/><text:line-break/></text:span>其中有一位教授，是一名經濟學家。他說，英國工黨主席柯賓就是搞民粹這一套，柯賓提出什麼減免高等教育學費啦，富人增稅啦等等，就是學川普，跟川普是一脈相傳。<text:span text:style-name="T3"> <text:line-break/><text:line-break/></text:span>我聽了，差點當場口吐白沫，有一種很想按<text:span text:style-name="T3">LP</text:span>自殺的衝動。瞎掰真是也該有點常識。我真不明白，台灣是沒有國際關係方面的人才嗎？如果找不到人才，要不然來巴勒網找也可以啊。<text:span text:style-name="T3"> <text:line-break/><text:line-break/></text:span>我有時看大陸的這類節目，也常受到驚嚇，但卻是屬於一種佩服的驚嚇，因為從講者的發言內容你馬上就能知道發言者確實是個真正的專家，對於相關人事物那種熟稔程度與認知程度之深入，顯然遠遠在我這種<text:span text:style-name="T3"><text:s/>"</text:span>業餘中的業餘人士<text:span text:style-name="T3">" </text:span>之上。<text:span text:style-name="T3"> <text:line-break/><text:line-break/></text:span>當然，我倒也不是一竿子打翻一船台灣學者專家，裏頭當然還是有不錯的，例如常上相關節目的賴岳謙教授，至少他是有做準備才發言的。至於其他教授或一些名嘴，我看全是隨口瞎掰，荒唐透頂，這回竟然把柯賓比喻成川普，那麼希拉蕊呢？是不是等於聖女貞德了？布希呢？應該就是跟拿破崙或漢武帝一脈相傳了吧？</text:p>
      <text:p text:style-name="P1"><text:span text:style-name="T1">陳真</text:span><text:s/>  |  2017.06.09 00:51   |   <text:a xlink:type="simple" xlink:href="http://palinfo.habago.org/Entry?Command=Information_PrintForum&amp;iPage=155#FORUM35787"><text:span text:style-name="T2">#</text:span></text:a></text:p>
      <text:p text:style-name="P2">答對了！佩服佩服。謝謝，同時也恭喜小楊為世界和平盡了一份心力。<text:span text:style-name="T3">:) <text:line-break/><text:line-break/></text:span>許多時候，聽政客講話，我都有一種想要按<text:span text:style-name="T3">LP</text:span>自殺的衝動，真是太會掰了。<text:span text:style-name="T3"> <text:line-break/><text:line-break/></text:span>大陸同胞文化水平較低，民主素養也不夠，隔海看戲，看寶島的民主人士們出神入化的演出，不知道心裏會是羨慕還是嫉妒？<text:span text:style-name="T3"> <text:line-break/><text:line-break/></text:span>人稱戰略忽悠局曹科長的曹長青，瞎掰本事似乎就沒這麼好。二十年前，我那時還不知道曹科長乃是忽悠局派駐寶島臥底的身份，還傻傻地寫文章討論其胡扯瞎掰之處，慢慢地也就恍然了；你要跟這些人認真，真是會鬧出精神分裂來，難道你能跟詐騙集團討論真理？</text:p>
      <text:p text:style-name="P4"/>
      <text:p text:style-name="P1"><text:span text:style-name="T1">楊世耀（小楊）</text:span><text:s/>  |  2017.06.09 00:32   |   <text:a xlink:type="simple" xlink:href="http://palinfo.habago.org/Entry?Command=Information_PrintForum&amp;iPage=156#FORUM35786"><text:span text:style-name="T2">#</text:span></text:a></text:p>
      <text:p text:style-name="P2">搶頭香<text:span text:style-name="T3"><text:s/></text:span>陸委會主委蔡英文～<text:span text:style-name="T3"> <text:line-break/></text:span>而且我大膽的預言<text:span text:style-name="T3"><text:s/></text:span>以鬼扯能力評比<text:span text:style-name="T3"><text:s/></text:span>七年後總統會是林佳龍（不然也有副的可做）<text:span text:style-name="T3"> <text:line-break/><text:line-break/>PS:</text:span>今早已自發性捐款</text:p>
      <text:p text:style-name="P1"><text:span text:style-name="T1">陳真</text:span><text:s/>  |  2017.06.09 00:01   |   <text:a xlink:type="simple" xlink:href="http://palinfo.habago.org/Entry?Command=Information_PrintForum&amp;iPage=156#FORUM35785"><text:span text:style-name="T2">#</text:span></text:a></text:p>
      <text:p text:style-name="P3">來做個有獎徵答，答對者將獲得一次維護世界和平的捐款機會，請捐三百元給巴勒網。請各位同學自行發揮思考能力及政治判斷力，不要做弊偷偷孤狗哦。這題是送分題，一點也不難，屬政治幼兒園入學試題。<text:span text:style-name="T3"> <text:line-break/><text:line-break/></text:span>題目是：<text:span text:style-name="T3"> <text:line-break/><text:line-break/></text:span>請問底下兩篇報導的<text:span text:style-name="T3"><text:s/>OOO</text:span>主委<text:span text:style-name="T3"><text:s/>XXX</text:span>是何人及何職位？該報導出現於<text:span text:style-name="T3">17</text:span>年前，也就是西元<text:span text:style-name="T3">2000</text:span>年的<text:span text:style-name="T3">8</text:span>月<text:span text:style-name="T3">4</text:span>日。此人真是相當具有前瞻性，<text:span text:style-name="T3">17</text:span>年前我才剛剛由獨轉統，想不到就已經有這麼統的熱愛祖國人士了。他是誰呢？請作答。<text:span text:style-name="T3"> <text:line-break/><text:line-break/></text:span>陳真<text:span text:style-name="T3"><text:s/>2017. 06. 08. <text:line-break/><text:line-break/>========================= <text:line-break/>XXX</text:span>：未來一中是唯一選擇<text:span text:style-name="T3"> <text:line-break/><text:line-break/></text:span>工商時報<text:span text:style-name="T3"><text:s/>2000. 08. 04. <text:line-break/><text:line-break/></text:span>林則宏／台北報導　<text:span text:style-name="T3"> <text:line-break/><text:line-break/>OOO</text:span>主委<text:span text:style-name="T3">XXX</text:span>表示，台灣無法逃避「一個中國」問題，從文化、地理來看，「未來的一個中國」是台灣民眾唯一選擇。<text:span text:style-name="T3"> <text:line-break/><text:line-break/>XXX </text:span>表示，「一個中國」是我們必須面對的問題，台灣沒有任何空間與可能性去逃避一個中國的問題。陳水扁所提的「九二精神」最重要的特質就是「交流對話、擱置爭議」，若中國大陸覺得九二年所發生的事情，對雙方關係是重大而有意義的，我們願意朝這個方向來解釋或考慮。<text:span text:style-name="T3"> <text:line-break/><text:line-break/>XXX </text:span>認為，無論統一、台獨或維持現狀，台灣人民只有一個選擇，就是未來的「一個中國」。她指出，台灣除了少數原住民外，大部分都是從中國大陸移民而來，雖然台灣是一個開放性的多元文化，但中國文化仍是核心。<text:span text:style-name="T3"> <text:line-break/><text:line-break/>XXX </text:span>表示，大陸與台灣地理環境接近，雙方在經濟、社會必然會發生關連，交流是一種客觀形勢的存在，無法以人為的方式切斷。在外國人來看台灣或中國，<text:span text:style-name="T3">(</text:span>其實<text:span text:style-name="T3">)</text:span>都是中國。因此，「一個中國」可能是未來五年、十年甚至更久，兩岸共存共榮的一個體系，我們必須與中國大陸建立起一個有意義的政治關係。<text:span text:style-name="T3"> <text:line-break/><text:line-break/>=================== <text:line-break/><text:line-break/>XXX</text:span>：「一中」問題<text:span text:style-name="T3"><text:s/></text:span>無可逃避<text:span text:style-name="T3"> <text:line-break/><text:line-break/></text:span>中國時報<text:span text:style-name="T3"><text:s/>2000. 08. 04. <text:line-break/><text:line-break/></text:span>王銘義／台北報導　<text:span text:style-name="T3"> <text:line-break/><text:line-break/>OOO </text:span>主委<text:span text:style-name="T3"><text:s/>XXX </text:span>昨日強調，「一個中國」是不可能逃避的問題，在主客觀環境情勢下，面對統獨與維持現狀等各種選項，台灣人民只有一個選擇，那就是與大陸建立一個有意義的政治關係。<text:span text:style-name="T3"> <text:line-break/><text:line-break/>OOO </text:span>連續兩天在陽明山舉辦「國會助理大陸政策研習營」，<text:span text:style-name="T3">XXX</text:span>向一百餘位國會助理說明新政府的大陸政策理念時，發表前述觀點。<text:span text:style-name="T3">XXX</text:span>強調，新政府的兩岸政策很清楚，政策不需要多，但方向一定要清楚，尤其，相關政策的可行性與可操作性最重要。<text:span text:style-name="T3"> <text:line-break/><text:line-break/>XXX </text:span>主委指稱，有關兩岸復談的規劃，新政府已盡力朝「九二年精神」的方向發展，這就是要與大陸共同找出對於「一個中國」如何表述的方式。<text:span text:style-name="T3"> <text:line-break/><text:line-break/>XXX </text:span>進一步詮釋說，所謂「台獨」，是指兩岸未來永遠沒有關係；而「維持現狀」則是指可以自已管理自已，但兩岸將來會走向更有意義的政治關係，也可能沒有關係。至於「統一」，則是指與大陸建立一個有意義的政治關係。<text:span text:style-name="T3"> <text:line-break/><text:line-break/>XXX</text:span>昨日並以感性的語氣明說台灣與大陸的深層文化關係。<text:span text:style-name="T3">XXX</text:span>指出，台灣民眾除少數原住民外，絕大多數都是從大陸移民來台，她的祖先就是兩百年前來台的移民，而我們每天日常的生活飲食，甚至在成長求學過程，都充滿著中國文化的傳統。<text:span text:style-name="T3"> <text:line-break/><text:line-break/>XXX</text:span>說，台灣社會是一個以中國文化內涵為本質的社會，中國文化是核心的成份。由於台灣與大陸的地理環境接近，兩岸人民通婚、交流相當普遍，這是客觀的存在。<text:span text:style-name="T3">XXX </text:span>說，在一般外國人的眼中，「台灣不就是中國嗎？」</text:p>
      <text:p text:style-name="P1"><text:span text:style-name="T1">陳真</text:span><text:s/>  |  2017.06.08 09:57   |   <text:a xlink:type="simple" xlink:href="http://palinfo.habago.org/Entry?Command=Information_PrintForum&amp;iPage=156#FORUM35784"><text:span text:style-name="T2">#</text:span></text:a></text:p>
      <text:p text:style-name="P2"><text:span text:style-name="T3">https://goo.gl/O8oa2P <text:line-break/><text:line-break/></text:span>親中，不賣台？<text:span text:style-name="T3"> <text:line-break/><text:line-break/></text:span>黃暐瀚政事觀察站<text:span text:style-name="T3"> <text:line-break/><text:line-break/>2017</text:span>年<text:span text:style-name="T3">6</text:span>月<text:span text:style-name="T3">7</text:span>日<text:span text:style-name="T3"> <text:line-break/><text:line-break/></text:span>（圖片來源：總統府）<text:span text:style-name="T3"> <text:line-break/><text:line-break/>2007</text:span>年<text:span text:style-name="T3">11</text:span>月，我和馬英九，一起去了日本訪問三天。<text:span text:style-name="T3"> <text:line-break/><text:line-break/></text:span>去日本的原因，是因為馬英九當時參選總統。身為一位被日本朝野各界，普遍認為「反日」的台灣政治人物，馬英九想在選前，親自去見見日本政界的重要人物，因為如果隔年他當選，上任之後也沒辦法再去日本了。<text:span text:style-name="T3"> <text:line-break/><text:line-break/></text:span>在每一場的演講中，馬英九都會說：<text:span text:style-name="T3"> <text:line-break/><text:line-break/></text:span>「我不是反日派，也不是親日派，我是知日派」！<text:span text:style-name="T3"> <text:line-break/><text:line-break/></text:span>不靠左，不靠右，站在中間。這是當年馬英九想傳達給日本的訊息。<text:span text:style-name="T3"> <text:line-break/><text:line-break/></text:span>上任總統之後，馬英九與日本持續開放民間交流，兩國旅客往來密切，經濟貿易順暢頻繁。<text:span text:style-name="T3">2011</text:span>年日本發生「三一一大地震」，引發海嘯，災情慘重。馬英九換上紅十字會的背心，親自接電話，呼籲全台民眾捐款援助，那個畫面，震撼了日本人的心。<text:span text:style-name="T3"> <text:line-break/><text:line-break/></text:span>聽其言，觀其行，這個說自己「知日」，不親也不反的台灣政治人物，真的言行一致，沒有太親日，沒有刻意反日，遇到日本有危難，還願意出手幫忙。<text:span text:style-name="T3"> <text:line-break/><text:line-break/></text:span>一個人對事情的做法，不是聽他怎麼講就算了，還要看他怎麼做？才能算數。<text:span text:style-name="T3"> <text:line-break/><text:line-break/></text:span>馬英九執政八年，被民進黨批評「親中賣台」，罵到幾乎都貼了標籤，怎麼現在換民進黨執政，台南市長賴清德突然喊出，要「親中愛台」了呢？<text:span text:style-name="T3"> <text:line-break/><text:line-break/></text:span>既然「親中」，還能「愛台」嗎？<text:span text:style-name="T3"> <text:line-break/><text:line-break/></text:span>站在馬英九的立場，他推服貿，是為了台灣的經濟利益，不能落後於世界經濟列車。但反對的人不接受，說「中國有一千多顆飛彈對準台灣」，不准服貿，不要貨貿，中國滾開。<text:span text:style-name="T3"> <text:line-break/><text:line-break/></text:span>民進黨說，與中國大陸貿易往來，是「先經後政」，是統戰的陰謀！那現在換民進黨執政了，為什麼不快點把這些糖衣毒藥丟掉？還在交流，還在直航，還在期待甚麼善意呢？<text:span text:style-name="T3"> <text:line-break/><text:line-break/></text:span>賴清德的「親中愛台」說，我是可以理解的。<text:span text:style-name="T3"> <text:line-break/><text:line-break/></text:span>面對「一帶一路」的世界市場，不親中，台灣難以獨自生存。但親中之餘，不忘喊愛台，彷彿只要喊出關鍵句：「我愛台」，一切問題都可以迎刃而解。<text:span text:style-name="T3"> <text:line-break/><text:line-break/></text:span>然而，你賴清德愛台？馬英九就不愛嗎？<text:span text:style-name="T3"> <text:line-break/><text:line-break/></text:span>同樣是為台灣做打算，必須得「親中」，但你的親中，是愛台；他的親中，就是賣台？這樣的邏輯，從何而來？<text:span text:style-name="T3"> <text:line-break/><text:line-break/></text:span>馬英九賣台賣了八年，賣到最後，還讓台灣人「有權」選出自己的總統，讓小英上台。<text:span text:style-name="T3"> <text:line-break/><text:line-break/></text:span>儘管中國大陸對台灣的國際壓力從來沒斷，但台灣有領土、有軍隊、有人民，有主權，還能投票選總統，一點不缺。馬英九賣了八年，顯然賣得還挺失敗。除了水果農產之外，他啥都沒賣。<text:span text:style-name="T3"> <text:line-break/><text:line-break/></text:span>所以，別再信那些網路口號，甚麼誰愛台？誰賣台？<text:span text:style-name="T3"> <text:line-break/><text:line-break/></text:span>用眼睛看，用耳朵聽。<text:span text:style-name="T3"> <text:line-break/><text:line-break/></text:span>看看過去幾年民進黨與賴清德市長對中國的種種談話，能是「親中」嗎？<text:span text:style-name="T3"> <text:line-break/><text:line-break/></text:span>若真是親中，要不要說說，怎樣的親法，可以親到「不賣台」？<text:span text:style-name="T3"> <text:line-break/><text:line-break/></text:span>暐瀚<text:span text:style-name="T3"><text:s/>2017-6-7 de </text:span>台北</text:p>
      <text:p text:style-name="P1"><text:span text:style-name="T1">陳真</text:span><text:s/>  |  2017.06.08 03:25   |   <text:a xlink:type="simple" xlink:href="http://palinfo.habago.org/Entry?Command=Information_PrintForum&amp;iPage=156#FORUM35783"><text:span text:style-name="T2">#</text:span></text:a></text:p>
      <text:p text:style-name="P3">黑白兩道橫行、無政府狀態的台南市所謂市長賴啥咪，過去以反中仇中聞名，經典作就是他主張絕對不能兩岸直航，否則解放軍將包機來台，重演木馬屠城的歷史慘劇。言猶在耳，最近他卻在議會表示：<text:span text:style-name="T3">"</text:span>我是親中的，沒有反中，我親中愛台<text:span text:style-name="T3">"</text:span>。不知道各位聽了有何感想？<text:span text:style-name="T3"> <text:line-break/><text:line-break/></text:span>所謂<text:span text:style-name="T3"><text:s/>"</text:span>總統<text:span text:style-name="T3">" </text:span>蔡啥咪，面對黨內競爭對手突然來這一招，惟恐落人後，於是也立即跟進表示，賴啥咪的<text:span text:style-name="T3"><text:s/>"</text:span>親中<text:span text:style-name="T3">" </text:span>立場，<text:span text:style-name="T3">"</text:span>和民進黨政府一直以來的看法一致<text:span text:style-name="T3">"</text:span>。原本自稱比深綠還深、深到發黑的墨綠柯大帥當然也趕緊表態，說他是<text:span text:style-name="T3"><text:s/>"</text:span>友中<text:span text:style-name="T3">"</text:span>，另外還有一些人渣黨的民代與縣市長等等，突然一個個都親中、友中、和中起來了。一個親中，各自表述。<text:span text:style-name="T3"> <text:line-break/><text:line-break/></text:span>仍然還是那句老話，人渣黨講的話如果能信，屎都能吃了；要是有人真的對其言語當真，恐怕非精神分裂不可。這些騙子人渣，可以長年把大陸及大陸人抹黑成不共戴天的仇敵與邪惡妖魔，也可以一下又突然說本黨<text:span text:style-name="T3"><text:s/>"</text:span>向來的立場一直是親中的<text:span text:style-name="T3">"</text:span>。對於這樣一種一百八十度迴轉，我倒是一點都不驚訝，因為我知道這個黨的厲害。<text:span text:style-name="T3"> <text:line-break/><text:line-break/></text:span>這些人基本上就是靠政治詐騙維生，對於利益的嗅覺異常敏銳，來到教會就喊耶穌阿門，進了廟裏就說和尚的話；哪種說詞好騙而有利，他就會操弄哪一套說詞，根據地點、對象以及各種人事物與情境的不同，便有不同的騙術台詞；甚至可以早上十點慷慨激昂發表仇中反中的所謂台獨言論，下午兩點來到另一個地方，面對另一群人，他竟然馬上可以轉換台詞，表示兩岸一家親，大家都是炎黃子孫，以復興中華民族為己任。這樣一種宛如菲夢斯彈性褲襪般的高度彈性，並非始自今日，而是向來如此，只是一般人不知道而已。這回之所以引起矚目，乃是因為一群無恥政客公開高調為之。<text:span text:style-name="T3"> <text:line-break/><text:line-break/></text:span>這意味著什麼呢？意味著這個人渣黨對於利益的嗅覺真的是超靈敏，行事作風超有彈性，說轉彎就轉彎，說<text:span text:style-name="T3">U turn</text:span>就<text:span text:style-name="T3"><text:s/>U turn</text:span>。至於<text:span text:style-name="T3"><text:s/>"</text:span>小民進黨<text:span text:style-name="T3">" </text:span>吳敦義也超有彈性，不過光有彈性沒有用，腦子還是得機靈些才行。當人渣黨向著<text:span text:style-name="T3"><text:s/>"</text:span>親中<text:span text:style-name="T3">" </text:span>急轉彎騙選票時，吳敦義卻反倒向綠色表態、交心、靠攏，大玩文字花樣，刻意藉著扭曲與放大所謂一中各表的<text:span text:style-name="T3"><text:s/>"</text:span>各表<text:span text:style-name="T3">"</text:span>，表向台獨的方向，以便騙選票。這種轉彎實在有夠蠢的。這樣能騙到選票嗎？政治判斷能力實在太差。<text:span text:style-name="T3"> <text:line-break/><text:line-break/></text:span>早在人渣黨從地方到中央全面奪得政權的那一刻，我就相信了這樣一種趨勢走向；就在這一刻，恰恰就是所謂台獨勢力的一個歷史最高峰了，接下來將一路走下坡。當然，事關人與社會及政治的事，沒法說得準，但我相信我的判斷基本上是對的，至於對岸一些學者專家老說什麼綠營當權之後，台灣男女老幼將人人都綠，一路綠到底，因此得趕緊武統云云。這樣一種觀察，在我看來是很幼稚的。<text:span text:style-name="T3"> <text:line-break/><text:line-break/></text:span>台灣根本就不是一個意識形態掛帥的社會<text:span text:style-name="T3"><text:s/>(</text:span>更不用說拿命去拼<text:span text:style-name="T3">)</text:span>，台灣人是非常務實與現實的，比正常人還正常，哪兒有利他就拼命往哪兒靠，主流掛哪面旗，大家就會爭先恐後掛哪面旗。在我看來，某個意義上，這其實是個優點，特別是在社會發展上，這樣一種世俗化以及<text:span text:style-name="T3"><text:s/>"</text:span>去意識形態化<text:span text:style-name="T3">" </text:span>的社會，似乎是比較安全與健康的，至於那種<text:span text:style-name="T3"><text:s/>"</text:span>眾人不惜拿命去拼<text:span text:style-name="T3">" </text:span>的基本教義社會，反倒不是長治久安之道。<text:span text:style-name="T3"> <text:line-break/><text:line-break/></text:span>范光棣說得對，<text:span text:style-name="T3">"</text:span>東風壓倒西風<text:span text:style-name="T3">" </text:span>似乎大勢所趨，回不了頭了。特別是過去幾年來，從無數的例證更可以看出這樣一種趨勢之日益加速。比方說，就連美國和日本都得在一帶一路上急轉彎，一改過去極端敵視的立場。他不轉彎不行，除非他想讓自己更加孤立於世界之外。<text:span text:style-name="T3"> <text:line-break/><text:line-break/></text:span>美國即使至今仍然稱霸世界，但他的影響力卻在急速下降中，被迫得轉出許多彎。你想，台獨能不跟著轉彎嗎？誰不知道台獨其實就是美國人長年豢養的一條狗<text:span text:style-name="T3"><text:s/>(</text:span>無意對狗不敬，只是藉其隱喻<text:span text:style-name="T3">)</text:span>，當狗的主人都得收斂其往昔囂張跋扈，你想，難道狗本身能夠具有獨立意志地與<text:span text:style-name="T3"><text:s/>"</text:span>敵人<text:span text:style-name="T3">" </text:span>單獨對抗到底？世事不管走的哪盤棋，棋盤的兩端絕不會是<text:span text:style-name="T3"><text:s/>"</text:span>一條狗<text:span text:style-name="T3"><text:s/>vs. </text:span>一個人<text:span text:style-name="T3">"</text:span>。狗跟人是無法放在同一個平面上等量其觀進行對抗的。台獨既然是依附美國主子存在的一條狗，聽其使喚，當主人都得臣服於<text:span text:style-name="T3"><text:s/>"</text:span>東風<text:span text:style-name="T3">" </text:span>瀰漫之際，狗如何可能單獨作為？<text:span text:style-name="T3"> <text:line-break/><text:line-break/></text:span>這些話說起來也許很刺耳很難聽，但無絲毫挑釁之意或得意之情，純粹陳述事實。至於道德上的考量，更是如此這般。今天，倘若我們對抗的是一個像美國那樣的恐怖血腥帝國，那麼，即便反抗至死也是應該的，但你今天卻反而是去當一個惡魔般的美帝走狗來攻擊傷害向來行事良善的同胞，這樣還有良心、還有人性嗎？這樣一種純粹充當血腥歹徒的走狗式<text:span text:style-name="T3"><text:s/>"</text:span>獨立<text:span text:style-name="T3">"</text:span>，究竟是哪門子獨立？給壞人當狗使喚與糟蹋，叫做獨立？何必自欺欺人呢？<text:span text:style-name="T3"> <text:line-break/><text:line-break/></text:span>這些年我常覺得，統獨問題騙得實在夠久夠煩的了；特別是過去這十幾年，每天搞反中仇中，每天罵支那賤畜，每天給年輕一代洗腦，讓他們當美國人的狗還不夠，居然更樂於當日本鬼子的狗。時至今日，總該做個了斷，各方勢力理應表明清楚，支持統的就說統，然後請告訴大家你若奪得政權你將如何尋求兩岸統一。支持獨的就說獨，然後請告訴大家你若奪得政權將如何宣佈獨立於中國之外。然後，由大家來做出選擇，同時也為自己的選擇付出或統或獨各自應有的代價。總之別再玩假戲了，自欺欺人、自我糟蹋了二、三十年，還不夠久不夠煩嗎？總該給這樣的一個鬧劇與騙局畫下句點。<text:span text:style-name="T3"> <text:line-break/><text:line-break/></text:span>因此，我認為，藍綠對抗、各自玩假戲的年代理應成為過去，取而代之的應該是紅與綠的選擇，看是要統還是獨，大家把話說清楚，別再玩文字遊戲，別來這一套，他媽的什麼<text:span text:style-name="T3"><text:s/>"</text:span>親中愛台<text:span text:style-name="T3">"</text:span>，<text:span text:style-name="T3">"</text:span>親中<text:span text:style-name="T3">" </text:span>不是人人得而誅之的台奸嗎？怎麼現在變成親中就是愛台？<text:span text:style-name="T3"> <text:line-break/><text:line-break/></text:span>從今而後，大家理當各自支持那些明確表態統獨的政黨，揚棄那些仍然打算繼續用各種模稜兩可的修辭繼續行騙的政黨。看是要紅還是綠都行，大家就來挑一個。至於藍，可以直接丟進垃圾桶了，除非他明確表態究竟是否支持兩岸統一，一中就一中，別再企圖用什麼<text:span text:style-name="T3"><text:s/>"</text:span>各表<text:span text:style-name="T3">" </text:span>來騙人了。<text:span text:style-name="T3"> <text:line-break/><text:line-break/></text:span>時間飛逝，台灣還能有多少老本可吃？都快折磨將近一個世代三十年，該是面對現實的時候了。喊統的是假統，喊獨的是假獨，上午獨，下午統，上班獨，下班統，見人說人話，見鬼說鬼話，再騙下去要騙到幾時？台灣所謂民主，純粹就是一個<text:span text:style-name="T3"><text:s/>"</text:span>騙<text:span text:style-name="T3">" </text:span>字，當世界以一種不可思議的速度向前飛奔，是時候該給咱們這樣一種自我欺騙畫上句號了，別再讓貪婪無恥政客長期玩弄於股掌之上，是時候該給島嶼的前途跨出真實的第一步。<text:span text:style-name="T3"><text:line-break/><text:line-break/></text:span>陳真<text:span text:style-name="T3"><text:s/>2017. 06. 08. <text:line-break/><text:line-break/>==================== <text:line-break/><text:line-break/></text:span>賴清德「親中愛台」<text:span text:style-name="T3"><text:s/></text:span>總統府：看法一致<text:span text:style-name="T3"> <text:line-break/></text:span>藍營譏「史上最狂髮夾彎」<text:span text:style-name="T3"> <text:line-break/><text:line-break/></text:span>崔慈悌、黃文博╱綜合報導<text:span text:style-name="T3"> <text:line-break/></text:span>中時電子報<text:span text:style-name="T3"><text:s/>2017</text:span>年<text:span text:style-name="T3">6</text:span>月<text:span text:style-name="T3">7</text:span>日<text:span text:style-name="T3"> <text:line-break/><text:line-break/></text:span>台南市長賴清德日前表示他「親中」，引起外界議論。總統府發言人林鶴明昨說，賴發言「和政府一直以來看法一致」；國民黨立委楊鎮浯辦公室主任黃子哲說，過去民進黨傾洪荒之力對馬扣紅帽，如今賴清德與總統府竟先後表態「親中」，堪稱是史上最強與最狂的髮夾彎了。</text:p>
      <text:p text:style-name="P1"><text:span text:style-name="T1">陳真</text:span><text:s/>  |  2017.06.07 20:37   |   <text:a xlink:type="simple" xlink:href="http://palinfo.habago.org/Entry?Command=Information_PrintForum&amp;iPage=156#FORUM35782"><text:span text:style-name="T2">#</text:span></text:a></text:p>
      <text:p text:style-name="P2">還記得那個茫然的小男孩嗎？這裏有他的一段視頻。請看：<text:span text:style-name="T3"> <text:line-break/><text:line-break/>http://www.guancha.cn/global-news/2017_06_07_412128.shtml <text:line-break/><text:line-break/></text:span>陳真<text:span text:style-name="T3">2017. 06. 07. <text:line-break/>======================= <text:line-break/><text:line-break/>“</text:span>叙利亞男孩<text:span text:style-name="T3">” </text:span>父親指<text:span text:style-name="T3"><text:s/>“</text:span>白頭盔<text:span text:style-name="T3">” </text:span>擺拍：他們救他只為拍照<text:span text:style-name="T3"> <text:line-break/><text:line-break/>2017-06-07 <text:line-break/><text:line-break/></text:span>【視频<text:span text:style-name="T3">/</text:span>觀察者網<text:span text:style-name="T3"><text:s/></text:span>杜津】<text:span text:style-name="T3"> <text:line-break/><text:line-break/></text:span>還記得那個遭空襲的敘利亞<text:span text:style-name="T3">4</text:span>歲小男孩奥姆蘭嗎？他茫然又绝望的照片被西方媒體大肆宣傳，但當時就有人質疑是<text:span text:style-name="T3"><text:s/>“</text:span>白頭盔<text:span text:style-name="T3">” </text:span>造假。近日奥姆蘭的父親接受媒體採訪，稱當時兒子受傷其實很輕，臉上的血是自己的。<text:span text:style-name="T3"> <text:line-break/><text:line-break/></text:span>而<text:span text:style-name="T3"><text:s/>“</text:span>白頭盔<text:span text:style-name="T3">” </text:span>救孩子只是為了宣傳，為了錢。<text:span text:style-name="T3"> <text:line-break/><text:line-break/></text:span>為了讓孩子的生活可以重回平静，他改過孩子的髮型、改過孩子的名字，甚至都不讓他上街玩耍，他懇請媒体停止對奥姆蘭的争論和臆测，還<text:span text:style-name="T3">4</text:span>歲孩子一個平静的生活。<text:span text:style-name="T3"> <text:line-break/><text:line-break/>BBC</text:span>、衛報等西方媒體也對採訪做了報導，但試圖暗示這是叙利亞政府常用的宣傳方式，<text:span text:style-name="T3">“</text:span>不清楚他們是否被迫進行這次採訪<text:span text:style-name="T3">”</text:span>。</text:p>
      <text:p text:style-name="P1"><text:span text:style-name="T1">陳真</text:span><text:s/>  |  2017.06.07 19:48   |   <text:a xlink:type="simple" xlink:href="http://palinfo.habago.org/Entry?Command=Information_PrintForum&amp;iPage=156#FORUM35781"><text:span text:style-name="T2">#</text:span></text:a></text:p>
      <text:p text:style-name="P3"><text:span text:style-name="T3">"</text:span>好羨慕，好浪漫哦！我也希望有一天可以出國留學！那是我從小的夢想耶！<text:span text:style-name="T3">" <text:line-break/><text:line-break/></text:span>過去經常可以聽到這樣一種<text:span text:style-name="T3"><text:s/>"</text:span>夢想<text:span text:style-name="T3">" </text:span>的吶喊，往往以女性居多<text:span text:style-name="T3">(</text:span>不知道為什麼<text:span text:style-name="T3">)</text:span>。但這樣一些<text:span text:style-name="T3"><text:s/>"</text:span>夢想<text:span text:style-name="T3">"</text:span>，你其實聽聽就好，別當真。為什麼呢？因為你會發現，吶喊這些<text:span text:style-name="T3"><text:s/>"</text:span>夢想<text:span text:style-name="T3">" </text:span>的人，十之八九根本從來都不看書的；平常連書都一點也沒興趣看了，還出國留什麼學呢？<text:span text:style-name="T3"> <text:line-break/><text:line-break/></text:span>當然，這並不是說出國留學者就是喜歡讀書做研究的人，事實上也是少數。這年頭，大多數人之所以能出國留學，說穿了，不過就只是因為他家有錢罷了，而不是因為他對知識充滿熱情，更不是因為他有著什麼聰明才智或天賦才華。不過這不是我現在要說的。我要說的只是所謂<text:span text:style-name="T3"><text:s/>"</text:span>夢想<text:span text:style-name="T3">" </text:span>或<text:span text:style-name="T3"><text:s/>"</text:span>理想<text:span text:style-name="T3">" </text:span>之為物。<text:span text:style-name="T3"> <text:line-break/><text:line-break/></text:span>說，大家都會說，夢話鬼話一個可以比一個說得大，但是，一種絲毫不帶熱情，不準備付出任何代價，只想美美地享受什麼浪漫，絲毫不考慮現實之可行性與必要性乃至正當性的所謂理想或夢想，其實就只是一些<text:span text:style-name="T3"><text:s/>lip service</text:span>，一種嘴皮運動，一種說說而已的空想或幻想。<text:span text:style-name="T3"> <text:line-break/><text:line-break/></text:span>我常想移民天王星，或是木星也可以，你聽了會感動或佩服嗎？當然不會，為什麼呢？因為我根本不為此做任何準備，也不打算為此付出任何代價，我只是說說而已，表達一種幻想，不具現實意義。<text:span text:style-name="T3"> <text:line-break/><text:line-break/></text:span>在這島上，所謂台獨，基本上就是這樣一種<text:span text:style-name="T3"><text:s/>lip service</text:span>，罵罵想像中萬惡的<text:span text:style-name="T3"><text:s/>"</text:span>中國<text:span text:style-name="T3">"</text:span>，嘲笑一下想像中<text:span text:style-name="T3"><text:s/>"</text:span>無品無知無文化<text:span text:style-name="T3">" </text:span>的大陸人，把自己捧得高高的，自我陶醉，過過癮。所謂台獨，如此而已，聽聽就好，無法當真，就好像當你聽到我擁有移民天王星的偉大夢想時，不用急著向我致敬，也別忙著跟我道別，聽聽就好，不用當真。<text:span text:style-name="T3"> <text:line-break/><text:line-break/></text:span>並非說<text:span text:style-name="T3"><text:s/>"</text:span>台獨只是說說而已<text:span text:style-name="T3">"</text:span>，不構成任何現實問題，而是說，在個人層面上，究竟有哪個人當真呢？我平常從沒遇過一個真正的台獨份子，你遇過嗎？我倒是相信有一些人是不管如何都願意為祖國統一而犧牲生命的。<text:span text:style-name="T3"> <text:line-break/><text:line-break/></text:span>台灣人的優點之一就是他特別正常，向著利益靠攏，向著主流走，利益在哪就往哪靠，主流掛哪面旗就喊哪面旗萬歲，大前提仍然在於一個<text:span text:style-name="T3"><text:s/>"</text:span>利<text:span text:style-name="T3">" </text:span>字而非特定立場，更不用說生死以之的什麼壯烈理想了。根本沒這回事。<text:span text:style-name="T3"> <text:line-break/><text:line-break/></text:span>如前所述，雖然鳳毛麟角，政治上的台獨勇士確實還有，但在生活中，比方說在醫界或學界裏頭，這種視大陸為寇讎的綠油油人士倒是一大堆，要多少有多少，但我一一考察過這些人的品性，全是利益份子，投機份子，幾無例外，有利搶第一，有禍跑得比誰都快，窩囊猥瑣，從無一個配得上自己話語的正直人士，更不用說什麼引刀成一快的英雄好漢了。要不就是一些腦袋進水人士，人云亦云，拿香跟拜。</text:p>
      <text:p text:style-name="P1"><text:span text:style-name="T1">陳真</text:span><text:s/>  |  2017.06.07 18:11   |   <text:a xlink:type="simple" xlink:href="http://palinfo.habago.org/Entry?Command=Information_PrintForum&amp;iPage=156#FORUM35780"><text:span text:style-name="T2">#</text:span></text:a></text:p>
      <text:p text:style-name="P2">王丹臨走才說出一點良心話<text:span text:style-name="T3">,</text:span>拆穿綠色騙子們的詐欺本質<text:span text:style-name="T3">,</text:span>綠渣聽了會不爽可以想像<text:span text:style-name="T3">,</text:span>但我不明白那些所謂藍營的人是頭殼進水了嗎<text:span text:style-name="T3">?</text:span>要不然是在罵什麼碗糕<text:span text:style-name="T3">? <text:line-break/><text:line-break/></text:span>王丹並不是鼓勵大家流血<text:span text:style-name="T3">,</text:span>而只是說<text:span text:style-name="T3"><text:s/>"</text:span>别再騙了<text:span text:style-name="T3">",</text:span>不管是綠營的台獨或舊國民黨的反攻大陸解救同胞<text:span text:style-name="T3">,</text:span>當然就是只有戰爭一途<text:span text:style-name="T3">,</text:span>要死無數人的<text:span text:style-name="T3">. <text:line-break/><text:line-break/></text:span>不管此岸或彼岸<text:span text:style-name="T3">,</text:span>死人都很荒唐<text:span text:style-name="T3">,</text:span>要打也是打美國人或打日本鬼子才對<text:span text:style-name="T3">,</text:span>怎麼是是自相殘殺呢<text:span text:style-name="T3">? </text:span>中國人不該打中國人<text:span text:style-name="T3">. </text:span>當然<text:span text:style-name="T3">,</text:span>如果好好的人不當<text:span text:style-name="T3">,</text:span>硬要當美國人或日本鬼子的狗<text:span text:style-name="T3">,</text:span>那有可能會不流血嗎<text:span text:style-name="T3">? <text:line-break/><text:line-break/></text:span>王丹其實就是個不折不扣的美國人<text:span text:style-name="T3">,</text:span>骨子裏是希望兩岸流血的<text:span text:style-name="T3">,</text:span>死越多越好<text:span text:style-name="T3">,</text:span>最好是陷入長年戰亂<text:span text:style-name="T3">,</text:span>這才符合美國利益<text:span text:style-name="T3">,</text:span>不過<text:span text:style-name="T3">,</text:span>他那番話倒是一點也沒錯<text:span text:style-name="T3">,</text:span>講台獨或反攻大陸卻不準備屍橫遍野<text:span text:style-name="T3">,</text:span>那只是自欺欺人<text:span text:style-name="T3">. </text:span>這類騙術<text:span text:style-name="T3">,</text:span>騙也騙得夠久了<text:span text:style-name="T3">,</text:span>再騙下去實在很無聊<text:span text:style-name="T3">,</text:span>根本就是睜眼說瞎話<text:span text:style-name="T3">,</text:span>和平統一是有可能的<text:span text:style-name="T3">,</text:span>但和平獨立的機率是零<text:span text:style-name="T3">. <text:line-break/><text:line-break/></text:span>我曾是台獨<text:span text:style-name="T3">,</text:span>而且為它付出慘痛代價<text:span text:style-name="T3">,</text:span>二十年前出國後腦子就清醒了<text:span text:style-name="T3">,</text:span>認清了是非善惡<text:span text:style-name="T3">,</text:span>變成統派<text:span text:style-name="T3">,</text:span>但我至今不反台獨<text:span text:style-name="T3">,</text:span>我反對的只是市面上綠油油吃香喝辣的這群綠色人渣<text:span text:style-name="T3">,</text:span>他們喊台獨始終就是喊假的<text:span text:style-name="T3">. </text:span>若有人說哪個是真的<text:span text:style-name="T3">,</text:span>不妨請舉例<text:span text:style-name="T3">. </text:span>我倒知道幾個<text:span text:style-name="T3">,</text:span>比方說林義雄<text:span text:style-name="T3">,</text:span>比方說史明<text:span text:style-name="T3">. </text:span>但是這樣的真正台獨<text:span text:style-name="T3">,</text:span>在這島上可說鳳毛麟角<text:span text:style-name="T3">,</text:span>其它全是耍嘴皮<text:span text:style-name="T3">,</text:span>搞騙術<text:span text:style-name="T3">,</text:span>無一是真<text:span text:style-name="T3">. <text:line-break/><text:line-break/></text:span>陳真<text:span text:style-name="T3">2017. 06. 07. <text:line-break/><text:line-break/>============== <text:line-break/></text:span>蔡丁貴諷：王丹沒利用價值哀怨了<text:span text:style-name="T3"> <text:line-break/><text:line-break/>2017</text:span>年<text:span text:style-name="T3">6</text:span>月<text:span text:style-name="T3">7</text:span>日<text:span text:style-name="T3"> <text:line-break/><text:line-break/></text:span>中國時報【曾薏蘋、范正祥╱綜合報導】<text:span text:style-name="T3"> <text:line-break/><text:line-break/>7</text:span>月將離台的王丹日前表示，「若台獨不願流血，那就是嘴炮。」自由台灣黨主席蔡丁貴昨表示，「流血不是人民流血，也不是讓參與者流血，而是領導者要流血。」<text:span text:style-name="T3"> <text:line-break/><text:line-break/></text:span>台灣北社社長張葉森表示，說台獨一定就要戰爭流血，這是很落伍的思想，王丹搞民運那麼久了，會有這種想法，「會不會是『太累』了，他是失言了。」<text:span text:style-name="T3"> <text:line-break/><text:line-break/></text:span>張葉森反問，「台獨為什麼一定要流血？」他說，現在國際情勢和以前不同，中國人也不會想打仗，一打仗經濟會受影響，蔡政府也說，台海就是維持現狀，也就是你不犯我、我不犯你，這對帶動中國民主也是有影響。<text:span text:style-name="T3"> <text:line-break/><text:line-break/></text:span>蔡丁貴表示，王丹在六四之後才有機會來台灣，「難道沒想到，自己是被中華民國用來對抗中國的棋子嗎？」這也表示，王丹顯然在台灣被利用的價值已結束，功能沒了，要離開了，或許內心有些哀怨。<text:span text:style-name="T3"> <text:line-break/><text:line-break/></text:span>此外，警大前教授葉毓蘭昨在臉書痛批，王丹用中華民國人民納稅錢在台灣吃香喝辣，「臨去前想點火鼓勵流血革命，是嫌台灣人口太多嗎？還是別人孩子死不完？」<text:span text:style-name="T3"> <text:line-break/><text:line-break/></text:span>中天《夜問打權》主持人黃智賢說，兩岸敏感經不起任何挑撥，且台灣人不笨，沒有人要流血，流血也沒辦法台獨。王丹這番話「可恥！」對不起長期庇護他的台灣，他離開台灣時，說出這番話，根本是恩將仇報。</text:p>
      <text:p text:style-name="P1"><text:span text:style-name="T1">葉小慧</text:span><text:s/>  |  2017.06.06 23:15   |   <text:a xlink:type="simple" xlink:href="http://palinfo.habago.org/Entry?Command=Information_PrintForum&amp;iPage=156#FORUM35779"><text:span text:style-name="T2">#</text:span></text:a></text:p>
      <text:p text:style-name="P3"><text:span text:style-name="T3"><text:line-break/></text:span>今天看了個喜歡的片，單純分享<text:span text:style-name="T3"> <text:line-break/><text:line-break/>---- <text:line-break/><text:line-break/></text:span>「八月<text:span text:style-name="T3"><text:s/>(The Summer is Gone)</text:span>」，張大磊導演的電影，好看。<text:span text:style-name="T3"> <text:line-break/><text:line-break/></text:span>說好看是因為張大磊就說他自己兒時記憶，說那個年代他的爸爸媽媽家族親友和那個開放市場化後劇烈變遷的時代故事，孩子的視角卻很形象而具體地傳達了出來。<text:span text:style-name="T3"> <text:line-break/><text:line-break/></text:span>我心想原來兒時記憶可以這樣拍出來的呀。張大雷的媽媽像是我老媽，他爸爸就像我爸爸，當然工作和個性不是一個樣，但我媽也是當時經濟支柱（去工廠當女工），我爸是做山，小時候我是黏著爸爸，聽他給我吹口琴、看他想抓虎頭蜂最後搞得被虎頭蜂螫了滿頭包讓人送去打血清、他讓我學寫自己名字我就拼命寫，什麼都是爸爸。所以早前我都形容我媽那時像個軍國主義者，老盯著我和我爸，有時跟我爸吵起架來，總罵我爸沒事就吃虧還悶不吭聲<text:span text:style-name="T4">⋯⋯</text:span>我想說的是，浪漫的總是爸爸，實際的總是媽媽，當然媽媽的實際絕對是被逼的，而且上上下下總是媽媽在張羅，爸爸沒了媽媽是不行的。<text:span text:style-name="T3"> <text:line-break/><text:line-break/></text:span>兒時記憶當然還包括著個人的旖旎幻想，包括著對鄰居（我家是隔壁山、後邊山、對面山鄰居）家的觀察和印象，還有家族那些生老病死。<text:span text:style-name="T3"> <text:line-break/><text:line-break/></text:span>那個年代，在娘家所處澐密戰道這名稱還不為我所知的時候，卻能記著連著學校的道路，從石子路、水泥路快速發展成柏油路，然後從原本拿不出學費，慢慢地四個孩子都唸上了高中職甚至大學、研究所。當然，張大雷是一胎化的孩子，寵得出個口說了個願望就讓父母借大錢來完成，原因出來全場都笑了，但我那時候在夜市看到個水鑽手錶，<text:span text:style-name="T3">390</text:span>塊台幣吧當時，我爸也是狠下心來買給我。疼孩子的心都一樣。<text:span text:style-name="T3"> <text:line-break/><text:line-break/></text:span>我不打算這時候說清楚自己的小時候，因為我已經自己懷想了個遍，而且過去說過很多了，大家聽多看多了都膩，感謝張大磊的「八月」，讓我知道那些忘不掉的兒時畫面，其實是如此的珍貴。</text:p>
      <text:p text:style-name="P1"><text:span text:style-name="T1">陳真</text:span><text:s/>  |  2017.06.06 20:27   |   <text:a xlink:type="simple" xlink:href="http://palinfo.habago.org/Entry?Command=Information_PrintForum&amp;iPage=156#FORUM35778"><text:span text:style-name="T2">#</text:span></text:a></text:p>
      <text:p text:style-name="P2">很多美國人不用試戲，導演也不用教戲，似乎直接就可以去演高達的電影了，那種嘴臉與神情以及說話的語調措詞等等，同質性相當高，微妙而難以言喻，很像是同一個模子打造出來的。例如底下視頻這位女記者：<text:span text:style-name="T3"><text:line-break/><text:line-break/>http://www.guancha.cn/america/2017_06_06_411859.shtml <text:line-break/><text:line-break/></text:span>有一回在巴黎，準備搭公車，見到兩個美國背包客，年輕女子，上車時跟公車司機詢問路線，司機不懂英文，用法文回答，那兩個女的竟然轉頭用常可聽聞的那種尖銳高調並且帶點輕蔑輕佻的美式美語向車內乘客問說：<text:span text:style-name="T3">"</text:span>這傢伙是在講什麼碗糕？<text:span text:style-name="T3">" </text:span>一副好像是<text:span text:style-name="T3">"</text:span>這個人講的是人話嗎<text:span text:style-name="T3">" </text:span>的姿態？在一些美國人的潛意識裏，美國就是天朝之國，美語或英語彷彿就是人類唯一的語言，不會講美語等於是不會講人話，不會講人話或人話講得不好，自然就只能跟猴子歸到同一類別，基本權利還是有的，不過是動物權，跟人權有段距離。<text:span text:style-name="T3"> <text:line-break/><text:line-break/></text:span>美國或英國，很多人的心態基本上就是這樣。在這些人的眼裏，自己便是人類文明的標竿，足以衡量其它<text:span text:style-name="T3"><text:s/>"</text:span>次人類<text:span text:style-name="T3">" </text:span>或<text:span text:style-name="T3"><text:s/>"</text:span>擬人類<text:span text:style-name="T3">" </text:span>物種，逕行喝斥、糾正與指導。<text:span text:style-name="T3"> <text:line-break/><text:line-break/></text:span>這是指的姿態問題，至於內容方面，比方說訪問中所指出的殺害異己一事，俄國所犯下之罪行若是一，美國就是一萬或一百萬，即便是在美國境內亦然，上至總統或宗教與社運領袖，下自一般平民百姓，照殺不誤。遠的不說，光是柯林頓與希拉蕊周圍就死一堆人，全死於非命，高達數十條人命，凡是稍微不利於希拉蕊與柯林頓，往往就會橫死，全死於所謂意外，會有這麼多、這麼巧合的意外嗎？難道是老天爺幫忙？看誰膽敢企圖對希拉蕊與柯林頓不忠或不利，老天爺就會讓他們出意外橫死？<text:span text:style-name="T3"> <text:line-break/><text:line-break/></text:span>當然，我不相信諸如這位記者這樣一種無知真的是出於無知，我倒覺得這是出於一種極具意識的政治操弄與炒作。一般人的無知或許是真無知，但媒體人或政治人或幫凶文人們，個個智商破表，精明得跟什麼一樣，他們不可能如此<text:span text:style-name="T3">"</text:span>單純<text:span text:style-name="T3">"</text:span>，畢竟要認清基本事實一點困難度都沒有。<text:span text:style-name="T3"> <text:line-break/><text:line-break/></text:span>最近<text:span text:style-name="T3"><text:s/>"</text:span>六四<text:span text:style-name="T3">" </text:span>剛過，每年得忍受一次噁心齷齪的政治宣傳，掛的是人權羊頭，賣的全是政治狗肉。<text:span text:style-name="T3"> <text:line-break/><text:line-break/></text:span>道德之為物，不論其內容為何，形式上畢竟得有著一種基本的內在一致性，否則很難取信於人。我不相信一個人對於長達七十多年無日無之的屠殺千萬條人命不但毫無一絲譴責，甚且還大力歌頌，卻會真的在乎幾十年前的某一場鎮壓，而且念念不忘，每年都得裝模作樣紀念一番，而這場暴亂，恰恰就是由他們的主子<text:span text:style-name="T3">--</text:span>美國所策動。<text:span text:style-name="T3"> <text:line-break/><text:line-break/></text:span>俄國之殺害異己及鎮壓之殘酷，長年以來我寫過一大堆，幾乎都可以集結成書了，但是，以美國為首的西方社會之暴行，我就算是千手觀音，日夜不停地寫，也寫不了其血腥齷齪之萬分之一。</text:p>
      <text:p text:style-name="P1"><text:span text:style-name="T1">陳真</text:span><text:s/>  |  2017.06.04 14:36   |   <text:a xlink:type="simple" xlink:href="http://palinfo.habago.org/Entry?Command=Information_PrintForum&amp;iPage=156#FORUM35776"><text:span text:style-name="T2">#</text:span></text:a></text:p>
      <text:p text:style-name="P3">王建煊就是國民黨的<text:span text:style-name="T3"><text:s/>"</text:span>林義雄<text:span text:style-name="T3">"</text:span>，是我非常景仰的一個人。他做了很多很有意義的事，我說不完。比方說<text:span text:style-name="T3"><text:s/>"</text:span>珍珠計畫<text:span text:style-name="T3">"</text:span>，隸屬<text:span text:style-name="T3"><text:s/>"</text:span>新華愛基金會<text:span text:style-name="T3">"</text:span>。<text:span text:style-name="T3"> <text:line-break/><text:line-break/></text:span>底下貼了篇文章，值得一讀。<text:span text:style-name="T3"> <text:line-break/><text:line-break/></text:span>王建煊講得沒錯，深有同感；許多時候，我老想著一個<text:span text:style-name="T3"><text:s/>"</text:span>死<text:span text:style-name="T3">" </text:span>字，彷彿一切努力、哀樂與滄桑，就只是為了死而盤算。用聖經上的話來說就是<text:span text:style-name="T3"><text:s/>"</text:span>數算自己的日子<text:span text:style-name="T3">"</text:span>，<text:span text:style-name="T3">"</text:span>你的日子如何，你的力量也必如何<text:span text:style-name="T3">"</text:span>。我還能有多少晨昏在這世上？我還能見上幾回日落星辰？有時望著夕陽，感觸特別深，美麗的夕陽啊，我還能看妳多少回呢？我得搶時間、趕在死神來臨之前，安頓好我的家人，用盡最後一點力氣，但盼有益於人。幸好有<text:span text:style-name="T3"><text:s/>"</text:span>死<text:span text:style-name="T3">" </text:span>這回事，使得微塵飄浮般的生命彷彿有了一點重量。<text:span text:style-name="T3"> <text:line-break/><text:line-break/></text:span>陳真<text:span text:style-name="T3"><text:s/>2017. 06. 04. <text:line-break/><text:line-break/>=========================== <text:line-break/><text:line-break/></text:span>維基：<text:span text:style-name="T3">https://goo.gl/vVyrBa <text:line-break/><text:line-break/></text:span>官網：<text:span text:style-name="T3">http://www.xhef.org/ <text:line-break/><text:line-break/></text:span>王建煊：願中國以愛心大國身份崛起<text:span text:style-name="T3"> <text:line-break/></text:span>作者：原寧辰<text:span text:style-name="T3"> <text:line-break/></text:span>來源：<text:span text:style-name="T3">&lt;</text:span>中國慈善家<text:span text:style-name="T3">&gt;11</text:span>月刊<text:span text:style-name="T3"> <text:line-break/></text:span>時間：<text:span text:style-name="T3">2016/11/16 <text:line-break/><text:line-break/></text:span>王建煊叱吒臺灣政壇，退休後在海內外創辦了五個慈善基金會。他通過演講感染聽衆，心裏裝著大願景，希望個人努力能影響政策推動，也期待中國能以<text:span text:style-name="T3">“</text:span>愛心大國<text:span text:style-name="T3">”</text:span>的身份在世界上崛起。<text:span text:style-name="T3"> <text:line-break/><text:line-break/></text:span>來北京的幾天裏，王建煊睡得並不踏實。<text:span text:style-name="T3"> <text:line-break/><text:line-break/>77</text:span>歲的他不肯花更多的錢住高級酒店，然而王府井這家快捷酒店裏軟趴趴的床墊，著實讓他開過刀的脊椎骨受了不少罪。他不得不拿一條厚厚的浴巾，墊在腰下。房間狹小，床緊挨著窗戶，老伴要想起身下床，需要從他旁邊翻爬過去。<text:span text:style-name="T3"> <text:line-break/><text:line-break/></text:span>對王建煊而言，這裏只是個睡覺的地方。以前去鄉下走訪時，他甚至睡過<text:span text:style-name="T3">45</text:span>元錢<text:span text:style-name="T3"><text:s/>(</text:span>約合台幣兩百元<text:span text:style-name="T3">) </text:span>一晚的小旅館。<text:span text:style-name="T3"> <text:line-break/><text:line-break/></text:span>在臺灣，他做過六年<text:span text:style-name="T3">“</text:span>監察院院長<text:span text:style-name="T3">”</text:span>，退休後他把這期間的全部薪水捐出來，折合人民幣<text:span text:style-name="T3">500</text:span>萬。加上早年間捐出的競選經費、稿酬、工資收入等，他已經爲慈善事業捐出<text:span text:style-name="T3">2500</text:span>萬人民幣<text:span text:style-name="T3"><text:s/>(</text:span>約合台幣一億兩千萬<text:span text:style-name="T3">)</text:span>。<text:span text:style-name="T3"> <text:line-break/><text:line-break/></text:span>自<text:span text:style-name="T3">2014</text:span>年<text:span text:style-name="T3">7</text:span>月底卸官以來，他和老伴把大部分時間都用來做慈善，目前他已經創辦了五個愛心基金會，分佈於中國大陸、臺灣及美國，最新成立的一個在緬甸。<text:span text:style-name="T3"> <text:line-break/><text:line-break/>“</text:span>我去菲律賓，人家幫我訂<text:span text:style-name="T3">250</text:span>美金<text:span text:style-name="T3"><text:s/>(</text:span>約台幣七千五百元<text:span text:style-name="T3">) </text:span>的旅館，我住一晚，窮人可以活<text:span text:style-name="T3">250</text:span>天。你想我睡得著嗎？<text:span text:style-name="T3">” <text:line-break/><text:line-break/></text:span>睡覺的床舒不舒服不重要，王建煊心裏裝著大願景。<text:span text:style-name="T3"> <text:line-break/><text:line-break/><text:line-break/>“</text:span>講故事高手<text:span text:style-name="T3">” <text:line-break/><text:line-break/></text:span>白天出門，王建煊隨身帶著兩樣東西：裝有熱水的保溫杯和甘草含片。兩樣都是用來保護嗓子的。<text:span text:style-name="T3"> <text:line-break/><text:line-break/></text:span>因爲每天說話太多，他的嗓音低沈沙啞，但是他暫時沒辦法讓嗓子好好休息。只要有演講機會，他都會全身心投入，<text:span text:style-name="T3">“</text:span>用愛心說誠實話<text:span text:style-name="T3">”</text:span>。<text:span text:style-name="T3"> <text:line-break/><text:line-break/></text:span>一次<text:span text:style-name="T3">300</text:span>人的演講，平均下來，聽衆可以認捐<text:span text:style-name="T3">50</text:span>名<text:span text:style-name="T3">“</text:span>珍珠生<text:span text:style-name="T3">”</text:span>。王建煊重視這樣的影響力。<text:span text:style-name="T3"> <text:line-break/><text:line-break/>2003</text:span>年，王建煊在浙江省平湖市創辦了新華愛心高級中學。開學那天，錄取榜上許多排名靠前的學生，並未前來報到。細打聽才知，這些學生因爲家境貧寒念不起書。王建煊感到震驚而心痛，他形容這些學生<text:span text:style-name="T3">“</text:span>就像一顆顆珍珠被丟進了垃圾桶<text:span text:style-name="T3">”</text:span>。第二年，他在大陸發起了<text:span text:style-name="T3">“</text:span>撿回珍珠計劃<text:span text:style-name="T3">”</text:span>。<text:span text:style-name="T3"> <text:line-break/><text:line-break/></text:span>王建煊抓住一切可以演講的機會講述他的計劃。在菲律賓，他曾經在<text:span text:style-name="T3">30</text:span>天裏演講<text:span text:style-name="T3">58</text:span>場，最多的一天講了五場，每一場都娓娓道來，<text:span text:style-name="T3">“</text:span>如果有感動，捐款自然會來。<text:span text:style-name="T3">” <text:line-break/><text:line-break/></text:span>在臺灣政壇，王建煊被公認為<text:span text:style-name="T3">“</text:span>講故事高手<text:span text:style-name="T3">”</text:span>。演講的時候，他會先花上三分之一的時間講價值觀，<text:span text:style-name="T3">“</text:span>講通了，人們就會覺得應該這樣。<text:span text:style-name="T3">” <text:line-break/><text:line-break/></text:span>他會啓發聽衆思考生死的問題，並常常引用喬布斯的話說，<text:span text:style-name="T3">“</text:span>我在做很多重要決策時，有一個因素會考慮，就是關於死亡。<text:span text:style-name="T3">” <text:line-break/><text:line-break/></text:span>他闡釋，<text:span text:style-name="T3">“</text:span>當躺在病床上，我回憶自己的一生，財富、名聲我都有，看著死神一步步向我逼近，那一刻所有東西對我毫無意義。唯一讓我記得的，就是我做過一些有感情的事、有愛心的事。<text:span text:style-name="T3">” <text:line-break/><text:line-break/></text:span>王建煊是基督徒。《聖經》上說，<text:span text:style-name="T3">“</text:span>我們相愛，不要只在言語和舌頭上，總要在行為和誠實上。<text:span text:style-name="T3">”</text:span>在通過對價值觀的思考打動聽眾之後，他會進一步啓發大家的行動。<text:span text:style-name="T3"> <text:line-break/><text:line-break/></text:span>曾被評為<text:span text:style-name="T3">“</text:span>亞洲最佳財政部長<text:span text:style-name="T3">”</text:span>的王建煊算過一筆賬，如果學校減免學費並提供住宿，每個學生一年生活費用是<text:span text:style-name="T3">2500</text:span>元，三年下來，<text:span text:style-name="T3">7500</text:span>元<text:span text:style-name="T3"><text:s/></text:span>人民幣<text:span text:style-name="T3">)(</text:span>約台幣三萬五千元<text:span text:style-name="T3">) </text:span>就可以認捐一顆<text:span text:style-name="T3">“</text:span>珍珠<text:span text:style-name="T3">”</text:span>。<text:span text:style-name="T3"> <text:line-break/><text:line-break/>“</text:span>先講觀念，觀念通了，再告訴他具體怎麽做。<text:span text:style-name="T3">”</text:span>王建煊告訴《中國慈善家》。<text:span text:style-name="T3"> <text:line-break/><text:line-break/></text:span>在緬甸，王建煊發起<text:span text:style-name="T3">“</text:span>一個孩子一碗粥<text:span text:style-name="T3">”</text:span>專案。通過照片呈現和親身所見的講述，王建煊的演講深深打動了現場聽眾，接著他告訴大家，只要<text:span text:style-name="T3">30</text:span>元美金，就可以幫助一個孩子一整年早晨都吃上熱粥。<text:span text:style-name="T3"> <text:line-break/><text:line-break/>“</text:span>光說計劃，他（聽眾）不曉得要多少錢啊，他有愛心不敢講。如果認養一個孩子，結果需要一大筆錢，很多人就不敢行動。<text:span text:style-name="T3">”</text:span>而清晰介紹捐贈額度的效果是，會有愛心人士直接表示，<text:span text:style-name="T3">“</text:span>這個學校<text:span text:style-name="T3">300</text:span>人，我統統認養。<text:span text:style-name="T3">” <text:line-break/><text:line-break/></text:span>今年<text:span text:style-name="T3">8</text:span>月，世界華人金融保險業最高榮譽國際龍獎<text:span text:style-name="T3">IDA</text:span>年會在迪拜舉行，王建煊受邀前往演講了兩場。此前會議組織者對<text:span text:style-name="T3">“</text:span>撿回珍珠計劃<text:span text:style-name="T3">”</text:span>已非常認可，並有部分人士表達了認捐意向。在聽完王建煊半小時的演講之後，幾千人的活動現場，共認養<text:span text:style-name="T3">“</text:span>珍珠<text:span text:style-name="T3">”1010</text:span>顆。<text:span text:style-name="T3"> <text:line-break/><text:line-break/><text:line-break/>“</text:span>你不知道鼓聲會傳多遠<text:span text:style-name="T3">” <text:line-break/><text:line-break/></text:span>非洲剛果有個諺語，<text:span text:style-name="T3">“</text:span>擊鼓的人，不知道鼓聲可以傳多遠。<text:span text:style-name="T3">” <text:line-break/><text:line-break/></text:span>王建煊並不看重演講的規模，<text:span text:style-name="T3">“</text:span>三百人我也講，三十人，三個人，一個人我也講。<text:span text:style-name="T3">”</text:span>每一次演講，他都視為一次鼓聲敲擊，即使聽者沒有很大的捐款能力，但如果深受啓發，也許會分享給自己的親戚、朋友，最後<text:span text:style-name="T3">“</text:span>感染了一個有力量的人<text:span text:style-name="T3">”</text:span>。<text:span text:style-name="T3"> <text:line-break/><text:line-break/></text:span>有一次，王建煊受邀出席臺灣一位企業家朋友兒子的婚禮，並擔任證婚人。席間，同桌嘉賓<text:span text:style-name="T3">——</text:span>一位叫趙天星的企業家與他攀談起來，並瞭解到他的<text:span text:style-name="T3">“</text:span>撿回珍珠計劃<text:span text:style-name="T3">”</text:span>。趙天星的太太即將過<text:span text:style-name="T3">60</text:span>大壽，他本打算找朋友去日本買<text:span text:style-name="T3">60</text:span>顆珍珠送給太太做禮物，聽完王建煊的介紹，他跟太太商量了一下，當場決定不買珍珠，而是將錢捐給王建煊創辦的<text:span text:style-name="T3">“</text:span>愛心第二春文教基金會<text:span text:style-name="T3">”</text:span>，在新疆烏魯木齊找到<text:span text:style-name="T3">60</text:span>名<text:span text:style-name="T3">“</text:span>珍珠生<text:span text:style-name="T3">”</text:span>，以夫人的名字開設了兩個<text:span text:style-name="T3">“</text:span>珍珠班<text:span text:style-name="T3">”</text:span>。<text:span text:style-name="T3"> <text:line-break/><text:line-break/></text:span>此後趙天星一直關注<text:span text:style-name="T3">“</text:span>撿回珍珠計劃<text:span text:style-name="T3">”</text:span>，並認捐了更多的<text:span text:style-name="T3">“</text:span>珍珠生<text:span text:style-name="T3">”</text:span>。他的孫子、孫女四五歲時，從美國回臺灣過年，會親手做餅乾，在跨年夜到街上賣給看<text:span text:style-name="T3">101</text:span>大樓放焰火的民衆，所得的收入也捐給了基金會。<text:span text:style-name="T3"> <text:line-break/><text:line-break/>“</text:span>錢不會太多，但目的是讓小孩子從小就去做，將來他們也會接著去做這種有愛心的事。<text:span text:style-name="T3">”</text:span>王建煊說。<text:span text:style-name="T3"> <text:line-break/><text:line-break/></text:span>王建煊的演講並不是每一次都跟籌款有關，聽眾不同，他的演講內容也不同。如果受邀去學校演講，對於學生，他會啓發他們如何做一個好學生，對於老師，他會分享如何做一名好老師。對於家長，他會告訴家長如何幫助孩子邁向成功。<text:span text:style-name="T3"> <text:line-break/><text:line-break/>“</text:span>如果老師能夠做一個好老師，把孩子教育成材，這也是愛心哦。如果老師說我要好好備課，這也是愛心哦，不一定全是捐錢，幫助窮人。<text:span text:style-name="T3">” <text:line-break/><text:line-break/></text:span>他也會跟珍珠班的學生聊天，講他小時候家境的不易。剛懂事的年紀，王建煊全家隨父親從安徽合肥到了臺灣，爲了生活，他半夜要起床搓蠶豆剝皮，天亮去市場叫賣青菜，貼補家用。在艱苦的環境中，父母把三個孩子全部供養讀了大學。<text:span text:style-name="T3">1965</text:span>年，王建煊以高分考取臺灣政治大學第一屆財經研究所，<text:span text:style-name="T3">1970</text:span>年夏被派往美國哈佛大學國際租稅班深造，後來當上公務員，改變了一家人的命運。<text:span text:style-name="T3"> <text:line-break/><text:line-break/>“</text:span>我家裏也很窮，窮反而是我們的力量。<text:span text:style-name="T3">”</text:span>王建煊告訴學生們，<text:span text:style-name="T3">“</text:span>教育是讓窮人翻身的工具。<text:span text:style-name="T3">”</text:span>很多<text:span text:style-name="T3">“</text:span>珍珠生<text:span text:style-name="T3">”</text:span>聽完演講，一下子就哭了。<text:span text:style-name="T3"> <text:line-break/><text:line-break/></text:span>目前，在大陸<text:span text:style-name="T3">152</text:span>所學校，接受過資助的<text:span text:style-name="T3">41830</text:span>名<text:span text:style-name="T3">“</text:span>珍珠生<text:span text:style-name="T3">”</text:span>，讀書動力十足，老師們不得不建議他們少用功，多休息。王建煊曾在一所學校裏看到滿滿一笸籮廢棄電池，都是<text:span text:style-name="T3">“</text:span>珍珠生<text:span text:style-name="T3">”</text:span>在宿舍熄燈之後，打手電筒夜讀用掉的。<text:span text:style-name="T3"> <text:line-break/><text:line-break/></text:span>今年<text:span text:style-name="T3">7</text:span>月，共有<text:span text:style-name="T3">6000</text:span>多名<text:span text:style-name="T3">“</text:span>珍珠生<text:span text:style-name="T3">”</text:span>參加高考，<text:span text:style-name="T3">68%</text:span>過一本線，<text:span text:style-name="T3">90%</text:span>的學生分數超過二本線。有些學校的珍珠班，<text:span text:style-name="T3">100%</text:span>考上了重點大學。幾年下來，考上清華、北大的<text:span text:style-name="T3">“</text:span>珍珠生<text:span text:style-name="T3">”</text:span>有數十名，還有幾位以全額獎學金被新加坡、香港等地大學錄取。<text:span text:style-name="T3"> <text:line-break/><text:line-break/>2013</text:span>年，由已經大學畢業的珍珠班學生捐助的<text:span text:style-name="T3">“</text:span>珍珠？珍珠班<text:span text:style-name="T3">”</text:span>啓動，目前已經捐助兩個班。<text:span text:style-name="T3"> <text:line-break/><text:line-break/></text:span>王建煊傾力演講，不收錢，不收紀念品，自掏差旅住宿費。他希望有一天可以影響到<text:span text:style-name="T3">“</text:span>有影響力的人<text:span text:style-name="T3">”</text:span>，中國大陸的教育部長、國務院總理甚至習近平主席，都在他的期待之內。<text:span text:style-name="T3"> <text:line-break/><text:line-break/></text:span>早年王建煊在大陸捐贈修建了近<text:span text:style-name="T3">300</text:span>所希望小學，其中，位於四川地區的十幾所學校，地震中無一倒塌。汶川地震之後，各地政府加強了對校舍質量的重視，出資新建了大批教學樓，民間力量逐步退出，這讓王建煊看到了由政府政策主導產生的巨大推動力。<text:span text:style-name="T3"> <text:line-break/><text:line-break/>“</text:span>將來我希望能夠影響到中央。假如我跟民政部部長、教育部部長講這個事情，我會建議如果有人捐一顆珍珠，政府相應也捐一顆。<text:span text:style-name="T3">”</text:span>他說，<text:span text:style-name="T3">“</text:span>如果能說動習近平主席也這麽推動的話，影響有影響力的人，比自己捐款，影響力不知道要大多少。<text:span text:style-name="T3">” <text:line-break/><text:line-break/></text:span>這是王建煊心中重要的<text:span text:style-name="T3">vision</text:span>（願景），<text:span text:style-name="T3">“</text:span>很多重要人物我都見過。有那樣的機會就講，說不定會影響到一兩個人物哦。<text:span text:style-name="T3">” <text:line-break/><text:line-break/>“</text:span>中國如以愛心大國崛起，將是全人類的福祉<text:span text:style-name="T3">” <text:line-break/><text:line-break/></text:span>在大陸成立<text:span text:style-name="T3">“</text:span>撿回珍珠計劃<text:span text:style-name="T3">”</text:span>的第一年，他原本計劃捐<text:span text:style-name="T3">100</text:span>顆<text:span text:style-name="T3">“</text:span>珍珠<text:span text:style-name="T3">”</text:span>，並募到了足夠的錢，但是因爲瞭解的人少，真正報名加入珍珠班的只有<text:span text:style-name="T3">21</text:span>名學生。其中，大部分捐款來自臺胞和海外人士，大陸只有一人捐款。<text:span text:style-name="T3"> <text:line-break/><text:line-break/></text:span>經過十餘年的推動，目前來自大陸的捐贈比例通過浙江省愛心新華教育基金會，已經達到了<text:span text:style-name="T3">65%</text:span>，王建煊對未來的前景很是看好。<text:span text:style-name="T3">“</text:span>大家都是炎黃子孫，有愛心。人多的話，一人一天一塊錢，就是<text:span text:style-name="T3">14</text:span>億。一年再乘以<text:span text:style-name="T3">365</text:span>，不得了的。<text:span text:style-name="T3">” <text:line-break/><text:line-break/></text:span>王建煊看過一個報導，十年前有人做過研究，到<text:span text:style-name="T3">2030</text:span>年，中國大陸會出現一個<text:span text:style-name="T3">“</text:span>美國<text:span text:style-name="T3">”</text:span>，意思是<text:span text:style-name="T3">“</text:span>美國現在三億人口，平均五萬美金收入，屆時中國也會有三億人，跟美國的人均所得一樣。<text:span text:style-name="T3">” <text:line-break/><text:line-break/>“</text:span>中國人口有五個美國那麽大沒用。現在一個美國，依靠國防、科技、文化，在全世界呼風喚雨。如果成長為一個愛心大國，中國的崛起，將是全人類的福祉。<text:span text:style-name="T3">” <text:line-break/><text:line-break/></text:span>王建煊的慈善視野並不僅僅局限于大中華地區。他走訪過菲律賓、緬甸，尤其在緬甸，他看到很多人喝的是未經任何處理的髒水，因此生病甚至喪命。今年年初，他在緬甸創辦了<text:span text:style-name="T3">Chit Mit Tar</text:span>（注：緬甸語<text:span text:style-name="T3">“</text:span>我愛你，我疼愛你<text:span text:style-name="T3">”</text:span>）基金會，爲緬甸人民打井、修橋、施粥，認養孤兒院，並啓動職業培訓中心。<text:span text:style-name="T3"> <text:line-break/><text:line-break/></text:span>待條件成熟，王建煊計劃帶一個投資訪問團前往緬甸，瞭解當地投資情況。<text:span text:style-name="T3">“</text:span>如果有一家投資，就有<text:span text:style-name="T3">1000</text:span>個家庭得救，比我們做的這一點事情好。企業家可以做大愛心。<text:span text:style-name="T3">” <text:line-break/><text:line-break/></text:span>一步步達成願景<text:span text:style-name="T3"> <text:line-break/><text:line-break/></text:span>王建煊和老伴膝下無子，父輩也早已去世。夫妻倆無牽無掛，專心向善。<text:span text:style-name="T3"> <text:line-break/><text:line-break/></text:span>他感謝妻子對他的支援。<text:span text:style-name="T3">“</text:span>我不是成功的人，只是努力做愛心事，這樣的人背後一定還有一個更大的愛心支援。我捐出去兩千五百萬人民幣，她如果不贊成，我捐得出去啊？<text:span text:style-name="T3">” <text:line-break/><text:line-break/></text:span>王建煊在美國有一個朋友，曾答應他捐贈一所小學，並特意打電話囑咐他，不要告訴自己的妻子。最後捐贈未成，王建煊猜想<text:span text:style-name="T3">“</text:span>內部還是有點問題<text:span text:style-name="T3">”</text:span>，<text:span text:style-name="T3">“</text:span>志同道合，夫妻一起做，才能做成功。<text:span text:style-name="T3">” <text:line-break/><text:line-break/></text:span>在臺灣，王建煊專門成立了一個無子西瓜社會福利基金會（以下簡稱<text:span text:style-name="T3">“</text:span>無子西瓜<text:span text:style-name="T3">”</text:span>基金會）。無子西瓜，是對沒有孩子的夫妻的戲稱，通過這個基金會，王建煊夫妻二人幫助沒有子女、擔憂自己老年生活的老人們。<text:span text:style-name="T3"><text:line-break/><text:line-break/></text:span>通過和銀行簽訂信託契約，<text:span text:style-name="T3">“</text:span>無子西瓜<text:span text:style-name="T3">”</text:span>基金會以法人身份，幫助老人監督醫院、養老院對他們的醫療和照料，並在他們重大手術時負責是否接受手術簽字。如果沒有<text:span text:style-name="T3">“</text:span>無子西瓜<text:span text:style-name="T3">”</text:span>基金會簽字，相應機構就拿不到銀行所付的錢。<text:span text:style-name="T3"> <text:line-break/><text:line-break/></text:span>問及王建煊生命中重要的時刻，他的感受並不強烈。<text:span text:style-name="T3">“</text:span>沒有，都是一步步這樣子做過來的。<text:span text:style-name="T3">” <text:line-break/><text:line-break/></text:span>爲官時，他說<text:span text:style-name="T3">“</text:span>會講問題，會解決，是將才。會講問題，不會解決，是笨蛋。<text:span text:style-name="T3">”</text:span>做公益遇到困難時，他認為<text:span text:style-name="T3">“</text:span>愛心夠強，就會想出解決的辦法。<text:span text:style-name="T3">” <text:line-break/><text:line-break/>“</text:span>我有願景，但不是一下子就達到。我有一步步在走。一開始資助<text:span text:style-name="T3">100</text:span>顆<text:span text:style-name="T3">‘</text:span>珍珠（生）<text:span text:style-name="T3">’</text:span>，太多，做不到，不要緊。我資助一顆嘛，一顆兩顆，總會做到。我不停，一定會做到。<text:span text:style-name="T3">”</text:span></text:p>
      <text:p text:style-name="P1"><text:span text:style-name="T1">陳真</text:span><text:s/>  |  2017.06.04 13:46   |   <text:a xlink:type="simple" xlink:href="http://palinfo.habago.org/Entry?Command=Information_PrintForum&amp;iPage=156#FORUM35775"><text:span text:style-name="T2">#</text:span></text:a></text:p>
      <text:p text:style-name="P5"><text:span text:style-name="T1">小孩真可愛，百看不厭，要是永遠別長大就好了。</text:span> <text:line-break/><text:line-break/>https://goo.gl/Oy0TS6</text:p>
      <text:p text:style-name="P4"/>
      <text:p text:style-name="P1"><text:span text:style-name="T1">陳真</text:span><text:s/>  |  2017.06.03 11:28   |   <text:a xlink:type="simple" xlink:href="http://palinfo.habago.org/Entry?Command=Information_PrintForum&amp;iPage=157#FORUM35774"><text:span text:style-name="T2">#</text:span></text:a></text:p>
      <text:p text:style-name="P5"><text:span text:style-name="T1">捐款資訊請見首頁之</text:span><text:s/>"<text:span text:style-name="T1">你能做什麼</text:span>"<text:span text:style-name="T1">，網址：</text:span> <text:line-break/><text:line-break/>https://goo.gl/84kwnW</text:p>
      <text:p text:style-name="P1"><text:span text:style-name="T1">陳建廷</text:span><text:s/>  |  2017.06.03 10:38   |   <text:a xlink:type="simple" xlink:href="http://palinfo.habago.org/Entry?Command=Information_PrintForum&amp;iPage=157#FORUM35773"><text:span text:style-name="T2">#</text:span></text:a></text:p>
      <text:p text:style-name="P3">各位前輩好：有關巴勒網捐款事宜，想詢問銀行帳號以轉帳。</text:p>
      <text:p text:style-name="P1"><text:span text:style-name="T1">陳真</text:span><text:s/>  |  2017.06.03 02:47   |   <text:a xlink:type="simple" xlink:href="http://palinfo.habago.org/Entry?Command=Information_PrintForum&amp;iPage=157#FORUM35772"><text:span text:style-name="T2">#</text:span></text:a></text:p>
      <text:p text:style-name="P2">在島內幾乎一面倒的主流親綠舔綠媒體<text:span text:style-name="T3">24</text:span>小時放送全年無休的長年醜化下，馬英九被塑造成一個無能之徒。但事實並非如此，至少你從來不曾見過其施政有任何低能荒唐離譜之事。至於這個人渣黨卻剛好相反，在島內幾乎一面倒的主流親綠舔綠媒體<text:span text:style-name="T3">24</text:span>小時放送全年無休的長年吹捧神化下，彷彿又勤政又睿智，專業能力一級棒！但事實卻是剛好極端相反，荒腔走板到你根本難以想像的地步，所謂施政，完全與兒戲無異。<text:span text:style-name="T3"> <text:line-break/><text:line-break/></text:span>過去不是整天抹黑國民黨嗎？整天造謠說台灣根本不缺電，而且電力多到根本用不完，所以只要是人就必須反核電，不反核電就不是人。結果上台才兩個月，馬上竟然打起算盤想讓停用的核機組重新運轉。林義雄的信用與道德操守，之所以會遭受一些人的質疑，其來有自，因為面對馬英九，非得用一條命逼他馬上、當下、立即封閉核四不可，搞得轟轟烈烈，搞得整個台灣島沸騰了似的，各路人渣出動，誰敢不反核電誰就是全民公敵，誰就是殺害林義雄的凶手，誰就得償命。<text:span text:style-name="T3"> <text:line-break/><text:line-break/></text:span>但是，如今面對人渣黨荒腔走板的行徑，竟然動起舊核電廠的歪腦筋，林義雄卻好像當做根本沒這回事，各路綠油油的反核鬥士們，居然也完全消音。<text:span text:style-name="T3"> <text:line-break/><text:line-break/></text:span>更離譜的是，一個中央政府面對缺電問題，竟然是叫大賣場某些時段關門，說它們太耗電了。現在居然又改了政策，說是叫大家盡量在特別熱的時段去大賣場吹冷氣。如果這只是一種個人行為或一種地方政府的節電宣導，低能雖低能，倒也罷了，可是，一個中央政府居然這樣信口開河，一下叫大賣場關門省電，一下叫大家盡量去大賣場吹冷氣。他媽的這樣的<text:span text:style-name="T3"><text:s/>"</text:span>施政<text:span text:style-name="T3">" </text:span>誰不會，隨便找個工讀生來當總統也絕對比人渣黨還專業。<text:span text:style-name="T3"> <text:line-break/><text:line-break/></text:span>而且，他媽的你都不用幹正事不用上班嗎？特別跑去大賣場站著吹冷氣？你光是從家裏跑到大賣場得消耗多少能源？跑到大賣場之後要幹啥？就站在冷氣出風口下面站一整天吹冷氣直到天氣轉涼才回家嗎？所謂<text:span text:style-name="T3"><text:s/>"</text:span>行政院長<text:span text:style-name="T3">" </text:span>林全說，你可以把你要做的工作拿去大賣場做，可是他媽的天底下有什麼工作可以拿去大賣場做？是不是還要順便搬張椅子桌子和電腦過去，把大賣場當辦公室？要不要把家裏的床也搬過去？不然怎麼睡午覺？<text:span text:style-name="T3"> <text:line-break/><text:line-break/></text:span>我敢說，隨便找個工讀生來當領導人都絕對強過人渣黨千百倍。不過，我絕不會說他低能。這些<text:span text:style-name="T3"><text:s/>"</text:span>智商<text:span text:style-name="T3">" </text:span>破表的撈錢奪權天才如果低能，全世界就沒有一個人不低能了。他們一點都不低能，他們拼命搞一些完全沒有任何評估計畫的荒唐計畫畫，所謂八千九百億元的前瞻計畫，確實是很前瞻，但卻是前瞻到人渣們及其一大票同夥與同路人往後好幾輩子吃喝不盡的私利。他們拼命要花同樣天文數字的錢去跟美國買武器，難道你真以為這些人渣會蠢到真相信買這些武器有任何意義？當然不是。光是幾千億的武器隨便拿個回扣都能有好幾百億的錢可撈。<text:span text:style-name="T3"> <text:line-break/><text:line-break/></text:span>這些人全是政治高手，絕非低能人士，他們心裏想到的以及每天拼命做的，始終就是兩樣東西的撈取、掠奪與鞏固，那就是私利和權力。<text:span text:style-name="T3"> <text:line-break/><text:line-break/></text:span>你看這個蔡啥小當所謂<text:span text:style-name="T3"><text:s/>"</text:span>總統<text:span text:style-name="T3">"</text:span>，到現在還在講什麼前瞻計畫就是要讓大家<text:span text:style-name="T3"><text:s/>"</text:span>喝好水、不缺水、不淹水、親近水<text:span text:style-name="T3">"</text:span>。台灣社會發展了七、八十年，如今一口氣達到舉債上限、遺債後代子孫的所謂前瞻計畫，竟然前瞻到一兩百年後的偉大光明未來，就只是這樣一個<text:span text:style-name="T3"><text:s/>"</text:span>喝好水、不缺水、不淹水、親近水<text:span text:style-name="T3">" </text:span>的<text:span text:style-name="T3"><text:s/>"</text:span>美麗遠景<text:span text:style-name="T3">"</text:span>？他媽的人渣黨真是把大家當成白痴那樣耍。不幸的是，現實確實也是如此，這島內確實有無數綠油油的北七，只要是綠色政治人物說的話一概都信，就算叫他去吃屎，他也會喊萬歲，說好好吃好幸福，說對岸的人好可憐都吃不到。<text:span text:style-name="T3"> <text:line-break/><text:line-break/></text:span>實在很不想講這些，因為太低能了，這麼低能的事也需要講解然後你才會覺悟知道自己遇到政治詐騙集團嗎？許多時候真是覺得很無奈，外頭的世界正經歷極其複雜而關鍵的重大變化，特別是這兩、三年來，變化速度之快，幾乎是以<text:span text:style-name="T3"><text:s/>"</text:span>一天<text:span text:style-name="T3">" </text:span>來做為一種評估單位，但在這鬼島上卻像一個全然與世隔絕的蠻荒之地，毫無遮掩的貪婪與詐欺，徹底荒腔走板的貪婪惡搞與分贓，無法無天，無惡不作，如入無人之境，但你卻只能被迫在這種自欺欺人的所謂民主詐術底下，任憑其胡作非為。<text:span text:style-name="T3"> <text:line-break/><text:line-break/></text:span>然後呢？然後再等四年？然後再看人渣們施行各種驚人的洗腦詐術，藉著鋪天蓋地的無恥謊言與謠言，再度贏得選舉？別說一個社會，光是你，請問你一生能有幾個四年？經得起多少的掏空、折磨與傷害？<text:span text:style-name="T3"> <text:line-break/><text:line-break/></text:span>不過，基本上我還是相當有信心，我實在不相信這樣一個爛到化膿流汁的人渣黨能夠撐多久。我相信人渣黨上上下下必然也有此一覺悟<text:span text:style-name="T3"><text:s/>(</text:span>畢竟這些人精明厲害一點都不笨<text:span text:style-name="T3">)</text:span>，知道<text:span text:style-name="T3"><text:s/>"</text:span>好日子<text:span text:style-name="T3">" </text:span>不可能長久，所以趁著能撈盡量撈，能搶盡量搶，能卡位盡量卡位，因此吃相特別難看，你爭我搶，毫不掩飾。<text:span text:style-name="T3"> <text:line-break/><text:line-break/></text:span>陳真<text:span text:style-name="T3">2017. 06. 03. <text:line-break/><text:line-break/>================== <text:line-break/></text:span>氣候變遷暴雨<text:span text:style-name="T3"><text:s/></text:span>蔡英文籲放下成見推前瞻<text:span text:style-name="T3"> <text:line-break/><text:line-break/></text:span>記者江昱逵／台北報導<text:span text:style-name="T3"> <text:line-break/><text:line-break/></text:span>今日新聞<text:span text:style-name="T3">NOWnews 2017</text:span>年<text:span text:style-name="T3">6</text:span>月<text:span text:style-name="T3">2</text:span>日<text:span text:style-name="T3"> <text:line-break/><text:line-break/></text:span>蔡英文總統今（<text:span text:style-name="T3">2</text:span>）日致詞時表達對水利人的感謝，同時也呼籲立法院各黨派應放下成見，通過前瞻基礎建設特別條例草案，為台灣打造一個「不缺水、不淹水、喝好水、親近水」的未來。<text:span text:style-name="T3"> <text:line-break/><text:line-break/></text:span>蔡英文強調，台灣尤其在經濟逐漸復甦之後，水資源需求也會逐步成長，如果現在不因應，未來就會產生水資源的缺口，因此在前瞻基礎建設計畫中，將在水環境的建設上，投入兩千五百億，為台灣打造一個「不缺水、不淹水、喝好水、親近水」的未來。<text:span text:style-name="T3"> <text:line-break/><text:line-break/></text:span>蔡英文最後呼籲立法院，人民生活的大事，就是政府最迫切的事，「是時候放下黨派成見，一起讓台灣前進了。」<text:span text:style-name="T3"> <text:line-break/><text:line-break/>================ <text:line-break/></text:span>到大賣場吹冷氣<text:span text:style-name="T3"><text:s/></text:span>林全：抽獎鼓勵不是壞事<text:span text:style-name="T3"> <text:line-break/><text:line-break/></text:span>今日新聞<text:span text:style-name="T3"><text:s/>NOWnews <text:line-break/></text:span>記者江昱逵／台北報導<text:span text:style-name="T3"> <text:line-break/><text:line-break/>2017</text:span>年<text:span text:style-name="T3">5</text:span>月<text:span text:style-name="T3">26</text:span>日<text:span text:style-name="T3"> <text:line-break/><text:line-break/></text:span>行政院昨日通過「夏月節電大作戰」計畫，設立「酷涼地圖」，鼓勵民眾到<text:span text:style-name="T3"><text:s/>2 </text:span>萬家合作的百貨公司、賣場或便利商店吹冷氣、打卡，參加抽獎，遭外界質疑與社會脫節，對此，行政院長林全今（<text:span text:style-name="T3">26</text:span>）日表示，這是一種選擇的機會，不是代表每一個人都應該這樣做。<text:span text:style-name="T3"> <text:line-break/><text:line-break/></text:span>針對外界批評，林全指出，並不是希望每個人都去賣場，但如果在家裡需要開冷氣的話，有些工作也許不見得要在家裡做的時候，就可以到賣場或其他地方，一樣可以做工作。<text:span text:style-name="T3"> <text:line-break/><text:line-break/></text:span>值得一提的是，行政院政務委員張景森去年受訪時曾建議百貨公司應考慮「午休」節省電力，但現在的節電計畫，似乎跟張景森先前的說法大相逕庭，節電政策方向又再轉一個彎。</text:p>
      <text:p text:style-name="P1"><text:span text:style-name="T1">陳真</text:span><text:s/>  |  2017.06.03 01:17   |   <text:a xlink:type="simple" xlink:href="http://palinfo.habago.org/Entry?Command=Information_PrintForum&amp;iPage=157#FORUM35771"><text:span text:style-name="T2">#</text:span></text:a></text:p>
      <text:p text:style-name="P3">會計室報告：<text:span text:style-name="T3"> <text:line-break/><text:line-break/></text:span>巴勒網又快要斷炊了。六月底前必須繳交網站維護費<text:span text:style-name="T3"><text:s/>(</text:span>每年一萬元<text:span text:style-name="T3">)</text:span>，目前全部財產只剩七千多。<text:span text:style-name="T3"> <text:line-break/><text:line-break/></text:span>另外，若雪家書會再加印，約須一萬六七千元印刷費。還有，每年十月會有一筆網站費用約四千。<text:span text:style-name="T3"> <text:line-break/><text:line-break/></text:span>所以，簡單說，六月底前還差兩千多。至於印書及今年十月的支出共約兩萬一千。全部加起來約需兩萬四千。這樣講沒錯吧？<text:span text:style-name="T3"> <text:line-break/><text:line-break/></text:span>所以，想請大家口袋裏拿出一點錢來，但是不要一下捐很多，只需捐個三、五百元就夠，不要成千上萬的，因為巴勒網其實花不了什麼錢。一旦總額湊足，就會公告請大家別再捐。<text:span text:style-name="T3"> <text:line-break/><text:line-break/></text:span>跟我們私下認識的人最好是禁止捐款，因為我實在非常不希望給別人任何道德壓力，然而認識的人很容易會有這樣一種壓力或好意產生，所以，相當不歡迎熟人捐款，請把這維護世界和平的寶貴機會就讓給一時還不認識的朋友。經常在這版面上留言的，最好也不要捐，因為這其實也就算是認識的朋友了。<text:span text:style-name="T3"> <text:line-break/><text:line-break/></text:span>還有，捐款最好要透過匯款方式，有個記錄才不會忘記。私下當面捐錢很容易就忘了，特別是透過我轉交是很不保險的。不管是我給人家錢或人家給我錢，我通常是過目即忘，根本不會放在心上。所以，曾經捐款者，務必查詢一下你捐的錢是否如實登記入帳，若有遺漏，麻煩告知。</text:p>
      <text:p text:style-name="P1"><text:span text:style-name="T1">陳真</text:span><text:s/>  |  2017.06.02 10:33   |   <text:a xlink:type="simple" xlink:href="http://palinfo.habago.org/Entry?Command=Information_PrintForum&amp;iPage=157#FORUM35770"><text:span text:style-name="T2">#</text:span></text:a></text:p>
      <text:p text:style-name="P2">很奇怪的措辭，<text:span text:style-name="T3">"</text:span>趁機<text:span text:style-name="T3">"</text:span>，<text:span text:style-name="T3">"</text:span>趁勢<text:span text:style-name="T3">"</text:span>，<text:span text:style-name="T3">"</text:span>有機可趁<text:span text:style-name="T3">"</text:span>，好像中國又偷偷摸摸做了什麼見不得人的事或又佔了什麼便宜的事似的。<text:span text:style-name="T3"> <text:line-break/><text:line-break/></text:span>整個世界對中國實在太不公平，隨時隨地就是要貶損、抹黑，即便是極為正面的貢獻，也硬是要說成好像中國又佔到了什麼便宜似的。<text:span text:style-name="T3"> <text:line-break/><text:line-break/></text:span>事實上，除了一些並無任何影響力的小國以一種獨善其身的方式存在之外，你在全世界絕對找不到一個能比中國更良善、對世界和平與人類生存發展具有更大貢獻的國家。<text:span text:style-name="T3"> <text:line-break/><text:line-break/></text:span>很多人說，全世界近兩百個國家全部的軍力加起來也打不過一個美國，美國一個國家可以同時打全世界。我不知道這樣一種陳述是否言過其實，聽起來也許是真的，因為光是它的核彈數量就足以同時對每個國家平均一國打上<text:span text:style-name="T3">50</text:span>顆。<text:span text:style-name="T3"> <text:line-break/><text:line-break/></text:span>套用同樣的陳述，我想，全世界近兩百個國家全部的各種貢獻加起來，也比不上一個中國。這樣一個理當獲得一千個諾貝爾和平獎的國家，竟飽受惡魔般的污名，特別是在島內，特別是綠燄極度囂張的這幾年，你最好不要跟周遭任何人提起大陸或中國二字，因為接下來的對話肯定又會是一番鄙夷、不屑、嘲笑與痛恨。倘若你去大陸玩，萬一被人問起，也千萬不要說出任何正面的評價，趕緊岔開話題，淡化處理，除非你想在無所不在的人際關係中製造一種緊張與對立。<text:span text:style-name="T3"> <text:line-break/><text:line-break/></text:span>許多時候，我對人類的普遍智能真是感到很絕望。倘若有一天，知己全走了，剩我一人，我若忍不住長年孤獨，想找個人講話，打算去買一台機器人<text:span text:style-name="T3">(</text:span>男女不拘，但<text:span text:style-name="T3">"</text:span>女性<text:span text:style-name="T3">"</text:span>更好，機器人有性別意識嗎？<text:span text:style-name="T3">)</text:span>，放在書房裏，把我束諸高閣永不見天日的各種哲學洞見一一告訴她，請她給個回饋，跟我討論討論；或是告訴她壓在我心頭上成千上萬、足以說上千年的人間事，美麗的，憂愁的，可悲的，可恨的，好笑的，讓她掉兩行清淚，讓她起一點惆悵，讓她笑上幾聲；有時候就帶她去海邊，去山上，看看海，嚮往一下過去與未來，告訴她我的埋骨處。<text:span text:style-name="T3"> <text:line-break/><text:line-break/></text:span>所謂士為知己者死，人海茫茫，知音難尋，還好人工智能科技進展一日千里，只是機器這東西能懂得各種事實，但懂不懂得微妙與抽象，那就很難說了，至於掉兩行清淚的高科技功能，恐怕更難期待。<text:span text:style-name="T3"> <text:line-break/><text:line-break/></text:span>最近在青島，趁機觀察了各路山東好漢是否真的好漢，大口喝酒<text:span text:style-name="T3">(</text:span>青島啤酒<text:span text:style-name="T3">)</text:span>確實有，大口吃水餃也是有，我特別愛吃沈從文任教的青島大學裏頭餐廳賣的鲅魚水餃，但是，晚上看山東衛視上有個歌唱比賽節目，一個男的，說到自己想參加唱歌比賽，練習得好辛苦哦，連馬麻看了都捨不得了，心疼了，說著說著竟然哭了起來，像是受了什麼千古委屈似的，實在挺好笑。<text:span text:style-name="T3"> <text:line-break/><text:line-break/></text:span>我跟學姊說，妳們老鄉怎麼這樣啊？不是說山東好漢嗎？這麼一點苦就哭成淚人兒，那我回顧我這半生，豈不是該哭出一條萬里長河來？<text:span text:style-name="T3"> <text:line-break/><text:line-break/></text:span>眼淚這東西，不哭比哭更可悲，套句吾友柏楊先生的詩句，<text:span text:style-name="T3">"</text:span>國仇家恨難揮淚，且把心情作笑聲<text:span text:style-name="T3">"</text:span>。要不是還有著這點<text:span text:style-name="T3"><text:s/>"</text:span>搞笑<text:span text:style-name="T3">" </text:span>本事，人生還能活嗎？這點微妙，機器人應該是很難懂的。<text:span text:style-name="T3"> <text:line-break/><text:line-break/></text:span>陳真<text:span text:style-name="T3"><text:s/>2017.06. 02. <text:line-break/><text:line-break/>========================= <text:line-break/></text:span>川普宣布退出巴黎氣候協定<text:span text:style-name="T3"> <text:line-break/><text:line-break/>NewTalk </text:span>新頭殼<text:span text:style-name="T3"> <text:line-break/><text:line-break/>2017</text:span>年<text:span text:style-name="T3">6</text:span>月<text:span text:style-name="T3">2</text:span>日<text:span text:style-name="T3"> <text:line-break/><text:line-break/></text:span>美國總統川普（<text:span text:style-name="T3">Donald Trump</text:span>）<text:span text:style-name="T3">1</text:span>日在白宮舉行記者會，正式宣布美國退出巴黎氣候協定（<text:span text:style-name="T3">Accord de Paris</text:span>），他提到該項協定對美國人而言是<text:span text:style-name="T3">1</text:span>項壞合約，為了實現「美國優先」的競選承諾，將與其他國家個別協議，談判公平對待美國的新氣候協定。<text:span text:style-name="T3"> <text:line-break/><text:line-break/></text:span>美聯社報導，川普指出，這項由前任歐巴馬政府簽署的協定，條件相當差，根本是「懲罰」美國的協定，他聲稱該協定繁重的能源限制，阻礙美國製造業的發展，「美國不需要會傷害美國工人的壞協定」。川普在記者會中說明，如果美國兌現巴黎氣候協定中的減碳承諾，國內生產毛額將流失近<text:span text:style-name="T3">3</text:span>兆美元，也會減少<text:span text:style-name="T3">650</text:span>萬個工作機會。<text:span text:style-name="T3"> <text:line-break/><text:line-break/></text:span>美國是全球主要溫室氣體排放國之一，占全球碳排放約<text:span text:style-name="T3">15%</text:span>，僅次於中國，原本承諾到<text:span text:style-name="T3">2025</text:span>年，要比<text:span text:style-name="T3">2005</text:span>年減少<text:span text:style-name="T3">28%</text:span>的碳排放量。但此次川普鐵了心要背棄減排承諾，科學家擔心加快地球升溫至危險的速度。<text:span text:style-name="T3"> <text:line-break/><text:line-break/></text:span>相較於川普決定毀約，<text:span text:style-name="T3">BBC</text:span>報導，中國與歐盟領導人將在<text:span text:style-name="T3">2</text:span>日於布魯塞爾舉行峰會後發表聯合聲明，支持《巴黎氣候協定》是個「比過去任何時候都重要的必要之舉」，中國與歐盟強調會用最高級別的「政治承諾」，將《巴黎協定》的每個層面付諸實行，也都同意在<text:span text:style-name="T3">2020</text:span>年前提出長期的減碳策略。<text:span text:style-name="T3"> <text:line-break/><text:line-break/></text:span>《巴黎氣候協定》是由<text:span text:style-name="T3">195</text:span>國於<text:span text:style-name="T3">2015</text:span>年<text:span text:style-name="T3">12</text:span>月<text:span text:style-name="T3">12</text:span>日在<text:span text:style-name="T3">2015</text:span>聯合國氣候高峰會中通過的協議，取代京都議定書，目前已有超過<text:span text:style-name="T3">140</text:span>國已經批准生效，占全球碳排放量高達<text:span text:style-name="T3">8</text:span>成；針對川普提出重新談判要求，截至目前，尚未有其他國家元首對重新談判表態。<text:span text:style-name="T3"> <text:line-break/><text:line-break/>============== <text:line-break/></text:span>川普不甩巴黎協定　中國將趁勢成環保龍頭<text:span text:style-name="T3"> <text:line-break/><text:line-break/></text:span>蘋果日報<text:span text:style-name="T3">2017</text:span>年<text:span text:style-name="T3">06</text:span>月<text:span text:style-name="T3">02</text:span>日<text:span text:style-name="T3"> <text:line-break/><text:line-break/></text:span>美國總統川普今日宣布退出《巴黎協定》，但被視為美國勁敵的中國，在這場環保大戰中可能因此趁勢成為環保龍頭，對抗全球暖化。<text:span text:style-name="T3"> <text:line-break/><text:line-break/></text:span>據《美聯社》與英國《衛報》報導，竟在川普宣布退出的前一日，中國已和歐盟說好，會堅守《巴黎協定》。中國雖然是全球最大的人為二氧化碳排放國，但近幾年在履行《巴黎協定》上有很大的進步，邁向在<text:span text:style-name="T3">2030</text:span>年前停止排放量增長的目標。此外，中國在過渡再生能源的發展已超越美國，中國有<text:span text:style-name="T3">20%</text:span>電力由可再生能源產生，美國則只有<text:span text:style-name="T3">13%</text:span>，不過中國過度仰賴煤炭、以及沙塵暴等環境問題，仍持續困擾著中國政府。<text:span text:style-name="T3"> <text:line-break/><text:line-break/></text:span>中美經濟及安全檢討委員會主席巴塞洛繆<text:span text:style-name="T3">(Carolyn Bartholomew)</text:span>就說，中國現在正朝環保發展而努力，但川普卻想放棄，只會讓中國有機可趁，成為世界環保龍頭。（施旖婕／綜合外電報導）<text:span text:style-name="T3"> <text:line-break/><text:line-break/>==================== <text:line-break/><text:line-break/></text:span>川普退出氣候協定代誌大條？<text:span text:style-name="T3"><text:s/></text:span>專家：對全世界都好<text:span text:style-name="T3"> <text:line-break/><text:line-break/></text:span>鏡週刊<text:span text:style-name="T3">2017</text:span>年<text:span text:style-name="T3">6</text:span>月<text:span text:style-name="T3">2</text:span>日<text:span text:style-name="T3"> <text:line-break/><text:line-break/></text:span>川普在<text:span text:style-name="T3">1</text:span>日正式昭告世人，美國要退出對抗暖化的巴黎協定。雖然科學界和環保人士之前拚命遊說，希望華府懸崖勒馬，仍阻止不了川普的一意孤行。不過有一群專家對這消息嗤之以鼻，要大家別緊張，稱美國退了才是世界之福。<text:span text:style-name="T3"> <text:line-break/><text:line-break/></text:span>這一派聲音以澳洲國立大學的氣候環境政策專家<text:span text:style-name="T3">Luke Kemp</text:span>為代表。<text:span text:style-name="T3">Kemp</text:span>最近在《自然氣候變遷》期刊上發表一篇評論，文中指出目前外界最大的憂慮是深怕美國退出減排協議，會引起骨牌效應，各國相繼退出巴黎協定之下會使協定破局。但<text:span text:style-name="T3">Kemp</text:span>認為，這根本是多慮了。<text:span text:style-name="T3"> <text:line-break/><text:line-break/>Kemp</text:span>表示，美國退出巴黎協定將會令其他國家產生更大的危機感，從而激發各國政府加強本國的減排措施，以補足美國的減排份額。事實上，根據一個國際減排追蹤網站的資料，這幾年印度和中國燃煤的排放量下降的速度比預期的更快，甚至超過了<text:span text:style-name="T3">2</text:span>國政府承諾的減排量。此外，北京也已宣布砸下<text:span text:style-name="T3">3600</text:span>億美元在可再生能源上，快馬加鞭地發展減排技術。<text:span text:style-name="T3"> <text:line-break/><text:line-break/></text:span>相對於美國退出可能對地球升溫和減排步調帶來的影響，<text:span text:style-name="T3">Kemp</text:span>這一派學者認為，美國若是留在巴黎協定內部，卻沒有實現減排承諾，反而會對巴黎協定帶來巨大的殺傷力。<text:span text:style-name="T3"> <text:line-break/><text:line-break/></text:span>「巴黎（協定）的效力完全來自於承諾與檢討所形成的政治壓力，以促進對低碳的投資。如果一個主要大國對協定陽奉陰違，公然漠視減排目標，就等於替其他未遵守協定的國家找到了藉口，從而削弱推動進步的柔軟力量。」<text:span text:style-name="T3"> <text:line-break/><text:line-break/>Kemp</text:span>認為，一昧強迫美國留在協議內，是一廂情願的作法，而且搞錯重點。川普在任內已經推翻多項歐巴馬時期訂下的氣候政策，例如乾淨能源計畫，實質上已經違反巴黎協定的精神和內容，因此，當今最迫切的工作，應該是促使華府在能源和環保政策上回到減排的正軌，而非遊說美國留在氣候協定之下。<text:span text:style-name="T3"> <text:line-break/><text:line-break/></text:span>資料來源：<text:span text:style-name="T3">The Guardian, Washington Post</text:span></text:p>
      <text:p text:style-name="P1"><text:span text:style-name="T1">陳真</text:span><text:s/>  |  2017.06.02 00:37   |   <text:a xlink:type="simple" xlink:href="http://palinfo.habago.org/Entry?Command=Information_PrintForum&amp;iPage=157#FORUM35769"><text:span text:style-name="T2">#</text:span></text:a></text:p>
      <text:p text:style-name="P3">達志，當然不會唐突啊。有錯要盡量糾正。當然，有些錯是我故意的，要考驗大家有沒有注意在聽。<text:span text:style-name="T3">:) <text:line-break/><text:line-break/></text:span>再幫大家抄一段，同樣是沈從文在<text:span text:style-name="T3">1980</text:span>年於美國哥倫比亞大學的同一場演講，裏頭講到諸君<text:span text:style-name="T3"><text:s/>"</text:span>精神上那根無形的辮子<text:span text:style-name="T3">"</text:span>，讓我印象很深。<text:span text:style-name="T3"> <text:line-break/><text:line-break/></text:span>為了省錢，自己的頭髮自己剪，我閉著眼睛連鏡子都不用看、自己給自己剪了足足三十幾年的頭髮，直到三、四年前，方才順應大眾要求，人們說我自己剪的凹凸不平式<text:span text:style-name="T3"><text:s/>"</text:span>釋迦牟尼<text:span text:style-name="T3">" </text:span>髮型不合時代潮流，影響市容，甚至影響咱家麥田診所的生意，我才開始花錢找店家歐巴桑幫我剪。<text:span text:style-name="T3"> <text:line-break/><text:line-break/></text:span>剪頭髮很容易，但是剪修頭皮底下的思想與偏見卻很難。許多時候，我總覺得它並非難，而是近乎不可能。倘若可能，恐怕也是基因演化那般漫長的千百年時光。<text:span text:style-name="T3"> <text:line-break/><text:line-break/></text:span>底下是沈從文的一段演講：<text:span text:style-name="T3"> <text:line-break/><text:line-break/>"</text:span>我是受五四運動的餘波影響，來到北京追求知識，實證個人理想的。事實上，我的目標並不明確，理想倒是首先必須掙扎離開那個可怕環境，因為從辛亥前夕開始，在我生長的小小山城裡，看到的就總是殺人。<text:span text:style-name="T3">…. <text:line-break/><text:line-break/></text:span>我從小就看到這種殘暴虐殺無數次。而且印象深刻，永世忘不了。加上辛亥前夕那一次大屠殺，和後來在軍隊中的所見，使我深深感覺到誰也無權殺人。<text:span text:style-name="T3">… <text:line-break/><text:line-break/></text:span>至於北大，大家都知道，由於當時校長蔡元培先生的遠見與博識，首先是門戶開放，用人不拘資格，只看能力或知識。最著名的是梁漱溟先生<text:span text:style-name="T3"><text:s/>(</text:span>陳真按：中學畢業<text:span text:style-name="T3">)</text:span>，先應入學考試不錄取，不久卻任了北大哲學教授。對於思想也不加限制，因此陳獨秀、胡適之、李大釗諸先生可同在一校工作。<text:span text:style-name="T3"> <text:line-break/><text:line-break/></text:span>不僅如此，某一時還把保皇黨辜鴻銘老先生也請去講學。我還記得很清楚，那次講演，辜先生穿了件緗色小袖綢袍，戴了頂青緞子加珊瑚頂瓜皮小帽，繫了根深藍色腰帶。最引人注意的是背後還拖了一條細小焦黃辮子。老先生一上堂，滿座學生即哄堂大笑。辜先生卻從容不迫地說，你們不用笑我這條小小尾巴，我留下這並不重要，剪下它極容易。至於你們精神上那根辮子，據我看，想去掉可很不容易！<text:span text:style-name="T3"> <text:line-break/><text:line-break/></text:span>因此只有少數人繼續發笑，多數可就沉默了。這句話給我留下十分深刻的印象。從中國近五十年社會發展來看看，使我們明白近年來大家常說的封建意識的嚴重和氾濫，影響到國家應有的進步，都和那條無形辮子的存在息息相關。這句話對當時在場的人可能不多久就當成一句趣話而忘了，我卻引起一種警惕，得到一種啟發，並產生一種信心：即獨立思考。<text:span text:style-name="T3">"</text:span></text:p>
      <text:p text:style-name="P1"><text:span text:style-name="T1">達志</text:span><text:s/>  |  2017.06.02 00:14   |   <text:a xlink:type="simple" xlink:href="http://palinfo.habago.org/Entry?Command=Information_PrintForum&amp;iPage=157#FORUM35768"><text:span text:style-name="T2">#</text:span></text:a></text:p>
      <text:p text:style-name="P2">謝謝陳醫師的回覆，沒有計較小弟言語的唐突。剛才回頭看了一下我的留言覺得很失禮貌，抱歉剛才人在外面趕車太心急了。巴勒網的文章一直是小弟的精神食糧，想這裡是一個盡量求真的園地，才急著提出我以為比較靠近事實的說法；不過現在仔細想想那也只是我以為罷了，這一來又困擾什麼才是真的了。能得陳醫師回覆小弟真是受寵若驚，祝大家身體健康，世界和平。</text:p>
      <text:p text:style-name="P1"><text:span text:style-name="T1">陳真</text:span><text:s/>  |  2017.06.01 22:32   |   <text:a xlink:type="simple" xlink:href="http://palinfo.habago.org/Entry?Command=Information_PrintForum&amp;iPage=157#FORUM35767"><text:span text:style-name="T2">#</text:span></text:a></text:p>
      <text:p text:style-name="P3">達志，<text:span text:style-name="T3"> <text:line-break/><text:line-break/></text:span>是嗎？我這小道消息忘了是聽誰說的，所以不敢確定真實性。真不好意思，人家胡適考了五十多分，我卻給他硬塞個大鴨蛋。<text:span text:style-name="T3"> <text:line-break/><text:line-break/></text:span>數學考零分的有一大堆，我還以為是零分的提拔零分的，一個接一個，光是胡適就破例提拔了好幾個，一個是張充和<text:span text:style-name="T3"><text:s/>(</text:span>沈從文的太太張兆和的妹妹<text:span text:style-name="T3">)</text:span>，還有一個就是你說的羅家倫。羅家倫後來當上清華大學校長，好像也破例提拔了一個<text:span text:style-name="T3">--</text:span>錢鍾書。這幾個統統數學都考零分，這樣一路提拔下來，我以為最初帶頭提拔的胡適應該也是考零分。<text:span text:style-name="T3"> <text:line-break/><text:line-break/></text:span>我聽吾友柏楊先生說，北大、清華當時有個規定，不管你總分多高，只要有一科考鴨蛋就不能錄取。我聽到的故事是說胡適數學考零分，但是，他把每道數學題目很恭整地一一抄了一遍，校方心有不忍，所以給了他一點分數，打破鴨蛋，方能錄取。我聽來的這故事<text:span text:style-name="T3"><text:s/>(</text:span>記得似乎是在電視上聽李敖說的，不確定<text:span text:style-name="T3">)</text:span>，說不定男主角是羅家倫才對，而胡適則是那個因為愛才而破例提拔羅家倫的人。<text:span text:style-name="T3"> <text:line-break/><text:line-break/></text:span>要是這個年代這樣子破例提拔，恐怕會被繩之以法，或被媒體打成全民公敵，要不就是會淪為特權橫行的漏洞，但那個年代似乎特別愛才，重視真才實學，而不光是看重出身學歷。你看，一堆小學畢業、國中畢業甚至從沒上過學堂的，都當上了教授，其中最有名的當然就是沈從文，其它還有比方說錢穆、梁漱溟及齊白石等等。<text:span text:style-name="T3"> <text:line-break/><text:line-break/></text:span>沈從文也是胡適所提拔。這些文人不但不相輕，而且識才愛才，就算拍桌罵人力爭到底也硬是要提拔，絕不讓天才跑掉。西方也一樣，到處輟學、換科系的維根斯坦，若非羅素所提拔，哪能入學劍橋？後來他大學部唸一唸又不唸了，十六年後才又重返劍橋，若不是羅素硬是想辦法塞給他一張文憑，維根斯坦的一生恐怕又會是另一種光景，也許更好，也許更壞，人生終究說不準。依維根斯坦自己的說法，他倒是認為他在劍橋教書的那段時間無非只是在浪費生命，因為學生只是學個外表，學些酷炫術語，毫無意義。<text:span text:style-name="T3"> <text:line-break/><text:line-break/></text:span>我常覺得，現代學術與知識的發展，只是使得人類的文化與思想更加低迷、空洞而蒼白，而非更加深刻燦爛。因為，現代學術體系，基於自身利益之維護與市場區隔，過度強調所謂專業分工，並且非常病態地依賴證照與文憑主義及期刊點數等等所謂量化指標。更糟糕的是，嚴格限制某種特定且僵化侷限的所謂學術語言形式，搞得學術不像學術，倒像是一種<text:span text:style-name="T3"><text:s/>"</text:span>人工智能語言<text:span text:style-name="T3">"</text:span>，重形式而不重真實內涵，許多不學無術者，腦袋像漿糊者，反而更輕易能成為學界人士，甚至成為學霸學閥。<text:span text:style-name="T3"> <text:line-break/><text:line-break/></text:span>而當代這一套似乎走火入魔的專業體系建構，卻往往排除了深厚思想，排除了才華，排除了人類最寶貴的直覺、經驗與天份，排除了知識與學術及思想與文化創作最重要的一個內在素質<text:span text:style-name="T3">--</text:span>個性。我敢說，再過幾年，別說人工智能足以輕易打敗全世界所有圍棋高手，就連市面上這些毫無個性、毫無觀點、毫無思想內涵、簡直就是剪貼工作的所謂論文，你想，人工智能會寫不出來嗎？反倒是，以當代這樣一種所謂專業知識與學術發展的極細分工與高度量化、一致化與標準化，就連維根斯坦或沈從文那樣千百年罕見的不世出天才，別說到大學教書，就連上大學聽課都不夠格。<text:span text:style-name="T3"> <text:line-break/><text:line-break/></text:span>當然不是說學術或知識體系應該漫無章法，毫無標準與規定，而是說，標準與規定是給人用的，而不是拿來限制其發展的。就跟語言自身一樣，語言若無文法標準與原則，如何可能溝通？但是，文法不是一種教條規矩，文法理當是一種足以促成語言生生不息發展、足以產生更豐富意涵的憑藉，就像詩或隱喻一樣，詩往往是不合文法、跳脫規矩的，它若只能規規矩矩地造句，那還叫詩嗎？那是法院公文書吧。<text:span text:style-name="T3"> <text:line-break/><text:line-break/></text:span>你想，倘若我們排除了詩，排除了隱喻的存在空間，語言還能有什麼深刻意涵？一切都只是一種一清二楚明明白白的公文書，那是機器人的語言，但我們畢竟是人而不是機器。人的世界理應比機器更大更深刻更靈活更豐富，是機器應該向人看齊，而不是人向機器看齊。難怪羅素經常說，<text:span text:style-name="T3">"</text:span>一個人不受教育，頂多只是無知，一旦接受了教育之後，他腦子就壞掉了。<text:span text:style-name="T3">" <text:line-break/><text:line-break/></text:span>最近去青島，研究沈從文青島故居及足跡的時候，湊巧看到底下這篇留言：<text:span text:style-name="T3"> <text:line-break/><text:line-break/>https://www.douban.com/group/topic/92378369/ <text:line-break/><text:line-break/></text:span>有人<text:span text:style-name="T3"><text:s/>(</text:span>不知道是誰<text:span text:style-name="T3">)</text:span>，在某個網站上拿我的文章詢問大家說我講的事情是真的嗎？我講了些什麼呢？我說：<text:span text:style-name="T3"> <text:line-break/><text:line-break/>"</text:span>沈從文成名前，四處投稿都被退稿，但他出於生計賺稿費所需，仍然投個不停，投到後來變成出版社、雜誌社的一個笑話。某天，編輯會議上，編輯問說，最近作家投稿都不是很踴躍。語畢，助理說，投稿很踴躍啊，於是拿出一堆稿件灑在桌上、地下，連成一長串，大家笑成一團。這些惹來笑柄的稿子就是沈從文投的。<text:span text:style-name="T3">" <text:line-break/><text:line-break/></text:span>該網站上有人回應了，說是真的。當然是真的啊，這麼明確的一個故事我哪能瞎掰？而且我都還講得含蓄了呢。事實上，大家嘲笑完沈從文之後，編輯先生還把他的這一大堆稿子給揉成一團，丟進垃圾桶。<text:span text:style-name="T3"> <text:line-break/><text:line-break/></text:span>不過，這故事的來源並非網站上所說的那些文章，而是<text:span text:style-name="T3">1980</text:span>年<text:span text:style-name="T3">11</text:span>月<text:span text:style-name="T3">7</text:span>號，沈從文在美國哥倫比亞大學的演講。<text:span text:style-name="T3"> <text:line-break/><text:line-break/></text:span>我一個字一個字寫下當時沈從文的演講內容給大家看，如下：<text:span text:style-name="T3"> <text:line-break/><text:line-break/>"</text:span>我始終認為，做一個作家，值得尊重的地方，不應當在他官職的大而多，實在應當看他的作品對於人類進步、世界和平有沒有真正的貢獻。<text:span text:style-name="T3"> <text:line-break/><text:line-break/></text:span>其實，當時最重要的，還是北大學校大門為一切人物而敞開。這是一種真正偉大的創舉。照當時校規，<text:span text:style-name="T3">...</text:span>北大對不註冊的旁聽生也毫無限制。<text:span text:style-name="T3"> <text:line-break/><text:line-break/></text:span>我後來考燕大二年制國文班學生，一問三不知，得個零分，連兩元報名費也退還。三年後，燕大卻想聘我作教師，我倒不便答應了。不能入學或約我教書，我都覺得事情平常，不足為奇。正如一九二五年左右<text:span text:style-name="T3"><text:s/>(</text:span>陳真按，沈從文當時<text:span text:style-name="T3"><text:s/>23 </text:span>歲<text:span text:style-name="T3">)</text:span>，我投稿無出路，卻被當時某編輯先生開玩笑，在一次集會上把我幾十篇作品連成一長段，攤開后說，這是某某大家的作品！說完后，即扭成一團投入字紙簍。這位編輯以后卻做縣長去了。有人說我作品得到這位大編輯的賞識，實在是誤傳。<text:span text:style-name="T3">" <text:line-break/><text:line-break/></text:span>我的故事來源就是來自這回的演講。<text:span text:style-name="T3"> <text:line-break/><text:line-break/></text:span>識才者畢竟還是極少數，絕大多數人其實是完全分不清良莠的，分不清誰是唐伯虎誰是馬文才，就連<text:span text:style-name="T3"><text:s/>"</text:span>馬文才們<text:span text:style-name="T3">" </text:span>自己也一樣，毫無病識感，一旦功成名就，便以為自己是唐伯虎，睥睨、輕視那些才華其實遠遠在他們之上的人。比方說西南聯大有個教授叫劉文典，跟沈從文一同在同一所學校教書，經常公開表達他對沈從文的不屑。有一回，沈從文要升等正教授，劉文典氣得在升等會議上拍桌大罵。<text:span text:style-name="T3"> <text:line-break/><text:line-break/></text:span>劉文典說，西南聯大有好幾種教授，有些人，例如陳寅恪，是該校<text:span text:style-name="T3"><text:s/>"</text:span>唯二<text:span text:style-name="T3">" </text:span>真正的教授之一，該拿四百塊錢，而劉文典自己呢，劉自稱是全世界唯一的莊子權威，該拿四十塊錢，至於朱自清，該拿四塊錢，但是沈從文呢，劉文典說他連拿四毛錢都沒資格。<text:span text:style-name="T3"> <text:line-break/><text:line-break/></text:span>還有一回更誇張，日軍轟炸，師生躲空襲，人群亂竄驚叫四逃，沈從文也在人群之中逃命。劉文典看到他，竟顧不得自己逃命，跑到沈從文面前，很不屑地對他說：你是在跑什麼跑？你需要躲嗎？<text:span text:style-name="T3"><text:s/>"</text:span>我跑是為了保存國粹，學生跑是為了保留下一代的希望，可是該死的，你幹嘛跑啊？<text:span text:style-name="T3">” </text:span>也有一說是劉文典轉身對學生說，<text:span text:style-name="T3">"</text:span>我劉某人是替莊子跑警報，他<text:span text:style-name="T3"><text:s/>(</text:span>指沈從文<text:span text:style-name="T3">) </text:span>是替誰跑？<text:span text:style-name="T3">" <text:line-break/><text:line-break/></text:span>難得的宵夜時間到了，一點八卦就說這樣。謝謝達志糾正，還胡適清白。</text:p>
      <text:p text:style-name="P1"><text:span text:style-name="T1">達志</text:span><text:s/>  |  2017.06.01 19:48   |   <text:a xlink:type="simple" xlink:href="http://palinfo.habago.org/Entry?Command=Information_PrintForum&amp;iPage=157#FORUM35766"><text:span text:style-name="T2">#</text:span></text:a></text:p>
      <text:p text:style-name="P2">尊敬的陳真醫師：<text:span text:style-name="T3"> <text:line-break/></text:span>考北大數學考零分的是羅家倫，胡適是公費留學數學<text:span text:style-name="T3">58</text:span>分沒有及格。</text:p>
      <text:p text:style-name="P1"><text:span text:style-name="T1">陳真</text:span><text:s/>  |  2017.06.01 17:50   |   <text:a xlink:type="simple" xlink:href="http://palinfo.habago.org/Entry?Command=Information_PrintForum&amp;iPage=157#FORUM35765"><text:span text:style-name="T2">#</text:span></text:a></text:p>
      <text:p text:style-name="P3"><text:span text:style-name="T3">(</text:span>續<text:span text:style-name="T3">) <text:line-break/><text:line-break/></text:span>看一個事情，你得看它的整體意義，至於單一個人內心的好壞往往也就無足輕重，因為重要的是他所做的，而不是他的一顆心。在這個意義上，心靈或人格等等究竟如何，純屬唯心，大可掃地出門，無須列入議論與考量。<text:span text:style-name="T3"> <text:line-break/><text:line-break/></text:span>比方說，若要論及惡行<text:span text:style-name="T3"><text:s/>"</text:span>本身<text:span text:style-name="T3">" </text:span>的規模與程度，人渣黨再怎麼人渣，也絕對比不上當年國民黨暴行的萬分之一。這並不是因為當年的國民黨人內心比較邪惡，而是因為時代不一樣了，為惡的規模與形式已大大不同於往昔；過去主要依靠純粹的暴力，現在則只剩詐欺、栽贓與抹黑，至於殺人關人的暴力手段已經行不通。<text:span text:style-name="T3"> <text:line-break/><text:line-break/></text:span>即便是昨天的<text:span text:style-name="T3"><text:s/>"</text:span>歷史<text:span text:style-name="T3">"</text:span>，我們也不可能一一親身經歷，何況千百年前。因此，理解歷史，往往需要一種對於早已逝去的時空的想像；想像則需要一種感情，就如同想像一則故事那樣，你不可能光是聽聞情節資訊而不帶一絲感情。<text:span text:style-name="T3"> <text:line-break/><text:line-break/></text:span>你能不能想像，一個光是提到<text:span text:style-name="T3"><text:s/>"</text:span>台灣<text:span text:style-name="T3">" </text:span>二字都可能因此半夜失蹤的時代？你能不能想像，一個光是提到<text:span text:style-name="T3"><text:s/>"</text:span>政府不應貪污<text:span text:style-name="T3">" </text:span>就足以讓你打入黑牢的時代？你能不能想像，一個光是提到<text:span text:style-name="T3"><text:s/>"</text:span>我們應重視各項兒童人權與福利<text:span text:style-name="T3">" </text:span>就足以讓你揹負<text:span text:style-name="T3"><text:s/>"</text:span>煽動群眾陰謀顛覆政府<text:span text:style-name="T3">" </text:span>、求生不得求死不能乃至家破人亡的時代？這些能叫做<text:span text:style-name="T3"><text:s/>"</text:span>歷史<text:span text:style-name="T3">" </text:span>嗎？它們只不過是二、三十年前的事，但對許多人來說，卻彷彿是千年往事而不值得關注。<text:span text:style-name="T3"> <text:line-break/><text:line-break/></text:span>你能不能想像，比方說阿扁和李登輝及蔡英文等人，動用軍警特務，把馬英九、洪秀柱、郝柏村與郝龍斌父子、蕭萬長、葉金川、楊志良、孫運璿、趙耀東、朱立倫、胡志強<text:span text:style-name="T3">...</text:span>等等千百人給統統抓起來，每天對他們刑求。除了毆打到耳聾，毆打到吐血，毆打到整個臉部變形，而且還有無數的刑求花樣，包括從鼻孔灌辣椒水，電擊下體，用燒紅的鐵片劇烈拍打睪丸，用牙刷戳女性陰道戳到皮開肉綻；另外還有揹寶劍，大鵬展翅，打幸福針，製造假槍決場面等等各種恐怖手段，或是逼你吃屎喝尿，把你長時間關在根本無法站立也無法躺下、暗無天日的小黑洞，逼你學狗叫裸體跪著吃東西，威脅找囚犯強奸妳，拔光你的指甲，拔光你的牙齒，裸體罰站，裸體臥冰塊<text:span text:style-name="T3">...</text:span>等等等。你能不能想像以上這些人遭受這樣的酷刑？<text:span text:style-name="T3"> <text:line-break/><text:line-break/></text:span>這樣還不夠，你能不能想像馬英九的兩個可愛小女兒，才剛念幼兒園，連同馬英九的老母，就在自己的家裏，就在光天化日民進黨情治人員的佔領之下，竟然祖孫數人一同被砍十幾刀活活砍死？這樣還不夠，滅門馬宅全家之後，立即發動媒體抹黑栽贓馬英九，說這可能是他勾結中共所為之苦肉計，意圖嫁禍民進黨，以破壞台獨的聲譽。<text:span text:style-name="T3"> <text:line-break/><text:line-break/></text:span>你能不能想像上述這樣一些場景、這樣一種長達半個世紀的年代？那些年，我常在文章中提起一個問題問我自己，各位也不妨捫心自問：<text:span text:style-name="T3"> <text:line-break/><text:line-break/>"</text:span>當你面對這樣一種狀況，請問你站在哪一邊？<text:span text:style-name="T3">" <text:line-break/><text:line-break/></text:span>就如本留言開頭所說：看一個事情，你得看它的整體意義，至於單一個人內心的好壞往往也就無足輕重，因為重要的是他所做的，而不是他的一顆心。在這個意義上，心靈或人格等等究竟如何，純屬唯心，大可掃地出門，無須列入議論與考量。<text:span text:style-name="T3"> <text:line-break/><text:line-break/></text:span>這話聽起來似乎很有道理，但真的是這樣嗎？對某些人事物無知，當然不一定會影響你對眼前人事物的諸多判斷，但問題其實應該倒過來問才對：<text:span text:style-name="T3"> <text:line-break/><text:line-break/>"</text:span>如果你對於僅僅就在不久之前的各種人事物尚且如此無知，你怎麼會以為自己對於眼前人事物的判斷力能有多好？這一切是可以切割看待的嗎？<text:span text:style-name="T3">" <text:line-break/><text:line-break/></text:span>其實，不管是藍或綠，雙方支持者普遍是盲目而無知的。每個人往往都會覺得自己是例外，但你真的是例外嗎？你真的有能力理解眼前各項人事物，進而做出適當的評價與判斷嗎？<text:span text:style-name="T3"> <text:line-break/><text:line-break/></text:span>差不多十年前，當我仍然還拋頭露面的年代，曾經在一所大學演講，校方動員上千個學生來聽講，坐滿整個大禮堂。而且，為了促進出席率，校方竟然還準備小禮物送給每個來聽演講的學生。連我也拿到一個小禮物，是一隻小豬造型的手電筒。我都不知道這究竟是一所大學還是一所幼兒園了？是不是應該發給每個學生一顆糖糖，以免他們聽演講時聽得不耐煩而哭鬧。<text:span text:style-name="T3"> <text:line-break/><text:line-break/></text:span>在那次演講中，我很驚訝地發現，原來許多我們原本耳熟能詳的人事物，對於新一代的人來說卻極其陌生。比方說，許多學生根本不知道誰是希特勒，我還曾經問過一群護士說：<text:span text:style-name="T3"> <text:line-break/><text:line-break/>"</text:span>妳們知道誰是莫札特嗎？<text:span text:style-name="T3">" <text:line-break/><text:line-break/></text:span>有個護士搶答了：<text:span text:style-name="T3"> <text:line-break/><text:line-break/>"</text:span>我知道！是一個歌星<text:span text:style-name="T3">"</text:span>。<text:span text:style-name="T3"> <text:line-break/><text:line-break/></text:span>我聽了，感到很欣慰，畢竟歌星好歹和音樂扯上一點邊。我接著又問：<text:span text:style-name="T3"> <text:line-break/><text:line-break/>"</text:span>那麼，這位歌星還活著嗎？<text:span text:style-name="T3">" <text:line-break/><text:line-break/></text:span>另一位搶答了，<text:span text:style-name="T3">"</text:span>好像已經死了<text:span text:style-name="T3">!" <text:line-break/><text:line-break/></text:span>我再度感到一陣窩心，台大畢竟是台大，水準真高！竟然連莫札特已經死了也知道，真不簡單。他要是還活著，就真的見鬼了。<text:span text:style-name="T3"> <text:line-break/><text:line-break/></text:span>後來，我和這些事實上也不知道誰是希特勒的護士們談起一個話題：<text:span text:style-name="T3"> <text:line-break/><text:line-break/>"</text:span>不知道某些常識，到底有沒有關係？<text:span text:style-name="T3">" <text:line-break/><text:line-break/></text:span>她們的看法是沒有關係。為什麼呢？她們說，知不知道誰是希特勒，誰是莫札特，跟她們的醫護專業能扯得上什麼關係？可是，真的是這樣嗎？<text:span text:style-name="T3"> <text:line-break/><text:line-break/></text:span>就單一個人來講，或許沒有關係，比方說胡適數學考零分<text:span text:style-name="T3">(</text:span>陳真事後按：這是誤傳，胡適考五十多分<text:span text:style-name="T3">)</text:span>，人家還不是照樣是個大學問家。沈從文以小學學歷報考大學，口試一問三不知，一句話也答不上，得了零分，考官看他可憐，連兩塊錢報名費都退還給他，人家還不是照樣是沈從文。一個搞電子科技的，知不知道誰是希特勒，有差嗎？一個念金融財政的，沒聽過莫札特，有啥關係？<text:span text:style-name="T3"> <text:line-break/><text:line-break/></text:span>在單一個人層次上或許沒關係，但就集體概念來講，如果知識切割得如此破碎，當然就有問題，畢竟<text:span text:style-name="T3"><text:s/>"</text:span>世界<text:span text:style-name="T3">" </text:span>或<text:span text:style-name="T3"><text:s/>"</text:span>歷史<text:span text:style-name="T3">" </text:span>是一個整體，而不僅僅是某種片斷資訊的堆積，從而可以僅僅挑出其中一小部份來理解而對其它一切一概漠然無知。<text:span text:style-name="T3"> <text:line-break/><text:line-break/></text:span>當護士，當醫生，當個科技新貴，也許不知道誰是希特勒並不影響其專業，但是，倘若一個人連希特勒是誰都不知道，那我很難想像他的所謂專業究竟是什麼樣的一種知識形式，我也很難想像他如何可能對眼前的政治與社會事務做出適當而良好的判斷。<text:span text:style-name="T3"> <text:line-break/><text:line-break/></text:span>同理，我很難想像一個人如果他連林義雄是個什麼樣的人都一無所知，甚至充滿離譜荒唐的誤解，那他又如何可能理解屬於林義雄的那一整個歷史？倘若一個人對於過去一整個歷史全然無知若此，那他又如何可能理解現在？遑論未來。</text:p>
      <text:p text:style-name="P1"><text:span text:style-name="T1">陳真</text:span><text:s/>  |  2017.06.01 10:41   |   <text:a xlink:type="simple" xlink:href="http://palinfo.habago.org/Entry?Command=Information_PrintForum&amp;iPage=157#FORUM35764"><text:span text:style-name="T2">#</text:span></text:a></text:p>
      <text:p text:style-name="P2"><text:span text:style-name="T3">(</text:span>續<text:span text:style-name="T3">) <text:line-break/><text:line-break/></text:span>魯迅在一封寫給蕭紅和蕭軍的信裏頭說道：<text:span text:style-name="T3"> <text:line-break/><text:line-break/>"</text:span>凡有智識分子，性質不好的多，左翼興盛的時候，以為這是時髦，立刻左傾，待到壓迫來了，他受不住，又即刻變化，甚而至於賣朋友，作為倒過去的見面禮。<text:span text:style-name="T3">" <text:line-break/><text:line-break/>"</text:span>我看中國有許多智識分子，嘴裡用各種學說和道理，來粉飾自己的行為，其實卻只顧自己一個的便利和舒服，凡有被他遇見的，都用作生活的材料，一路吃過去，像白蟻一樣，而遺留下來的，卻只是一條排泄的糞。<text:span text:style-name="T3">" <text:line-break/><text:line-break/>"</text:span>我覺得文人的性質，是頗不好的，因為他智識思想，都較為複雜，而且處在可以東倒西歪的地位，所以堅定的人是不多的。<text:span text:style-name="T3">" <text:line-break/><text:line-break/></text:span>類似這樣的例子，別說大陸，別說過往動蕩不安朝不保夕的年代，就光說在這承平時期的小島上，例子要多少我就能給你多少。許多時候，若非出於一絲憐憫，我還真想一一點名，點出這些時下囂張跋扈的所謂台獨們，一個個綠到爆，其實非常可恥。這些人就像一群會隨著環境轉變顏色的饕餮，不但什麼都能吃，而且張牙舞爪。<text:span text:style-name="T3"> <text:line-break/><text:line-break/></text:span>我若真想點名，只要稍做提示，你們肯定馬上會知道我是在說的哪些人，因為這些昔日的國民黨黨國幫凶與走狗，現在可是一個個全是吃香喝辣的台獨紅人呢，每天指控誰親中賣台，甚至就連你去大陸旅遊，他都會跑來罵你思想不忠，說你變節，實在很不可思議。似乎不管怎麼改朝換代，走狗永遠就是走狗，權力始終就掌握在一群走狗之類的人手裏。<text:span text:style-name="T3"> <text:line-break/><text:line-break/></text:span>魯迅說得沒錯，這類<text:span text:style-name="T3"><text:s/>"</text:span>東倒西歪<text:span text:style-name="T3">"</text:span>、<text:span text:style-name="T3">"</text:span>一路吃過去<text:span text:style-name="T3">" </text:span>的主流人士，通常遍佈在知識界裏頭，包括目前一片綠油油的醫界，更是<text:span text:style-name="T3"><text:s/>"</text:span>人才<text:span text:style-name="T3">" </text:span>輩出。<text:span text:style-name="T3"> <text:line-break/><text:line-break/></text:span>舉個實例好了，我肯定是台灣第一個公開揭露醫界和藥商之間利益掛勾的人，吃相非常難看，而且不惜以病患健康為代價，收取各種金錢回扣與好處，甚至包括性招待。差不多<text:span text:style-name="T3">22</text:span>年前，當我揭露這些醫界黑幕的時候，醫界大老與新秀們自然千方百計企圖想讓我閉嘴，以免影響其財路。這倒沒什麼，擋人財路者，本來就得自己皮繃緊一點，迎接各種明槍暗箭。<text:span text:style-name="T3"> <text:line-break/><text:line-break/></text:span>但是，讓我印象很深的是，有個當年忠黨愛國<text:span text:style-name="T3"><text:s/>(</text:span>忠於國民黨，熱愛大中國<text:span text:style-name="T3">) </text:span>的醫界大老，除了不斷打電話對我百般威脅利誘之外，竟然還幫我做<text:span text:style-name="T3"><text:s/>"</text:span>心理分析<text:span text:style-name="T3">"</text:span>。他的分析真是很精采，值得精神醫學界後進學習。他如此分析道：<text:span text:style-name="T3"> <text:line-break/><text:line-break/>"</text:span>聽說，你曾經因為主張台獨而被有關單位以叛亂罪移送法辦，你有沒有想過，你是不是因此而懷恨政府？因此想要去揭發一些事來打擊我們的政府？<text:span text:style-name="T3">" <text:line-break/><text:line-break/></text:span>我只不過是寫個文章說台灣醫界不應該老是拿藥商的回扣或各種好處，不應該為了錢而眛著良心亂開藥，他竟然能扯上我可能有懷恨政府的變態心理。<text:span text:style-name="T3"> <text:line-break/><text:line-break/></text:span>你一定想不到，不過才五、六年後，綠營執政，阿扁當上總統，這位醫界大老竟然也搖身一變，變成了綠油油的愛台反中急先鋒，跟他類似的一票醫界人士，竟然也全部成為綠營的<text:span text:style-name="T3"><text:s/>"</text:span>堅定支持者<text:span text:style-name="T3">"</text:span>。<text:span text:style-name="T3"> <text:line-break/><text:line-break/></text:span>平常看報紙或看電視，經常會不經意地看到無數這樣的例子，大多是我認識的人，總是讓我感到很吃驚，怎麼可能，怎麼可能連這樣那樣原本聽到蔣公都會自動立正的人，現在竟然也能馬上急轉彎，變成綠油油的反中愛台急先鋒，從醫界到學界，少有例外。<text:span text:style-name="T3"> <text:line-break/><text:line-break/></text:span>魯迅說得對，文人的性質是頗不好的，因為他智識思想都較為複雜，處在一種<text:span text:style-name="T3"><text:s/>"</text:span>可以東倒西歪<text:span text:style-name="T3">" </text:span>的地位，堅定的人是不多的；只顧自己一個便利和舒服，凡有被他遇見的，都用作生活的材料，就這樣無恥下流地<text:span text:style-name="T3"><text:s/>"</text:span>一路吃過去<text:span text:style-name="T3">"</text:span>。</text:p>
      <text:p text:style-name="P7"/>
      <text:p text:style-name="P1"><text:span text:style-name="T1">陳真</text:span><text:s/>  |  2017.06.01 03:15   |   <text:a xlink:type="simple" xlink:href="http://palinfo.habago.org/Entry?Command=Information_PrintForum&amp;iPage=158#FORUM35763"><text:span text:style-name="T2">#</text:span></text:a></text:p>
      <text:p text:style-name="P2"><text:span text:style-name="T3">(</text:span>續<text:span text:style-name="T3">) <text:line-break/><text:line-break/></text:span>林義雄十分在乎他所謂的<text:span text:style-name="T3"><text:s/>"</text:span>鳥籠公投法<text:span text:style-name="T3">" </text:span>之所謂<text:span text:style-name="T3"><text:s/>"</text:span>補正<text:span text:style-name="T3">"</text:span>，認為應把所謂權力交到人民手中，實行所謂直接民權，這才是民主，否則就是假民主；假民主的政府是必須推翻的，沒有絲毫存在價值的。以上是林義雄的一個基本信念；不是一般理念或個人意見哦，而是無可動搖、必須生死以之的普世信仰。<text:span text:style-name="T3"> <text:line-break/><text:line-break/></text:span>我沒法理解一個人怎麼會產生這樣一種怪異反智的信仰，彷彿政治與社會諸原則只是一種像物理公式那樣的定理，不但足以定性定量，而且精確到小數點第三位，無須討論，無可質疑，不證自明，毫無疑義。但在我看來，如果必須如此輕易就能公投、如此輕易就能否決一切政策與人事才叫做民主，那麼，民主將是一場災難，民主將是一條通往地獄之路。<text:span text:style-name="T3"> <text:line-break/><text:line-break/></text:span>台灣如果想要毀滅得更快一點，那就趕緊依林義雄的信仰，開放一切公投事項，並且根本不應該設立任何立案門檻，那真是對主人不敬，理當只要你我當主人的高興或不高興，隨時隨地就可以來個公投。<text:span text:style-name="T3"> <text:line-break/><text:line-break/></text:span>人渣黨長年以來以此鬥爭、抹黑國民黨，無往不利。但是，當人渣黨自己掌了權，他當然不可能笨到去實行他已經裝模作樣喊了三十幾年的<text:span text:style-name="T3"><text:s/>"</text:span>民主信仰<text:span text:style-name="T3">"</text:span>。為什麼？因為這群人渣本來就是喊假的，那些所謂民主理想純粹只是鬥爭抹黑國民黨、藉以騙取選票的工具。但是，林義雄跟他們完全不一樣，林義雄百分之一億是當真的。<text:span text:style-name="T3"> <text:line-break/><text:line-break/></text:span>為了達成其所謂民主信仰，林義雄最近發起一個禁食活動，結果雷聲大雨點小、潦潦早草草地結束。如今<text:span text:style-name="T3">520</text:span>老早已過，抗爭卻無下文，林義雄因此招來許多惡評。我在<text:span text:style-name="T3">YAHOO</text:span>新聞上看到無數留言，覺得很訝異，人們幾乎一致地把林義雄描繪成一個<text:span text:style-name="T3"><text:s/>"</text:span>假絕食、真偷吃<text:span text:style-name="T3">" </text:span>以及貪生怕死、貪圖名利之徒，詭詐猥瑣，講得非常難聽，簡直就是個人渣。<text:span text:style-name="T3"> <text:line-break/><text:line-break/></text:span>問題是，林義雄根本不是那樣的人。相反地，我敢說，在台灣，乃至在當下全世界之中，公眾人物也好，一般人也罷，我找不到一個比他骨頭更硬、更無私的人。我不曾挨過慘無人道的酷刑，因此，就連我對自己都沒把握一旦當我遇到跟他同樣的處境時，是否還能挺直腰桿，不但絕不妥協，而且毫無一絲虛榮、私心與怨恨，依然能一心利他。我很可能會乾脆自殺算了，以解脫各種非人的身心靈折磨與痛苦，畢竟死比較容易，但是日日夜夜承受痛苦與誤解卻極其艱難。<text:span text:style-name="T3"> <text:line-break/><text:line-break/></text:span>在某個意義上我甚至相信，一個這樣的好人的一條命，絕對抵得上一個國家的滅亡。在我心裏頭某個天平的兩端，林義雄一個人的重量，絕對比一個國家還要沉重。<text:span text:style-name="T3"> <text:line-break/><text:line-break/></text:span>講這些，只是我想講的一切的一個開端，但是講到這裏我就幾乎已經無言了，不是詞窮，不是沒話說，而是能說的東西太多，我能從何說起？而且，我知道，當我竟然得花時間講這樣一些普通到不能更普通的普通常識時，意味著我與我的<text:span text:style-name="T3"><text:s/>"</text:span>聽眾<text:span text:style-name="T3">" </text:span>之間有著一道幾乎不可能跨越的鴻溝。這就如同當你必須花很多時間反駁說耶穌絕對不是一個人渣時，你想，你跟你的<text:span text:style-name="T3"><text:s/>"</text:span>聽眾<text:span text:style-name="T3">" </text:span>之間，是不是幾乎已經沒有任何溝通的可能性了。<text:span text:style-name="T3"> <text:line-break/><text:line-break/></text:span>三十幾年前<text:span text:style-name="T3">(1984</text:span>年<text:span text:style-name="T3">)</text:span>，林義雄出獄，我寫了一封公開信登在黨外雜誌，迎接他的歸來，當時很多人說我是不是不要命了？小小年紀，膽敢寫這種公開信向林義雄致敬。那時候的林義雄，依然一身污名。入獄之前就更不用說了，簡直就是罪無可赦的無恥惡棍。<text:span text:style-name="T3"> <text:line-break/><text:line-break/></text:span>林宅血案後，國民黨甚至在殺害他一家人之後還企圖透過當時的主流媒體<text:span text:style-name="T3">--</text:span>例如中國時報，嫁禍林義雄以及嫁禍給黨外，暗示說滅門血案是苦肉計，為的是想栽贓偉大的國民黨政府，同時也暗示說因為林義雄在美麗島偵訊過程中太配合了，並且還出賣同志，以致於受到黨外及海外台獨份子們的<text:span text:style-name="T3"><text:s/>"</text:span>懲罰<text:span text:style-name="T3">"</text:span>，予以滅門，殺害全家。<text:span text:style-name="T3"> <text:line-break/><text:line-break/></text:span>但事實上，林義雄是當時完全不屈服於酷刑的極少數人之一，甚至當蔣經國有意放他一條生路時，他卻堅持要跟同志們共生死，不願一人獨活。<text:span text:style-name="T3"> <text:line-break/><text:line-break/></text:span>那時我在台北念高中，在書局都還能找到一些抹黑他的書，比方說我那時就在台北重慶南路上買了一本書叫<text:span text:style-name="T3"><text:s/>"</text:span>林義雄的悲劇<text:span text:style-name="T3">"</text:span>，通篇就是在抹黑林義雄，說他因為貪圖名利，走上政治之路，誤入歧途，結交台獨暴力陰謀份子，以致於害死自己的一家人云云。全書表面上好像在同情他的遭遇，<text:span text:style-name="T3"><text:s/></text:span>其實卻是對他進行人格毀滅。<text:span text:style-name="T3"> <text:line-break/><text:line-break/></text:span>林義雄當時在一封家書裏頭寫了一句話，他說，那些真正認識我林義雄的親友們都知道，我林義雄並非青面獠牙。我始終對這段話很感動，甚至一直到現在，每當我感受到一種飽受誤解與污名的難言痛苦時，我就常會想起這些話。那些真正認識我陳真的人也許會相信，我陳真並非青面獠牙。<text:span text:style-name="T3"> <text:line-break/><text:line-break/></text:span>像林義雄這樣一個如此勇敢、正直而無私的人，不但一家人遭受殘酷屠戮，自己遭受恐怖刑求，卻還飽受一身污名。如果不是因為林義雄，我想我這輩子根本不可能投入政治，我從小最大的第一志願，不過就是想當個農夫，腦子裏經常想的，就是以後要種些什麼樣的蔬菜水果。第二志願則是走入實驗室，想從事基礎醫學研究。如果不是林義雄，我以及我的家人的所有整個人生都會完全不一樣。許多時候，你很難說<text:span text:style-name="T3"><text:s/>"</text:span>不悔<text:span text:style-name="T3">"</text:span>，但這一切幸與不幸畢竟都是我自找的。<text:span text:style-name="T3"> <text:line-break/><text:line-break/></text:span>我還沒開始講我想講的，但不管什麼事，不管什麼想法，在這樣一種公開園地，大概就也只能如此講個皮毛，講個<text:span text:style-name="T3"><text:s/>"</text:span>第一課<text:span text:style-name="T3">"</text:span>。我之所以突然想講這些，跟底下這篇報導有一點關係。我不想損人，但是，不管怎麼改朝換代，似乎永遠就是會有這樣一種基本情節：<text:span text:style-name="T3"> <text:line-break/><text:line-break/></text:span>人們似乎個個都很聰明，主流何在，他就倒向何方；時下吹些什麼風，他就迎合那樣的風向；眼前掛哪一面旗，說哪一套話，他就舉哪一面旗，說哪一套話。至於那些逆風而行、企圖逆流而上的人，必然就得飽受污名嘲諷鄙視與訕笑。<text:span text:style-name="T3"> <text:line-break/><text:line-break/></text:span>我並不是說李承龍跟林義雄一樣偉大，我並無比較之意，同時我也不認識李先生。而且，在時下這樣一種<text:span text:style-name="T3"><text:s/>"</text:span>不會死人<text:span text:style-name="T3">" </text:span>的所謂民主時代，一切極端恐怖早已遠颺，任何作為再怎麼居於弱勢，所能招來的折磨早已今非昔比，這年頭其實根本說不上什麼勇敢或勇氣了。<text:span text:style-name="T3"> <text:line-break/><text:line-break/></text:span>我只是覺得，對李承龍這樣一種以身試法的好漢作風，給予那樣的負評，說他是什麼<text:span text:style-name="T3"><text:s/>"</text:span>政治邊緣人向中國討飯吃<text:span text:style-name="T3">" </text:span>等等，這其實只是突顯了說這話的人心態之猥瑣可鄙。其實，這類負評與污名，從三十幾年前一直到現在，從年少到中年，我都還一直扛在身上。<text:span text:style-name="T3"> <text:line-break/><text:line-break/></text:span>在一個只相信權力和權勢地位的社會裏頭，任何異於主流的行為其實都只會招來鄙夷、嘲諷與疑懼，除非，除非你今天擁有某種隆崇的社會地位或權勢，那麼，人們看待你的眼光自然就會大不同，自然就會換上另一套美好的評價系統。<text:span text:style-name="T3"> <text:line-break/><text:line-break/></text:span>今年換了工作，這工作是人家跑來找我，而非我自己去應徵的，但據說<text:span text:style-name="T3"><text:s/>"</text:span>深深認識<text:span text:style-name="T3">" </text:span>我三十幾年的對方，居然千方百計只想確保一點，那就是希望我不要跟同事談政治。我覺得很荒唐也很無奈，我又不是低能的窩囊廢，我逃避台灣人對於島內政治的高度熱衷及瑣言碎語都來不及了，我幾時曾經去跟哪個同事談過一秒鐘的政治？我會那麼沒出息嗎？我生平最害怕最厭惡的事就是有人想跟我談政治。政治不是用談的，甚至也不只是用做的，而是應該拿一條命甚至一家人的命去換的。<text:span text:style-name="T3"> <text:line-break/><text:line-break/></text:span>其實，今天哪怕我只是一個小衙門裏頭的小主管，人們對我的態度與評語肯定就會馬上一百八十度轉變了，保證再也不會有人會擔心我跟同事談到政治，而且會希望我盡量談，並且引為榮耀。<text:span text:style-name="T3"> <text:line-break/><text:line-break/></text:span>一個社會，真正的為惡者，與其說是檯面上那些政客人渣或無恥的御用文人，倒不如說是一心膜拜權勢、努力向主流勢力靠攏、無腦反智面目模糊的烏合大眾。就如我們常聽到的說法，邪惡其實是一種十分平庸常見的現象，而非人性的特殊異例。如果這個說法是對的，那其實也就意味著：良善本身，似乎註定了一種<text:span text:style-name="T3"><text:s/>"</text:span>當下的<text:span text:style-name="T3">" </text:span>悲劇本質，唯有當它成為一種過去式，它或許才有可能被人們所意識到其美麗與良善。<text:span text:style-name="T3"> <text:line-break/><text:line-break/></text:span>陳真<text:span text:style-name="T3"><text:s/>2017. 06. 01. <text:line-break/><text:line-break/>===================== <text:line-break/><text:line-break/></text:span>分析李承龍砍日銅像原因<text:span text:style-name="T3"><text:s/></text:span>師大教授：政治邊緣人為向中國討飯吃<text:span text:style-name="T3"> <text:line-break/><text:line-break/></text:span>上報<text:span text:style-name="T3">2017</text:span>年<text:span text:style-name="T3">5</text:span>月<text:span text:style-name="T3">31</text:span>日<text:span text:style-name="T3"> <text:line-break/><text:line-break/></text:span>因大砍八田與一銅像頭，而聲名大噪的前台北市議員李承龍，日前再砍北市逸仙國小前的石狛犬銅像頭，再度引發熱議。其動機外界多半認為是因李承龍仇日，但師大政治所教授范世平卻認為，應該只是為中國工作，「混口飯吃」。<text:span text:style-name="T3"> <text:line-break/><text:line-break/></text:span>李承龍的作風極為大膽，在砍八田與一銅像頭和石狛犬銅像頭時，還在臉書大開直播，絲毫無畏他人的眼光。他聲稱如此行徑是為使台灣去日本化，但是師大政治所教授范世平卻不那麼認為，<text:span text:style-name="T3">29</text:span>日在臉書上大談他所分析的「李承龍的犯案目的」。<text:span text:style-name="T3"> <text:line-break/><text:line-break/></text:span>范世平分析，李承龍不可能為打知名度，因為全國人民都知道他；也不可能是為了要選市議員，統派要當選的機率幾乎是<text:span text:style-name="T3">0</text:span>；讓人民更反日，也是不可能的，他的行徑難以撼動台灣是親日社會的事實；讓台灣人更支持統一，絕不可能，台灣人只會更討厭討派團體，因為破壞文物。<text:span text:style-name="T3"> <text:line-break/><text:line-break/></text:span>對於李承龍的目的，范世平猜測，可能是「純粹發洩」，因自身討厭日本，看到獨派砍蔣中正銅像的頭，「我也以其人之道還治其人之身」。又或者受到中國所託，他可能替中國在台灣做業績，以獲得補助。<text:span text:style-name="T3"> <text:line-break/><text:line-break/></text:span>范世平文後還不忘感嘆李承龍的處境，他說，一位政治邊緣人與失意者做出一件刷存在感卻毫無實質意義的事，「其實充滿許多無奈與哀傷」，甚至他喊的政治口號與訴求都是假的，「為了一口飯倒是真的」。（林彤／綜合報導）</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